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7" style:family="table">
      <style:table-properties style:width="16.96cm" fo:margin-left="0.065cm" fo:margin-right="-0.025cm" table:align="margins"/>
    </style:style>
    <style:style style:name="Tabla27.A" style:family="table-column">
      <style:table-column-properties style:column-width="3.503cm" style:rel-column-width="13536*"/>
    </style:style>
    <style:style style:name="Tabla27.B" style:family="table-column">
      <style:table-column-properties style:column-width="1.559cm" style:rel-column-width="6025*"/>
    </style:style>
    <style:style style:name="Tabla27.C" style:family="table-column">
      <style:table-column-properties style:column-width="0.732cm" style:rel-column-width="2828*"/>
    </style:style>
    <style:style style:name="Tabla27.D" style:family="table-column">
      <style:table-column-properties style:column-width="0.831cm" style:rel-column-width="3210*"/>
    </style:style>
    <style:style style:name="Tabla27.E" style:family="table-column">
      <style:table-column-properties style:column-width="6.6cm" style:rel-column-width="25505*"/>
    </style:style>
    <style:style style:name="Tabla27.F" style:family="table-column">
      <style:table-column-properties style:column-width="3.734cm" style:rel-column-width="14431*"/>
    </style:style>
    <style:style style:name="Tabla27.1" style:family="table-row">
      <style:table-row-properties style:keep-together="false" fo:keep-together="always"/>
    </style:style>
    <style:style style:name="Tabla27.A1" style:family="table-cell">
      <style:table-cell-properties fo:background-color="#f44029" fo:padding="0.097cm" fo:border="0.002cm solid #000000">
        <style:background-image/>
      </style:table-cell-properties>
    </style:style>
    <style:style style:name="Tabla27.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7.F2" style:family="table-cell">
      <style:table-cell-properties fo:background-color="#fde6d3" fo:padding="0.097cm" fo:border="0.002cm solid #000000">
        <style:background-image/>
      </style:table-cell-properties>
    </style:style>
    <style:style style:name="Tabla27.A3" style:family="table-cell">
      <style:table-cell-properties fo:background-color="transparent" fo:padding="0.097cm" fo:border-left="0.002cm solid #000000" fo:border-right="none" fo:border-top="none" fo:border-bottom="0.002cm solid #000000">
        <style:background-image/>
      </style:table-cell-properties>
    </style:style>
    <style:style style:name="Tabla27.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7.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 style:family="table">
      <style:table-properties style:width="17.013cm" fo:margin-left="0cm" fo:margin-right="-0.012cm" table:align="margins"/>
    </style:style>
    <style:style style:name="Tabla28.A" style:family="table-column">
      <style:table-column-properties style:column-width="2.579cm" style:rel-column-width="9933*"/>
    </style:style>
    <style:style style:name="Tabla28.B" style:family="table-column">
      <style:table-column-properties style:column-width="1.875cm" style:rel-column-width="7222*"/>
    </style:style>
    <style:style style:name="Tabla28.C" style:family="table-column">
      <style:table-column-properties style:column-width="0.794cm" style:rel-column-width="3057*"/>
    </style:style>
    <style:style style:name="Tabla28.D" style:family="table-column">
      <style:table-column-properties style:column-width="0.838cm" style:rel-column-width="3227*"/>
    </style:style>
    <style:style style:name="Tabla28.E" style:family="table-column">
      <style:table-column-properties style:column-width="7.23cm" style:rel-column-width="27851*"/>
    </style:style>
    <style:style style:name="Tabla28.F" style:family="table-column">
      <style:table-column-properties style:column-width="3.697cm" style:rel-column-width="14245*"/>
    </style:style>
    <style:style style:name="Tabla28.1" style:family="table-row">
      <style:table-row-properties style:keep-together="false" fo:keep-together="always"/>
    </style:style>
    <style:style style:name="Tabla28.A1" style:family="table-cell">
      <style:table-cell-properties fo:background-color="#f44029" fo:padding="0.097cm" fo:border="0.002cm solid #000000">
        <style:background-image/>
      </style:table-cell-properties>
    </style:style>
    <style:style style:name="Tabla28.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8.F2" style:family="table-cell">
      <style:table-cell-properties fo:background-color="#fde6d3" fo:padding="0.097cm" fo:border="0.002cm solid #000000">
        <style:background-image/>
      </style:table-cell-properties>
    </style:style>
    <style:style style:name="Tabla28.A3" style:family="table-cell">
      <style:table-cell-properties fo:background-color="transparent" fo:padding="0.097cm" fo:border-left="0.002cm solid #000000" fo:border-right="none" fo:border-top="none" fo:border-bottom="0.002cm solid #000000">
        <style:background-image/>
      </style:table-cell-properties>
    </style:style>
    <style:style style:name="Tabla28.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8.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9" style:family="table" style:master-page-name="">
      <style:table-properties style:width="16.96cm" fo:margin-left="0.065cm" fo:margin-right="-0.025cm" style:page-number="auto" fo:break-before="auto" fo:break-after="auto" table:align="margins" fo:background-color="transparent" style:shadow="none" fo:keep-with-next="auto" style:may-break-between-rows="true" style:writing-mode="page">
        <style:background-image/>
      </style:table-properties>
    </style:style>
    <style:style style:name="Tabla29.A" style:family="table-column">
      <style:table-column-properties style:column-width="3.503cm" style:rel-column-width="13536*"/>
    </style:style>
    <style:style style:name="Tabla29.B" style:family="table-column">
      <style:table-column-properties style:column-width="1.559cm" style:rel-column-width="6025*"/>
    </style:style>
    <style:style style:name="Tabla29.C" style:family="table-column">
      <style:table-column-properties style:column-width="0.732cm" style:rel-column-width="2828*"/>
    </style:style>
    <style:style style:name="Tabla29.D" style:family="table-column">
      <style:table-column-properties style:column-width="0.831cm" style:rel-column-width="3210*"/>
    </style:style>
    <style:style style:name="Tabla29.E" style:family="table-column">
      <style:table-column-properties style:column-width="6.6cm" style:rel-column-width="25505*"/>
    </style:style>
    <style:style style:name="Tabla29.F" style:family="table-column">
      <style:table-column-properties style:column-width="3.734cm" style:rel-column-width="14431*"/>
    </style:style>
    <style:style style:name="Tabla29.1" style:family="table-row">
      <style:table-row-properties fo:background-color="transparent" style:keep-together="false" fo:keep-together="always">
        <style:background-image/>
      </style:table-row-properties>
    </style:style>
    <style:style style:name="Tabla29.A1" style:family="table-cell">
      <style:table-cell-properties style:vertical-align="" fo:background-color="#f44029" fo:padding="0.097cm" fo:border="0.002cm solid #000000" style:writing-mode="page">
        <style:background-image/>
      </style:table-cell-properties>
    </style:style>
    <style:style style:name="Tabla29.2" style:family="table-row">
      <style:table-row-properties style:keep-together="false" fo:keep-together="always"/>
    </style:style>
    <style:style style:name="Tabla29.A2" style:family="table-cell">
      <style:table-cell-properties fo:background-color="#fde6d3" fo:padding="0.097cm" fo:border-left="0.002cm solid #000000" fo:border-right="none" fo:border-top="none" fo:border-bottom="0.002cm solid #000000">
        <style:background-image/>
      </style:table-cell-properties>
    </style:style>
    <style:style style:name="Tabla2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9.A3" style:family="table-cell">
      <style:table-cell-properties fo:background-color="#ffffff" fo:padding="0.097cm" fo:border-left="0.002cm solid #000000" fo:border-right="none" fo:border-top="none" fo:border-bottom="0.002cm solid #000000">
        <style:background-image/>
      </style:table-cell-properties>
    </style:style>
    <style:style style:name="Tabla29.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9.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1" style:family="table" style:master-page-name="">
      <style:table-properties style:width="16.96cm" fo:margin-left="0.065cm" fo:margin-right="-0.025cm" style:page-number="auto" fo:break-before="auto" fo:break-after="auto" table:align="margins" fo:background-color="transparent" style:shadow="none" fo:keep-with-next="auto" style:may-break-between-rows="true" style:writing-mode="page">
        <style:background-image/>
      </style:table-properties>
    </style:style>
    <style:style style:name="Tabla31.A" style:family="table-column">
      <style:table-column-properties style:column-width="3.503cm" style:rel-column-width="13536*"/>
    </style:style>
    <style:style style:name="Tabla31.B" style:family="table-column">
      <style:table-column-properties style:column-width="1.559cm" style:rel-column-width="6025*"/>
    </style:style>
    <style:style style:name="Tabla31.C" style:family="table-column">
      <style:table-column-properties style:column-width="0.732cm" style:rel-column-width="2828*"/>
    </style:style>
    <style:style style:name="Tabla31.D" style:family="table-column">
      <style:table-column-properties style:column-width="0.831cm" style:rel-column-width="3210*"/>
    </style:style>
    <style:style style:name="Tabla31.E" style:family="table-column">
      <style:table-column-properties style:column-width="6.6cm" style:rel-column-width="25505*"/>
    </style:style>
    <style:style style:name="Tabla31.F" style:family="table-column">
      <style:table-column-properties style:column-width="3.734cm" style:rel-column-width="14431*"/>
    </style:style>
    <style:style style:name="Tabla31.1" style:family="table-row">
      <style:table-row-properties fo:background-color="transparent" style:keep-together="false" fo:keep-together="always">
        <style:background-image/>
      </style:table-row-properties>
    </style:style>
    <style:style style:name="Tabla31.A1" style:family="table-cell">
      <style:table-cell-properties style:vertical-align="" fo:background-color="#f44029" fo:padding="0.097cm" fo:border="0.002cm solid #000000" style:writing-mode="page">
        <style:background-image/>
      </style:table-cell-properties>
    </style:style>
    <style:style style:name="Tabla31.2" style:family="table-row">
      <style:table-row-properties style:keep-together="false" fo:keep-together="always"/>
    </style:style>
    <style:style style:name="Tabla31.A2" style:family="table-cell">
      <style:table-cell-properties fo:background-color="#fde6d3" fo:padding="0.097cm" fo:border-left="0.002cm solid #000000" fo:border-right="none" fo:border-top="none" fo:border-bottom="0.002cm solid #000000">
        <style:background-image/>
      </style:table-cell-properties>
    </style:style>
    <style:style style:name="Tabla31.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1.A3" style:family="table-cell">
      <style:table-cell-properties fo:background-color="transparent" fo:padding="0.097cm" fo:border-left="0.002cm solid #000000" fo:border-right="none" fo:border-top="none" fo:border-bottom="0.002cm solid #000000">
        <style:background-image/>
      </style:table-cell-properties>
    </style:style>
    <style:style style:name="Tabla31.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1.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1.22" style:family="table-row">
      <style:table-row-properties style:min-row-height="0.97cm" style:keep-together="false" fo:keep-together="always"/>
    </style:style>
    <style:style style:name="Tabla32" style:family="table" style:master-page-name="">
      <style:table-properties style:width="16.96cm" fo:margin-left="0.065cm" fo:margin-right="-0.025cm" style:page-number="auto" fo:break-before="auto" fo:break-after="auto" table:align="margins" fo:background-color="transparent" style:shadow="none" fo:keep-with-next="auto" style:may-break-between-rows="true" style:writing-mode="page">
        <style:background-image/>
      </style:table-properties>
    </style:style>
    <style:style style:name="Tabla32.A" style:family="table-column">
      <style:table-column-properties style:column-width="3.503cm" style:rel-column-width="13536*"/>
    </style:style>
    <style:style style:name="Tabla32.B" style:family="table-column">
      <style:table-column-properties style:column-width="1.559cm" style:rel-column-width="6025*"/>
    </style:style>
    <style:style style:name="Tabla32.C" style:family="table-column">
      <style:table-column-properties style:column-width="0.732cm" style:rel-column-width="2828*"/>
    </style:style>
    <style:style style:name="Tabla32.D" style:family="table-column">
      <style:table-column-properties style:column-width="0.831cm" style:rel-column-width="3210*"/>
    </style:style>
    <style:style style:name="Tabla32.E" style:family="table-column">
      <style:table-column-properties style:column-width="6.6cm" style:rel-column-width="25505*"/>
    </style:style>
    <style:style style:name="Tabla32.F" style:family="table-column">
      <style:table-column-properties style:column-width="3.734cm" style:rel-column-width="14431*"/>
    </style:style>
    <style:style style:name="Tabla32.1" style:family="table-row">
      <style:table-row-properties fo:background-color="transparent" style:keep-together="false" fo:keep-together="always">
        <style:background-image/>
      </style:table-row-properties>
    </style:style>
    <style:style style:name="Tabla32.A1" style:family="table-cell">
      <style:table-cell-properties style:vertical-align="" fo:background-color="#f44029" fo:padding="0.097cm" fo:border="0.002cm solid #000000" style:writing-mode="page">
        <style:background-image/>
      </style:table-cell-properties>
    </style:style>
    <style:style style:name="Tabla32.2" style:family="table-row">
      <style:table-row-properties style:keep-together="false" fo:keep-together="always"/>
    </style:style>
    <style:style style:name="Tabla32.A2" style:family="table-cell">
      <style:table-cell-properties fo:background-color="#fde6d3" fo:padding="0.097cm" fo:border-left="0.002cm solid #000000" fo:border-right="none" fo:border-top="none" fo:border-bottom="0.002cm solid #000000">
        <style:background-image/>
      </style:table-cell-properties>
    </style:style>
    <style:style style:name="Tabla32.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2.A3" style:family="table-cell">
      <style:table-cell-properties fo:background-color="#ffffff" fo:padding="0.097cm" fo:border-left="0.002cm solid #000000" fo:border-right="none" fo:border-top="none" fo:border-bottom="0.002cm solid #000000">
        <style:background-image/>
      </style:table-cell-properties>
    </style:style>
    <style:style style:name="Tabla32.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2.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3" style:family="table" style:master-page-name="">
      <style:table-properties style:width="16.96cm" fo:margin-left="0.065cm" fo:margin-right="-0.025cm" style:page-number="auto" fo:break-before="auto" fo:break-after="auto" table:align="margins" fo:background-color="transparent" style:shadow="none" fo:keep-with-next="auto" style:may-break-between-rows="true" style:writing-mode="page">
        <style:background-image/>
      </style:table-properties>
    </style:style>
    <style:style style:name="Tabla33.A" style:family="table-column">
      <style:table-column-properties style:column-width="3.503cm" style:rel-column-width="13536*"/>
    </style:style>
    <style:style style:name="Tabla33.B" style:family="table-column">
      <style:table-column-properties style:column-width="1.559cm" style:rel-column-width="6025*"/>
    </style:style>
    <style:style style:name="Tabla33.C" style:family="table-column">
      <style:table-column-properties style:column-width="0.732cm" style:rel-column-width="2828*"/>
    </style:style>
    <style:style style:name="Tabla33.D" style:family="table-column">
      <style:table-column-properties style:column-width="0.831cm" style:rel-column-width="3210*"/>
    </style:style>
    <style:style style:name="Tabla33.E" style:family="table-column">
      <style:table-column-properties style:column-width="6.6cm" style:rel-column-width="25505*"/>
    </style:style>
    <style:style style:name="Tabla33.F" style:family="table-column">
      <style:table-column-properties style:column-width="3.734cm" style:rel-column-width="14431*"/>
    </style:style>
    <style:style style:name="Tabla33.1" style:family="table-row">
      <style:table-row-properties fo:background-color="transparent" style:keep-together="false" fo:keep-together="always">
        <style:background-image/>
      </style:table-row-properties>
    </style:style>
    <style:style style:name="Tabla33.A1" style:family="table-cell">
      <style:table-cell-properties style:vertical-align="" fo:background-color="#f44029" fo:padding="0.097cm" fo:border="0.002cm solid #000000" style:writing-mode="page">
        <style:background-image/>
      </style:table-cell-properties>
    </style:style>
    <style:style style:name="Tabla33.2" style:family="table-row">
      <style:table-row-properties style:keep-together="false" fo:keep-together="always"/>
    </style:style>
    <style:style style:name="Tabla33.A2" style:family="table-cell">
      <style:table-cell-properties fo:background-color="#fde6d3" fo:padding="0.097cm" fo:border-left="0.002cm solid #000000" fo:border-right="none" fo:border-top="none" fo:border-bottom="0.002cm solid #000000">
        <style:background-image/>
      </style:table-cell-properties>
    </style:style>
    <style:style style:name="Tabla33.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ffffff" fo:padding="0.097cm" fo:border-left="0.002cm solid #000000" fo:border-right="none" fo:border-top="none" fo:border-bottom="0.002cm solid #000000">
        <style:background-image/>
      </style:table-cell-properties>
    </style:style>
    <style:style style:name="Tabla33.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3.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0" style:family="table" style:master-page-name="">
      <style:table-properties style:width="16.96cm" fo:margin-left="0.065cm" fo:margin-right="-0.025cm" style:page-number="auto" fo:break-before="auto" fo:break-after="auto" table:align="margins" fo:background-color="transparent" style:shadow="none" fo:keep-with-next="auto" style:may-break-between-rows="true" style:writing-mode="page">
        <style:background-image/>
      </style:table-properties>
    </style:style>
    <style:style style:name="Tabla30.A" style:family="table-column">
      <style:table-column-properties style:column-width="3.503cm" style:rel-column-width="13536*"/>
    </style:style>
    <style:style style:name="Tabla30.B" style:family="table-column">
      <style:table-column-properties style:column-width="1.559cm" style:rel-column-width="6025*"/>
    </style:style>
    <style:style style:name="Tabla30.C" style:family="table-column">
      <style:table-column-properties style:column-width="0.732cm" style:rel-column-width="2828*"/>
    </style:style>
    <style:style style:name="Tabla30.D" style:family="table-column">
      <style:table-column-properties style:column-width="0.831cm" style:rel-column-width="3210*"/>
    </style:style>
    <style:style style:name="Tabla30.E" style:family="table-column">
      <style:table-column-properties style:column-width="6.6cm" style:rel-column-width="25505*"/>
    </style:style>
    <style:style style:name="Tabla30.F" style:family="table-column">
      <style:table-column-properties style:column-width="3.734cm" style:rel-column-width="14431*"/>
    </style:style>
    <style:style style:name="Tabla30.1" style:family="table-row">
      <style:table-row-properties fo:background-color="transparent" style:keep-together="false" fo:keep-together="always">
        <style:background-image/>
      </style:table-row-properties>
    </style:style>
    <style:style style:name="Tabla30.A1" style:family="table-cell">
      <style:table-cell-properties style:vertical-align="" fo:background-color="#f44029" fo:padding="0.097cm" fo:border="0.002cm solid #000000" style:writing-mode="page">
        <style:background-image/>
      </style:table-cell-properties>
    </style:style>
    <style:style style:name="Tabla30.2" style:family="table-row">
      <style:table-row-properties style:keep-together="false" fo:keep-together="always"/>
    </style:style>
    <style:style style:name="Tabla30.A2" style:family="table-cell">
      <style:table-cell-properties fo:background-color="#fde6d3" fo:padding="0.097cm" fo:border-left="0.002cm solid #000000" fo:border-right="none" fo:border-top="none" fo:border-bottom="0.002cm solid #000000">
        <style:background-image/>
      </style:table-cell-properties>
    </style:style>
    <style:style style:name="Tabla3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ffffff" fo:padding="0.097cm" fo:border-left="0.002cm solid #000000" fo:border-right="none" fo:border-top="none" fo:border-bottom="0.002cm solid #000000">
        <style:background-image/>
      </style:table-cell-properties>
    </style:style>
    <style:style style:name="Tabla3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background-color="transparent">
        <style:background-image/>
      </style:paragraph-properties>
    </style:style>
    <style:style style:name="P4" style:family="paragraph" style:parent-style-name="Standard">
      <style:paragraph-properties fo:background-color="transparent">
        <style:background-image/>
      </style:paragraph-properties>
      <style:text-properties fo:background-color="transparent"/>
    </style:style>
    <style:style style:name="P5" style:family="paragraph" style:parent-style-name="Table_20_Contents">
      <style:text-properties style:use-window-font-color="true"/>
    </style:style>
    <style:style style:name="P6"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7" style:family="paragraph" style:parent-style-name="Table_20_Contents">
      <style:paragraph-properties fo:text-align="start" style:justify-single-word="false"/>
      <style:text-properties style:use-window-font-color="true" fo:font-size="9pt" style:font-size-asian="9pt" style:font-size-complex="9pt"/>
    </style:style>
    <style:style style:name="P8" style:family="paragraph" style:parent-style-name="Table_20_Contents">
      <style:paragraph-properties fo:text-align="center" style:justify-single-word="false"/>
      <style:text-properties fo:color="#ffffff" fo:font-weight="bold"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size="9pt" style:font-size-asian="9pt" style:font-size-complex="9pt"/>
    </style:style>
    <style:style style:name="P11" style:family="paragraph" style:parent-style-name="Table_20_Contents">
      <style:paragraph-properties fo:text-align="start" style:justify-single-word="false"/>
      <style:text-properties fo:font-size="9pt" style:font-size-asian="9pt" style:font-size-complex="9pt"/>
    </style:style>
    <style:style style:name="P12" style:family="paragraph" style:parent-style-name="Table_20_Contents">
      <style:paragraph-properties fo:text-align="center" style:justify-single-word="false"/>
      <style:text-properties fo:font-size="9pt" style:font-size-asian="9pt" style:font-size-complex="9pt"/>
    </style:style>
    <style:style style:name="P13" style:family="paragraph" style:parent-style-name="Text_20_body">
      <style:text-properties style:font-name="Courier New" fo:font-size="10pt" style:font-name-asian="Microsoft YaHei" style:font-size-asian="10pt" style:font-name-complex="Mangal" style:font-size-complex="10pt"/>
    </style:style>
    <style:style style:name="P14" style:family="paragraph" style:parent-style-name="Text_20_body">
      <style:text-properties style:font-name="Courier New" fo:font-size="10pt" style:font-size-asian="10pt" style:font-size-complex="10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text-properties fo:font-size="9pt" style:font-size-asian="9pt" style:font-size-complex="9pt"/>
    </style:style>
    <style:style style:name="P22" style:family="paragraph" style:parent-style-name="Standard">
      <style:paragraph-properties fo:text-align="start" style:justify-single-word="false"/>
      <style:text-properties fo:font-size="9pt" style:font-size-asian="9pt" style:font-size-complex="9pt"/>
    </style:style>
    <style:style style:name="P23" style:family="paragraph" style:parent-style-name="Standard">
      <style:paragraph-properties fo:text-align="start" style:justify-single-word="false"/>
      <style:text-properties fo:font-size="9pt" fo:background-color="transparent" style:font-size-asian="9pt" style:font-size-complex="9pt"/>
    </style:style>
    <style:style style:name="P24" style:family="paragraph" style:parent-style-name="Standard">
      <style:paragraph-properties fo:background-color="transparent">
        <style:background-image/>
      </style:paragraph-properties>
      <style:text-properties fo:font-size="9pt" style:font-size-asian="9pt" style:font-size-complex="9pt"/>
    </style:style>
    <style:style style:name="P25" style:family="paragraph" style:parent-style-name="Standard">
      <style:paragraph-properties fo:text-align="start" style:justify-single-word="false" fo:background-color="transparent">
        <style:background-image/>
      </style:paragraph-properties>
      <style:text-properties fo:font-size="9pt" style:font-size-asian="9pt" style:font-size-complex="9pt"/>
    </style:style>
    <style:style style:name="P26" style:family="paragraph" style:parent-style-name="Standard">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27" style:family="paragraph" style:parent-style-name="Table_20_Contents" style:list-style-name="L7"/>
    <style:style style:name="P28" style:family="paragraph" style:parent-style-name="Table_20_Contents" style:list-style-name="L8"/>
    <style:style style:name="P29" style:family="paragraph" style:parent-style-name="Table_20_Contents">
      <style:paragraph-properties fo:text-align="center" style:justify-single-word="false"/>
      <style:text-properties fo:color="#ffffff" fo:font-weight="bold" style:font-weight-asian="bold" style:font-weight-complex="bold"/>
    </style:style>
    <style:style style:name="P30" style:family="paragraph" style:parent-style-name="Table_20_Contents">
      <style:text-properties fo:font-size="9pt" style:font-size-asian="9pt" style:font-size-complex="9pt"/>
    </style:style>
    <style:style style:name="P31" style:family="paragraph" style:parent-style-name="Table_20_Contents">
      <style:paragraph-properties fo:text-align="center" style:justify-single-word="false"/>
      <style:text-properties fo:font-size="9pt" style:font-size-asian="9pt" style:font-size-complex="9pt"/>
    </style:style>
    <style:style style:name="P32" style:family="paragraph" style:parent-style-name="Table_20_Contents">
      <style:paragraph-properties fo:text-align="start" style:justify-single-word="false"/>
      <style:text-properties fo:font-size="9pt" style:font-size-asian="9pt" style:font-size-complex="9pt"/>
    </style:style>
    <style:style style:name="P33" style:family="paragraph" style:parent-style-name="Table_20_Contents">
      <style:paragraph-properties fo:text-align="center" style:justify-single-word="false"/>
      <style:text-properties fo:font-size="9pt" fo:background-color="transparent" style:font-size-asian="9pt" style:font-size-complex="9pt"/>
    </style:style>
    <style:style style:name="P34" style:family="paragraph" style:parent-style-name="Table_20_Contents">
      <style:paragraph-properties fo:text-align="start" style:justify-single-word="false"/>
      <style:text-properties fo:font-size="9pt" fo:background-color="transparent" style:font-size-asian="9pt" style:font-size-complex="9pt"/>
    </style:style>
    <style:style style:name="P35" style:family="paragraph" style:parent-style-name="Table_20_Contents">
      <style:paragraph-properties fo:text-align="start" style:justify-single-word="false"/>
      <style:text-properties style:use-window-font-color="true" fo:font-size="9pt" style:font-size-asian="9pt" style:font-size-complex="9pt"/>
    </style:style>
    <style:style style:name="P36"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37" style:family="paragraph" style:parent-style-name="Table_20_Contents">
      <style:paragraph-properties fo:text-align="start" style:justify-single-word="false"/>
      <style:text-properties fo:color="#3deb3d" fo:font-size="9pt" style:font-size-asian="9pt" style:font-size-complex="9pt"/>
    </style:style>
    <style:style style:name="P38" style:family="paragraph" style:parent-style-name="Table_20_Contents">
      <style:paragraph-properties fo:text-align="start" style:justify-single-word="false"/>
      <style:text-properties fo:color="#000000" fo:font-size="9pt" style:font-size-asian="9pt" style:font-size-complex="9pt"/>
    </style:style>
    <style:style style:name="P39" style:family="paragraph" style:parent-style-name="Table_20_Contents">
      <style:paragraph-properties fo:text-align="start" style:justify-single-word="false" fo:background-color="transparent">
        <style:background-image/>
      </style:paragraph-properties>
      <style:text-properties fo:font-size="9pt" style:font-size-asian="9pt" style:font-size-complex="9pt"/>
    </style:style>
    <style:style style:name="P40" style:family="paragraph" style:parent-style-name="Table_20_Contents">
      <style:paragraph-properties fo:text-align="start" style:justify-single-word="false" fo:background-color="transparent">
        <style:background-image/>
      </style:paragraph-properties>
      <style:text-properties fo:font-size="9pt" fo:background-color="transparent" style:font-size-asian="9pt" style:font-size-complex="9pt"/>
    </style:style>
    <style:style style:name="P41" style:family="paragraph" style:parent-style-name="Heading_20_1">
      <style:paragraph-properties fo:margin-top="0.423cm" fo:margin-bottom="0.212cm" fo:keep-with-next="always"/>
      <style:text-properties style:font-name="Arial" style:font-name-asian="Microsoft YaHei" style:font-name-complex="Mangal"/>
    </style:style>
    <style:style style:name="P42" style:family="paragraph" style:parent-style-name="Heading_20_1">
      <style:paragraph-properties fo:break-before="page"/>
    </style:style>
    <style:style style:name="P43" style:family="paragraph" style:parent-style-name="Heading_20_2">
      <style:text-properties style:font-name="Arial" style:font-name-asian="Microsoft YaHei" style:font-name-complex="Mangal"/>
    </style:style>
    <style:style style:name="P44" style:family="paragraph" style:parent-style-name="Heading_20_2">
      <style:text-properties style:font-name-asian="Microsoft YaHei" style:font-name-complex="Mangal"/>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Text_20_body" style:list-style-name="L9"/>
    <style:style style:name="P48" style:family="paragraph" style:parent-style-name="Text_20_body" style:list-style-name="L9">
      <style:text-properties style:text-underline-style="none"/>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I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s</text:p>
          </text:index-title>
          <text:p text:style-name="P45">REGWEB<text:tab/>1</text:p>
          <text:p text:style-name="P46">Estàndard SICRES3.<text:tab/>1</text:p>
          <text:p text:style-name="P46">Camps no inclosos a SICRES3<text:tab/>6</text:p>
          <text:p text:style-name="P45">Models de dades<text:tab/>8</text:p>
          <text:p text:style-name="P46">Assentament entrada (RegistroEntradaWs)<text:tab/>8</text:p>
          <text:p text:style-name="P46">Assentament de Sortida (RegistroSalidaWs)<text:tab/>8</text:p>
          <text:p text:style-name="P46">Assentament genèric (RegistroWs)<text:tab/>8</text:p>
          <text:p text:style-name="P46">Interessat (InteresadoWs)<text:tab/>9</text:p>
          <text:p text:style-name="P46">Dades Interessat (DatosInteresadoWs)<text:tab/>9</text:p>
          <text:p text:style-name="P46">Annex (AnexoWs)<text:tab/>10</text:p>
          <text:p text:style-name="P46">Assentament Entrada resposta (RegistroEntradaResponseWs)<text:tab/>11</text:p>
          <text:p text:style-name="P46">Assentament de Sortida resposta (RegistroSalidaResponseWs)<text:tab/>11</text:p>
          <text:p text:style-name="P46">Asentament genèric de resposta (RegistroResponseWs)<text:tab/>11</text:p>
          <text:p text:style-name="P46">Assumpte (TipoAsuntoWs)<text:tab/>12</text:p>
          <text:p text:style-name="P46">Codi Assumpte (CodigoAsuntoWs)<text:tab/>12</text:p>
          <text:p text:style-name="P46">Persona <text:s/>(PersonaWs)<text:tab/>12</text:p>
          <text:p text:style-name="P45">Operacions<text:tab/>13</text:p>
          <text:p text:style-name="P46">Operació altaRegistroEntrada<text:tab/>14</text:p>
          <text:p text:style-name="P46">Operació anularRegistroEntrada<text:tab/>14</text:p>
          <text:p text:style-name="P46">Operació tramitarRegistroEntrada<text:tab/>14</text:p>
          <text:p text:style-name="P46">Operació obtenerRegistroEntrada<text:tab/>15</text:p>
          <text:p text:style-name="P46">Operació obtenerRegistroEntradaID<text:tab/>15</text:p>
          <text:p text:style-name="P46">Operació altaRegistroSalida<text:tab/>15</text:p>
          <text:p text:style-name="P46">Operació anularRegistroSalida<text:tab/>16</text:p>
          <text:p text:style-name="P46">Operació obtenerRegistroSalida<text:tab/>16</text:p>
          <text:p text:style-name="P46">Operació obtenerRegistroSalidaID<text:tab/>16</text:p>
          <text:p text:style-name="P46">Operació listarTipoAsunto<text:tab/>17</text:p>
          <text:p text:style-name="P46">Operació listarCodigoAsunto<text:tab/>17</text:p>
          <text:p text:style-name="P46">Operació listarOficinas<text:tab/>17</text:p>
          <text:p text:style-name="P46">Operació listarLibros<text:tab/>18</text:p>
          <text:p text:style-name="P46">Operació listarOrganismos<text:tab/>18</text:p>
          <text:p text:style-name="P46">Operació crearPersona<text:tab/>18</text:p>
          <text:p text:style-name="P46">Operació borrarPersona<text:tab/>19</text:p>
          <text:p text:style-name="P46">Operació actualizarPersona<text:tab/>19</text:p>
          <text:p text:style-name="P46">Operació listarPersonas<text:tab/>19</text:p>
          <text:p text:style-name="P45">Wsdl<text:tab/>19</text:p>
          <text:p text:style-name="P46">Assentament Entrada<text:tab/>19</text:p>
          <text:p text:style-name="P46">Assentament Sortida<text:tab/>31</text:p>
          <text:p text:style-name="P46">Info<text:tab/>41</text:p>
          <text:p text:style-name="P46">Personas<text:tab/>53</text:p>
        </text:index-body>
      </text:table-of-content>
      <text:h text:style-name="Heading_20_1" text:outline-level="1">REGWEB</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Estàndard SICRES3.</text:h>
      <text:p text:style-name="Text_20_body">La Norma Tècnica d'Interoperabilitat de model de dades per a l'intercanvi d'assentaments entre les <text:soft-page-break/>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5">Cardinalitat</text:p>
          </table:table-cell>
          <table:table-cell table:style-name="Tabla2.B1" table:number-columns-spanned="4" office:value-type="string">
            <text:p text:style-name="P5">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P3">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ext:soft-page-break/>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2111207035837485999" text:style-name="L1">
              <text:list-item>
                <text:p text:style-name="P15">'N' = NIF</text:p>
              </text:list-item>
              <text:list-item>
                <text:p text:style-name="P15">'C' = CIF</text:p>
              </text:list-item>
              <text:list-item>
                <text:p text:style-name="P15">'P' = Passaport</text:p>
              </text:list-item>
              <text:list-item>
                <text:p text:style-name="P15">'E' = Document d'identificació d'estrangers</text:p>
              </text:list-item>
              <text:list-item>
                <text:p text:style-name="P15">'X' = Altres persones físiques</text:p>
              </text:list-item>
              <text:list-item>
                <text:p text:style-name="P15">'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 l'interessa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 l'interessat. Els codis són els indicats a la NTI SICRES3:</text:p>
            <text:list xml:id="list513437819634404509" text:style-name="L2">
              <text:list-item>
                <text:p text:style-name="P16">'01' = <text:s/>Adreça postal.</text:p>
              </text:list-item>
              <text:list-item>
                <text:p text:style-name="P16">'02' = DEH</text:p>
              </text:list-item>
              <text:list-item>
                <text:p text:style-name="P16">'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text:soft-page-break/>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33448202" text:continue-list="list2111207035837485999" text:style-name="L1">
              <text:list-item>
                <text:p text:style-name="P15">'N' = NIF</text:p>
              </text:list-item>
              <text:list-item>
                <text:p text:style-name="P15">'C' = CIF</text:p>
              </text:list-item>
              <text:list-item>
                <text:p text:style-name="P15">'P' = Passaport</text:p>
              </text:list-item>
              <text:list-item>
                <text:p text:style-name="P15">'E' = Document d'identificació d'estrangers</text:p>
              </text:list-item>
              <text:list-item>
                <text:p text:style-name="P15"><text:soft-page-break/>'X' = Altres persones físiques</text:p>
              </text:list-item>
              <text:list-item>
                <text:p text:style-name="P15">'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del país del representant. DIR3 proveirà el servei de codi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de la província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DIR3 proveirà el servei de codi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33434103" text:continue-list="list513437819634404509" text:style-name="L2">
              <text:list-item>
                <text:p text:style-name="P16">'01' = <text:s/>Adreça postal.</text:p>
              </text:list-item>
              <text:list-item>
                <text:p text:style-name="P16">'02' = DEH</text:p>
              </text:list-item>
              <text:list-item>
                <text:p text:style-name="P16">'03' = Compareixença electrònica.</text:p>
              </text:list-item>
            </text:list>
          </table:table-cell>
          <table:table-cell table:style-name="Tabla1.E3" office:value-type="string">
            <text:p text:style-name="Standard">Sí</text:p>
          </table:table-cell>
        </table:table-row>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ext:soft-page-break/>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2105130858688543167" text:style-name="L3">
              <text:list-item>
                <text:p text:style-name="P17">'01' = còpia</text:p>
              </text:list-item>
              <text:list-item>
                <text:p text:style-name="P17">'02' = còpia compulsada</text:p>
              </text:list-item>
              <text:list-item>
                <text:p text:style-name="P17">'03' = còpia original</text:p>
              </text:list-item>
              <text:list-item>
                <text:p text:style-name="P17">'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1035588783604875495" text:style-name="L4">
              <text:list-item>
                <text:p text:style-name="P18">'01' = Formulari. Es tracta d'un assentament electrònic d'una instància genèrica.</text:p>
              </text:list-item>
              <text:list-item>
                <text:p text:style-name="P18">'02' = Document adjunt al formulari</text:p>
              </text:list-item>
              <text:list-item>
                <text:p text:style-name="P18">'03' = Fitxer tècnic intern</text:p>
              </text:list-item>
            </text:list>
          </table:table-cell>
          <table:table-cell table:style-name="Tabla1.E3" office:value-type="string">
            <text:p text:style-name="P3">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4">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P3">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1286469887578286707" text:style-name="L5">
              <text:list-item>
                <text:p text:style-name="P19">'01' = Servei de missatgers</text:p>
              </text:list-item>
              <text:list-item>
                <text:p text:style-name="P19">'02' = Correu postal</text:p>
              </text:list-item>
              <text:list-item>
                <text:p text:style-name="P19">'03' = Correu postal certificat</text:p>
              </text:list-item>
              <text:list-item>
                <text:p text:style-name="P19">'04' = Burofax</text:p>
              </text:list-item>
              <text:list-item>
                <text:p text:style-name="P19">'05' = En ma</text:p>
              </text:list-item>
              <text:list-item>
                <text:p text:style-name="P19">'06' = Fax</text:p>
              </text:list-item>
              <text:list-item>
                <text:p text:style-name="P19">'07' = Altres</text:p>
              </text:list-item>
            </text:list>
            <text:p text:style-name="Standard">En cas de ser un registre electrònic aquest camp prendrà el valor 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ext:soft-page-break/>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P3">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intercanvi</text:p>
          </table:table-cell>
          <table:table-cell table:style-name="Tabla1.C3" office:value-type="string">
            <text:p text:style-name="Standard">Identificador de l'intercanvi d'assentaments. És un identificador 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9004442431818482731" text:style-name="L6">
              <text:list-item>
                <text:p text:style-name="P20">'01' = Acompanya documentació física requerida.</text:p>
              </text:list-item>
              <text:list-item>
                <text:p text:style-name="P20">'02' = Acompanya documentació física complementària.</text:p>
              </text:list-item>
              <text:list-item>
                <text:p text:style-name="P20">'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quan l'assentament és una sol·licitud genèrica electrònica.</text:p>
          </table:table-cell>
          <table:table-cell table:style-name="Tabla1.E3" office:value-type="string">
            <text:p text:style-name="Standard">Sí</text:p>
          </table:table-cell>
        </table:table-row>
      </table:table>
      <text:h text:style-name="Heading_20_2" text:outline-level="2">Camps no inclosos a SICRES3</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ext:soft-page-break/>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5793877948749328415" text:style-name="L7">
              <text:list-item>
                <text:p text:style-name="P27">'ca' = Català.</text:p>
              </text:list-item>
              <text:list-item>
                <text:p text:style-name="P27">'es' = Castellà.</text:p>
              </text:list-item>
              <text:list-item>
                <text:p text:style-name="P27">'gl' = Gallec.</text:p>
              </text:list-item>
              <text:list-item>
                <text:p text:style-name="P27">'eu' = Basc.</text:p>
              </text:list-item>
              <text:list-item>
                <text:p text:style-name="P27">'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3941859952218688431" text:style-name="L8">
              <text:list-item>
                <text:p text:style-name="P28">'01' = Administració.</text:p>
              </text:list-item>
              <text:list-item>
                <text:p text:style-name="P28">'02' = Persona física.</text:p>
              </text:list-item>
              <text:list-item>
                <text:p text:style-name="P28">'03' = Persona jurídica.</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 Els valors que pot prendre son:</text:p>
            <text:p text:style-name="Table_20_Contents">'0'= Ciutada</text:p>
            <text:p text:style-name="Table_20_Contents">'1'= Administració</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44</dc:date><text:p text:style-name="P49"><text:span text:style-name="T5">Posar el diagrama d'estats.</text:span></text:p></office:annotation></text:p>
          </table:table-cell>
        </table:table-row>
      </table:table>
      <text:h text:style-name="Heading_20_1" text:outline-level="1"/>
      <text:h text:style-name="P42" text:outline-level="1">Models de dades</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Assentament entrada (RegistroEntradaWs)</text:h>
      <text:p text:style-name="Text_20_body">L'assentament d'entrada està representat per la classe <text:span text:style-name="T3">RegistroEntradaWs</text:span> que a la vegada extén de la classe genèrica <text:span text:style-name="T3">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8">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12">Camp</text:p>
          </table:table-cell>
          <table:table-cell table:style-name="Tabla4.A2" office:value-type="string">
            <text:p text:style-name="P12">Tipus</text:p>
          </table:table-cell>
          <table:table-cell table:style-name="Tabla4.A2" office:value-type="string">
            <text:p text:style-name="P12">Car</text:p>
          </table:table-cell>
          <table:table-cell table:style-name="Tabla4.A2" office:value-type="string">
            <text:p text:style-name="P12">Lon</text:p>
          </table:table-cell>
          <table:table-cell table:style-name="Tabla4.A2" office:value-type="string">
            <text:p text:style-name="P12">Descripció</text:p>
          </table:table-cell>
          <table:table-cell table:style-name="Tabla4.F2" office:value-type="string">
            <text:p text:style-name="P12">Comentaris</text:p>
          </table:table-cell>
        </table:table-row>
        <table:table-row table:style-name="Tabla4.1">
          <table:table-cell table:style-name="Tabla4.A3" office:value-type="string">
            <text:p text:style-name="P11">destino</text:p>
          </table:table-cell>
          <table:table-cell table:style-name="Tabla4.A3" office:value-type="string">
            <text:p text:style-name="P11">Cadena</text:p>
          </table:table-cell>
          <table:table-cell table:style-name="Tabla4.C3" office:value-type="float" office:value="1">
            <text:p text:style-name="P11">1</text:p>
          </table:table-cell>
          <table:table-cell table:style-name="Tabla4.C3" office:value-type="float" office:value="21">
            <text:p text:style-name="P11">21</text:p>
          </table:table-cell>
          <table:table-cell table:style-name="Tabla4.A3" office:value-type="string">
            <text:p text:style-name="P11">Codi DIR3 de l'òrgan destinatari de l'assentament.</text:p>
          </table:table-cell>
          <table:table-cell table:style-name="Tabla4.F3" office:value-type="string">
            <text:p text:style-name="P11">Ha d'estar en estat vigent.</text:p>
          </table:table-cell>
        </table:table-row>
        <table:table-row table:style-name="Tabla4.1">
          <table:table-cell table:style-name="Tabla4.A3" office:value-type="string">
            <text:p text:style-name="P11">assentament</text:p>
          </table:table-cell>
          <table:table-cell table:style-name="Tabla4.A3" office:value-type="string">
            <text:p text:style-name="P12">RegistroWs</text:p>
          </table:table-cell>
          <table:table-cell table:style-name="Tabla4.C3" office:value-type="float" office:value="1">
            <text:p text:style-name="P11">1</text:p>
          </table:table-cell>
          <table:table-cell table:style-name="Tabla4.A3" office:value-type="string">
            <text:p text:style-name="P11">Var</text:p>
          </table:table-cell>
          <table:table-cell table:style-name="Tabla4.A3" office:value-type="string">
            <text:p text:style-name="P11">Dades de l'assentament</text:p>
          </table:table-cell>
          <table:table-cell table:style-name="Tabla4.F3" office:value-type="string">
            <text:p text:style-name="P11"/>
          </table:table-cell>
        </table:table-row>
      </table:table>
      <text:h text:style-name="Heading_20_2" text:outline-level="2">Assentament de Sortida (RegistroSalidaWs)</text:h>
      <text:p text:style-name="Text_20_body">L'assentament de sortida està representat per la classe <text:span text:style-name="T3">RegistroSalidaWs</text:span> que a la vegada extén de la classe genèrica <text:span text:style-name="T3">RegistroWs</text:span> que representa les dades comuns d'un Assentament. </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8">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12">Camp</text:p>
          </table:table-cell>
          <table:table-cell table:style-name="Tabla6.A2" office:value-type="string">
            <text:p text:style-name="P12">Tipus</text:p>
          </table:table-cell>
          <table:table-cell table:style-name="Tabla6.A2" office:value-type="string">
            <text:p text:style-name="P12">Car</text:p>
          </table:table-cell>
          <table:table-cell table:style-name="Tabla6.A2" office:value-type="string">
            <text:p text:style-name="P12">Lon</text:p>
          </table:table-cell>
          <table:table-cell table:style-name="Tabla6.A2" office:value-type="string">
            <text:p text:style-name="P12">Descripció</text:p>
          </table:table-cell>
          <table:table-cell table:style-name="Tabla6.F2" office:value-type="string">
            <text:p text:style-name="P12">Comentaris</text:p>
          </table:table-cell>
        </table:table-row>
        <table:table-row table:style-name="Tabla6.1">
          <table:table-cell table:style-name="Tabla6.A3" office:value-type="string">
            <text:p text:style-name="P11">origen</text:p>
          </table:table-cell>
          <table:table-cell table:style-name="Tabla6.A3" office:value-type="string">
            <text:p text:style-name="P11">Cadena</text:p>
          </table:table-cell>
          <table:table-cell table:style-name="Tabla6.C3" office:value-type="float" office:value="1">
            <text:p text:style-name="P11">1</text:p>
          </table:table-cell>
          <table:table-cell table:style-name="Tabla6.C3" office:value-type="float" office:value="21">
            <text:p text:style-name="P11">21</text:p>
          </table:table-cell>
          <table:table-cell table:style-name="Tabla6.A3" office:value-type="string">
            <text:p text:style-name="P11">Codi DIR3 de l'òrgan emissor de l'assentament.</text:p>
          </table:table-cell>
          <table:table-cell table:style-name="Tabla6.F3" office:value-type="string">
            <text:p text:style-name="P11">Ha d'estar en estat vigent.</text:p>
          </table:table-cell>
        </table:table-row>
        <table:table-row table:style-name="Tabla6.1">
          <table:table-cell table:style-name="Tabla6.A3" office:value-type="string">
            <text:p text:style-name="P11">assentament</text:p>
          </table:table-cell>
          <table:table-cell table:style-name="Tabla6.A3" office:value-type="string">
            <text:p text:style-name="P11">RegistroWs</text:p>
          </table:table-cell>
          <table:table-cell table:style-name="Tabla6.C3" office:value-type="float" office:value="1">
            <text:p text:style-name="P11">1</text:p>
          </table:table-cell>
          <table:table-cell table:style-name="Tabla6.A3" office:value-type="string">
            <text:p text:style-name="P11">Var</text:p>
          </table:table-cell>
          <table:table-cell table:style-name="Tabla6.A3" office:value-type="string">
            <text:p text:style-name="P11">Dades de l'assentament</text:p>
          </table:table-cell>
          <table:table-cell table:style-name="Tabla6.F3" office:value-type="string">
            <text:p text:style-name="P11"/>
          </table:table-cell>
        </table:table-row>
      </table:table>
      <text:h text:style-name="Heading_20_2" text:outline-level="2">Assentament genèric (RegistroWs)</text:h>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table:number-columns-spanned="6" office:value-type="string">
            <text:p text:style-name="P8">Definició d'objecte: RegistroWs</text:p>
          </table:table-cell>
          <table:covered-table-cell/>
          <table:covered-table-cell/>
          <table:covered-table-cell/>
          <table:covered-table-cell/>
          <table:covered-table-cell/>
        </table:table-row>
        <table:table-row table:style-name="Tabla30.2">
          <table:table-cell table:style-name="Tabla30.A2" office:value-type="string">
            <text:p text:style-name="P12">Camp</text:p>
          </table:table-cell>
          <table:table-cell table:style-name="Tabla30.A2" office:value-type="string">
            <text:p text:style-name="P12">Tipus</text:p>
          </table:table-cell>
          <table:table-cell table:style-name="Tabla30.A2" office:value-type="string">
            <text:p text:style-name="P12">Car</text:p>
          </table:table-cell>
          <table:table-cell table:style-name="Tabla30.A2" office:value-type="string">
            <text:p text:style-name="P12">Lon</text:p>
          </table:table-cell>
          <table:table-cell table:style-name="Tabla30.A2" office:value-type="string">
            <text:p text:style-name="P12">Descripció</text:p>
          </table:table-cell>
          <table:table-cell table:style-name="Tabla30.F2" office:value-type="string">
            <text:p text:style-name="P12">Comentaris</text:p>
          </table:table-cell>
        </table:table-row>
        <table:table-row table:style-name="Tabla30.2">
          <table:table-cell table:style-name="Tabla30.A3" office:value-type="string">
            <text:p text:style-name="P7">numero</text:p>
          </table:table-cell>
          <table:table-cell table:style-name="Tabla30.A3" office:value-type="string">
            <text:p text:style-name="P7">Numèric</text:p>
          </table:table-cell>
          <table:table-cell table:style-name="Tabla30.C3" office:value-type="float" office:value="1">
            <text:p text:style-name="P7">1</text:p>
          </table:table-cell>
          <table:table-cell table:style-name="Tabla30.C3">
            <text:p text:style-name="P7"/>
          </table:table-cell>
          <table:table-cell table:style-name="Tabla30.A3" office:value-type="string">
            <text:p text:style-name="P7"/>
          </table:table-cell>
          <table:table-cell table:style-name="Tabla30.F3" office:value-type="string">
            <text:p text:style-name="P37"/>
          </table:table-cell>
        </table:table-row>
        <table:table-row table:style-name="Tabla30.2">
          <table:table-cell table:style-name="Tabla30.A3" office:value-type="string">
            <text:p text:style-name="P7">fecha</text:p>
          </table:table-cell>
          <table:table-cell table:style-name="Tabla30.A3" office:value-type="string">
            <text:p text:style-name="P7">Data</text:p>
          </table:table-cell>
          <table:table-cell table:style-name="Tabla30.A3" office:value-type="string">
            <text:p text:style-name="P36">0..1</text:p>
          </table:table-cell>
          <table:table-cell table:style-name="Tabla30.C3" office:value-type="float" office:value="14">
            <text:p text:style-name="P36">14</text:p>
          </table:table-cell>
          <table:table-cell table:style-name="Tabla30.A3" office:value-type="string">
            <text:p text:style-name="P36">Data del assentament</text:p>
          </table:table-cell>
          <table:table-cell table:style-name="Tabla30.F3" office:value-type="string">
            <text:p text:style-name="P37"/>
          </table:table-cell>
        </table:table-row>
        <table:table-row table:style-name="Tabla30.2">
          <table:table-cell table:style-name="Tabla30.A3" office:value-type="string">
            <text:p text:style-name="P7">numeroRegistroFormateado</text:p>
          </table:table-cell>
          <table:table-cell table:style-name="Tabla30.A3" office:value-type="string">
            <text:p text:style-name="P7">Cadena</text:p>
          </table:table-cell>
          <table:table-cell table:style-name="Tabla30.A3" office:value-type="string">
            <text:p text:style-name="P7">0..1</text:p>
          </table:table-cell>
          <table:table-cell table:style-name="Tabla30.A3" office:value-type="string">
            <text:p text:style-name="P7">Var</text:p>
          </table:table-cell>
          <table:table-cell table:style-name="Tabla30.A3" office:value-type="string">
            <text:p text:style-name="P7"/>
          </table:table-cell>
          <table:table-cell table:style-name="Tabla30.F3" office:value-type="string">
            <text:p text:style-name="P37"/>
          </table:table-cell>
        </table:table-row>
        <table:table-row table:style-name="Tabla30.2">
          <table:table-cell table:style-name="Tabla30.A3" office:value-type="string">
            <text:p text:style-name="P11">oficina</text:p>
          </table:table-cell>
          <table:table-cell table:style-name="Tabla30.A3" office:value-type="string">
            <text:p text:style-name="P11">Cadena</text:p>
          </table:table-cell>
          <table:table-cell table:style-name="Tabla30.C3" office:value-type="float" office:value="1">
            <text:p text:style-name="P11">1</text:p>
          </table:table-cell>
          <table:table-cell table:style-name="Tabla30.C3" office:value-type="float" office:value="21">
            <text:p text:style-name="P11">21</text:p>
          </table:table-cell>
          <table:table-cell table:style-name="Tabla30.A3" office:value-type="string">
            <text:p text:style-name="P11">Codi DIR3 de l'entitat registral on es registre l'assentament</text:p>
          </table:table-cell>
          <table:table-cell table:style-name="Tabla30.F3" office:value-type="string">
            <text:p text:style-name="P11">Ha d'estar en estat vigent.</text:p>
          </table:table-cell>
        </table:table-row>
        <table:table-row table:style-name="Tabla30.2">
          <table:table-cell table:style-name="Tabla30.A3" office:value-type="string">
            <text:p text:style-name="P21">libro</text:p>
          </table:table-cell>
          <table:table-cell table:style-name="Tabla30.A3" office:value-type="string">
            <text:p text:style-name="P21">Cadena</text:p>
          </table:table-cell>
          <table:table-cell table:style-name="Tabla30.C3" office:value-type="float" office:value="1">
            <text:p text:style-name="P11">1</text:p>
          </table:table-cell>
          <table:table-cell table:style-name="Tabla30.C3" office:value-type="float" office:value="4">
            <text:p text:style-name="P39">4</text:p>
          </table:table-cell>
          <table:table-cell table:style-name="Tabla30.A3" office:value-type="string">
            <text:p text:style-name="P11">Codi del llibre al qual fer l'assentament.</text:p>
          </table:table-cell>
          <table:table-cell table:style-name="Tabla30.F3" office:value-type="string">
            <text:p text:style-name="P11">Ha d'estar en estat vigent.</text:p>
          </table:table-cell>
        </table:table-row>
        <table:table-row table:style-name="Tabla30.2">
          <table:table-cell table:style-name="Tabla30.A3" office:value-type="string">
            <text:p text:style-name="P11">interessat</text:p>
          </table:table-cell>
          <table:table-cell table:style-name="Tabla30.A3" office:value-type="string">
            <text:p text:style-name="P11">InteresadoWs</text:p>
          </table:table-cell>
          <table:table-cell table:style-name="Tabla30.A3" office:value-type="string">
            <text:p text:style-name="P11">1..n</text:p>
          </table:table-cell>
          <table:table-cell table:style-name="Tabla30.A3" office:value-type="string">
            <text:p text:style-name="P11">Var</text:p>
          </table:table-cell>
          <table:table-cell table:style-name="Tabla30.A3" office:value-type="string">
            <text:p text:style-name="P11">Dades de l'interessat en l'assentament</text:p>
          </table:table-cell>
          <table:table-cell table:style-name="Tabla30.F3" office:value-type="string">
            <text:p text:style-name="P11">Pot haver-n'hi més d'1.</text:p>
          </table:table-cell>
        </table:table-row>
        <table:table-row table:style-name="Tabla30.2">
          <table:table-cell table:style-name="Tabla30.A3" office:value-type="string">
            <text:p text:style-name="P21">extracto</text:p>
          </table:table-cell>
          <table:table-cell table:style-name="Tabla30.A3" office:value-type="string">
            <text:p text:style-name="P21">Cadena</text:p>
          </table:table-cell>
          <table:table-cell table:style-name="Tabla30.C3" office:value-type="float" office:value="1">
            <text:p text:style-name="P11">1</text:p>
          </table:table-cell>
          <table:table-cell table:style-name="Tabla30.C3" office:value-type="float" office:value="240">
            <text:p text:style-name="P11">240</text:p>
          </table:table-cell>
          <table:table-cell table:style-name="Tabla30.A3" office:value-type="string">
            <text:p text:style-name="P11">Extracte o resum de l'assentament</text:p>
          </table:table-cell>
          <table:table-cell table:style-name="Tabla30.F3" office:value-type="string">
            <text:p text:style-name="P11">Texte</text:p>
          </table:table-cell>
        </table:table-row>
        <table:table-row table:style-name="Tabla30.2">
          <table:table-cell table:style-name="Tabla30.A3" office:value-type="string">
            <text:p text:style-name="P21">tipoAsunto</text:p>
          </table:table-cell>
          <table:table-cell table:style-name="Tabla30.A3" office:value-type="string">
            <text:p text:style-name="P21">Cadena</text:p>
          </table:table-cell>
          <table:table-cell table:style-name="Tabla30.C3" office:value-type="float" office:value="1">
            <text:p text:style-name="P11">1</text:p>
          </table:table-cell>
          <table:table-cell table:style-name="Tabla30.C3" office:value-type="float" office:value="16">
            <text:p text:style-name="P39">16</text:p>
          </table:table-cell>
          <table:table-cell table:style-name="Tabla30.A3" office:value-type="string">
            <text:p text:style-name="P11">Codi del tipus assumpte</text:p>
          </table:table-cell>
          <table:table-cell table:style-name="Tabla30.F3" office:value-type="string">
            <text:p text:style-name="P11">Camp tipificat. Exposat al servei obtenirAssumptes.</text:p>
          </table:table-cell>
        </table:table-row>
        <table:table-row table:style-name="Tabla30.2">
          <table:table-cell table:style-name="Tabla30.A3" office:value-type="string">
            <text:p text:style-name="P21">codigoAsunto</text:p>
          </table:table-cell>
          <table:table-cell table:style-name="Tabla30.A3" office:value-type="string">
            <text:p text:style-name="P21">Cadena</text:p>
          </table:table-cell>
          <table:table-cell table:style-name="Tabla30.A3" office:value-type="string">
            <text:p text:style-name="P11">0..1</text:p>
          </table:table-cell>
          <table:table-cell table:style-name="Tabla30.C3" office:value-type="float" office:value="16">
            <text:p text:style-name="P11">16</text:p>
          </table:table-cell>
          <table:table-cell table:style-name="Tabla30.A3" office:value-type="string">
            <text:p text:style-name="P11">Codi de l'assumpte en destí</text:p>
          </table:table-cell>
          <table:table-cell table:style-name="Tabla30.F3" office:value-type="string">
            <text:p text:style-name="P11">Camp tipificat. Exposat al servei obtenirAssumptes.</text:p>
          </table:table-cell>
        </table:table-row>
        <table:table-row table:style-name="Tabla30.2">
          <table:table-cell table:style-name="Tabla30.A3" office:value-type="string">
            <text:p text:style-name="P21">refExterna</text:p>
          </table:table-cell>
          <table:table-cell table:style-name="Tabla30.A3" office:value-type="string">
            <text:p text:style-name="P21">Cadena</text:p>
          </table:table-cell>
          <table:table-cell table:style-name="Tabla30.A3" office:value-type="string">
            <text:p text:style-name="P11">0..1</text:p>
          </table:table-cell>
          <table:table-cell table:style-name="Tabla30.C3" office:value-type="float" office:value="16">
            <text:p text:style-name="P11">16</text:p>
          </table:table-cell>
          <table:table-cell table:style-name="Tabla30.A3" office:value-type="string">
            <text:p text:style-name="P11">Referència externa a qualque element de l'assentament</text:p>
          </table:table-cell>
          <table:table-cell table:style-name="Tabla30.F3" office:value-type="string">
            <text:p text:style-name="P11"/>
          </table:table-cell>
        </table:table-row>
        <table:table-row table:style-name="Tabla30.2">
          <table:table-cell table:style-name="Tabla30.A3" office:value-type="string">
            <text:p text:style-name="P21">numExpediente</text:p>
          </table:table-cell>
          <table:table-cell table:style-name="Tabla30.A3" office:value-type="string">
            <text:p text:style-name="P21">Cadena</text:p>
          </table:table-cell>
          <table:table-cell table:style-name="Tabla30.A3" office:value-type="string">
            <text:p text:style-name="P11">0..1</text:p>
          </table:table-cell>
          <table:table-cell table:style-name="Tabla30.C3" office:value-type="float" office:value="80">
            <text:p text:style-name="P11">80</text:p>
          </table:table-cell>
          <table:table-cell table:style-name="Tabla30.A3" office:value-type="string">
            <text:p text:style-name="P11">Referència al nombre d'expedient de l'assentament</text:p>
          </table:table-cell>
          <table:table-cell table:style-name="Tabla30.F3" office:value-type="string">
            <text:p text:style-name="P11"/>
          </table:table-cell>
        </table:table-row>
        <table:table-row table:style-name="Tabla30.2">
          <table:table-cell table:style-name="Tabla30.A3" office:value-type="string">
            <text:p text:style-name="P21">anexo</text:p>
          </table:table-cell>
          <table:table-cell table:style-name="Tabla30.A3" office:value-type="string">
            <text:p text:style-name="P11">AnexoWs</text:p>
          </table:table-cell>
          <table:table-cell table:style-name="Tabla30.A3" office:value-type="string">
            <text:p text:style-name="P11">0..n</text:p>
          </table:table-cell>
          <table:table-cell table:style-name="Tabla30.A3" office:value-type="string">
            <text:p text:style-name="P11">Var</text:p>
          </table:table-cell>
          <table:table-cell table:style-name="Tabla30.A3" office:value-type="string">
            <text:p text:style-name="P11">Fitxers annexes a l'assentament</text:p>
          </table:table-cell>
          <table:table-cell table:style-name="Tabla30.F3" office:value-type="string">
            <text:p text:style-name="P11"/>
          </table:table-cell>
        </table:table-row>
        <table:table-row table:style-name="Tabla30.2">
          <table:table-cell table:style-name="Tabla30.A3" office:value-type="string">
            <text:p text:style-name="P21">idioma</text:p>
          </table:table-cell>
          <table:table-cell table:style-name="Tabla30.A3" office:value-type="string">
            <text:p text:style-name="P21">Cadena</text:p>
          </table:table-cell>
          <table:table-cell table:style-name="Tabla30.C3" office:value-type="float" office:value="1">
            <text:p text:style-name="P11">1</text:p>
          </table:table-cell>
          <table:table-cell table:style-name="Tabla30.C3" office:value-type="float" office:value="2">
            <text:p text:style-name="P11">2</text:p>
          </table:table-cell>
          <table:table-cell table:style-name="Tabla30.A3" office:value-type="string">
            <text:p text:style-name="P11">Codi de l'idioma en què es fa l'assentament</text:p>
          </table:table-cell>
          <table:table-cell table:style-name="Tabla30.F3" office:value-type="string">
            <text:p text:style-name="P11">Codi ISO-639-1</text:p>
          </table:table-cell>
        </table:table-row>
        <text:soft-page-break/>
        <table:table-row table:style-name="Tabla30.2">
          <table:table-cell table:style-name="Tabla30.A3" office:value-type="string">
            <text:p text:style-name="P21">tipoTransporte</text:p>
          </table:table-cell>
          <table:table-cell table:style-name="Tabla30.A3" office:value-type="string">
            <text:p text:style-name="P21">Cadena</text:p>
          </table:table-cell>
          <table:table-cell table:style-name="Tabla30.A3" office:value-type="string">
            <text:p text:style-name="P11">0..1</text:p>
          </table:table-cell>
          <table:table-cell table:style-name="Tabla30.C3" office:value-type="float" office:value="2">
            <text:p text:style-name="P11">2</text:p>
          </table:table-cell>
          <table:table-cell table:style-name="Tabla30.A3" office:value-type="string">
            <text:p text:style-name="P11">Codi SICRES3 del segment internos – tipo transporte</text:p>
          </table:table-cell>
          <table:table-cell table:style-name="Tabla30.F3" office:value-type="string">
            <text:p text:style-name="P21"/>
          </table:table-cell>
        </table:table-row>
        <table:table-row table:style-name="Tabla30.2">
          <table:table-cell table:style-name="Tabla30.A3" office:value-type="string">
            <text:p text:style-name="P21">numTransporte</text:p>
          </table:table-cell>
          <table:table-cell table:style-name="Tabla30.A3" office:value-type="string">
            <text:p text:style-name="P21">Cadena</text:p>
          </table:table-cell>
          <table:table-cell table:style-name="Tabla30.A3" office:value-type="string">
            <text:p text:style-name="P11">0..1</text:p>
          </table:table-cell>
          <table:table-cell table:style-name="Tabla30.C3" office:value-type="float" office:value="20">
            <text:p text:style-name="P11">20</text:p>
          </table:table-cell>
          <table:table-cell table:style-name="Tabla30.A3" office:value-type="string">
            <text:p text:style-name="P11">Número del transport</text:p>
          </table:table-cell>
          <table:table-cell table:style-name="Tabla30.F3" office:value-type="string">
            <text:p text:style-name="P21"/>
          </table:table-cell>
        </table:table-row>
        <table:table-row table:style-name="Tabla30.2">
          <table:table-cell table:style-name="Tabla30.A3" office:value-type="string">
            <text:p text:style-name="P21">codigoUsuario</text:p>
          </table:table-cell>
          <table:table-cell table:style-name="Tabla30.A3" office:value-type="string">
            <text:p text:style-name="P21">Cadena</text:p>
          </table:table-cell>
          <table:table-cell table:style-name="Tabla30.C3" office:value-type="float" office:value="1">
            <text:p text:style-name="P11">1</text:p>
          </table:table-cell>
          <table:table-cell table:style-name="Tabla30.C3" office:value-type="float" office:value="80">
            <text:p text:style-name="P11">80</text:p>
          </table:table-cell>
          <table:table-cell table:style-name="Tabla30.A3" office:value-type="string">
            <text:p text:style-name="P11">Nom de l'usuari que fa l'assentament</text:p>
          </table:table-cell>
          <table:table-cell table:style-name="Tabla30.F3" office:value-type="string">
            <text:p text:style-name="P24">Si és un registre electrònic serà el nom de l'aplicació</text:p>
          </table:table-cell>
        </table:table-row>
        <table:table-row table:style-name="Tabla30.2">
          <table:table-cell table:style-name="Tabla30.A3" office:value-type="string">
            <text:p text:style-name="P21">contactoUsuario</text:p>
          </table:table-cell>
          <table:table-cell table:style-name="Tabla30.A3" office:value-type="string">
            <text:p text:style-name="P21">Cadena</text:p>
          </table:table-cell>
          <table:table-cell table:style-name="Tabla30.A3" office:value-type="string">
            <text:p text:style-name="P11">0..1</text:p>
          </table:table-cell>
          <table:table-cell table:style-name="Tabla30.C3" office:value-type="float" office:value="160">
            <text:p text:style-name="P11">160</text:p>
          </table:table-cell>
          <table:table-cell table:style-name="Tabla30.A3" office:value-type="string">
            <text:p text:style-name="P11">Contacte de l'usuari d'origen</text:p>
          </table:table-cell>
          <table:table-cell table:style-name="Tabla30.F3" office:value-type="string">
            <text:p text:style-name="P21">Si és un registre electrònic serà el responsable del tràmit.</text:p>
          </table:table-cell>
        </table:table-row>
        <table:table-row table:style-name="Tabla30.2">
          <table:table-cell table:style-name="Tabla30.A3" office:value-type="string">
            <text:p text:style-name="P21">aplicacion</text:p>
          </table:table-cell>
          <table:table-cell table:style-name="Tabla30.A3" office:value-type="string">
            <text:p text:style-name="P21">Cadena</text:p>
          </table:table-cell>
          <table:table-cell table:style-name="Tabla30.A3" office:value-type="string">
            <text:p text:style-name="P11">0..1</text:p>
          </table:table-cell>
          <table:table-cell table:style-name="Tabla30.C3" office:value-type="float" office:value="20">
            <text:p text:style-name="P11">20</text:p>
          </table:table-cell>
          <table:table-cell table:style-name="Tabla30.A3" office:value-type="string">
            <text:p text:style-name="P11">Codi de l'aplicació que fa l'assentament</text:p>
          </table:table-cell>
          <table:table-cell table:style-name="Tabla30.F3" office:value-type="string">
            <text:p text:style-name="P21"/>
          </table:table-cell>
        </table:table-row>
        <table:table-row table:style-name="Tabla30.2">
          <table:table-cell table:style-name="Tabla30.A3" office:value-type="string">
            <text:p text:style-name="P21">version</text:p>
          </table:table-cell>
          <table:table-cell table:style-name="Tabla30.A3" office:value-type="string">
            <text:p text:style-name="P21">Cadena</text:p>
          </table:table-cell>
          <table:table-cell table:style-name="Tabla30.A3" office:value-type="string">
            <text:p text:style-name="P11">0..1</text:p>
          </table:table-cell>
          <table:table-cell table:style-name="Tabla30.C3" office:value-type="float" office:value="15">
            <text:p text:style-name="P11">15</text:p>
          </table:table-cell>
          <table:table-cell table:style-name="Tabla30.A3" office:value-type="string">
            <text:p text:style-name="P11">Versió de l'aplicació que fa l'assentament</text:p>
          </table:table-cell>
          <table:table-cell table:style-name="Tabla30.F3" office:value-type="string">
            <text:p text:style-name="P21"/>
          </table:table-cell>
        </table:table-row>
        <table:table-row table:style-name="Tabla30.2">
          <table:table-cell table:style-name="Tabla30.A3" office:value-type="string">
            <text:p text:style-name="P21">docFisica</text:p>
          </table:table-cell>
          <table:table-cell table:style-name="Tabla30.A3" office:value-type="string">
            <text:p text:style-name="P21">Cadena</text:p>
          </table:table-cell>
          <table:table-cell table:style-name="Tabla30.C3" office:value-type="float" office:value="1">
            <text:p text:style-name="P11">1</text:p>
          </table:table-cell>
          <table:table-cell table:style-name="Tabla30.C3" office:value-type="float" office:value="1">
            <text:p text:style-name="P11">1</text:p>
          </table:table-cell>
          <table:table-cell table:style-name="Tabla30.A3" office:value-type="string">
            <text:p text:style-name="P11">Codi SICRES del segment internos – Documentación física y/o soportes</text:p>
          </table:table-cell>
          <table:table-cell table:style-name="Tabla30.F3" office:value-type="string">
            <text:p text:style-name="P21"/>
          </table:table-cell>
        </table:table-row>
        <table:table-row table:style-name="Tabla30.2">
          <table:table-cell table:style-name="Tabla30.A3" office:value-type="string">
            <text:p text:style-name="P21">observaciones</text:p>
          </table:table-cell>
          <table:table-cell table:style-name="Tabla30.A3" office:value-type="string">
            <text:p text:style-name="P21">Cadena</text:p>
          </table:table-cell>
          <table:table-cell table:style-name="Tabla30.A3" office:value-type="string">
            <text:p text:style-name="P11">0..1</text:p>
          </table:table-cell>
          <table:table-cell table:style-name="Tabla30.C3" office:value-type="float" office:value="50">
            <text:p text:style-name="P11">50</text:p>
          </table:table-cell>
          <table:table-cell table:style-name="Tabla30.A3" office:value-type="string">
            <text:p text:style-name="P11">Observacions de l'assentament.</text:p>
          </table:table-cell>
          <table:table-cell table:style-name="Tabla30.F3" office:value-type="string">
            <text:p text:style-name="P21"/>
          </table:table-cell>
        </table:table-row>
        <table:table-row table:style-name="Tabla30.2">
          <table:table-cell table:style-name="Tabla30.A3" office:value-type="string">
            <text:p text:style-name="P21">expone</text:p>
          </table:table-cell>
          <table:table-cell table:style-name="Tabla30.A3" office:value-type="string">
            <text:p text:style-name="P21">Cadena</text:p>
          </table:table-cell>
          <table:table-cell table:style-name="Tabla30.A3" office:value-type="string">
            <text:p text:style-name="P11">0..1</text:p>
          </table:table-cell>
          <table:table-cell table:style-name="Tabla30.C3" office:value-type="float" office:value="4000">
            <text:p text:style-name="P11">4000</text:p>
          </table:table-cell>
          <table:table-cell table:style-name="Tabla30.A3" office:value-type="string">
            <text:p text:style-name="P11">Exposició de fets</text:p>
          </table:table-cell>
          <table:table-cell table:style-name="Tabla30.F3" office:value-type="string">
            <text:p text:style-name="P21">Només si sol·licitud genèrica electrònica </text:p>
          </table:table-cell>
        </table:table-row>
        <table:table-row table:style-name="Tabla30.2">
          <table:table-cell table:style-name="Tabla30.A3" office:value-type="string">
            <text:p text:style-name="P21">solicita</text:p>
          </table:table-cell>
          <table:table-cell table:style-name="Tabla30.A3" office:value-type="string">
            <text:p text:style-name="P21">Cadena</text:p>
          </table:table-cell>
          <table:table-cell table:style-name="Tabla30.A3" office:value-type="string">
            <text:p text:style-name="P11">0..1</text:p>
          </table:table-cell>
          <table:table-cell table:style-name="Tabla30.C3" office:value-type="float" office:value="4000">
            <text:p text:style-name="P11">4000</text:p>
          </table:table-cell>
          <table:table-cell table:style-name="Tabla30.A3" office:value-type="string">
            <text:p text:style-name="P11">Objecte de la sol·licitud</text:p>
          </table:table-cell>
          <table:table-cell table:style-name="Tabla30.F3" office:value-type="string">
            <text:p text:style-name="P21">Només si sol·licitud genèrica electrònica</text:p>
          </table:table-cell>
        </table:table-row>
      </table:table>
      <text:h text:style-name="Heading_20_2" text:outline-level="2"/>
      <text:h text:style-name="Heading_20_2" text:outline-level="2">Interessat (InteresadoWs)</text:h>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table:number-columns-spanned="6" office:value-type="string">
            <text:p text:style-name="P8">Definició d'objecte: InteresadoWs</text:p>
          </table:table-cell>
          <table:covered-table-cell/>
          <table:covered-table-cell/>
          <table:covered-table-cell/>
          <table:covered-table-cell/>
          <table:covered-table-cell/>
        </table:table-row>
        <table:table-row table:style-name="Tabla32.2">
          <table:table-cell table:style-name="Tabla32.A2" office:value-type="string">
            <text:p text:style-name="P12">Camp</text:p>
          </table:table-cell>
          <table:table-cell table:style-name="Tabla32.A2" office:value-type="string">
            <text:p text:style-name="P12">Tipus</text:p>
          </table:table-cell>
          <table:table-cell table:style-name="Tabla32.A2" office:value-type="string">
            <text:p text:style-name="P12">Car</text:p>
          </table:table-cell>
          <table:table-cell table:style-name="Tabla32.A2" office:value-type="string">
            <text:p text:style-name="P12">Lon</text:p>
          </table:table-cell>
          <table:table-cell table:style-name="Tabla32.A2" office:value-type="string">
            <text:p text:style-name="P12">Descripció</text:p>
          </table:table-cell>
          <table:table-cell table:style-name="Tabla32.F2" office:value-type="string">
            <text:p text:style-name="P12">Comentaris</text:p>
          </table:table-cell>
        </table:table-row>
        <table:table-row table:style-name="Tabla32.2">
          <table:table-cell table:style-name="Tabla32.A3" office:value-type="string">
            <text:p text:style-name="P11">interesado</text:p>
          </table:table-cell>
          <table:table-cell table:style-name="Tabla32.A3" office:value-type="string">
            <text:p text:style-name="P12">DatosInteresadoWs</text:p>
          </table:table-cell>
          <table:table-cell table:style-name="Tabla32.C3" office:value-type="float" office:value="1">
            <text:p text:style-name="P11">1</text:p>
          </table:table-cell>
          <table:table-cell table:style-name="Tabla32.A3" office:value-type="string">
            <text:p text:style-name="P11">Var</text:p>
          </table:table-cell>
          <table:table-cell table:style-name="Tabla32.A3" office:value-type="string">
            <text:p text:style-name="P11">Dades de l'interessat</text:p>
          </table:table-cell>
          <table:table-cell table:style-name="Tabla32.F3" office:value-type="string">
            <text:p text:style-name="P11"/>
          </table:table-cell>
        </table:table-row>
        <table:table-row table:style-name="Tabla32.2">
          <table:table-cell table:style-name="Tabla32.A3" office:value-type="string">
            <text:p text:style-name="P11">representante</text:p>
          </table:table-cell>
          <table:table-cell table:style-name="Tabla32.A3" office:value-type="string">
            <text:p text:style-name="P12">DatosInteresadoWs</text:p>
          </table:table-cell>
          <table:table-cell table:style-name="Tabla32.A3" office:value-type="string">
            <text:p text:style-name="P11">0..1</text:p>
          </table:table-cell>
          <table:table-cell table:style-name="Tabla32.A3" office:value-type="string">
            <text:p text:style-name="P11">Var</text:p>
          </table:table-cell>
          <table:table-cell table:style-name="Tabla32.A3" office:value-type="string">
            <text:p text:style-name="P11">Dades del representant associat a aquest interessat</text:p>
          </table:table-cell>
          <table:table-cell table:style-name="Tabla32.F3" office:value-type="string">
            <text:p text:style-name="P11"/>
          </table:table-cell>
        </table:table-row>
      </table:table>
      <text:h text:style-name="Heading_20_2" text:outline-level="2"/>
      <text:h text:style-name="Heading_20_2" text:outline-level="2">Dades Interessat (DatosInteresadoWs)</text:h>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style-name="Tabla33.1">
          <table:table-cell table:style-name="Tabla33.A1" table:number-columns-spanned="6" office:value-type="string">
            <text:p text:style-name="P8">Definició d'objecte: DatosInteresadoWs</text:p>
          </table:table-cell>
          <table:covered-table-cell/>
          <table:covered-table-cell/>
          <table:covered-table-cell/>
          <table:covered-table-cell/>
          <table:covered-table-cell/>
        </table:table-row>
        <table:table-row table:style-name="Tabla33.2">
          <table:table-cell table:style-name="Tabla33.A2" office:value-type="string">
            <text:p text:style-name="P12">Camp</text:p>
          </table:table-cell>
          <table:table-cell table:style-name="Tabla33.A2" office:value-type="string">
            <text:p text:style-name="P12">Tipus</text:p>
          </table:table-cell>
          <table:table-cell table:style-name="Tabla33.A2" office:value-type="string">
            <text:p text:style-name="P12">Car</text:p>
          </table:table-cell>
          <table:table-cell table:style-name="Tabla33.A2" office:value-type="string">
            <text:p text:style-name="P12">Lon</text:p>
          </table:table-cell>
          <table:table-cell table:style-name="Tabla33.A2" office:value-type="string">
            <text:p text:style-name="P12">Descripció</text:p>
          </table:table-cell>
          <table:table-cell table:style-name="Tabla33.F2" office:value-type="string">
            <text:p text:style-name="P12">Comentaris</text:p>
          </table:table-cell>
        </table:table-row>
        <table:table-row table:style-name="Tabla33.2">
          <table:table-cell table:style-name="Tabla33.A3" office:value-type="string">
            <text:p text:style-name="P11">tipoInteresado</text:p>
          </table:table-cell>
          <table:table-cell table:style-name="Tabla33.A3" office:value-type="string">
            <text:p text:style-name="P11">Long</text:p>
          </table:table-cell>
          <table:table-cell table:style-name="Tabla33.C3" office:value-type="float" office:value="1">
            <text:p text:style-name="P11">1</text:p>
          </table:table-cell>
          <table:table-cell table:style-name="Tabla33.C3" office:value-type="float" office:value="1">
            <text:p text:style-name="P11">1</text:p>
          </table:table-cell>
          <table:table-cell table:style-name="Tabla33.A3" office:value-type="string">
            <text:p text:style-name="P21">Figura jurídica de la persona</text:p>
          </table:table-cell>
          <table:table-cell table:style-name="Tabla33.F3" office:value-type="string">
            <text:p text:style-name="P10">'1' = Administració.</text:p>
            <text:p text:style-name="P10">'2' = Persona física .</text:p>
            <text:p text:style-name="P11">'3' = Persona jurídica .</text:p>
          </table:table-cell>
        </table:table-row>
        <table:table-row table:style-name="Tabla33.2">
          <table:table-cell table:style-name="Tabla33.A3" office:value-type="string">
            <text:p text:style-name="P21">tipoDocumentoIdentificacion</text:p>
          </table:table-cell>
          <table:table-cell table:style-name="Tabla33.A3" office:value-type="string">
            <text:p text:style-name="P11">Cadena</text:p>
          </table:table-cell>
          <table:table-cell table:style-name="Tabla33.A3" office:value-type="string">
            <text:p text:style-name="P11">0..1</text:p>
          </table:table-cell>
          <table:table-cell table:style-name="Tabla33.C3" office:value-type="float" office:value="1">
            <text:p text:style-name="P11">1</text:p>
          </table:table-cell>
          <table:table-cell table:style-name="Tabla33.A3" office:value-type="string">
            <text:p text:style-name="P21">Codi SICRES del segment interesado – documento de identificacion de interesado tipo.</text:p>
          </table:table-cell>
          <table:table-cell table:style-name="Tabla33.F3" office:value-type="string">
            <text:p text:style-name="P11">Si és administració tindrà 'O'</text:p>
          </table:table-cell>
        </table:table-row>
        <table:table-row table:style-name="Tabla33.2">
          <table:table-cell table:style-name="Tabla33.A3" office:value-type="string">
            <text:p text:style-name="P21">documento</text:p>
          </table:table-cell>
          <table:table-cell table:style-name="Tabla33.A3" office:value-type="string">
            <text:p text:style-name="P11">Cadena</text:p>
          </table:table-cell>
          <table:table-cell table:style-name="Tabla33.A3" office:value-type="string">
            <text:p text:style-name="P11">0..1</text:p>
          </table:table-cell>
          <table:table-cell table:style-name="Tabla33.C3" office:value-type="float" office:value="17">
            <text:p text:style-name="P11">17</text:p>
          </table:table-cell>
          <table:table-cell table:style-name="Tabla33.A3" office:value-type="string">
            <text:p text:style-name="P21">Ha de tenir la sintaxis adecuada al tipus de document.</text:p>
          </table:table-cell>
          <table:table-cell table:style-name="Tabla33.F3" office:value-type="string">
            <text:p text:style-name="P11">Si és administració tendrà el codi DIR3</text:p>
          </table:table-cell>
        </table:table-row>
        <table:table-row table:style-name="Tabla33.2">
          <table:table-cell table:style-name="Tabla33.A3" office:value-type="string">
            <text:p text:style-name="P21">razonSocial</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80">
            <text:p text:style-name="P11">80</text:p>
          </table:table-cell>
          <table:table-cell table:style-name="Tabla33.A3" office:value-type="string">
            <text:p text:style-name="P21">Raó social de la persona. Si és administració descripció de l'entitat.</text:p>
          </table:table-cell>
          <table:table-cell table:style-name="Tabla33.F3" office:value-type="string">
            <text:p text:style-name="P11">Obligatori si és persona jurídica</text:p>
          </table:table-cell>
        </table:table-row>
        <table:table-row table:style-name="Tabla33.2">
          <table:table-cell table:style-name="Tabla33.A3" office:value-type="string">
            <text:p text:style-name="P21">nombre</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30">
            <text:p text:style-name="P11">30</text:p>
          </table:table-cell>
          <table:table-cell table:style-name="Tabla33.A3" office:value-type="string">
            <text:p text:style-name="P21">Nom de la persona si és persona física</text:p>
          </table:table-cell>
          <table:table-cell table:style-name="Tabla33.F3" office:value-type="string">
            <text:p text:style-name="P11">Obligatori si és persona física</text:p>
          </table:table-cell>
        </table:table-row>
        <table:table-row table:style-name="Tabla33.2">
          <table:table-cell table:style-name="Tabla33.A3" office:value-type="string">
            <text:p text:style-name="P21">apellido1</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30">
            <text:p text:style-name="P11">30</text:p>
          </table:table-cell>
          <table:table-cell table:style-name="Tabla33.A3" office:value-type="string">
            <text:p text:style-name="P21">Primer llinatge si és persona física</text:p>
          </table:table-cell>
          <table:table-cell table:style-name="Tabla33.F3" office:value-type="string">
            <text:p text:style-name="P11">Obligatori si és persona física</text:p>
          </table:table-cell>
        </table:table-row>
        <table:table-row table:style-name="Tabla33.2">
          <table:table-cell table:style-name="Tabla33.A3" office:value-type="string">
            <text:p text:style-name="P21">apellido2</text:p>
          </table:table-cell>
          <table:table-cell table:style-name="Tabla33.A3" office:value-type="string">
            <text:p text:style-name="P11">Cadena</text:p>
          </table:table-cell>
          <table:table-cell table:style-name="Tabla33.A3" office:value-type="string">
            <text:p text:style-name="P11">0..1</text:p>
          </table:table-cell>
          <table:table-cell table:style-name="Tabla33.C3" office:value-type="float" office:value="30">
            <text:p text:style-name="P11">30</text:p>
          </table:table-cell>
          <table:table-cell table:style-name="Tabla33.A3" office:value-type="string">
            <text:p text:style-name="P21">Segon llinatge si és persona física</text:p>
          </table:table-cell>
          <table:table-cell table:style-name="Tabla33.F3" office:value-type="string">
            <text:p text:style-name="P11"/>
          </table:table-cell>
        </table:table-row>
        <table:table-row table:style-name="Tabla33.2">
          <table:table-cell table:style-name="Tabla33.A3" office:value-type="string">
            <text:p text:style-name="P21">pais</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4">
            <text:p text:style-name="P11">4</text:p>
          </table:table-cell>
          <table:table-cell table:style-name="Tabla33.A3" office:value-type="string">
            <text:p text:style-name="P21">País de la persona segons catàleg INE. Publicat a DIR3</text:p>
          </table:table-cell>
          <table:table-cell table:style-name="Tabla33.F3" office:value-type="string">
            <text:p text:style-name="P11">Obligatori si canal='01'</text:p>
          </table:table-cell>
        </table:table-row>
        <table:table-row table:style-name="Tabla33.2">
          <table:table-cell table:style-name="Tabla33.A3" office:value-type="string">
            <text:p text:style-name="P21">provincia</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2">
            <text:p text:style-name="P11">2</text:p>
          </table:table-cell>
          <table:table-cell table:style-name="Tabla33.A3" office:value-type="string">
            <text:p text:style-name="P21">Província de la persona segons catàleg de l'annex de l'OM del padró. Publicat a DIR3</text:p>
          </table:table-cell>
          <table:table-cell table:style-name="Tabla33.F3" office:value-type="string">
            <text:p text:style-name="P11">Obligatori si pais='0724' i codiPostal=null</text:p>
          </table:table-cell>
        </table:table-row>
        <text:soft-page-break/>
        <table:table-row table:style-name="Tabla33.2">
          <table:table-cell table:style-name="Tabla33.A3" office:value-type="string">
            <text:p text:style-name="P21">localidad</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5">
            <text:p text:style-name="P11">5</text:p>
          </table:table-cell>
          <table:table-cell table:style-name="Tabla33.A3" office:value-type="string">
            <text:p text:style-name="P21">Municipi de la persona segons catàleg de l'annex de l'OM del padró. Publicat a DIR3</text:p>
          </table:table-cell>
          <table:table-cell table:style-name="Tabla33.F3" office:value-type="string">
            <text:p text:style-name="P11">Obligatori si pais='0724' i codiPostal=null</text:p>
          </table:table-cell>
        </table:table-row>
        <table:table-row table:style-name="Tabla33.2">
          <table:table-cell table:style-name="Tabla33.A3" office:value-type="string">
            <text:p text:style-name="P21">direccion</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160">
            <text:p text:style-name="P11">160</text:p>
          </table:table-cell>
          <table:table-cell table:style-name="Tabla33.A3" office:value-type="string">
            <text:p text:style-name="P21">Adreça postal de la persona</text:p>
          </table:table-cell>
          <table:table-cell table:style-name="Tabla33.F3" office:value-type="string">
            <text:p text:style-name="P11">Obligatori si canal='01'</text:p>
          </table:table-cell>
        </table:table-row>
        <table:table-row table:style-name="Tabla33.2">
          <table:table-cell table:style-name="Tabla33.A3" office:value-type="string">
            <text:p text:style-name="P21">cp</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5">
            <text:p text:style-name="P11">5</text:p>
          </table:table-cell>
          <table:table-cell table:style-name="Tabla33.A3" office:value-type="string">
            <text:p text:style-name="P21">Municipi de la persona segons catàleg de l'annex de l'OM del padró. Publicat a DIR3</text:p>
          </table:table-cell>
          <table:table-cell table:style-name="Tabla33.F3" office:value-type="string">
            <text:p text:style-name="P11">Obligatori si pais='0724' i provincia=null i municipi=null.</text:p>
          </table:table-cell>
        </table:table-row>
        <table:table-row table:style-name="Tabla33.2">
          <table:table-cell table:style-name="Tabla33.A3" office:value-type="string">
            <text:p text:style-name="P21">email</text:p>
          </table:table-cell>
          <table:table-cell table:style-name="Tabla33.A3" office:value-type="string">
            <text:p text:style-name="P11">Cadena</text:p>
          </table:table-cell>
          <table:table-cell table:style-name="Tabla33.A3" office:value-type="string">
            <text:p text:style-name="P11">0..1</text:p>
          </table:table-cell>
          <table:table-cell table:style-name="Tabla33.C3" office:value-type="float" office:value="160">
            <text:p text:style-name="P11">160</text:p>
          </table:table-cell>
          <table:table-cell table:style-name="Tabla33.A3" office:value-type="string">
            <text:p text:style-name="P21">Email de la persona</text:p>
          </table:table-cell>
          <table:table-cell table:style-name="Tabla33.F3" office:value-type="string">
            <text:p text:style-name="P11"/>
          </table:table-cell>
        </table:table-row>
        <table:table-row table:style-name="Tabla33.2">
          <table:table-cell table:style-name="Tabla33.A3" office:value-type="string">
            <text:p text:style-name="P21">telefon</text:p>
          </table:table-cell>
          <table:table-cell table:style-name="Tabla33.A3" office:value-type="string">
            <text:p text:style-name="P11">Cadena</text:p>
          </table:table-cell>
          <table:table-cell table:style-name="Tabla33.A3" office:value-type="string">
            <text:p text:style-name="P11">0..1</text:p>
          </table:table-cell>
          <table:table-cell table:style-name="Tabla33.C3" office:value-type="float" office:value="20">
            <text:p text:style-name="P11">20</text:p>
          </table:table-cell>
          <table:table-cell table:style-name="Tabla33.A3" office:value-type="string">
            <text:p text:style-name="P21">Telèfon de la persona</text:p>
          </table:table-cell>
          <table:table-cell table:style-name="Tabla33.F3" office:value-type="string">
            <text:p text:style-name="P11"/>
          </table:table-cell>
        </table:table-row>
        <table:table-row table:style-name="Tabla33.2">
          <table:table-cell table:style-name="Tabla33.A3" office:value-type="string">
            <text:p text:style-name="P21">direccionElectronica</text:p>
          </table:table-cell>
          <table:table-cell table:style-name="Tabla33.A3" office:value-type="string">
            <text:p text:style-name="P11">Cadena</text:p>
          </table:table-cell>
          <table:table-cell table:style-name="Tabla33.A3" office:value-type="string">
            <text:p text:style-name="P11">C</text:p>
          </table:table-cell>
          <table:table-cell table:style-name="Tabla33.C3" office:value-type="float" office:value="160">
            <text:p text:style-name="P11">160</text:p>
          </table:table-cell>
          <table:table-cell table:style-name="Tabla33.A3" office:value-type="string">
            <text:p text:style-name="P21">En cas de disposar d'adreça electrònica habilitada</text:p>
          </table:table-cell>
          <table:table-cell table:style-name="Tabla33.F3" office:value-type="string">
            <text:p text:style-name="P11">Obligatori si canal='02'</text:p>
          </table:table-cell>
        </table:table-row>
        <table:table-row table:style-name="Tabla33.2">
          <table:table-cell table:style-name="Tabla33.A3" office:value-type="string">
            <text:p text:style-name="P21">canal</text:p>
          </table:table-cell>
          <table:table-cell table:style-name="Tabla33.A3" office:value-type="string">
            <text:p text:style-name="P11">Cadena</text:p>
          </table:table-cell>
          <table:table-cell table:style-name="Tabla33.A3" office:value-type="string">
            <text:p text:style-name="P11">0..1</text:p>
          </table:table-cell>
          <table:table-cell table:style-name="Tabla33.C3" office:value-type="float" office:value="2">
            <text:p text:style-name="P11">2</text:p>
          </table:table-cell>
          <table:table-cell table:style-name="Tabla33.A3" office:value-type="string">
            <text:p text:style-name="P21">Codi SICRES del segment interesado – canal preferente de notificación del interesado</text:p>
          </table:table-cell>
          <table:table-cell table:style-name="Tabla33.F3" office:value-type="string">
            <text:p text:style-name="P11"/>
          </table:table-cell>
        </table:table-row>
        <table:table-row table:style-name="Tabla33.2">
          <table:table-cell table:style-name="Tabla33.A3" office:value-type="string">
            <text:p text:style-name="P21">observaciones</text:p>
          </table:table-cell>
          <table:table-cell table:style-name="Tabla33.A3" office:value-type="string">
            <text:p text:style-name="P11">Cadena</text:p>
          </table:table-cell>
          <table:table-cell table:style-name="Tabla33.A3" office:value-type="string">
            <text:p text:style-name="P11">0..1</text:p>
          </table:table-cell>
          <table:table-cell table:style-name="Tabla33.C3" office:value-type="float" office:value="160">
            <text:p text:style-name="P11">160</text:p>
          </table:table-cell>
          <table:table-cell table:style-name="Tabla33.A3" office:value-type="string">
            <text:p text:style-name="P21">Observacions de l'interessat</text:p>
          </table:table-cell>
          <table:table-cell table:style-name="Tabla33.F3" office:value-type="string">
            <text:p text:style-name="P11"/>
          </table:table-cell>
        </table:table-row>
      </table:table>
      <text:p text:style-name="Standard"/>
      <text:h text:style-name="Heading_20_2" text:outline-level="2">Annex (AnexoWs)</text:h>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style-name="Tabla31.1">
          <table:table-cell table:style-name="Tabla31.A1" table:number-columns-spanned="6" office:value-type="string">
            <text:p text:style-name="P8">Definició d'objecte: Annex (AnexoWs)</text:p>
          </table:table-cell>
          <table:covered-table-cell/>
          <table:covered-table-cell/>
          <table:covered-table-cell/>
          <table:covered-table-cell/>
          <table:covered-table-cell/>
        </table:table-row>
        <table:table-row table:style-name="Tabla31.2">
          <table:table-cell table:style-name="Tabla31.A2" office:value-type="string">
            <text:p text:style-name="P33">Camp</text:p>
          </table:table-cell>
          <table:table-cell table:style-name="Tabla31.A2" office:value-type="string">
            <text:p text:style-name="P33">Tipus</text:p>
          </table:table-cell>
          <table:table-cell table:style-name="Tabla31.A2" office:value-type="string">
            <text:p text:style-name="P33">Car</text:p>
          </table:table-cell>
          <table:table-cell table:style-name="Tabla31.A2" office:value-type="string">
            <text:p text:style-name="P33">Lon</text:p>
          </table:table-cell>
          <table:table-cell table:style-name="Tabla31.A2" office:value-type="string">
            <text:p text:style-name="P33">Descripció</text:p>
          </table:table-cell>
          <table:table-cell table:style-name="Tabla31.F2" office:value-type="string">
            <text:p text:style-name="P33">Comentaris</text:p>
          </table:table-cell>
        </table:table-row>
        <table:table-row table:style-name="Tabla31.2">
          <table:table-cell table:style-name="Tabla31.A3" office:value-type="string">
            <text:p text:style-name="P10">titulo</text:p>
          </table:table-cell>
          <table:table-cell table:style-name="Tabla31.A3" office:value-type="string">
            <text:p text:style-name="P34">Cadena</text:p>
          </table:table-cell>
          <table:table-cell table:style-name="Tabla31.C3" office:value-type="float" office:value="1">
            <text:p text:style-name="P34">1</text:p>
          </table:table-cell>
          <table:table-cell table:style-name="Tabla31.C3" office:value-type="float" office:value="200">
            <text:p text:style-name="P40">200</text:p>
          </table:table-cell>
          <table:table-cell table:style-name="Tabla31.A3" office:value-type="string">
            <text:p text:style-name="P34">Títol del document</text:p>
          </table:table-cell>
          <table:table-cell table:style-name="Tabla31.F3" office:value-type="string">
            <text:p text:style-name="P22"/>
          </table:table-cell>
        </table:table-row>
        <table:table-row table:style-name="Tabla31.2">
          <table:table-cell table:style-name="Tabla31.A3" office:value-type="string">
            <text:p text:style-name="P22">nombreFicheroAnexado</text:p>
          </table:table-cell>
          <table:table-cell table:style-name="Tabla31.A3" office:value-type="string">
            <text:p text:style-name="P34">Cadena</text:p>
          </table:table-cell>
          <table:table-cell table:style-name="Tabla31.C3" office:value-type="float" office:value="1">
            <text:p text:style-name="P34">1</text:p>
          </table:table-cell>
          <table:table-cell table:style-name="Tabla31.C3" office:value-type="float" office:value="80">
            <text:p text:style-name="P34">80</text:p>
          </table:table-cell>
          <table:table-cell table:style-name="Tabla31.A3" office:value-type="string">
            <text:p text:style-name="P34">Nom del fitxer</text:p>
          </table:table-cell>
          <table:table-cell table:style-name="Tabla31.F3" office:value-type="string">
            <text:p text:style-name="P22">Ha de contenir l'extensió</text:p>
          </table:table-cell>
        </table:table-row>
        <table:table-row table:style-name="Tabla31.2">
          <table:table-cell table:style-name="Tabla31.A3" office:value-type="string">
            <text:p text:style-name="P23">ficheroAnexado</text:p>
          </table:table-cell>
          <table:table-cell table:style-name="Tabla31.A3" office:value-type="string">
            <text:p text:style-name="P34">byte[]</text:p>
          </table:table-cell>
          <table:table-cell table:style-name="Tabla31.A3" office:value-type="string">
            <text:p text:style-name="P34">0..1</text:p>
          </table:table-cell>
          <table:table-cell table:style-name="Tabla31.A3" office:value-type="string">
            <text:p text:style-name="P34">Var</text:p>
          </table:table-cell>
          <table:table-cell table:style-name="Tabla31.A3" office:value-type="string">
            <text:p text:style-name="P34">Contingut de l'annex en base64.</text:p>
          </table:table-cell>
          <table:table-cell table:style-name="Tabla31.F3" office:value-type="string">
            <text:p text:style-name="P26"/>
          </table:table-cell>
        </table:table-row>
        <table:table-row table:style-name="Tabla31.2">
          <table:table-cell table:style-name="Tabla31.A3" office:value-type="string">
            <text:p text:style-name="P10">tamanoFicheroAnexado</text:p>
          </table:table-cell>
          <table:table-cell table:style-name="Tabla31.A3" office:value-type="string">
            <text:p text:style-name="P34">Numèric</text:p>
          </table:table-cell>
          <table:table-cell table:style-name="Tabla31.C3" office:value-type="float" office:value="1">
            <text:p text:style-name="P34">1</text:p>
          </table:table-cell>
          <table:table-cell table:style-name="Tabla31.A3" office:value-type="string">
            <text:p text:style-name="P34">Var</text:p>
          </table:table-cell>
          <table:table-cell table:style-name="Tabla31.A3" office:value-type="string">
            <text:p text:style-name="P34">Mida en bytes del fitxer.</text:p>
          </table:table-cell>
          <table:table-cell table:style-name="Tabla31.F3" office:value-type="string">
            <text:p text:style-name="P22"/>
          </table:table-cell>
        </table:table-row>
        <table:table-row table:style-name="Tabla31.2">
          <table:table-cell table:style-name="Tabla31.A3" office:value-type="string">
            <text:p text:style-name="P22">tipoMIMEFicheroAnexado</text:p>
          </table:table-cell>
          <table:table-cell table:style-name="Tabla31.A3" office:value-type="string">
            <text:p text:style-name="P34">Cadena</text:p>
          </table:table-cell>
          <table:table-cell table:style-name="Tabla31.A3" office:value-type="string">
            <text:p text:style-name="P34">0..1</text:p>
          </table:table-cell>
          <table:table-cell table:style-name="Tabla31.C3" office:value-type="float" office:value="30">
            <text:p text:style-name="P34">30</text:p>
          </table:table-cell>
          <table:table-cell table:style-name="Tabla31.A3" office:value-type="string">
            <text:p text:style-name="P34">Tipo MIME del documento.</text:p>
          </table:table-cell>
          <table:table-cell table:style-name="Tabla31.F3" office:value-type="string">
            <text:p text:style-name="P22">Tipus vàlid d'acord amb NTI de catàleg d'estàndards.</text:p>
          </table:table-cell>
        </table:table-row>
        <table:table-row table:style-name="Tabla31.2">
          <table:table-cell table:style-name="Tabla31.A3" office:value-type="string">
            <text:p text:style-name="P10">tipoDocumental</text:p>
          </table:table-cell>
          <table:table-cell table:style-name="Tabla31.A3" office:value-type="string">
            <text:p text:style-name="P34">Cadena</text:p>
          </table:table-cell>
          <table:table-cell table:style-name="Tabla31.C3" office:value-type="float" office:value="1">
            <text:p text:style-name="P34">1</text:p>
          </table:table-cell>
          <table:table-cell table:style-name="Tabla31.C3" office:value-type="float" office:value="4">
            <text:p text:style-name="P34">4</text:p>
          </table:table-cell>
          <table:table-cell table:style-name="Tabla31.A3" office:value-type="string">
            <text:p text:style-name="P34">Codi de la metadada tipus documental de la NTI de document electrònic.</text:p>
          </table:table-cell>
          <table:table-cell table:style-name="Tabla31.F3" office:value-type="string">
            <text:p text:style-name="P22"/>
          </table:table-cell>
        </table:table-row>
        <table:table-row table:style-name="Tabla31.2">
          <table:table-cell table:style-name="Tabla31.A3" office:value-type="string">
            <text:p text:style-name="P22">validezDocumento</text:p>
          </table:table-cell>
          <table:table-cell table:style-name="Tabla31.A3" office:value-type="string">
            <text:p text:style-name="P34">Cadena</text:p>
          </table:table-cell>
          <table:table-cell table:style-name="Tabla31.A3" office:value-type="string">
            <text:p text:style-name="P34">0..1</text:p>
          </table:table-cell>
          <table:table-cell table:style-name="Tabla31.C3" office:value-type="float" office:value="2">
            <text:p text:style-name="P34">2</text:p>
          </table:table-cell>
          <table:table-cell table:style-name="Tabla31.A3" office:value-type="string">
            <text:p text:style-name="P34">Codi SICRES del segment Anexo – validez del documento</text:p>
          </table:table-cell>
          <table:table-cell table:style-name="Tabla31.F3" office:value-type="string">
            <text:p text:style-name="P22"/>
          </table:table-cell>
        </table:table-row>
        <table:table-row table:style-name="Tabla31.2">
          <table:table-cell table:style-name="Tabla31.A3" office:value-type="string">
            <text:p text:style-name="P22">tipoDocumento</text:p>
          </table:table-cell>
          <table:table-cell table:style-name="Tabla31.A3" office:value-type="string">
            <text:p text:style-name="P34">Cadena</text:p>
          </table:table-cell>
          <table:table-cell table:style-name="Tabla31.C3" office:value-type="float" office:value="1">
            <text:p text:style-name="P34">1</text:p>
          </table:table-cell>
          <table:table-cell table:style-name="Tabla31.C3" office:value-type="float" office:value="2">
            <text:p text:style-name="P34">2</text:p>
          </table:table-cell>
          <table:table-cell table:style-name="Tabla31.A3" office:value-type="string">
            <text:p text:style-name="P34">Codi SICRES del segment Anexo – tipo de documento</text:p>
          </table:table-cell>
          <table:table-cell table:style-name="Tabla31.F3" office:value-type="string">
            <text:p text:style-name="P25"/>
          </table:table-cell>
        </table:table-row>
        <table:table-row table:style-name="Tabla31.2">
          <table:table-cell table:style-name="Tabla31.A3" office:value-type="string">
            <text:p text:style-name="P22">observaciones</text:p>
          </table:table-cell>
          <table:table-cell table:style-name="Tabla31.A3" office:value-type="string">
            <text:p text:style-name="P34">Cadena</text:p>
          </table:table-cell>
          <table:table-cell table:style-name="Tabla31.A3" office:value-type="string">
            <text:p text:style-name="P34">0..1</text:p>
          </table:table-cell>
          <table:table-cell table:style-name="Tabla31.C3" office:value-type="float" office:value="50">
            <text:p text:style-name="P34">50</text:p>
          </table:table-cell>
          <table:table-cell table:style-name="Tabla31.A3" office:value-type="string">
            <text:p text:style-name="P34">Observacions de l'annex.</text:p>
          </table:table-cell>
          <table:table-cell table:style-name="Tabla31.F3" office:value-type="string">
            <text:p text:style-name="P22"/>
          </table:table-cell>
        </table:table-row>
        <table:table-row table:style-name="Tabla31.2">
          <table:table-cell table:style-name="Tabla31.A3" office:value-type="string">
            <text:p text:style-name="P10">origenCiudadanoAdmin</text:p>
          </table:table-cell>
          <table:table-cell table:style-name="Tabla31.A3" office:value-type="string">
            <text:p text:style-name="P34">Cadena</text:p>
          </table:table-cell>
          <table:table-cell table:style-name="Tabla31.C3" office:value-type="float" office:value="1">
            <text:p text:style-name="P34">1</text:p>
          </table:table-cell>
          <table:table-cell table:style-name="Tabla31.C3" office:value-type="float" office:value="1">
            <text:p text:style-name="P34">1</text:p>
          </table:table-cell>
          <table:table-cell table:style-name="Tabla31.A3" office:value-type="string">
            <text:p text:style-name="P34">Codi de la metadada origen de la NTI de document electrònic</text:p>
          </table:table-cell>
          <table:table-cell table:style-name="Tabla31.F3" office:value-type="string">
            <text:p text:style-name="P22"/>
          </table:table-cell>
        </table:table-row>
        <table:table-row table:style-name="Tabla31.2">
          <table:table-cell table:style-name="Tabla31.A3" office:value-type="string">
            <text:p text:style-name="P10">fechaCaptura</text:p>
          </table:table-cell>
          <table:table-cell table:style-name="Tabla31.A3" office:value-type="string">
            <text:p text:style-name="P34">Data</text:p>
          </table:table-cell>
          <table:table-cell table:style-name="Tabla31.C3" office:value-type="float" office:value="1">
            <text:p text:style-name="P34">1</text:p>
          </table:table-cell>
          <table:table-cell table:style-name="Tabla31.C3" office:value-type="float" office:value="14">
            <text:p text:style-name="P34">14</text:p>
          </table:table-cell>
          <table:table-cell table:style-name="Tabla31.A3" office:value-type="string">
            <text:p text:style-name="P34">Data de captura del document</text:p>
          </table:table-cell>
          <table:table-cell table:style-name="Tabla31.F3" office:value-type="string">
            <text:p text:style-name="P22">AAAAMMDDHHMMSS</text:p>
          </table:table-cell>
        </table:table-row>
        <table:table-row table:style-name="Tabla31.2">
          <table:table-cell table:style-name="Tabla31.A3" office:value-type="string">
            <text:p text:style-name="P10">modoFirma</text:p>
          </table:table-cell>
          <table:table-cell table:style-name="Tabla31.A3" office:value-type="string">
            <text:p text:style-name="P34">Numèric</text:p>
          </table:table-cell>
          <table:table-cell table:style-name="Tabla31.A3" office:value-type="string">
            <text:p text:style-name="P34">0..1</text:p>
          </table:table-cell>
          <table:table-cell table:style-name="Tabla31.C3" office:value-type="float" office:value="1">
            <text:p text:style-name="P34">1</text:p>
          </table:table-cell>
          <table:table-cell table:style-name="Tabla31.A3" office:value-type="string">
            <text:p text:style-name="P34">Indica el tipo de firma. </text:p>
          </table:table-cell>
          <table:table-cell table:style-name="Tabla31.F3" office:value-type="string">
            <text:p text:style-name="P34">0 no té firma, </text:p>
            <text:p text:style-name="P34">1 autofirma si, </text:p>
            <text:p text:style-name="P34">2 autofirma no (firma detached).</text:p>
          </table:table-cell>
        </table:table-row>
        <table:table-row table:style-name="Tabla31.2">
          <table:table-cell table:style-name="Tabla31.A3" office:value-type="string">
            <text:p text:style-name="P10">nombreFirmaAnexada</text:p>
          </table:table-cell>
          <table:table-cell table:style-name="Tabla31.A3" office:value-type="string">
            <text:p text:style-name="P34">Cadena</text:p>
          </table:table-cell>
          <table:table-cell table:style-name="Tabla31.A3" office:value-type="string">
            <text:p text:style-name="P34">0..1</text:p>
          </table:table-cell>
          <table:table-cell table:style-name="Tabla31.C3" office:value-type="float" office:value="80">
            <text:p text:style-name="P34">80</text:p>
          </table:table-cell>
          <table:table-cell table:style-name="Tabla31.A3" office:value-type="string">
            <text:p text:style-name="P34">Nom del fitxer de firma</text:p>
          </table:table-cell>
          <table:table-cell table:style-name="Tabla31.F3" office:value-type="string">
            <text:p text:style-name="P22">Ha de contenir l'extensió</text:p>
          </table:table-cell>
        </table:table-row>
        <table:table-row table:style-name="Tabla31.2">
          <table:table-cell table:style-name="Tabla31.A3" office:value-type="string">
            <text:p text:style-name="P10">firmaAnexada</text:p>
          </table:table-cell>
          <table:table-cell table:style-name="Tabla31.A3" office:value-type="string">
            <text:p text:style-name="P34">Byte[]</text:p>
          </table:table-cell>
          <table:table-cell table:style-name="Tabla31.A3" office:value-type="string">
            <text:p text:style-name="P34">0..1</text:p>
          </table:table-cell>
          <table:table-cell table:style-name="Tabla31.A3" office:value-type="string">
            <text:p text:style-name="P34">Var</text:p>
          </table:table-cell>
          <table:table-cell table:style-name="Tabla31.A3" office:value-type="string">
            <text:p text:style-name="P34">Contingut de la firma.</text:p>
          </table:table-cell>
          <table:table-cell table:style-name="Tabla31.F3" office:value-type="string">
            <text:p text:style-name="P22"/>
          </table:table-cell>
        </table:table-row>
        <table:table-row table:style-name="Tabla31.2">
          <table:table-cell table:style-name="Tabla31.A3" office:value-type="string">
            <text:p text:style-name="P10">tamanoFirmaAnexada</text:p>
          </table:table-cell>
          <table:table-cell table:style-name="Tabla31.A3" office:value-type="string">
            <text:p text:style-name="P34">Numèric</text:p>
          </table:table-cell>
          <table:table-cell table:style-name="Tabla31.A3" office:value-type="string">
            <text:p text:style-name="P34">0..1</text:p>
          </table:table-cell>
          <table:table-cell table:style-name="Tabla31.A3" office:value-type="string">
            <text:p text:style-name="P34">Var</text:p>
          </table:table-cell>
          <table:table-cell table:style-name="Tabla31.A3" office:value-type="string">
            <text:p text:style-name="P34">Mida en bytes de la firma</text:p>
          </table:table-cell>
          <table:table-cell table:style-name="Tabla31.F3" office:value-type="string">
            <text:p text:style-name="P22"/>
          </table:table-cell>
        </table:table-row>
        <table:table-row table:style-name="Tabla31.2">
          <table:table-cell table:style-name="Tabla31.A3" office:value-type="string">
            <text:p text:style-name="P10">tipoMIMEFirmaAnexada</text:p>
          </table:table-cell>
          <table:table-cell table:style-name="Tabla31.A3" office:value-type="string">
            <text:p text:style-name="P34">Cadena</text:p>
          </table:table-cell>
          <table:table-cell table:style-name="Tabla31.A3" office:value-type="string">
            <text:p text:style-name="P34">0..1</text:p>
          </table:table-cell>
          <table:table-cell table:style-name="Tabla31.C3" office:value-type="float" office:value="30">
            <text:p text:style-name="P34">30</text:p>
          </table:table-cell>
          <table:table-cell table:style-name="Tabla31.A3" office:value-type="string">
            <text:p text:style-name="P34">Tipo MIME de la firma</text:p>
          </table:table-cell>
          <table:table-cell table:style-name="Tabla31.F3" office:value-type="string">
            <text:p text:style-name="P22">Tipus vàlid d'acord amb NTI de catàleg d'estàndards.</text:p>
          </table:table-cell>
        </table:table-row>
        <table:table-row table:style-name="Tabla31.2">
          <table:table-cell table:style-name="Tabla31.A3" office:value-type="string">
            <text:p text:style-name="P22">certificado</text:p>
          </table:table-cell>
          <table:table-cell table:style-name="Tabla31.A3" office:value-type="string">
            <text:p text:style-name="P34">Cadena</text:p>
          </table:table-cell>
          <table:table-cell table:style-name="Tabla31.A3" office:value-type="string">
            <text:p text:style-name="P34">0..1</text:p>
          </table:table-cell>
          <table:table-cell table:style-name="Tabla31.A3" office:value-type="string">
            <text:p text:style-name="P34">Var</text:p>
          </table:table-cell>
          <table:table-cell table:style-name="Tabla31.A3" office:value-type="string">
            <text:p text:style-name="P34">Part pública del certificat emprat per signar el fitxer. En base64.</text:p>
          </table:table-cell>
          <table:table-cell table:style-name="Tabla31.F3" office:value-type="string">
            <text:p text:style-name="P25"/>
          </table:table-cell>
        </table:table-row>
        <table:table-row table:style-name="Tabla31.2">
          <table:table-cell table:style-name="Tabla31.A3" office:value-type="string">
            <text:p text:style-name="P22">firmacsv</text:p>
          </table:table-cell>
          <table:table-cell table:style-name="Tabla31.A3" office:value-type="string">
            <text:p text:style-name="P34">Cadena</text:p>
          </table:table-cell>
          <table:table-cell table:style-name="Tabla31.A3" office:value-type="string">
            <text:p text:style-name="P34">0..1</text:p>
          </table:table-cell>
          <table:table-cell table:style-name="Tabla31.A3" office:value-type="string">
            <text:p text:style-name="P34">Var</text:p>
          </table:table-cell>
          <table:table-cell table:style-name="Tabla31.A3" office:value-type="string">
            <text:p text:style-name="P34">Si el document té una signatura amb CSV valor del CSV en base64</text:p>
          </table:table-cell>
          <table:table-cell table:style-name="Tabla31.F3" office:value-type="string">
            <text:p text:style-name="P25"/>
          </table:table-cell>
        </table:table-row>
        <table:table-row table:style-name="Tabla31.2">
          <table:table-cell table:style-name="Tabla31.A3" office:value-type="string">
            <text:p text:style-name="P22">timestamp</text:p>
          </table:table-cell>
          <table:table-cell table:style-name="Tabla31.A3" office:value-type="string">
            <text:p text:style-name="P34">Cadena</text:p>
          </table:table-cell>
          <table:table-cell table:style-name="Tabla31.A3" office:value-type="string">
            <text:p text:style-name="P34">0..1</text:p>
          </table:table-cell>
          <table:table-cell table:style-name="Tabla31.A3" office:value-type="string">
            <text:p text:style-name="P34">Var</text:p>
          </table:table-cell>
          <table:table-cell table:style-name="Tabla31.A3" office:value-type="string">
            <text:p text:style-name="P34">Timestamp del document en base 64.</text:p>
          </table:table-cell>
          <table:table-cell table:style-name="Tabla31.F3" office:value-type="string">
            <text:p text:style-name="P25"/>
          </table:table-cell>
        </table:table-row>
        <table:table-row table:style-name="Tabla31.22">
          <table:table-cell table:style-name="Tabla31.A3" office:value-type="string">
            <text:p text:style-name="P22">validacionOCSP</text:p>
          </table:table-cell>
          <table:table-cell table:style-name="Tabla31.A3" office:value-type="string">
            <text:p text:style-name="P34">Cadena </text:p>
          </table:table-cell>
          <table:table-cell table:style-name="Tabla31.A3" office:value-type="string">
            <text:p text:style-name="P34">0..1</text:p>
          </table:table-cell>
          <table:table-cell table:style-name="Tabla31.A3" office:value-type="string">
            <text:p text:style-name="P34">Var</text:p>
          </table:table-cell>
          <table:table-cell table:style-name="Tabla31.A3" office:value-type="string">
            <text:p text:style-name="P34">Resposta OCSP de la validesa del certificat en base64.</text:p>
          </table:table-cell>
          <table:table-cell table:style-name="Tabla31.F3" office:value-type="string">
            <text:p text:style-name="P25"/>
          </table:table-cell>
        </table:table-row>
      </table:table>
      <text:h text:style-name="Heading_20_2" text:outline-level="2"><text:soft-page-break/>Assentament Entrada resposta (RegistroEntradaResponseWs)</text:h>
      <text:p text:style-name="Text_20_body">L'assentament d'entrada està representat per la classe <text:span text:style-name="T3">RegistroEntradaResponseWs</text:span> que a la vegada extén de la classe genèrica <text:span text:style-name="T3">RegistroResponseWs</text:span> que representa les dades comuns d'un Assentament. </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table:number-columns-spanned="6" office:value-type="string">
            <text:p text:style-name="P8">Definició d'objecte: RegistroEntradaResponseWs</text:p>
          </table:table-cell>
          <table:covered-table-cell/>
          <table:covered-table-cell/>
          <table:covered-table-cell/>
          <table:covered-table-cell/>
          <table:covered-table-cell/>
        </table:table-row>
        <table:table-row table:style-name="Tabla27.1">
          <table:table-cell table:style-name="Tabla27.A2" office:value-type="string">
            <text:p text:style-name="P12">Camp</text:p>
          </table:table-cell>
          <table:table-cell table:style-name="Tabla27.A2" office:value-type="string">
            <text:p text:style-name="P12">Tipus</text:p>
          </table:table-cell>
          <table:table-cell table:style-name="Tabla27.A2" office:value-type="string">
            <text:p text:style-name="P12">Car</text:p>
          </table:table-cell>
          <table:table-cell table:style-name="Tabla27.A2" office:value-type="string">
            <text:p text:style-name="P12">Lon</text:p>
          </table:table-cell>
          <table:table-cell table:style-name="Tabla27.A2" office:value-type="string">
            <text:p text:style-name="P12">Descripció</text:p>
          </table:table-cell>
          <table:table-cell table:style-name="Tabla27.F2" office:value-type="string">
            <text:p text:style-name="P12">Comentaris</text:p>
          </table:table-cell>
        </table:table-row>
        <table:table-row table:style-name="Tabla27.1">
          <table:table-cell table:style-name="Tabla27.A3" office:value-type="string">
            <text:p text:style-name="P11">destinoCodigo</text:p>
          </table:table-cell>
          <table:table-cell table:style-name="Tabla27.A3" office:value-type="string">
            <text:p text:style-name="P11">Cadena</text:p>
          </table:table-cell>
          <table:table-cell table:style-name="Tabla27.C3" office:value-type="float" office:value="1">
            <text:p text:style-name="P11">1</text:p>
          </table:table-cell>
          <table:table-cell table:style-name="Tabla27.C3" office:value-type="float" office:value="21">
            <text:p text:style-name="P11">21</text:p>
          </table:table-cell>
          <table:table-cell table:style-name="Tabla27.A3" office:value-type="string">
            <text:p text:style-name="P11">Codi DIR3 de l'òrgan destinatari de l'assentament.</text:p>
          </table:table-cell>
          <table:table-cell table:style-name="Tabla27.F3" office:value-type="string">
            <text:p text:style-name="P11"/>
          </table:table-cell>
        </table:table-row>
        <table:table-row table:style-name="Tabla27.1">
          <table:table-cell table:style-name="Tabla27.A3" office:value-type="string">
            <text:p text:style-name="P11">destinoDenominacion</text:p>
          </table:table-cell>
          <table:table-cell table:style-name="Tabla27.A3" office:value-type="string">
            <text:p text:style-name="P11">Cadena</text:p>
          </table:table-cell>
          <table:table-cell table:style-name="Tabla27.C3" office:value-type="float" office:value="1">
            <text:p text:style-name="P11">1</text:p>
          </table:table-cell>
          <table:table-cell table:style-name="Tabla27.C3" office:value-type="float" office:value="80">
            <text:p text:style-name="P11">80</text:p>
          </table:table-cell>
          <table:table-cell table:style-name="Tabla27.A3" office:value-type="string">
            <text:p text:style-name="P11">Denominació DIR3 de l'òrgan destinatari de l'assentament.</text:p>
          </table:table-cell>
          <table:table-cell table:style-name="Tabla27.F3" office:value-type="string">
            <text:p text:style-name="P11"/>
          </table:table-cell>
        </table:table-row>
        <table:table-row table:style-name="Tabla27.1">
          <table:table-cell table:style-name="Tabla27.A3" office:value-type="string">
            <text:p text:style-name="P11">assentament</text:p>
          </table:table-cell>
          <table:table-cell table:style-name="Tabla27.A3" office:value-type="string">
            <text:p text:style-name="P12">RegistroResponseWs</text:p>
          </table:table-cell>
          <table:table-cell table:style-name="Tabla27.C3" office:value-type="float" office:value="1">
            <text:p text:style-name="P11">1</text:p>
          </table:table-cell>
          <table:table-cell table:style-name="Tabla27.A3" office:value-type="string">
            <text:p text:style-name="P11">Var</text:p>
          </table:table-cell>
          <table:table-cell table:style-name="Tabla27.A3" office:value-type="string">
            <text:p text:style-name="P11">Dades de l'assentament</text:p>
          </table:table-cell>
          <table:table-cell table:style-name="Tabla27.F3" office:value-type="string">
            <text:p text:style-name="P11"/>
          </table:table-cell>
        </table:table-row>
      </table:table>
      <text:h text:style-name="Heading_20_2" text:outline-level="2">Assentament de Sortida resposta (RegistroSalidaResponseWs)</text:h>
      <text:p text:style-name="Text_20_body">L'assentament de sortida està representat per la classe <text:span text:style-name="T3">RegistroEntradaResponseWs</text:span> que a la vegada extén de la classe genèrica <text:span text:style-name="T3">RegistroResponseWs</text:span> que representa les dades comuns d'un Assentament. </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table:number-columns-spanned="6" office:value-type="string">
            <text:p text:style-name="P8">Definició d'objecte: RegistroSalidaResponseWs</text:p>
          </table:table-cell>
          <table:covered-table-cell/>
          <table:covered-table-cell/>
          <table:covered-table-cell/>
          <table:covered-table-cell/>
          <table:covered-table-cell/>
        </table:table-row>
        <table:table-row table:style-name="Tabla28.1">
          <table:table-cell table:style-name="Tabla28.A2" office:value-type="string">
            <text:p text:style-name="P12">Camp</text:p>
          </table:table-cell>
          <table:table-cell table:style-name="Tabla28.A2" office:value-type="string">
            <text:p text:style-name="P12">Tipus</text:p>
          </table:table-cell>
          <table:table-cell table:style-name="Tabla28.A2" office:value-type="string">
            <text:p text:style-name="P12">Car</text:p>
          </table:table-cell>
          <table:table-cell table:style-name="Tabla28.A2" office:value-type="string">
            <text:p text:style-name="P12">Lon</text:p>
          </table:table-cell>
          <table:table-cell table:style-name="Tabla28.A2" office:value-type="string">
            <text:p text:style-name="P12">Descripció</text:p>
          </table:table-cell>
          <table:table-cell table:style-name="Tabla28.F2" office:value-type="string">
            <text:p text:style-name="P12">Comentaris</text:p>
          </table:table-cell>
        </table:table-row>
        <table:table-row table:style-name="Tabla28.1">
          <table:table-cell table:style-name="Tabla28.A3" office:value-type="string">
            <text:p text:style-name="P11">origenCodigo</text:p>
          </table:table-cell>
          <table:table-cell table:style-name="Tabla28.A3" office:value-type="string">
            <text:p text:style-name="P11">Cadena</text:p>
          </table:table-cell>
          <table:table-cell table:style-name="Tabla28.C3" office:value-type="float" office:value="1">
            <text:p text:style-name="P11">1</text:p>
          </table:table-cell>
          <table:table-cell table:style-name="Tabla28.C3" office:value-type="float" office:value="21">
            <text:p text:style-name="P11">21</text:p>
          </table:table-cell>
          <table:table-cell table:style-name="Tabla28.A3" office:value-type="string">
            <text:p text:style-name="P11">Codi DIR3 de l'òrgan origen de l'assentament.</text:p>
          </table:table-cell>
          <table:table-cell table:style-name="Tabla28.F3" office:value-type="string">
            <text:p text:style-name="P11"/>
          </table:table-cell>
        </table:table-row>
        <table:table-row table:style-name="Tabla28.1">
          <table:table-cell table:style-name="Tabla28.A3" office:value-type="string">
            <text:p text:style-name="P11">origenDenominacion</text:p>
          </table:table-cell>
          <table:table-cell table:style-name="Tabla28.A3" office:value-type="string">
            <text:p text:style-name="P11">Cadena</text:p>
          </table:table-cell>
          <table:table-cell table:style-name="Tabla28.C3" office:value-type="float" office:value="1">
            <text:p text:style-name="P11">1</text:p>
          </table:table-cell>
          <table:table-cell table:style-name="Tabla28.C3" office:value-type="float" office:value="80">
            <text:p text:style-name="P11">80</text:p>
          </table:table-cell>
          <table:table-cell table:style-name="Tabla28.A3" office:value-type="string">
            <text:p text:style-name="P11">Denominació DIR3 de l'òrgan origen de l'assentament.</text:p>
          </table:table-cell>
          <table:table-cell table:style-name="Tabla28.F3" office:value-type="string">
            <text:p text:style-name="P11"/>
          </table:table-cell>
        </table:table-row>
        <table:table-row table:style-name="Tabla28.1">
          <table:table-cell table:style-name="Tabla28.A3" office:value-type="string">
            <text:p text:style-name="P11">assentament</text:p>
          </table:table-cell>
          <table:table-cell table:style-name="Tabla28.A3" office:value-type="string">
            <text:p text:style-name="P11">RegistroResponseWs</text:p>
          </table:table-cell>
          <table:table-cell table:style-name="Tabla28.C3" office:value-type="float" office:value="1">
            <text:p text:style-name="P11">1</text:p>
          </table:table-cell>
          <table:table-cell table:style-name="Tabla28.A3" office:value-type="string">
            <text:p text:style-name="P11">Var</text:p>
          </table:table-cell>
          <table:table-cell table:style-name="Tabla28.A3" office:value-type="string">
            <text:p text:style-name="P11">Dades de l'assentament</text:p>
          </table:table-cell>
          <table:table-cell table:style-name="Tabla28.F3" office:value-type="string">
            <text:p text:style-name="P11"/>
          </table:table-cell>
        </table:table-row>
      </table:table>
      <text:h text:style-name="Heading_20_2" text:outline-level="2">Asentament genèric de resposta (RegistroResponseWs)</text:h>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style-name="Tabla29.1">
          <table:table-cell table:style-name="Tabla29.A1" table:number-columns-spanned="6" office:value-type="string">
            <text:p text:style-name="P8">Definició d'objecte: RegistroResponseWs</text:p>
          </table:table-cell>
          <table:covered-table-cell/>
          <table:covered-table-cell/>
          <table:covered-table-cell/>
          <table:covered-table-cell/>
          <table:covered-table-cell/>
        </table:table-row>
        <table:table-row table:style-name="Tabla29.2">
          <table:table-cell table:style-name="Tabla29.A2" office:value-type="string">
            <text:p text:style-name="P12">Camp</text:p>
          </table:table-cell>
          <table:table-cell table:style-name="Tabla29.A2" office:value-type="string">
            <text:p text:style-name="P12">Tipus</text:p>
          </table:table-cell>
          <table:table-cell table:style-name="Tabla29.A2" office:value-type="string">
            <text:p text:style-name="P12">Car</text:p>
          </table:table-cell>
          <table:table-cell table:style-name="Tabla29.A2" office:value-type="string">
            <text:p text:style-name="P12">Lon</text:p>
          </table:table-cell>
          <table:table-cell table:style-name="Tabla29.A2" office:value-type="string">
            <text:p text:style-name="P12">Descripció</text:p>
          </table:table-cell>
          <table:table-cell table:style-name="Tabla29.F2" office:value-type="string">
            <text:p text:style-name="P12">Comentaris</text:p>
          </table:table-cell>
        </table:table-row>
        <table:table-row table:style-name="Tabla29.2">
          <table:table-cell table:style-name="Tabla29.A3" office:value-type="string">
            <text:p text:style-name="P7">entidadCodigo</text:p>
          </table:table-cell>
          <table:table-cell table:style-name="Tabla29.A3" office:value-type="string">
            <text:p text:style-name="P7">Cadena</text:p>
          </table:table-cell>
          <table:table-cell table:style-name="Tabla29.C3" office:value-type="float" office:value="1">
            <text:p text:style-name="P7">1</text:p>
          </table:table-cell>
          <table:table-cell table:style-name="Tabla29.C3" office:value-type="float" office:value="21">
            <text:p text:style-name="P7">21</text:p>
          </table:table-cell>
          <table:table-cell table:style-name="Tabla29.A3" office:value-type="string">
            <text:p text:style-name="P7">Codi DIR3 de l'entitat de l'assentament.</text:p>
          </table:table-cell>
          <table:table-cell table:style-name="Tabla29.F3" office:value-type="string">
            <text:p text:style-name="P37"/>
          </table:table-cell>
        </table:table-row>
        <table:table-row table:style-name="Tabla29.2">
          <table:table-cell table:style-name="Tabla29.A3" office:value-type="string">
            <text:p text:style-name="P7">entidadDenominacion</text:p>
          </table:table-cell>
          <table:table-cell table:style-name="Tabla29.A3" office:value-type="string">
            <text:p text:style-name="P7">Cadena</text:p>
          </table:table-cell>
          <table:table-cell table:style-name="Tabla29.C3" office:value-type="float" office:value="1">
            <text:p text:style-name="P7">1</text:p>
          </table:table-cell>
          <table:table-cell table:style-name="Tabla29.C3" office:value-type="float" office:value="80">
            <text:p text:style-name="P7">80</text:p>
          </table:table-cell>
          <table:table-cell table:style-name="Tabla29.A3" office:value-type="string">
            <text:p text:style-name="P7">Denominació DIR3 de l'entitat de l'assentament.</text:p>
          </table:table-cell>
          <table:table-cell table:style-name="Tabla29.F3" office:value-type="string">
            <text:p text:style-name="P37"/>
          </table:table-cell>
        </table:table-row>
        <table:table-row table:style-name="Tabla29.2">
          <table:table-cell table:style-name="Tabla29.A3" office:value-type="string">
            <text:p text:style-name="P7">numeroRegistro</text:p>
          </table:table-cell>
          <table:table-cell table:style-name="Tabla29.A3" office:value-type="string">
            <text:p text:style-name="P7">Numèric</text:p>
          </table:table-cell>
          <table:table-cell table:style-name="Tabla29.C3" office:value-type="float" office:value="1">
            <text:p text:style-name="P7">1</text:p>
          </table:table-cell>
          <table:table-cell table:style-name="Tabla29.C3">
            <text:p text:style-name="P7"/>
          </table:table-cell>
          <table:table-cell table:style-name="Tabla29.A3" office:value-type="string">
            <text:p text:style-name="P7"/>
          </table:table-cell>
          <table:table-cell table:style-name="Tabla29.F3" office:value-type="string">
            <text:p text:style-name="P37"/>
          </table:table-cell>
        </table:table-row>
        <table:table-row table:style-name="Tabla29.2">
          <table:table-cell table:style-name="Tabla29.A3" office:value-type="string">
            <text:p text:style-name="P7">numeroRegistroFormateado</text:p>
          </table:table-cell>
          <table:table-cell table:style-name="Tabla29.A3" office:value-type="string">
            <text:p text:style-name="P7">Cadena</text:p>
          </table:table-cell>
          <table:table-cell table:style-name="Tabla29.C3" office:value-type="float" office:value="1">
            <text:p text:style-name="P7">1</text:p>
          </table:table-cell>
          <table:table-cell table:style-name="Tabla29.A3" office:value-type="string">
            <text:p text:style-name="P7">Var</text:p>
          </table:table-cell>
          <table:table-cell table:style-name="Tabla29.A3" office:value-type="string">
            <text:p text:style-name="P7"/>
          </table:table-cell>
          <table:table-cell table:style-name="Tabla29.F3" office:value-type="string">
            <text:p text:style-name="P37"/>
          </table:table-cell>
        </table:table-row>
        <table:table-row table:style-name="Tabla29.2">
          <table:table-cell table:style-name="Tabla29.A3" office:value-type="string">
            <text:p text:style-name="P7">fechaRegistro</text:p>
          </table:table-cell>
          <table:table-cell table:style-name="Tabla29.A3" office:value-type="string">
            <text:p text:style-name="P7">Data</text:p>
          </table:table-cell>
          <table:table-cell table:style-name="Tabla29.A3" office:value-type="string">
            <text:p text:style-name="P36">0..1</text:p>
          </table:table-cell>
          <table:table-cell table:style-name="Tabla29.C3" office:value-type="float" office:value="14">
            <text:p text:style-name="P36">14</text:p>
          </table:table-cell>
          <table:table-cell table:style-name="Tabla29.A3" office:value-type="string">
            <text:p text:style-name="P36">Data del assentament</text:p>
          </table:table-cell>
          <table:table-cell table:style-name="Tabla29.F3" office:value-type="string">
            <text:p text:style-name="P37"/>
          </table:table-cell>
        </table:table-row>
        <table:table-row table:style-name="Tabla29.2">
          <table:table-cell table:style-name="Tabla29.A3" office:value-type="string">
            <text:p text:style-name="P7">codigoUsuario</text:p>
          </table:table-cell>
          <table:table-cell table:style-name="Tabla29.A3" office:value-type="string">
            <text:p text:style-name="P7">Cadena</text:p>
          </table:table-cell>
          <table:table-cell table:style-name="Tabla29.C3" office:value-type="float" office:value="1">
            <text:p text:style-name="P7">1</text:p>
          </table:table-cell>
          <table:table-cell table:style-name="Tabla29.A3" office:value-type="string">
            <text:p text:style-name="P7"/>
          </table:table-cell>
          <table:table-cell table:style-name="Tabla29.A3" office:value-type="string">
            <text:p text:style-name="P7">Identificador de l'usuari que ha realitzat <text:s/>l'assentament.</text:p>
          </table:table-cell>
          <table:table-cell table:style-name="Tabla29.F3" office:value-type="string">
            <text:p text:style-name="P37"/>
          </table:table-cell>
        </table:table-row>
        <table:table-row table:style-name="Tabla29.2">
          <table:table-cell table:style-name="Tabla29.A3" office:value-type="string">
            <text:p text:style-name="P7">nombreUsuario</text:p>
          </table:table-cell>
          <table:table-cell table:style-name="Tabla29.A3" office:value-type="string">
            <text:p text:style-name="P7">Cadena</text:p>
          </table:table-cell>
          <table:table-cell table:style-name="Tabla29.C3" office:value-type="float" office:value="1">
            <text:p text:style-name="P7">1</text:p>
          </table:table-cell>
          <table:table-cell table:style-name="Tabla29.A3" office:value-type="string">
            <text:p text:style-name="P7"/>
          </table:table-cell>
          <table:table-cell table:style-name="Tabla29.A3" office:value-type="string">
            <text:p text:style-name="P7">Nom complet de l'usuari que ha realitzat <text:s/>l'assentament.</text:p>
          </table:table-cell>
          <table:table-cell table:style-name="Tabla29.F3" office:value-type="string">
            <text:p text:style-name="P38">Si és un registre electrònic serà el nom de l'aplicació</text:p>
          </table:table-cell>
        </table:table-row>
        <table:table-row table:style-name="Tabla29.2">
          <table:table-cell table:style-name="Tabla29.A3" office:value-type="string">
            <text:p text:style-name="P7">contacteUsuari</text:p>
          </table:table-cell>
          <table:table-cell table:style-name="Tabla29.A3" office:value-type="string">
            <text:p text:style-name="P7">Cadena</text:p>
          </table:table-cell>
          <table:table-cell table:style-name="Tabla29.A3" office:value-type="string">
            <text:p text:style-name="P36">0..1</text:p>
          </table:table-cell>
          <table:table-cell table:style-name="Tabla29.A3" office:value-type="string">
            <text:p text:style-name="P7"/>
          </table:table-cell>
          <table:table-cell table:style-name="Tabla29.A3" office:value-type="string">
            <text:p text:style-name="P7">E-mail complet de l'usuari que ha realitzat <text:s/>l'assentament.</text:p>
          </table:table-cell>
          <table:table-cell table:style-name="Tabla29.F3" office:value-type="string">
            <text:p text:style-name="P37"/>
          </table:table-cell>
        </table:table-row>
        <table:table-row table:style-name="Tabla29.2">
          <table:table-cell table:style-name="Tabla29.A3" office:value-type="string">
            <text:p text:style-name="P11">oficinaCodigo</text:p>
          </table:table-cell>
          <table:table-cell table:style-name="Tabla29.A3" office:value-type="string">
            <text:p text:style-name="P11">Cadena</text:p>
          </table:table-cell>
          <table:table-cell table:style-name="Tabla29.C3" office:value-type="float" office:value="1">
            <text:p text:style-name="P11">1</text:p>
          </table:table-cell>
          <table:table-cell table:style-name="Tabla29.C3" office:value-type="float" office:value="21">
            <text:p text:style-name="P11">21</text:p>
          </table:table-cell>
          <table:table-cell table:style-name="Tabla29.A3" office:value-type="string">
            <text:p text:style-name="P11">Codi DIR3 de l'entitat registral on es registre l'assentament</text:p>
          </table:table-cell>
          <table:table-cell table:style-name="Tabla29.F3" office:value-type="string">
            <text:p text:style-name="P11">Ha d'estar en estat vigent.</text:p>
          </table:table-cell>
        </table:table-row>
        <table:table-row table:style-name="Tabla29.2">
          <table:table-cell table:style-name="Tabla29.A3" office:value-type="string">
            <text:p text:style-name="P11">oficinaDenominacion</text:p>
          </table:table-cell>
          <table:table-cell table:style-name="Tabla29.A3" office:value-type="string">
            <text:p text:style-name="P11">Cadena</text:p>
          </table:table-cell>
          <table:table-cell table:style-name="Tabla29.C3" office:value-type="float" office:value="1">
            <text:p text:style-name="P11">1</text:p>
          </table:table-cell>
          <table:table-cell table:style-name="Tabla29.C3" office:value-type="float" office:value="80">
            <text:p text:style-name="P11">80</text:p>
          </table:table-cell>
          <table:table-cell table:style-name="Tabla29.A3" office:value-type="string">
            <text:p text:style-name="P11"><text:span text:style-name="T1">Denominació</text:span> DIR3 de l'entitat registral on es registre l'assentament</text:p>
          </table:table-cell>
          <table:table-cell table:style-name="Tabla29.F3" office:value-type="string">
            <text:p text:style-name="P11"/>
          </table:table-cell>
        </table:table-row>
        <table:table-row table:style-name="Tabla29.2">
          <table:table-cell table:style-name="Tabla29.A3" office:value-type="string">
            <text:p text:style-name="P21">libro</text:p>
          </table:table-cell>
          <table:table-cell table:style-name="Tabla29.A3" office:value-type="string">
            <text:p text:style-name="P21">Cadena</text:p>
          </table:table-cell>
          <table:table-cell table:style-name="Tabla29.C3" office:value-type="float" office:value="1">
            <text:p text:style-name="P11">1</text:p>
          </table:table-cell>
          <table:table-cell table:style-name="Tabla29.C3" office:value-type="float" office:value="4">
            <text:p text:style-name="P39">4</text:p>
          </table:table-cell>
          <table:table-cell table:style-name="Tabla29.A3" office:value-type="string">
            <text:p text:style-name="P11">Codi del llibre al qual fer l'assentament.</text:p>
          </table:table-cell>
          <table:table-cell table:style-name="Tabla29.F3" office:value-type="string">
            <text:p text:style-name="P11">Ha d'estar en estat vigent.</text:p>
          </table:table-cell>
        </table:table-row>
        <table:table-row table:style-name="Tabla29.2">
          <table:table-cell table:style-name="Tabla29.A3" office:value-type="string">
            <text:p text:style-name="P21">extracto</text:p>
          </table:table-cell>
          <table:table-cell table:style-name="Tabla29.A3" office:value-type="string">
            <text:p text:style-name="P21">Cadena</text:p>
          </table:table-cell>
          <table:table-cell table:style-name="Tabla29.C3" office:value-type="float" office:value="1">
            <text:p text:style-name="P11">1</text:p>
          </table:table-cell>
          <table:table-cell table:style-name="Tabla29.C3" office:value-type="float" office:value="240">
            <text:p text:style-name="P11">240</text:p>
          </table:table-cell>
          <table:table-cell table:style-name="Tabla29.A3" office:value-type="string">
            <text:p text:style-name="P11">Extracte o resum de l'assentament</text:p>
          </table:table-cell>
          <table:table-cell table:style-name="Tabla29.F3" office:value-type="string">
            <text:p text:style-name="P11">Texte</text:p>
          </table:table-cell>
        </table:table-row>
        <table:table-row table:style-name="Tabla29.2">
          <table:table-cell table:style-name="Tabla29.A3" office:value-type="string">
            <text:p text:style-name="P21">docFisica</text:p>
          </table:table-cell>
          <table:table-cell table:style-name="Tabla29.A3" office:value-type="string">
            <text:p text:style-name="P21">Cadena</text:p>
          </table:table-cell>
          <table:table-cell table:style-name="Tabla29.C3" office:value-type="float" office:value="1">
            <text:p text:style-name="P11">1</text:p>
          </table:table-cell>
          <table:table-cell table:style-name="Tabla29.C3" office:value-type="float" office:value="1">
            <text:p text:style-name="P11">1</text:p>
          </table:table-cell>
          <table:table-cell table:style-name="Tabla29.A3" office:value-type="string">
            <text:p text:style-name="P11">Codi SICRES del segment internos – Documentación física y/o soportes</text:p>
          </table:table-cell>
          <table:table-cell table:style-name="Tabla29.F3" office:value-type="string">
            <text:p text:style-name="P11"/>
          </table:table-cell>
        </table:table-row>
        <text:soft-page-break/>
        <table:table-row table:style-name="Tabla29.2">
          <table:table-cell table:style-name="Tabla29.A3" office:value-type="string">
            <text:p text:style-name="P21">tipoAsunto</text:p>
          </table:table-cell>
          <table:table-cell table:style-name="Tabla29.A3" office:value-type="string">
            <text:p text:style-name="P21">Cadena</text:p>
          </table:table-cell>
          <table:table-cell table:style-name="Tabla29.C3" office:value-type="float" office:value="1">
            <text:p text:style-name="P11">1</text:p>
          </table:table-cell>
          <table:table-cell table:style-name="Tabla29.C3" office:value-type="float" office:value="16">
            <text:p text:style-name="P39">16</text:p>
          </table:table-cell>
          <table:table-cell table:style-name="Tabla29.A3" office:value-type="string">
            <text:p text:style-name="P11">Codi del tipus assumpte</text:p>
          </table:table-cell>
          <table:table-cell table:style-name="Tabla29.F3" office:value-type="string">
            <text:p text:style-name="P11">Camp tipificat. Exposat al servei obtenirAssumptes.</text:p>
          </table:table-cell>
        </table:table-row>
        <table:table-row table:style-name="Tabla29.2">
          <table:table-cell table:style-name="Tabla29.A3" office:value-type="string">
            <text:p text:style-name="P21">idioma</text:p>
          </table:table-cell>
          <table:table-cell table:style-name="Tabla29.A3" office:value-type="string">
            <text:p text:style-name="P21">Cadena</text:p>
          </table:table-cell>
          <table:table-cell table:style-name="Tabla29.C3" office:value-type="float" office:value="1">
            <text:p text:style-name="P11">1</text:p>
          </table:table-cell>
          <table:table-cell table:style-name="Tabla29.C3" office:value-type="float" office:value="2">
            <text:p text:style-name="P11">2</text:p>
          </table:table-cell>
          <table:table-cell table:style-name="Tabla29.A3" office:value-type="string">
            <text:p text:style-name="P11">Codi de l'idioma en què es fa l'assentament</text:p>
          </table:table-cell>
          <table:table-cell table:style-name="Tabla29.F3" office:value-type="string">
            <text:p text:style-name="P11">Codi ISO-639-1</text:p>
          </table:table-cell>
        </table:table-row>
        <table:table-row table:style-name="Tabla29.2">
          <table:table-cell table:style-name="Tabla29.A3" office:value-type="string">
            <text:p text:style-name="P21">codigoAsunto</text:p>
          </table:table-cell>
          <table:table-cell table:style-name="Tabla29.A3" office:value-type="string">
            <text:p text:style-name="P21">Cadena</text:p>
          </table:table-cell>
          <table:table-cell table:style-name="Tabla29.A3" office:value-type="string">
            <text:p text:style-name="P11">0..1</text:p>
          </table:table-cell>
          <table:table-cell table:style-name="Tabla29.C3" office:value-type="float" office:value="16">
            <text:p text:style-name="P11">16</text:p>
          </table:table-cell>
          <table:table-cell table:style-name="Tabla29.A3" office:value-type="string">
            <text:p text:style-name="P11">Codi de l'assumpte en destí</text:p>
          </table:table-cell>
          <table:table-cell table:style-name="Tabla29.F3" office:value-type="string">
            <text:p text:style-name="P11">Camp tipificat. Exposat al servei obtenirAssumptes.</text:p>
          </table:table-cell>
        </table:table-row>
        <table:table-row table:style-name="Tabla29.2">
          <table:table-cell table:style-name="Tabla29.A3" office:value-type="string">
            <text:p text:style-name="P21">refExterna</text:p>
          </table:table-cell>
          <table:table-cell table:style-name="Tabla29.A3" office:value-type="string">
            <text:p text:style-name="P21">Cadena</text:p>
          </table:table-cell>
          <table:table-cell table:style-name="Tabla29.A3" office:value-type="string">
            <text:p text:style-name="P11">0..1</text:p>
          </table:table-cell>
          <table:table-cell table:style-name="Tabla29.C3" office:value-type="float" office:value="16">
            <text:p text:style-name="P11">16</text:p>
          </table:table-cell>
          <table:table-cell table:style-name="Tabla29.A3" office:value-type="string">
            <text:p text:style-name="P11">Referència externa a qualque element de l'assentament</text:p>
          </table:table-cell>
          <table:table-cell table:style-name="Tabla29.F3" office:value-type="string">
            <text:p text:style-name="P11"/>
          </table:table-cell>
        </table:table-row>
        <table:table-row table:style-name="Tabla29.2">
          <table:table-cell table:style-name="Tabla29.A3" office:value-type="string">
            <text:p text:style-name="P21">numExpediente</text:p>
          </table:table-cell>
          <table:table-cell table:style-name="Tabla29.A3" office:value-type="string">
            <text:p text:style-name="P21">Cadena</text:p>
          </table:table-cell>
          <table:table-cell table:style-name="Tabla29.A3" office:value-type="string">
            <text:p text:style-name="P11">0..1</text:p>
          </table:table-cell>
          <table:table-cell table:style-name="Tabla29.C3" office:value-type="float" office:value="80">
            <text:p text:style-name="P11">80</text:p>
          </table:table-cell>
          <table:table-cell table:style-name="Tabla29.A3" office:value-type="string">
            <text:p text:style-name="P11">Referència al nombre d'expedient de l'assentament</text:p>
          </table:table-cell>
          <table:table-cell table:style-name="Tabla29.F3" office:value-type="string">
            <text:p text:style-name="P11"/>
          </table:table-cell>
        </table:table-row>
        <table:table-row table:style-name="Tabla29.2">
          <table:table-cell table:style-name="Tabla29.A3" office:value-type="string">
            <text:p text:style-name="P21">tipoTransporte</text:p>
          </table:table-cell>
          <table:table-cell table:style-name="Tabla29.A3" office:value-type="string">
            <text:p text:style-name="P21">Cadena</text:p>
          </table:table-cell>
          <table:table-cell table:style-name="Tabla29.A3" office:value-type="string">
            <text:p text:style-name="P11">0..1</text:p>
          </table:table-cell>
          <table:table-cell table:style-name="Tabla29.C3" office:value-type="float" office:value="2">
            <text:p text:style-name="P11">2</text:p>
          </table:table-cell>
          <table:table-cell table:style-name="Tabla29.A3" office:value-type="string">
            <text:p text:style-name="P11">Codi SICRES3 del segment internos – tipo transporte</text:p>
          </table:table-cell>
          <table:table-cell table:style-name="Tabla29.F3" office:value-type="string">
            <text:p text:style-name="P21"/>
          </table:table-cell>
        </table:table-row>
        <table:table-row table:style-name="Tabla29.2">
          <table:table-cell table:style-name="Tabla29.A3" office:value-type="string">
            <text:p text:style-name="P21">numTransporte</text:p>
          </table:table-cell>
          <table:table-cell table:style-name="Tabla29.A3" office:value-type="string">
            <text:p text:style-name="P21">Cadena</text:p>
          </table:table-cell>
          <table:table-cell table:style-name="Tabla29.A3" office:value-type="string">
            <text:p text:style-name="P11">0..1</text:p>
          </table:table-cell>
          <table:table-cell table:style-name="Tabla29.C3" office:value-type="float" office:value="20">
            <text:p text:style-name="P11">20</text:p>
          </table:table-cell>
          <table:table-cell table:style-name="Tabla29.A3" office:value-type="string">
            <text:p text:style-name="P11">Número del transport</text:p>
          </table:table-cell>
          <table:table-cell table:style-name="Tabla29.F3" office:value-type="string">
            <text:p text:style-name="P21"/>
          </table:table-cell>
        </table:table-row>
        <table:table-row table:style-name="Tabla29.2">
          <table:table-cell table:style-name="Tabla29.A3" office:value-type="string">
            <text:p text:style-name="P21">observaciones</text:p>
          </table:table-cell>
          <table:table-cell table:style-name="Tabla29.A3" office:value-type="string">
            <text:p text:style-name="P21">Cadena</text:p>
          </table:table-cell>
          <table:table-cell table:style-name="Tabla29.A3" office:value-type="string">
            <text:p text:style-name="P11">0..1</text:p>
          </table:table-cell>
          <table:table-cell table:style-name="Tabla29.C3" office:value-type="float" office:value="50">
            <text:p text:style-name="P11">50</text:p>
          </table:table-cell>
          <table:table-cell table:style-name="Tabla29.A3" office:value-type="string">
            <text:p text:style-name="P11">Observacions de l'assentament.</text:p>
          </table:table-cell>
          <table:table-cell table:style-name="Tabla29.F3" office:value-type="string">
            <text:p text:style-name="P21"/>
          </table:table-cell>
        </table:table-row>
        <table:table-row table:style-name="Tabla29.2">
          <table:table-cell table:style-name="Tabla29.A3" office:value-type="string">
            <text:p text:style-name="P7">numeroRegistroOrigen</text:p>
          </table:table-cell>
          <table:table-cell table:style-name="Tabla29.A3" office:value-type="string">
            <text:p text:style-name="P7">Cadena</text:p>
          </table:table-cell>
          <table:table-cell table:style-name="Tabla29.C3" office:value-type="float" office:value="1">
            <text:p text:style-name="P7">1</text:p>
          </table:table-cell>
          <table:table-cell table:style-name="Tabla29.A3" office:value-type="string">
            <text:p text:style-name="P7">Var</text:p>
          </table:table-cell>
          <table:table-cell table:style-name="Tabla29.A3" office:value-type="string">
            <text:p text:style-name="P7"/>
          </table:table-cell>
          <table:table-cell table:style-name="Tabla29.F3" office:value-type="string">
            <text:p text:style-name="P11"/>
          </table:table-cell>
        </table:table-row>
        <table:table-row table:style-name="Tabla29.2">
          <table:table-cell table:style-name="Tabla29.A3" office:value-type="string">
            <text:p text:style-name="P7">fechaOrigen</text:p>
          </table:table-cell>
          <table:table-cell table:style-name="Tabla29.A3" office:value-type="string">
            <text:p text:style-name="P7">Data</text:p>
          </table:table-cell>
          <table:table-cell table:style-name="Tabla29.A3" office:value-type="string">
            <text:p text:style-name="P36">0..1</text:p>
          </table:table-cell>
          <table:table-cell table:style-name="Tabla29.C3" office:value-type="float" office:value="14">
            <text:p text:style-name="P36">14</text:p>
          </table:table-cell>
          <table:table-cell table:style-name="Tabla29.A3" office:value-type="string">
            <text:p text:style-name="P36">Data del assentament</text:p>
          </table:table-cell>
          <table:table-cell table:style-name="Tabla29.F3" office:value-type="string">
            <text:p text:style-name="P11"/>
          </table:table-cell>
        </table:table-row>
        <table:table-row table:style-name="Tabla29.2">
          <table:table-cell table:style-name="Tabla29.A3" office:value-type="string">
            <text:p text:style-name="P21">aplicacion</text:p>
          </table:table-cell>
          <table:table-cell table:style-name="Tabla29.A3" office:value-type="string">
            <text:p text:style-name="P21">Cadena</text:p>
          </table:table-cell>
          <table:table-cell table:style-name="Tabla29.A3" office:value-type="string">
            <text:p text:style-name="P11">0..1</text:p>
          </table:table-cell>
          <table:table-cell table:style-name="Tabla29.C3" office:value-type="float" office:value="20">
            <text:p text:style-name="P11">20</text:p>
          </table:table-cell>
          <table:table-cell table:style-name="Tabla29.A3" office:value-type="string">
            <text:p text:style-name="P11">Codi de l'aplicació que fa l'assentament</text:p>
          </table:table-cell>
          <table:table-cell table:style-name="Tabla29.F3" office:value-type="string">
            <text:p text:style-name="P21"/>
          </table:table-cell>
        </table:table-row>
        <table:table-row table:style-name="Tabla29.2">
          <table:table-cell table:style-name="Tabla29.A3" office:value-type="string">
            <text:p text:style-name="P21">version</text:p>
          </table:table-cell>
          <table:table-cell table:style-name="Tabla29.A3" office:value-type="string">
            <text:p text:style-name="P21">Cadena</text:p>
          </table:table-cell>
          <table:table-cell table:style-name="Tabla29.A3" office:value-type="string">
            <text:p text:style-name="P11">0..1</text:p>
          </table:table-cell>
          <table:table-cell table:style-name="Tabla29.C3" office:value-type="float" office:value="15">
            <text:p text:style-name="P11">15</text:p>
          </table:table-cell>
          <table:table-cell table:style-name="Tabla29.A3" office:value-type="string">
            <text:p text:style-name="P11">Versió de l'aplicació que fa l'assentament</text:p>
          </table:table-cell>
          <table:table-cell table:style-name="Tabla29.F3" office:value-type="string">
            <text:p text:style-name="P21"/>
          </table:table-cell>
        </table:table-row>
        <table:table-row table:style-name="Tabla29.2">
          <table:table-cell table:style-name="Tabla29.A3" office:value-type="string">
            <text:p text:style-name="P21">expone</text:p>
          </table:table-cell>
          <table:table-cell table:style-name="Tabla29.A3" office:value-type="string">
            <text:p text:style-name="P21">Cadena</text:p>
          </table:table-cell>
          <table:table-cell table:style-name="Tabla29.A3" office:value-type="string">
            <text:p text:style-name="P11">0..1</text:p>
          </table:table-cell>
          <table:table-cell table:style-name="Tabla29.C3" office:value-type="float" office:value="4000">
            <text:p text:style-name="P11">4000</text:p>
          </table:table-cell>
          <table:table-cell table:style-name="Tabla29.A3" office:value-type="string">
            <text:p text:style-name="P11">Exposició de fets</text:p>
          </table:table-cell>
          <table:table-cell table:style-name="Tabla29.F3" office:value-type="string">
            <text:p text:style-name="P21">Només si sol·licitud genèrica electrònica </text:p>
          </table:table-cell>
        </table:table-row>
        <table:table-row table:style-name="Tabla29.2">
          <table:table-cell table:style-name="Tabla29.A3" office:value-type="string">
            <text:p text:style-name="P21">solicita</text:p>
          </table:table-cell>
          <table:table-cell table:style-name="Tabla29.A3" office:value-type="string">
            <text:p text:style-name="P21">Cadena</text:p>
          </table:table-cell>
          <table:table-cell table:style-name="Tabla29.A3" office:value-type="string">
            <text:p text:style-name="P11">0..1</text:p>
          </table:table-cell>
          <table:table-cell table:style-name="Tabla29.C3" office:value-type="float" office:value="4000">
            <text:p text:style-name="P11">4000</text:p>
          </table:table-cell>
          <table:table-cell table:style-name="Tabla29.A3" office:value-type="string">
            <text:p text:style-name="P11">Objecte de la sol·licitud</text:p>
          </table:table-cell>
          <table:table-cell table:style-name="Tabla29.F3" office:value-type="string">
            <text:p text:style-name="P21">Només si sol·licitud genèrica electrònica</text:p>
          </table:table-cell>
        </table:table-row>
        <table:table-row table:style-name="Tabla29.2">
          <table:table-cell table:style-name="Tabla29.A3" office:value-type="string">
            <text:p text:style-name="P11">interessat</text:p>
          </table:table-cell>
          <table:table-cell table:style-name="Tabla29.A3" office:value-type="string">
            <text:p text:style-name="P11">InteresadoWs</text:p>
          </table:table-cell>
          <table:table-cell table:style-name="Tabla29.A3" office:value-type="string">
            <text:p text:style-name="P11">1..n</text:p>
          </table:table-cell>
          <table:table-cell table:style-name="Tabla29.A3" office:value-type="string">
            <text:p text:style-name="P11">Var</text:p>
          </table:table-cell>
          <table:table-cell table:style-name="Tabla29.A3" office:value-type="string">
            <text:p text:style-name="P11">Dades de l'interessat en l'assentament</text:p>
          </table:table-cell>
          <table:table-cell table:style-name="Tabla29.F3" office:value-type="string">
            <text:p text:style-name="P11">Pot haver-n'hi més d'1.</text:p>
          </table:table-cell>
        </table:table-row>
        <table:table-row table:style-name="Tabla29.2">
          <table:table-cell table:style-name="Tabla29.A3" office:value-type="string">
            <text:p text:style-name="P21">anexo</text:p>
          </table:table-cell>
          <table:table-cell table:style-name="Tabla29.A3" office:value-type="string">
            <text:p text:style-name="P11">AnexoWs</text:p>
          </table:table-cell>
          <table:table-cell table:style-name="Tabla29.A3" office:value-type="string">
            <text:p text:style-name="P11">0..n</text:p>
          </table:table-cell>
          <table:table-cell table:style-name="Tabla29.A3" office:value-type="string">
            <text:p text:style-name="P11">Var</text:p>
          </table:table-cell>
          <table:table-cell table:style-name="Tabla29.A3" office:value-type="string">
            <text:p text:style-name="P11">Fitxers annexes a l'assentament</text:p>
          </table:table-cell>
          <table:table-cell table:style-name="Tabla29.F3" office:value-type="string">
            <text:p text:style-name="P11"/>
          </table:table-cell>
        </table:table-row>
      </table:table>
      <text:h text:style-name="Heading_20_2" text:outline-level="2">Assumpte (TipoAsuntoWs)</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8">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12">Camp</text:p>
          </table:table-cell>
          <table:table-cell table:style-name="Tabla5.A2" office:value-type="string">
            <text:p text:style-name="P12">Tipus</text:p>
          </table:table-cell>
          <table:table-cell table:style-name="Tabla5.A2" office:value-type="string">
            <text:p text:style-name="P12">Car</text:p>
          </table:table-cell>
          <table:table-cell table:style-name="Tabla5.A2" office:value-type="string">
            <text:p text:style-name="P12">Lon</text:p>
          </table:table-cell>
          <table:table-cell table:style-name="Tabla5.A2" office:value-type="string">
            <text:p text:style-name="P12">Descripció</text:p>
          </table:table-cell>
          <table:table-cell table:style-name="Tabla5.F2" office:value-type="string">
            <text:p text:style-name="P12">Comentaris</text:p>
          </table:table-cell>
        </table:table-row>
        <table:table-row table:style-name="Tabla5.1">
          <table:table-cell table:style-name="Tabla5.A3" office:value-type="string">
            <text:p text:style-name="P11">codigo</text:p>
          </table:table-cell>
          <table:table-cell table:style-name="Tabla5.A3" office:value-type="string">
            <text:p text:style-name="P11">Cadena</text:p>
          </table:table-cell>
          <table:table-cell table:style-name="Tabla5.C3" office:value-type="float" office:value="1">
            <text:p text:style-name="P11">1</text:p>
          </table:table-cell>
          <table:table-cell table:style-name="Tabla5.C3" office:value-type="float" office:value="16">
            <text:p text:style-name="P11">16</text:p>
          </table:table-cell>
          <table:table-cell table:style-name="Tabla5.A3" office:value-type="string">
            <text:p text:style-name="P11">Codi del tipus assumpte</text:p>
          </table:table-cell>
          <table:table-cell table:style-name="Tabla5.F3" office:value-type="string">
            <text:p text:style-name="P11"/>
          </table:table-cell>
        </table:table-row>
        <table:table-row table:style-name="Tabla5.1">
          <table:table-cell table:style-name="Tabla5.A3" office:value-type="string">
            <text:p text:style-name="P11">nombre</text:p>
          </table:table-cell>
          <table:table-cell table:style-name="Tabla5.A3" office:value-type="string">
            <text:p text:style-name="P11">Cadena</text:p>
          </table:table-cell>
          <table:table-cell table:style-name="Tabla5.C3" office:value-type="float" office:value="1">
            <text:p text:style-name="P11">1</text:p>
          </table:table-cell>
          <table:table-cell table:style-name="Tabla5.A3" office:value-type="string">
            <text:p text:style-name="P11">Var</text:p>
          </table:table-cell>
          <table:table-cell table:style-name="Tabla5.A3" office:value-type="string">
            <text:p text:style-name="P11">Nom del tipus d'assumpte</text:p>
          </table:table-cell>
          <table:table-cell table:style-name="Tabla5.F3" office:value-type="string">
            <text:p text:style-name="P11"/>
          </table:table-cell>
        </table:table-row>
        <table:table-row table:style-name="Tabla5.1">
          <table:table-cell table:style-name="Tabla5.A3" office:value-type="string">
            <text:p text:style-name="P11">activo</text:p>
          </table:table-cell>
          <table:table-cell table:style-name="Tabla5.A3" office:value-type="string">
            <text:p text:style-name="P11">Booleà</text:p>
          </table:table-cell>
          <table:table-cell table:style-name="Tabla5.C3" office:value-type="float" office:value="1">
            <text:p text:style-name="P11">1</text:p>
          </table:table-cell>
          <table:table-cell table:style-name="Tabla5.A3" office:value-type="string">
            <text:p text:style-name="P11">Var</text:p>
          </table:table-cell>
          <table:table-cell table:style-name="Tabla5.A3" office:value-type="string">
            <text:p text:style-name="P11">Indica si <text:s/>està actiu o no.</text:p>
          </table:table-cell>
          <table:table-cell table:style-name="Tabla5.F3" office:value-type="string">
            <text:p text:style-name="P11"/>
          </table:table-cell>
        </table:table-row>
      </table:table>
      <text:h text:style-name="Heading_20_2" text:outline-level="2">Codi Assumpte (CodigoAsuntoWs)</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8">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12">Camp</text:p>
          </table:table-cell>
          <table:table-cell table:style-name="Tabla19.A2" office:value-type="string">
            <text:p text:style-name="P12">Tipus</text:p>
          </table:table-cell>
          <table:table-cell table:style-name="Tabla19.A2" office:value-type="string">
            <text:p text:style-name="P12">Car</text:p>
          </table:table-cell>
          <table:table-cell table:style-name="Tabla19.A2" office:value-type="string">
            <text:p text:style-name="P12">Lon</text:p>
          </table:table-cell>
          <table:table-cell table:style-name="Tabla19.A2" office:value-type="string">
            <text:p text:style-name="P12">Descripció</text:p>
          </table:table-cell>
          <table:table-cell table:style-name="Tabla19.F2" office:value-type="string">
            <text:p text:style-name="P12">Comentaris</text:p>
          </table:table-cell>
        </table:table-row>
        <table:table-row table:style-name="Tabla19.1">
          <table:table-cell table:style-name="Tabla19.A3" office:value-type="string">
            <text:p text:style-name="P11">codigo</text:p>
          </table:table-cell>
          <table:table-cell table:style-name="Tabla19.A3" office:value-type="string">
            <text:p text:style-name="P11">Cadena</text:p>
          </table:table-cell>
          <table:table-cell table:style-name="Tabla19.C3" office:value-type="float" office:value="1">
            <text:p text:style-name="P11">1</text:p>
          </table:table-cell>
          <table:table-cell table:style-name="Tabla19.C3" office:value-type="float" office:value="16">
            <text:p text:style-name="P11">16</text:p>
          </table:table-cell>
          <table:table-cell table:style-name="Tabla19.A3" office:value-type="string">
            <text:p text:style-name="P11">Codi del codi assumpte</text:p>
          </table:table-cell>
          <table:table-cell table:style-name="Tabla19.F3" office:value-type="string">
            <text:p text:style-name="P11"/>
          </table:table-cell>
        </table:table-row>
        <table:table-row table:style-name="Tabla19.1">
          <table:table-cell table:style-name="Tabla19.A3" office:value-type="string">
            <text:p text:style-name="P11">nombre</text:p>
          </table:table-cell>
          <table:table-cell table:style-name="Tabla19.A3" office:value-type="string">
            <text:p text:style-name="P11">Cadena</text:p>
          </table:table-cell>
          <table:table-cell table:style-name="Tabla19.C3" office:value-type="float" office:value="1">
            <text:p text:style-name="P11">1</text:p>
          </table:table-cell>
          <table:table-cell table:style-name="Tabla19.A3" office:value-type="string">
            <text:p text:style-name="P11">Var</text:p>
          </table:table-cell>
          <table:table-cell table:style-name="Tabla19.A3" office:value-type="string">
            <text:p text:style-name="P11">Nom del <text:s/>codi d'assumpte</text:p>
          </table:table-cell>
          <table:table-cell table:style-name="Tabla19.F3" office:value-type="string">
            <text:p text:style-name="P11"/>
          </table:table-cell>
        </table:table-row>
        <table:table-row table:style-name="Tabla19.1">
          <table:table-cell table:style-name="Tabla19.A3" office:value-type="string">
            <text:p text:style-name="P11">tipoAsunto</text:p>
          </table:table-cell>
          <table:table-cell table:style-name="Tabla19.A3" office:value-type="string">
            <text:p text:style-name="P11">TipoAsuntoWs</text:p>
          </table:table-cell>
          <table:table-cell table:style-name="Tabla19.C3" office:value-type="float" office:value="1">
            <text:p text:style-name="P11">1</text:p>
          </table:table-cell>
          <table:table-cell table:style-name="Tabla19.A3" office:value-type="string">
            <text:p text:style-name="P11">Var</text:p>
          </table:table-cell>
          <table:table-cell table:style-name="Tabla19.A3" office:value-type="string">
            <text:p text:style-name="P11">Indica el tipus <text:s/>d'assumpte al que pertany</text:p>
          </table:table-cell>
          <table:table-cell table:style-name="Tabla19.F3" office:value-type="string">
            <text:p text:style-name="P11"/>
          </table:table-cell>
        </table:table-row>
      </table:table>
      <text:h text:style-name="Heading_20_2" text:outline-level="2">Persona <text:s/>(PersonaWs)</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8">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12">Camp</text:p>
          </table:table-cell>
          <table:table-cell table:style-name="Tabla25.A2" office:value-type="string">
            <text:p text:style-name="P12">Tipus</text:p>
          </table:table-cell>
          <table:table-cell table:style-name="Tabla25.A2" office:value-type="string">
            <text:p text:style-name="P12">Car</text:p>
          </table:table-cell>
          <table:table-cell table:style-name="Tabla25.A2" office:value-type="string">
            <text:p text:style-name="P12">Lon</text:p>
          </table:table-cell>
          <table:table-cell table:style-name="Tabla25.A2" office:value-type="string">
            <text:p text:style-name="P12">Descripció</text:p>
          </table:table-cell>
          <table:table-cell table:style-name="Tabla25.F2" office:value-type="string">
            <text:p text:style-name="P12">Comentaris</text:p>
          </table:table-cell>
        </table:table-row>
        <table:table-row table:style-name="Tabla25.1">
          <table:table-cell table:style-name="Tabla25.A3" office:value-type="string">
            <text:p text:style-name="P11">id</text:p>
          </table:table-cell>
          <table:table-cell table:style-name="Tabla25.A3" office:value-type="string">
            <text:p text:style-name="P11">Numèric</text:p>
          </table:table-cell>
          <table:table-cell table:style-name="Tabla25.C3" office:value-type="float" office:value="1">
            <text:p text:style-name="P11">1</text:p>
          </table:table-cell>
          <table:table-cell table:style-name="Tabla25.A3" office:value-type="string">
            <text:p text:style-name="P11">Var</text:p>
          </table:table-cell>
          <table:table-cell table:style-name="Tabla25.A3" office:value-type="string">
            <text:p text:style-name="P11">Identificador de l'objecte</text:p>
          </table:table-cell>
          <table:table-cell table:style-name="Tabla25.F3" office:value-type="string">
            <text:p text:style-name="P11"/>
          </table:table-cell>
        </table:table-row>
        <text:soft-page-break/>
        <table:table-row table:style-name="Tabla25.1">
          <table:table-cell table:style-name="Tabla25.A3" office:value-type="string">
            <text:p text:style-name="P11">nombre</text:p>
          </table:table-cell>
          <table:table-cell table:style-name="Tabla25.A3" office:value-type="string">
            <text:p text:style-name="P11">Cadena</text:p>
          </table:table-cell>
          <table:table-cell table:style-name="Tabla25.C3" office:value-type="float" office:value="1">
            <text:p text:style-name="P11">1</text:p>
          </table:table-cell>
          <table:table-cell table:style-name="Tabla25.C3" office:value-type="float" office:value="30">
            <text:p text:style-name="P11">30</text:p>
          </table:table-cell>
          <table:table-cell table:style-name="Tabla25.A3" office:value-type="string">
            <text:p text:style-name="P11">Nom de la persona.</text:p>
          </table:table-cell>
          <table:table-cell table:style-name="Tabla25.F3" office:value-type="string">
            <text:p text:style-name="P11"/>
          </table:table-cell>
        </table:table-row>
        <table:table-row table:style-name="Tabla25.1">
          <table:table-cell table:style-name="Tabla25.A3" office:value-type="string">
            <text:p text:style-name="P11">apellido1</text:p>
          </table:table-cell>
          <table:table-cell table:style-name="Tabla25.A3" office:value-type="string">
            <text:p text:style-name="P11">Cadena</text:p>
          </table:table-cell>
          <table:table-cell table:style-name="Tabla25.C3" office:value-type="float" office:value="1">
            <text:p text:style-name="P11">1</text:p>
          </table:table-cell>
          <table:table-cell table:style-name="Tabla25.C3" office:value-type="float" office:value="30">
            <text:p text:style-name="P11">30</text:p>
          </table:table-cell>
          <table:table-cell table:style-name="Tabla25.A3" office:value-type="string">
            <text:p text:style-name="P11">Primer llinatge de la persona.</text:p>
          </table:table-cell>
          <table:table-cell table:style-name="Tabla25.F3" office:value-type="string">
            <text:p text:style-name="P11"/>
          </table:table-cell>
        </table:table-row>
        <table:table-row table:style-name="Tabla25.1">
          <table:table-cell table:style-name="Tabla25.A3" office:value-type="string">
            <text:p text:style-name="P11">apellido2</text:p>
          </table:table-cell>
          <table:table-cell table:style-name="Tabla25.A3" office:value-type="string">
            <text:p text:style-name="P11">Cadena </text:p>
          </table:table-cell>
          <table:table-cell table:style-name="Tabla25.A3" office:value-type="string">
            <text:p text:style-name="P11">0..1</text:p>
          </table:table-cell>
          <table:table-cell table:style-name="Tabla25.C3" office:value-type="float" office:value="30">
            <text:p text:style-name="P11">30</text:p>
          </table:table-cell>
          <table:table-cell table:style-name="Tabla25.A3" office:value-type="string">
            <text:p text:style-name="P11">Segon llinatge de la persona.</text:p>
          </table:table-cell>
          <table:table-cell table:style-name="Tabla25.F3" office:value-type="string">
            <text:p text:style-name="P11"/>
          </table:table-cell>
        </table:table-row>
        <table:table-row table:style-name="Tabla25.1">
          <table:table-cell table:style-name="Tabla25.A3" office:value-type="string">
            <text:p text:style-name="P11">razonSocial</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80">
            <text:p text:style-name="P11">80</text:p>
          </table:table-cell>
          <table:table-cell table:style-name="Tabla25.A3" office:value-type="string">
            <text:p text:style-name="P11">Raó social en cas que la persona sigui jurídica</text:p>
          </table:table-cell>
          <table:table-cell table:style-name="Tabla25.F3" office:value-type="string">
            <text:p text:style-name="P11"/>
          </table:table-cell>
        </table:table-row>
        <table:table-row table:style-name="Tabla25.1">
          <table:table-cell table:style-name="Tabla25.A3" office:value-type="string">
            <text:p text:style-name="P11">tipoDocumentoIdentificacionNTI</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
            <text:p text:style-name="P11">1</text:p>
          </table:table-cell>
          <table:table-cell table:style-name="Tabla25.A3" office:value-type="string">
            <text:p text:style-name="P11">Codi SICRES del tipus <text:s/>de document d'identificació. Segmento interesado.</text:p>
          </table:table-cell>
          <table:table-cell table:style-name="Tabla25.F3" office:value-type="string">
            <text:p text:style-name="P11"/>
          </table:table-cell>
        </table:table-row>
        <table:table-row table:style-name="Tabla25.1">
          <table:table-cell table:style-name="Tabla25.A3" office:value-type="string">
            <text:p text:style-name="P11">documento</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9">
            <text:p text:style-name="P11">9</text:p>
          </table:table-cell>
          <table:table-cell table:style-name="Tabla25.A3" office:value-type="string">
            <text:p text:style-name="P11">Document d'identificació de la persona.</text:p>
          </table:table-cell>
          <table:table-cell table:style-name="Tabla25.F3" office:value-type="string">
            <text:p text:style-name="P11"/>
          </table:table-cell>
        </table:table-row>
        <table:table-row table:style-name="Tabla25.1">
          <table:table-cell table:style-name="Tabla25.A3" office:value-type="string">
            <text:p text:style-name="P11">paisDir3ID</text:p>
          </table:table-cell>
          <table:table-cell table:style-name="Tabla25.A3" office:value-type="string">
            <text:p text:style-name="P11">Numèric</text:p>
          </table:table-cell>
          <table:table-cell table:style-name="Tabla25.C3" office:value-type="float" office:value="1">
            <text:p text:style-name="P11">1</text:p>
          </table:table-cell>
          <table:table-cell table:style-name="Tabla25.C3" office:value-type="float" office:value="3">
            <text:p text:style-name="P11">3</text:p>
          </table:table-cell>
          <table:table-cell table:style-name="Tabla25.A3" office:value-type="string">
            <text:p text:style-name="P11">Codi DIR3 del país de la persona.</text:p>
          </table:table-cell>
          <table:table-cell table:style-name="Tabla25.F3" office:value-type="string">
            <text:p text:style-name="P11"/>
          </table:table-cell>
        </table:table-row>
        <table:table-row table:style-name="Tabla25.1">
          <table:table-cell table:style-name="Tabla25.A3" office:value-type="string">
            <text:p text:style-name="P11">provinciaDir3ID</text:p>
          </table:table-cell>
          <table:table-cell table:style-name="Tabla25.A3" office:value-type="string">
            <text:p text:style-name="P11">Numèric</text:p>
          </table:table-cell>
          <table:table-cell table:style-name="Tabla25.A3" office:value-type="string">
            <text:p text:style-name="P11">0..1</text:p>
          </table:table-cell>
          <table:table-cell table:style-name="Tabla25.C3" office:value-type="float" office:value="2">
            <text:p text:style-name="P11">2</text:p>
          </table:table-cell>
          <table:table-cell table:style-name="Tabla25.A3" office:value-type="string">
            <text:p text:style-name="P11">Codi DIR3 de la província de la persona.</text:p>
          </table:table-cell>
          <table:table-cell table:style-name="Tabla25.F3" office:value-type="string">
            <text:p text:style-name="P11"/>
          </table:table-cell>
        </table:table-row>
        <table:table-row table:style-name="Tabla25.1">
          <table:table-cell table:style-name="Tabla25.A3" office:value-type="string">
            <text:p text:style-name="P11">localidadDir3ID</text:p>
          </table:table-cell>
          <table:table-cell table:style-name="Tabla25.A3" office:value-type="string">
            <text:p text:style-name="P11">Numèric</text:p>
          </table:table-cell>
          <table:table-cell table:style-name="Tabla25.A3" office:value-type="string">
            <text:p text:style-name="P11">0..1</text:p>
          </table:table-cell>
          <table:table-cell table:style-name="Tabla25.C3" office:value-type="float" office:value="4">
            <text:p text:style-name="P11">4</text:p>
          </table:table-cell>
          <table:table-cell table:style-name="Tabla25.A3" office:value-type="string">
            <text:p text:style-name="P11">Codi DIR3 de la localitat.</text:p>
          </table:table-cell>
          <table:table-cell table:style-name="Tabla25.F3" office:value-type="string">
            <text:p text:style-name="P11"/>
          </table:table-cell>
        </table:table-row>
        <table:table-row table:style-name="Tabla25.1">
          <table:table-cell table:style-name="Tabla25.A3" office:value-type="string">
            <text:p text:style-name="P11">codigoEntidadGeograficaDir3ID</text:p>
          </table:table-cell>
          <table:table-cell table:style-name="Tabla25.A3" office:value-type="string">
            <text:p text:style-name="P11">Cadena </text:p>
          </table:table-cell>
          <table:table-cell table:style-name="Tabla25.A3" office:value-type="string">
            <text:p text:style-name="P11">0..1</text:p>
          </table:table-cell>
          <table:table-cell table:style-name="Tabla25.C3" office:value-type="float" office:value="2">
            <text:p text:style-name="P11">2</text:p>
          </table:table-cell>
          <table:table-cell table:style-name="Tabla25.A3" office:value-type="string">
            <text:p text:style-name="P11">Codi DIR3 de la entitat geogràfica.</text:p>
          </table:table-cell>
          <table:table-cell table:style-name="Tabla25.F3" office:value-type="string">
            <text:p text:style-name="P11"/>
          </table:table-cell>
        </table:table-row>
        <table:table-row table:style-name="Tabla25.1">
          <table:table-cell table:style-name="Tabla25.A3" office:value-type="string">
            <text:p text:style-name="P11">direccion</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60">
            <text:p text:style-name="P11">160</text:p>
          </table:table-cell>
          <table:table-cell table:style-name="Tabla25.A3" office:value-type="string">
            <text:p text:style-name="P11">Adreça de la persona.</text:p>
          </table:table-cell>
          <table:table-cell table:style-name="Tabla25.F3" office:value-type="string">
            <text:p text:style-name="P11"/>
          </table:table-cell>
        </table:table-row>
        <table:table-row table:style-name="Tabla25.1">
          <table:table-cell table:style-name="Tabla25.A3" office:value-type="string">
            <text:p text:style-name="P11">cp</text:p>
          </table:table-cell>
          <table:table-cell table:style-name="Tabla25.A3" office:value-type="string">
            <text:p text:style-name="P11">Cadena </text:p>
          </table:table-cell>
          <table:table-cell table:style-name="Tabla25.A3" office:value-type="string">
            <text:p text:style-name="P11">0..1</text:p>
          </table:table-cell>
          <table:table-cell table:style-name="Tabla25.C3" office:value-type="float" office:value="5">
            <text:p text:style-name="P11">5</text:p>
          </table:table-cell>
          <table:table-cell table:style-name="Tabla25.A3" office:value-type="string">
            <text:p text:style-name="P11">Codi postal.</text:p>
          </table:table-cell>
          <table:table-cell table:style-name="Tabla25.F3" office:value-type="string">
            <text:p text:style-name="P11"/>
          </table:table-cell>
        </table:table-row>
        <table:table-row table:style-name="Tabla25.1">
          <table:table-cell table:style-name="Tabla25.A3" office:value-type="string">
            <text:p text:style-name="P11">email</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60">
            <text:p text:style-name="P11">160</text:p>
          </table:table-cell>
          <table:table-cell table:style-name="Tabla25.A3" office:value-type="string">
            <text:p text:style-name="P11">Correu electrònic.</text:p>
          </table:table-cell>
          <table:table-cell table:style-name="Tabla25.F3" office:value-type="string">
            <text:p text:style-name="P11"/>
          </table:table-cell>
        </table:table-row>
        <table:table-row table:style-name="Tabla25.1">
          <table:table-cell table:style-name="Tabla25.A3" office:value-type="string">
            <text:p text:style-name="P11">telefono</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20">
            <text:p text:style-name="P11">20</text:p>
          </table:table-cell>
          <table:table-cell table:style-name="Tabla25.A3" office:value-type="string">
            <text:p text:style-name="P11">Telèfon de la persona.</text:p>
          </table:table-cell>
          <table:table-cell table:style-name="Tabla25.F3" office:value-type="string">
            <text:p text:style-name="P11"/>
          </table:table-cell>
        </table:table-row>
        <table:table-row table:style-name="Tabla25.1">
          <table:table-cell table:style-name="Tabla25.A3" office:value-type="string">
            <text:p text:style-name="P11">direccionElectronica</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60">
            <text:p text:style-name="P11">160</text:p>
          </table:table-cell>
          <table:table-cell table:style-name="Tabla25.A3" office:value-type="string">
            <text:p text:style-name="P11">Adreça electrònica.</text:p>
          </table:table-cell>
          <table:table-cell table:style-name="Tabla25.F3" office:value-type="string">
            <text:p text:style-name="P11"/>
          </table:table-cell>
        </table:table-row>
        <table:table-row table:style-name="Tabla25.1">
          <table:table-cell table:style-name="Tabla25.A3" office:value-type="string">
            <text:p text:style-name="P11">canal</text:p>
          </table:table-cell>
          <table:table-cell table:style-name="Tabla25.A3" office:value-type="string">
            <text:p text:style-name="P11">Numèric</text:p>
          </table:table-cell>
          <table:table-cell table:style-name="Tabla25.A3" office:value-type="string">
            <text:p text:style-name="P11">0..1</text:p>
          </table:table-cell>
          <table:table-cell table:style-name="Tabla25.A3" office:value-type="string">
            <text:p text:style-name="P11">Var</text:p>
          </table:table-cell>
          <table:table-cell table:style-name="Tabla25.A3" office:value-type="string">
            <text:p text:style-name="P11">Canal de notificació.</text:p>
          </table:table-cell>
          <table:table-cell table:style-name="Tabla25.F3" office:value-type="string">
            <text:p text:style-name="P11"/>
          </table:table-cell>
        </table:table-row>
        <table:table-row table:style-name="Tabla25.1">
          <table:table-cell table:style-name="Tabla25.A3" office:value-type="string">
            <text:p text:style-name="P11">observaciones</text:p>
          </table:table-cell>
          <table:table-cell table:style-name="Tabla25.A3" office:value-type="string">
            <text:p text:style-name="P11">Cadena</text:p>
          </table:table-cell>
          <table:table-cell table:style-name="Tabla25.A3" office:value-type="string">
            <text:p text:style-name="P11">0..1</text:p>
          </table:table-cell>
          <table:table-cell table:style-name="Tabla25.C3" office:value-type="float" office:value="160">
            <text:p text:style-name="P11">160</text:p>
          </table:table-cell>
          <table:table-cell table:style-name="Tabla25.A3" office:value-type="string">
            <text:p text:style-name="P11"/>
          </table:table-cell>
          <table:table-cell table:style-name="Tabla25.F3" office:value-type="string">
            <text:p text:style-name="P11"/>
          </table:table-cell>
        </table:table-row>
        <table:table-row table:style-name="Tabla25.1">
          <table:table-cell table:style-name="Tabla25.A3" office:value-type="string">
            <text:p text:style-name="P11">entidadDir3ID</text:p>
          </table:table-cell>
          <table:table-cell table:style-name="Tabla25.A3" office:value-type="string">
            <text:p text:style-name="P11">Cadena</text:p>
          </table:table-cell>
          <table:table-cell table:style-name="Tabla25.C3" office:value-type="float" office:value="1">
            <text:p text:style-name="P11">1</text:p>
          </table:table-cell>
          <table:table-cell table:style-name="Tabla25.C3" office:value-type="float" office:value="20">
            <text:p text:style-name="P11">20</text:p>
          </table:table-cell>
          <table:table-cell table:style-name="Tabla25.A3" office:value-type="string">
            <text:p text:style-name="P11">Codi DIR3 de l'entitat a la que pertany.</text:p>
          </table:table-cell>
          <table:table-cell table:style-name="Tabla25.F3" office:value-type="string">
            <text:p text:style-name="P11"/>
          </table:table-cell>
        </table:table-row>
        <table:table-row table:style-name="Tabla25.1">
          <table:table-cell table:style-name="Tabla25.A3" office:value-type="string">
            <text:p text:style-name="P11">guardarInteresado</text:p>
          </table:table-cell>
          <table:table-cell table:style-name="Tabla25.A3" office:value-type="string">
            <text:p text:style-name="P11">Boolea</text:p>
          </table:table-cell>
          <table:table-cell table:style-name="Tabla25.A3" office:value-type="string">
            <text:p text:style-name="P11">0..1</text:p>
          </table:table-cell>
          <table:table-cell table:style-name="Tabla25.C3" office:value-type="float" office:value="1">
            <text:p text:style-name="P11">1</text:p>
          </table:table-cell>
          <table:table-cell table:style-name="Tabla25.A3" office:value-type="string">
            <text:p text:style-name="P11">Indica si s'ha de guardar l'interessat .</text:p>
          </table:table-cell>
          <table:table-cell table:style-name="Tabla25.F3" office:value-type="string">
            <text:p text:style-name="P11"/>
          </table:table-cell>
        </table:table-row>
        <table:table-row table:style-name="Tabla25.1">
          <table:table-cell table:style-name="Tabla25.A3" office:value-type="string">
            <text:p text:style-name="P11">tipoPersonaID</text:p>
          </table:table-cell>
          <table:table-cell table:style-name="Tabla25.A3" office:value-type="string">
            <text:p text:style-name="P11">Numèric</text:p>
          </table:table-cell>
          <table:table-cell table:style-name="Tabla25.C3" office:value-type="float" office:value="1">
            <text:p text:style-name="P11">1</text:p>
          </table:table-cell>
          <table:table-cell table:style-name="Tabla25.A3" office:value-type="string">
            <text:p text:style-name="P11">Var</text:p>
          </table:table-cell>
          <table:table-cell table:style-name="Tabla25.A3" office:value-type="string">
            <text:p text:style-name="P11">Identificador del tipus de persona (Física o Jurídica)</text:p>
          </table:table-cell>
          <table:table-cell table:style-name="Tabla25.F3" office:value-type="string">
            <text:p text:style-name="P10">'2' = Persona física .</text:p>
            <text:p text:style-name="P11">'3' = Persona jurídica .</text:p>
          </table:table-cell>
        </table:table-row>
      </table:table>
      <text:h text:style-name="Heading_20_1" text:outline-level="1">Operacions</text:h>
      <text:p text:style-name="Text_20_body">Les operacions exposades per REGWEB v3 per tal de poder integrar-se amb ell són les següents:</text:p>
      <text:list xml:id="list9047273981712168363" text:style-name="L9">
        <text:list-item>
          <text:p text:style-name="P47">altaRegistroEntrada. Permet donar d'alta un assentament d'entrada al sistema i per obtenir un número de registre d'entrada.</text:p>
        </text:list-item>
        <text:list-item>
          <text:p text:style-name="P47">anularRegistroEntrada. Permet anular un assentament d'entrada. </text:p>
        </text:list-item>
        <text:list-item>
          <text:p text:style-name="P47">tramitarRegistroEntrada. Permet marcar un assentament com a tramitat.</text:p>
        </text:list-item>
        <text:list-item>
          <text:p text:style-name="P47">obtenerRegistroEntrada. Permet obtenir un assentament d'entrada.</text:p>
        </text:list-item>
        <text:list-item>
          <text:p text:style-name="P47">obtenerRegistroEntradaID. Permet obtenir un identificador d'un assentament.</text:p>
        </text:list-item>
        <text:list-item>
          <text:p text:style-name="P47">altaRegistroSalida</text:p>
        </text:list-item>
        <text:list-item>
          <text:p text:style-name="P47">anularRegistroSalida.</text:p>
        </text:list-item>
        <text:list-item>
          <text:p text:style-name="P47">obtenerRegistroSalida</text:p>
        </text:list-item>
        <text:list-item>
          <text:p text:style-name="P47">obtenerRegistroSalidaID</text:p>
        </text:list-item>
        <text:list-item>
          <text:p text:style-name="P48">listarTipoAsunto. Permet obtenir un llistat dels tipus d'assumptes definits per l' aplicació. </text:p>
        </text:list-item>
        <text:list-item>
          <text:p text:style-name="P48">listarCodigoAsunto. Permet obtenir un llistat dels codis d'assumptes associats a un tipus d'assumpte.</text:p>
        </text:list-item>
        <text:list-item>
          <text:p text:style-name="P48">listarOrganismos. Permet obtenir els organismes d'una entitat de l'aplicació</text:p>
        </text:list-item>
        <text:list-item>
          <text:p text:style-name="P48">listarLibros. Permet obtenir els llibres d'una entitat de l'aplicació.</text:p>
        </text:list-item>
        <text:list-item>
          <text:p text:style-name="P48"><text:soft-page-break/>listarOficinas.Obté les Oficines a on l'usuari te permisos per realitzar assentaments.</text:p>
        </text:list-item>
        <text:list-item>
          <text:p text:style-name="P48">listarTipoDocumental. Obté els tipus documentals d'una entitat.</text:p>
        </text:list-item>
        <text:list-item>
          <text:p text:style-name="P48">obtenerLibrosOficina. Obté els parells Llibre-Oficina als quals <text:s/>l' usuari autenticat pot registrar</text:p>
        </text:list-item>
        <text:list-item>
          <text:p text:style-name="P48">obtenerLibrosOficinaUsuario. Obté els parells Llibre-Oficina als quals l' usuari indicat pot registrar</text:p>
        </text:list-item>
        <text:list-item>
          <text:p text:style-name="P48">crearPersona. Permet crear una persona a l'aplicació. </text:p>
        </text:list-item>
        <text:list-item>
          <text:p text:style-name="P48">borrarPersona. Permet esborrar una persona de l'aplicació. </text:p>
        </text:list-item>
        <text:list-item>
          <text:p text:style-name="P47"><text:span text:style-name="T4">actualizarPerso</text:span>na. Permet actualitzar les dades d'una Persona.</text:p>
        </text:list-item>
        <text:list-item>
          <text:p text:style-name="P48">listarPersonas. Permet llistar les persones d'una entitat.</text:p>
        </text:list-item>
      </text:list>
      <text:h text:style-name="Heading_20_2" text:outline-level="2">Operació altaRegistroEntrada</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8">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6">PETICIÓ</text:p>
          </table:table-cell>
          <table:covered-table-cell/>
          <table:covered-table-cell/>
          <table:covered-table-cell/>
          <table:covered-table-cell/>
          <table:covered-table-cell/>
        </table:table-row>
        <table:table-row table:style-name="Tabla7.1">
          <table:table-cell table:style-name="Tabla7.A3" office:value-type="string">
            <text:p text:style-name="P12">Camp</text:p>
          </table:table-cell>
          <table:table-cell table:style-name="Tabla7.A3" office:value-type="string">
            <text:p text:style-name="P12">Tipus</text:p>
          </table:table-cell>
          <table:table-cell table:style-name="Tabla7.A3" office:value-type="string">
            <text:p text:style-name="P12">Car</text:p>
          </table:table-cell>
          <table:table-cell table:style-name="Tabla7.A3" office:value-type="string">
            <text:p text:style-name="P12">Lon</text:p>
          </table:table-cell>
          <table:table-cell table:style-name="Tabla7.A3" office:value-type="string">
            <text:p text:style-name="P12">Descripció</text:p>
          </table:table-cell>
          <table:table-cell table:style-name="Tabla7.F3" office:value-type="string">
            <text:p text:style-name="P12">Comentaris</text:p>
          </table:table-cell>
        </table:table-row>
        <table:table-row table:style-name="Tabla7.1">
          <table:table-cell table:style-name="Tabla7.A4" office:value-type="string">
            <text:p text:style-name="P11">asEntrada</text:p>
          </table:table-cell>
          <table:table-cell table:style-name="Tabla7.A4" office:value-type="string">
            <text:p text:style-name="P11">registroEntradaWs</text:p>
          </table:table-cell>
          <table:table-cell table:style-name="Tabla7.C4" office:value-type="float" office:value="1">
            <text:p text:style-name="P11">1</text:p>
          </table:table-cell>
          <table:table-cell table:style-name="Tabla7.A4" office:value-type="string">
            <text:p text:style-name="P11">Var</text:p>
          </table:table-cell>
          <table:table-cell table:style-name="Tabla7.A4" office:value-type="string">
            <text:p text:style-name="P11"/>
          </table:table-cell>
          <table:table-cell table:style-name="Tabla7.F4" office:value-type="string">
            <text:p text:style-name="P11"/>
          </table:table-cell>
        </table:table-row>
        <table:table-row table:style-name="Tabla7.1">
          <table:table-cell table:style-name="Tabla7.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7.1">
          <table:table-cell table:style-name="Tabla7.A3" office:value-type="string">
            <text:p text:style-name="P12">Camp</text:p>
          </table:table-cell>
          <table:table-cell table:style-name="Tabla7.A3" office:value-type="string">
            <text:p text:style-name="P12">Tipus</text:p>
          </table:table-cell>
          <table:table-cell table:style-name="Tabla7.A3" office:value-type="string">
            <text:p text:style-name="P12">Car</text:p>
          </table:table-cell>
          <table:table-cell table:style-name="Tabla7.A3" office:value-type="string">
            <text:p text:style-name="P12">Lon</text:p>
          </table:table-cell>
          <table:table-cell table:style-name="Tabla7.A3" office:value-type="string">
            <text:p text:style-name="P12">Descripció</text:p>
          </table:table-cell>
          <table:table-cell table:style-name="Tabla7.F3" office:value-type="string">
            <text:p text:style-name="P12">Comentaris</text:p>
          </table:table-cell>
        </table:table-row>
        <table:table-row table:style-name="Tabla7.1">
          <table:table-cell table:style-name="Tabla7.A4" office:value-type="string">
            <text:p text:style-name="P11">idEntrada</text:p>
          </table:table-cell>
          <table:table-cell table:style-name="Tabla7.A4" office:value-type="string">
            <text:p text:style-name="P11">IdentificadorWS</text:p>
          </table:table-cell>
          <table:table-cell table:style-name="Tabla7.C4" office:value-type="float" office:value="1">
            <text:p text:style-name="P11">1</text:p>
          </table:table-cell>
          <table:table-cell table:style-name="Tabla7.A4" office:value-type="string">
            <text:p text:style-name="P11">Var</text:p>
          </table:table-cell>
          <table:table-cell table:style-name="Tabla7.A4" office:value-type="string">
            <text:p text:style-name="P11">Contindrà el nombre d'assentament i la data i hora que se li ha assignat i el numero d'assentament formatejat.</text:p>
          </table:table-cell>
          <table:table-cell table:style-name="Tabla7.F4" office:value-type="string">
            <text:p text:style-name="P11"/>
          </table:table-cell>
        </table:table-row>
      </table:table>
      <text:h text:style-name="Heading_20_2" text:outline-level="2">Operació anularRegistroEntrada</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8">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6">PETICIÓ</text:p>
          </table:table-cell>
          <table:covered-table-cell/>
          <table:covered-table-cell/>
          <table:covered-table-cell/>
          <table:covered-table-cell/>
          <table:covered-table-cell/>
        </table:table-row>
        <table:table-row table:style-name="Tabla8.1">
          <table:table-cell table:style-name="Tabla8.A3" office:value-type="string">
            <text:p text:style-name="P12">Camp</text:p>
          </table:table-cell>
          <table:table-cell table:style-name="Tabla8.A3" office:value-type="string">
            <text:p text:style-name="P12">Tipus</text:p>
          </table:table-cell>
          <table:table-cell table:style-name="Tabla8.A3" office:value-type="string">
            <text:p text:style-name="P12">Car</text:p>
          </table:table-cell>
          <table:table-cell table:style-name="Tabla8.A3" office:value-type="string">
            <text:p text:style-name="P12">Lon</text:p>
          </table:table-cell>
          <table:table-cell table:style-name="Tabla8.A3" office:value-type="string">
            <text:p text:style-name="P12">Descripció</text:p>
          </table:table-cell>
          <table:table-cell table:style-name="Tabla8.F3" office:value-type="string">
            <text:p text:style-name="P12">Comentaris</text:p>
          </table:table-cell>
        </table:table-row>
        <table:table-row table:style-name="Tabla8.1">
          <table:table-cell table:style-name="Tabla8.A4" office:value-type="string">
            <text:p text:style-name="P11">numeroRegistroFormateado</text:p>
          </table:table-cell>
          <table:table-cell table:style-name="Tabla8.A4" office:value-type="string">
            <text:p text:style-name="P11">Cadena</text:p>
          </table:table-cell>
          <table:table-cell table:style-name="Tabla8.C4" office:value-type="float" office:value="1">
            <text:p text:style-name="P11">1</text:p>
          </table:table-cell>
          <table:table-cell table:style-name="Tabla8.A4" office:value-type="string">
            <text:p text:style-name="P11">Var</text:p>
          </table:table-cell>
          <table:table-cell table:style-name="Tabla8.A4" office:value-type="string">
            <text:p text:style-name="P11">Numero de l'assentament formatejat</text:p>
          </table:table-cell>
          <table:table-cell table:style-name="Tabla8.F4" office:value-type="string">
            <text:p text:style-name="P11"/>
          </table:table-cell>
        </table:table-row>
        <table:table-row table:style-name="Tabla8.1">
          <table:table-cell table:style-name="Tabla8.A4" office:value-type="string">
            <text:p text:style-name="P11">usuario</text:p>
          </table:table-cell>
          <table:table-cell table:style-name="Tabla8.A4" office:value-type="string">
            <text:p text:style-name="P11">Cadena</text:p>
          </table:table-cell>
          <table:table-cell table:style-name="Tabla8.C4" office:value-type="float" office:value="1">
            <text:p text:style-name="P11">1</text:p>
          </table:table-cell>
          <table:table-cell table:style-name="Tabla8.C4" office:value-type="float" office:value="80">
            <text:p text:style-name="P11">80</text:p>
          </table:table-cell>
          <table:table-cell table:style-name="Tabla8.A4" office:value-type="string">
            <text:p text:style-name="P11">Codi de l'usuari que vol realitzar l'operació</text:p>
          </table:table-cell>
          <table:table-cell table:style-name="Tabla8.F4" office:value-type="string">
            <text:p text:style-name="P11"/>
          </table:table-cell>
        </table:table-row>
        <table:table-row table:style-name="Tabla8.1">
          <table:table-cell table:style-name="Tabla8.A4" office:value-type="string">
            <text:p text:style-name="P11">entidad</text:p>
          </table:table-cell>
          <table:table-cell table:style-name="Tabla8.A4" office:value-type="string">
            <text:p text:style-name="P11">Cadena</text:p>
          </table:table-cell>
          <table:table-cell table:style-name="Tabla8.C4" office:value-type="float" office:value="1">
            <text:p text:style-name="P11">1</text:p>
          </table:table-cell>
          <table:table-cell table:style-name="Tabla8.C4" office:value-type="float" office:value="20">
            <text:p text:style-name="P11">20</text:p>
          </table:table-cell>
          <table:table-cell table:style-name="Tabla8.A4" office:value-type="string">
            <text:p text:style-name="P11">Codi DIR3 de l'entitat al que pertany l'usuari</text:p>
          </table:table-cell>
          <table:table-cell table:style-name="Tabla8.F4" office:value-type="string">
            <text:p text:style-name="P11"/>
          </table:table-cell>
        </table:table-row>
        <table:table-row table:style-name="Tabla8.1">
          <table:table-cell table:style-name="Tabla8.A4" office:value-type="string">
            <text:p text:style-name="P11">anular</text:p>
          </table:table-cell>
          <table:table-cell table:style-name="Tabla8.A4" office:value-type="string">
            <text:p text:style-name="P11">Boolea</text:p>
          </table:table-cell>
          <table:table-cell table:style-name="Tabla8.C4" office:value-type="float" office:value="1">
            <text:p text:style-name="P11">1</text:p>
          </table:table-cell>
          <table:table-cell table:style-name="Tabla8.C4" office:value-type="float" office:value="1">
            <text:p text:style-name="P11">1</text:p>
          </table:table-cell>
          <table:table-cell table:style-name="Tabla8.A4" office:value-type="string">
            <text:p text:style-name="P11">Indica si s'ha d'anular o no l'assentament.</text:p>
          </table:table-cell>
          <table:table-cell table:style-name="Tabla8.F4" office:value-type="string">
            <text:p text:style-name="P11"/>
          </table:table-cell>
        </table:table-row>
        <table:table-row table:style-name="Tabla8.1">
          <table:table-cell table:style-name="Tabla8.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8.1">
          <table:table-cell table:style-name="Tabla8.A3" office:value-type="string">
            <text:p text:style-name="P12">Camp</text:p>
          </table:table-cell>
          <table:table-cell table:style-name="Tabla8.A3" office:value-type="string">
            <text:p text:style-name="P12">Tipus</text:p>
          </table:table-cell>
          <table:table-cell table:style-name="Tabla8.A3" office:value-type="string">
            <text:p text:style-name="P12">Car</text:p>
          </table:table-cell>
          <table:table-cell table:style-name="Tabla8.A3" office:value-type="string">
            <text:p text:style-name="P12">Lon</text:p>
          </table:table-cell>
          <table:table-cell table:style-name="Tabla8.A3" office:value-type="string">
            <text:p text:style-name="P12">Descripció</text:p>
          </table:table-cell>
          <table:table-cell table:style-name="Tabla8.F3" office:value-type="string">
            <text:p text:style-name="P12">Comentaris</text:p>
          </table:table-cell>
        </table:table-row>
      </table:table>
      <text:h text:style-name="Heading_20_2" text:outline-level="2">Operació tramitarRegistroEntrada</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8">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6">PETICIÓ</text:p>
          </table:table-cell>
          <table:covered-table-cell/>
          <table:covered-table-cell/>
          <table:covered-table-cell/>
          <table:covered-table-cell/>
          <table:covered-table-cell/>
        </table:table-row>
        <table:table-row table:style-name="Tabla9.1">
          <table:table-cell table:style-name="Tabla9.A3" office:value-type="string">
            <text:p text:style-name="P12">Camp</text:p>
          </table:table-cell>
          <table:table-cell table:style-name="Tabla9.A3" office:value-type="string">
            <text:p text:style-name="P12">Tipus</text:p>
          </table:table-cell>
          <table:table-cell table:style-name="Tabla9.A3" office:value-type="string">
            <text:p text:style-name="P12">Car</text:p>
          </table:table-cell>
          <table:table-cell table:style-name="Tabla9.A3" office:value-type="string">
            <text:p text:style-name="P12">Lon</text:p>
          </table:table-cell>
          <table:table-cell table:style-name="Tabla9.A3" office:value-type="string">
            <text:p text:style-name="P12">Descripció</text:p>
          </table:table-cell>
          <table:table-cell table:style-name="Tabla9.F3" office:value-type="string">
            <text:p text:style-name="P12">Comentaris</text:p>
          </table:table-cell>
        </table:table-row>
        <text:soft-page-break/>
        <table:table-row table:style-name="Tabla9.1">
          <table:table-cell table:style-name="Tabla9.A4" office:value-type="string">
            <text:p text:style-name="P11">numeroRegistroFormateado</text:p>
          </table:table-cell>
          <table:table-cell table:style-name="Tabla9.A4" office:value-type="string">
            <text:p text:style-name="P11">Cadena</text:p>
          </table:table-cell>
          <table:table-cell table:style-name="Tabla9.C4" office:value-type="float" office:value="1">
            <text:p text:style-name="P11">1</text:p>
          </table:table-cell>
          <table:table-cell table:style-name="Tabla9.A4" office:value-type="string">
            <text:p text:style-name="P11">Var</text:p>
          </table:table-cell>
          <table:table-cell table:style-name="Tabla9.A4" office:value-type="string">
            <text:p text:style-name="P11">Numero de l'assentament</text:p>
          </table:table-cell>
          <table:table-cell table:style-name="Tabla9.F4" office:value-type="string">
            <text:p text:style-name="P11"/>
          </table:table-cell>
        </table:table-row>
        <table:table-row table:style-name="Tabla9.1">
          <table:table-cell table:style-name="Tabla9.A4" office:value-type="string">
            <text:p text:style-name="P11">usuario</text:p>
          </table:table-cell>
          <table:table-cell table:style-name="Tabla9.A4" office:value-type="string">
            <text:p text:style-name="P11">Cadena</text:p>
          </table:table-cell>
          <table:table-cell table:style-name="Tabla9.C4" office:value-type="float" office:value="1">
            <text:p text:style-name="P11">1</text:p>
          </table:table-cell>
          <table:table-cell table:style-name="Tabla9.C4" office:value-type="float" office:value="80">
            <text:p text:style-name="P11">80</text:p>
          </table:table-cell>
          <table:table-cell table:style-name="Tabla9.A4" office:value-type="string">
            <text:p text:style-name="P11">Codi de l'usuari que vol realitzar l'operació</text:p>
          </table:table-cell>
          <table:table-cell table:style-name="Tabla9.F4" office:value-type="string">
            <text:p text:style-name="P11"/>
          </table:table-cell>
        </table:table-row>
        <table:table-row table:style-name="Tabla9.1">
          <table:table-cell table:style-name="Tabla9.A4" office:value-type="string">
            <text:p text:style-name="P11">entidad</text:p>
          </table:table-cell>
          <table:table-cell table:style-name="Tabla9.A4" office:value-type="string">
            <text:p text:style-name="P11">Cadena</text:p>
          </table:table-cell>
          <table:table-cell table:style-name="Tabla9.C4" office:value-type="float" office:value="1">
            <text:p text:style-name="P11">1</text:p>
          </table:table-cell>
          <table:table-cell table:style-name="Tabla9.C4" office:value-type="float" office:value="20">
            <text:p text:style-name="P11">20</text:p>
          </table:table-cell>
          <table:table-cell table:style-name="Tabla9.A4" office:value-type="string">
            <text:p text:style-name="P11">Codi DIR3 de l'entitat al que pertany l'usuari</text:p>
          </table:table-cell>
          <table:table-cell table:style-name="Tabla9.F4" office:value-type="string">
            <text:p text:style-name="P11"/>
          </table:table-cell>
        </table:table-row>
        <table:table-row table:style-name="Tabla9.1">
          <table:table-cell table:style-name="Tabla9.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9.1">
          <table:table-cell table:style-name="Tabla9.A3" office:value-type="string">
            <text:p text:style-name="P12">Camp</text:p>
          </table:table-cell>
          <table:table-cell table:style-name="Tabla9.A3" office:value-type="string">
            <text:p text:style-name="P12">Tipus</text:p>
          </table:table-cell>
          <table:table-cell table:style-name="Tabla9.A3" office:value-type="string">
            <text:p text:style-name="P12">Car</text:p>
          </table:table-cell>
          <table:table-cell table:style-name="Tabla9.A3" office:value-type="string">
            <text:p text:style-name="P12">Lon</text:p>
          </table:table-cell>
          <table:table-cell table:style-name="Tabla9.A3" office:value-type="string">
            <text:p text:style-name="P12">Descripció</text:p>
          </table:table-cell>
          <table:table-cell table:style-name="Tabla9.F3" office:value-type="string">
            <text:p text:style-name="P12">Comentaris</text:p>
          </table:table-cell>
        </table:table-row>
      </table:table>
      <text:h text:style-name="Heading_20_2" text:outline-level="2">Operació obtenerRegistroEntrada</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8">Operació: obtenerRegistroEntrada</text:p>
          </table:table-cell>
          <table:covered-table-cell/>
          <table:covered-table-cell/>
          <table:covered-table-cell/>
          <table:covered-table-cell/>
          <table:covered-table-cell/>
        </table:table-row>
        <table:table-row table:style-name="Tabla10.1">
          <table:table-cell table:style-name="Tabla10.A2" table:number-columns-spanned="6" office:value-type="string">
            <text:p text:style-name="P6">PETICIÓ</text:p>
          </table:table-cell>
          <table:covered-table-cell/>
          <table:covered-table-cell/>
          <table:covered-table-cell/>
          <table:covered-table-cell/>
          <table:covered-table-cell/>
        </table:table-row>
        <table:table-row table:style-name="Tabla10.1">
          <table:table-cell table:style-name="Tabla10.A3" office:value-type="string">
            <text:p text:style-name="P12">Camp</text:p>
          </table:table-cell>
          <table:table-cell table:style-name="Tabla10.A3" office:value-type="string">
            <text:p text:style-name="P12">Tipus</text:p>
          </table:table-cell>
          <table:table-cell table:style-name="Tabla10.A3" office:value-type="string">
            <text:p text:style-name="P12">Car</text:p>
          </table:table-cell>
          <table:table-cell table:style-name="Tabla10.A3" office:value-type="string">
            <text:p text:style-name="P12">Lon</text:p>
          </table:table-cell>
          <table:table-cell table:style-name="Tabla10.A3" office:value-type="string">
            <text:p text:style-name="P12">Descripció</text:p>
          </table:table-cell>
          <table:table-cell table:style-name="Tabla10.F3" office:value-type="string">
            <text:p text:style-name="P12">Comentaris</text:p>
          </table:table-cell>
        </table:table-row>
        <table:table-row table:style-name="Tabla10.1">
          <table:table-cell table:style-name="Tabla10.A4" office:value-type="string">
            <text:p text:style-name="P11">numeroRegistroFormateado</text:p>
          </table:table-cell>
          <table:table-cell table:style-name="Tabla10.A4" office:value-type="string">
            <text:p text:style-name="P11">Cadena</text:p>
          </table:table-cell>
          <table:table-cell table:style-name="Tabla10.C4" office:value-type="float" office:value="1">
            <text:p text:style-name="P11">1</text:p>
          </table:table-cell>
          <table:table-cell table:style-name="Tabla10.A4" office:value-type="string">
            <text:p text:style-name="P11">Var</text:p>
          </table:table-cell>
          <table:table-cell table:style-name="Tabla10.A4" office:value-type="string">
            <text:p text:style-name="P11">Numero de l'assentament formatejat</text:p>
          </table:table-cell>
          <table:table-cell table:style-name="Tabla10.F4" office:value-type="string">
            <text:p text:style-name="P11"/>
          </table:table-cell>
        </table:table-row>
        <table:table-row table:style-name="Tabla10.1">
          <table:table-cell table:style-name="Tabla10.A4" office:value-type="string">
            <text:p text:style-name="P11">usuario</text:p>
          </table:table-cell>
          <table:table-cell table:style-name="Tabla10.A4" office:value-type="string">
            <text:p text:style-name="P11">Cadena</text:p>
          </table:table-cell>
          <table:table-cell table:style-name="Tabla10.C4" office:value-type="float" office:value="1">
            <text:p text:style-name="P11">1</text:p>
          </table:table-cell>
          <table:table-cell table:style-name="Tabla10.C4" office:value-type="float" office:value="80">
            <text:p text:style-name="P11">80</text:p>
          </table:table-cell>
          <table:table-cell table:style-name="Tabla10.A4" office:value-type="string">
            <text:p text:style-name="P11">Codi de l'usuari que vol realitzar l'operació</text:p>
          </table:table-cell>
          <table:table-cell table:style-name="Tabla10.F4" office:value-type="string">
            <text:p text:style-name="P11"/>
          </table:table-cell>
        </table:table-row>
        <table:table-row table:style-name="Tabla10.1">
          <table:table-cell table:style-name="Tabla10.A4" office:value-type="string">
            <text:p text:style-name="P11">entidad</text:p>
          </table:table-cell>
          <table:table-cell table:style-name="Tabla10.A4" office:value-type="string">
            <text:p text:style-name="P11">Cadena</text:p>
          </table:table-cell>
          <table:table-cell table:style-name="Tabla10.C4" office:value-type="float" office:value="1">
            <text:p text:style-name="P11">1</text:p>
          </table:table-cell>
          <table:table-cell table:style-name="Tabla10.C4" office:value-type="float" office:value="20">
            <text:p text:style-name="P11">20</text:p>
          </table:table-cell>
          <table:table-cell table:style-name="Tabla10.A4" office:value-type="string">
            <text:p text:style-name="P11">Codi DIR3 de l'entitat al que pertany l'usuari</text:p>
          </table:table-cell>
          <table:table-cell table:style-name="Tabla10.F4" office:value-type="string">
            <text:p text:style-name="P11"/>
          </table:table-cell>
        </table:table-row>
        <table:table-row table:style-name="Tabla10.1">
          <table:table-cell table:style-name="Tabla10.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10.1">
          <table:table-cell table:style-name="Tabla10.A3" office:value-type="string">
            <text:p text:style-name="P12">Camp</text:p>
          </table:table-cell>
          <table:table-cell table:style-name="Tabla10.A3" office:value-type="string">
            <text:p text:style-name="P12">Tipus</text:p>
          </table:table-cell>
          <table:table-cell table:style-name="Tabla10.A3" office:value-type="string">
            <text:p text:style-name="P12">Car</text:p>
          </table:table-cell>
          <table:table-cell table:style-name="Tabla10.A3" office:value-type="string">
            <text:p text:style-name="P12">Lon</text:p>
          </table:table-cell>
          <table:table-cell table:style-name="Tabla10.A3" office:value-type="string">
            <text:p text:style-name="P12">Descripció</text:p>
          </table:table-cell>
          <table:table-cell table:style-name="Tabla10.F3" office:value-type="string">
            <text:p text:style-name="P12">Comentaris</text:p>
          </table:table-cell>
        </table:table-row>
        <table:table-row table:style-name="Tabla10.1">
          <table:table-cell table:style-name="Tabla10.A4" office:value-type="string">
            <text:p text:style-name="P11">asEntrada</text:p>
          </table:table-cell>
          <table:table-cell table:style-name="Tabla10.A4" office:value-type="string">
            <text:p text:style-name="P11">RegistroEntradaResponseWs</text:p>
          </table:table-cell>
          <table:table-cell table:style-name="Tabla10.C4" office:value-type="float" office:value="1">
            <text:p text:style-name="P11">1</text:p>
          </table:table-cell>
          <table:table-cell table:style-name="Tabla10.A4" office:value-type="string">
            <text:p text:style-name="P11">Var</text:p>
          </table:table-cell>
          <table:table-cell table:style-name="Tabla10.A4" office:value-type="string">
            <text:p text:style-name="P11">Dades de l'assentament.</text:p>
          </table:table-cell>
          <table:table-cell table:style-name="Tabla10.F4" office:value-type="string">
            <text:p text:style-name="P11"/>
          </table:table-cell>
        </table:table-row>
      </table:table>
      <text:h text:style-name="Heading_20_2" text:outline-level="2">Operació obtenerRegistroEntradaID</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8">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6">PETICIÓ</text:p>
          </table:table-cell>
          <table:covered-table-cell/>
          <table:covered-table-cell/>
          <table:covered-table-cell/>
          <table:covered-table-cell/>
          <table:covered-table-cell/>
        </table:table-row>
        <table:table-row table:style-name="Tabla14.1">
          <table:table-cell table:style-name="Tabla14.A3" office:value-type="string">
            <text:p text:style-name="P12">Camp</text:p>
          </table:table-cell>
          <table:table-cell table:style-name="Tabla14.A3" office:value-type="string">
            <text:p text:style-name="P12">Tipus</text:p>
          </table:table-cell>
          <table:table-cell table:style-name="Tabla14.A3" office:value-type="string">
            <text:p text:style-name="P12">Car</text:p>
          </table:table-cell>
          <table:table-cell table:style-name="Tabla14.A3" office:value-type="string">
            <text:p text:style-name="P12">Lon</text:p>
          </table:table-cell>
          <table:table-cell table:style-name="Tabla14.A3" office:value-type="string">
            <text:p text:style-name="P12">Descripció</text:p>
          </table:table-cell>
          <table:table-cell table:style-name="Tabla14.F3" office:value-type="string">
            <text:p text:style-name="P12">Comentaris</text:p>
          </table:table-cell>
        </table:table-row>
        <table:table-row table:style-name="Tabla14.1">
          <table:table-cell table:style-name="Tabla14.A4" office:value-type="string">
            <text:p text:style-name="P11">anyo</text:p>
          </table:table-cell>
          <table:table-cell table:style-name="Tabla14.A4" office:value-type="string">
            <text:p text:style-name="P11">Numèric</text:p>
          </table:table-cell>
          <table:table-cell table:style-name="Tabla14.C4" office:value-type="float" office:value="1">
            <text:p text:style-name="P11">1</text:p>
          </table:table-cell>
          <table:table-cell table:style-name="Tabla14.C4" office:value-type="float" office:value="4">
            <text:p text:style-name="P11">4</text:p>
          </table:table-cell>
          <table:table-cell table:style-name="Tabla14.A4" office:value-type="string">
            <text:p text:style-name="P11">Any de l'assentament</text:p>
          </table:table-cell>
          <table:table-cell table:style-name="Tabla14.F4" office:value-type="string">
            <text:p text:style-name="P11"/>
          </table:table-cell>
        </table:table-row>
        <table:table-row table:style-name="Tabla14.1">
          <table:table-cell table:style-name="Tabla14.A4" office:value-type="string">
            <text:p text:style-name="P11">numeroRegistro</text:p>
          </table:table-cell>
          <table:table-cell table:style-name="Tabla14.A4" office:value-type="string">
            <text:p text:style-name="P11">Numèric</text:p>
          </table:table-cell>
          <table:table-cell table:style-name="Tabla14.C4" office:value-type="float" office:value="1">
            <text:p text:style-name="P11">1</text:p>
          </table:table-cell>
          <table:table-cell table:style-name="Tabla14.A4" office:value-type="string">
            <text:p text:style-name="P11">Var</text:p>
          </table:table-cell>
          <table:table-cell table:style-name="Tabla14.A4" office:value-type="string">
            <text:p text:style-name="P11">Numero de l'assentament</text:p>
          </table:table-cell>
          <table:table-cell table:style-name="Tabla14.F4" office:value-type="string">
            <text:p text:style-name="P11"/>
          </table:table-cell>
        </table:table-row>
        <table:table-row table:style-name="Tabla14.1">
          <table:table-cell table:style-name="Tabla14.A4" office:value-type="string">
            <text:p text:style-name="P11">usuario</text:p>
          </table:table-cell>
          <table:table-cell table:style-name="Tabla14.A4" office:value-type="string">
            <text:p text:style-name="P11">Cadena</text:p>
          </table:table-cell>
          <table:table-cell table:style-name="Tabla14.C4" office:value-type="float" office:value="1">
            <text:p text:style-name="P11">1</text:p>
          </table:table-cell>
          <table:table-cell table:style-name="Tabla14.C4" office:value-type="float" office:value="80">
            <text:p text:style-name="P11">80</text:p>
          </table:table-cell>
          <table:table-cell table:style-name="Tabla14.A4" office:value-type="string">
            <text:p text:style-name="P11">Codi de l'usuari que vol realitzar l'operació</text:p>
          </table:table-cell>
          <table:table-cell table:style-name="Tabla14.F4" office:value-type="string">
            <text:p text:style-name="P11"/>
          </table:table-cell>
        </table:table-row>
        <table:table-row table:style-name="Tabla14.1">
          <table:table-cell table:style-name="Tabla14.A4" office:value-type="string">
            <text:p text:style-name="P11">entidad</text:p>
          </table:table-cell>
          <table:table-cell table:style-name="Tabla14.A4" office:value-type="string">
            <text:p text:style-name="P11">Cadena</text:p>
          </table:table-cell>
          <table:table-cell table:style-name="Tabla14.C4" office:value-type="float" office:value="1">
            <text:p text:style-name="P11">1</text:p>
          </table:table-cell>
          <table:table-cell table:style-name="Tabla14.C4" office:value-type="float" office:value="20">
            <text:p text:style-name="P11">20</text:p>
          </table:table-cell>
          <table:table-cell table:style-name="Tabla14.A4" office:value-type="string">
            <text:p text:style-name="P11">Codi DIR3 de l'entitat al que pertany l'usuari</text:p>
          </table:table-cell>
          <table:table-cell table:style-name="Tabla14.F4" office:value-type="string">
            <text:p text:style-name="P11"/>
          </table:table-cell>
        </table:table-row>
        <table:table-row table:style-name="Tabla14.1">
          <table:table-cell table:style-name="Tabla14.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14.1">
          <table:table-cell table:style-name="Tabla14.A3" office:value-type="string">
            <text:p text:style-name="P12">Camp</text:p>
          </table:table-cell>
          <table:table-cell table:style-name="Tabla14.A3" office:value-type="string">
            <text:p text:style-name="P12">Tipus</text:p>
          </table:table-cell>
          <table:table-cell table:style-name="Tabla14.A3" office:value-type="string">
            <text:p text:style-name="P12">Car</text:p>
          </table:table-cell>
          <table:table-cell table:style-name="Tabla14.A3" office:value-type="string">
            <text:p text:style-name="P12">Lon</text:p>
          </table:table-cell>
          <table:table-cell table:style-name="Tabla14.A3" office:value-type="string">
            <text:p text:style-name="P12">Descripció</text:p>
          </table:table-cell>
          <table:table-cell table:style-name="Tabla14.F3" office:value-type="string">
            <text:p text:style-name="P12">Comentaris</text:p>
          </table:table-cell>
        </table:table-row>
        <table:table-row table:style-name="Tabla14.1">
          <table:table-cell table:style-name="Tabla14.A4" office:value-type="string">
            <text:p text:style-name="P11">asIdentificador</text:p>
          </table:table-cell>
          <table:table-cell table:style-name="Tabla14.A4" office:value-type="string">
            <text:p text:style-name="P11">IdentificadorWs</text:p>
          </table:table-cell>
          <table:table-cell table:style-name="Tabla14.C4" office:value-type="float" office:value="1">
            <text:p text:style-name="P11">1</text:p>
          </table:table-cell>
          <table:table-cell table:style-name="Tabla14.A4" office:value-type="string">
            <text:p text:style-name="P11">Var</text:p>
          </table:table-cell>
          <table:table-cell table:style-name="Tabla14.A4" office:value-type="string">
            <text:p text:style-name="P11">Identtificador de l'assentament</text:p>
          </table:table-cell>
          <table:table-cell table:style-name="Tabla14.F4" office:value-type="string">
            <text:p text:style-name="P11"/>
          </table:table-cell>
        </table:table-row>
      </table:table>
      <text:h text:style-name="Heading_20_2" text:outline-level="2"/>
      <text:h text:style-name="Heading_20_2" text:outline-level="2">Operació altaRegistroSalida</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8">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6">PETICIÓ</text:p>
          </table:table-cell>
          <table:covered-table-cell/>
          <table:covered-table-cell/>
          <table:covered-table-cell/>
          <table:covered-table-cell/>
          <table:covered-table-cell/>
        </table:table-row>
        <table:table-row table:style-name="Tabla12.1">
          <table:table-cell table:style-name="Tabla12.A3" office:value-type="string">
            <text:p text:style-name="P12">Camp</text:p>
          </table:table-cell>
          <table:table-cell table:style-name="Tabla12.A3" office:value-type="string">
            <text:p text:style-name="P12">Tipus</text:p>
          </table:table-cell>
          <table:table-cell table:style-name="Tabla12.A3" office:value-type="string">
            <text:p text:style-name="P12">Car</text:p>
          </table:table-cell>
          <table:table-cell table:style-name="Tabla12.A3" office:value-type="string">
            <text:p text:style-name="P12">Lon</text:p>
          </table:table-cell>
          <table:table-cell table:style-name="Tabla12.A3" office:value-type="string">
            <text:p text:style-name="P12">Descripció</text:p>
          </table:table-cell>
          <table:table-cell table:style-name="Tabla12.F3" office:value-type="string">
            <text:p text:style-name="P12">Comentaris</text:p>
          </table:table-cell>
        </table:table-row>
        <text:soft-page-break/>
        <table:table-row table:style-name="Tabla12.1">
          <table:table-cell table:style-name="Tabla12.A4" office:value-type="string">
            <text:p text:style-name="P11">asSortida</text:p>
          </table:table-cell>
          <table:table-cell table:style-name="Tabla12.A4" office:value-type="string">
            <text:p text:style-name="P11">RegistroSalidaWs</text:p>
          </table:table-cell>
          <table:table-cell table:style-name="Tabla12.C4" office:value-type="float" office:value="1">
            <text:p text:style-name="P12">1</text:p>
          </table:table-cell>
          <table:table-cell table:style-name="Tabla12.A4" office:value-type="string">
            <text:p text:style-name="P11">Var</text:p>
          </table:table-cell>
          <table:table-cell table:style-name="Tabla12.A4" office:value-type="string">
            <text:p text:style-name="P11"/>
          </table:table-cell>
          <table:table-cell table:style-name="Tabla12.F4" office:value-type="string">
            <text:p text:style-name="P11"/>
          </table:table-cell>
        </table:table-row>
        <table:table-row table:style-name="Tabla12.1">
          <table:table-cell table:style-name="Tabla12.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12.1">
          <table:table-cell table:style-name="Tabla12.A3" office:value-type="string">
            <text:p text:style-name="P12">Camp</text:p>
          </table:table-cell>
          <table:table-cell table:style-name="Tabla12.A3" office:value-type="string">
            <text:p text:style-name="P12">Tipus</text:p>
          </table:table-cell>
          <table:table-cell table:style-name="Tabla12.A3" office:value-type="string">
            <text:p text:style-name="P12">Car</text:p>
          </table:table-cell>
          <table:table-cell table:style-name="Tabla12.A3" office:value-type="string">
            <text:p text:style-name="P12">Lon</text:p>
          </table:table-cell>
          <table:table-cell table:style-name="Tabla12.A3" office:value-type="string">
            <text:p text:style-name="P12">Descripció</text:p>
          </table:table-cell>
          <table:table-cell table:style-name="Tabla12.F3" office:value-type="string">
            <text:p text:style-name="P12">Comentaris</text:p>
          </table:table-cell>
        </table:table-row>
        <table:table-row table:style-name="Tabla12.1">
          <table:table-cell table:style-name="Tabla12.A4" office:value-type="string">
            <text:p text:style-name="P11">idSortida</text:p>
          </table:table-cell>
          <table:table-cell table:style-name="Tabla12.A4" office:value-type="string">
            <text:p text:style-name="P11">IdentificadorWS</text:p>
          </table:table-cell>
          <table:table-cell table:style-name="Tabla12.C4" office:value-type="float" office:value="1">
            <text:p text:style-name="P11">1</text:p>
          </table:table-cell>
          <table:table-cell table:style-name="Tabla12.A4" office:value-type="string">
            <text:p text:style-name="P11">Var</text:p>
          </table:table-cell>
          <table:table-cell table:style-name="Tabla12.A4" office:value-type="string">
            <text:p text:style-name="P11">Contindrà el nombre d'assentament i la data i hora que se li ha assignat i el numeroRegistreFormatejat</text:p>
          </table:table-cell>
          <table:table-cell table:style-name="Tabla12.F4" office:value-type="string">
            <text:p text:style-name="P11"/>
          </table:table-cell>
        </table:table-row>
      </table:table>
      <text:h text:style-name="Heading_20_2" text:outline-level="2">Operació anularRegistroSalida</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8">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6">PETICIÓ</text:p>
          </table:table-cell>
          <table:covered-table-cell/>
          <table:covered-table-cell/>
          <table:covered-table-cell/>
          <table:covered-table-cell/>
          <table:covered-table-cell/>
        </table:table-row>
        <table:table-row table:style-name="Tabla13.1">
          <table:table-cell table:style-name="Tabla13.A3" office:value-type="string">
            <text:p text:style-name="P12">Camp</text:p>
          </table:table-cell>
          <table:table-cell table:style-name="Tabla13.A3" office:value-type="string">
            <text:p text:style-name="P12">Tipus</text:p>
          </table:table-cell>
          <table:table-cell table:style-name="Tabla13.A3" office:value-type="string">
            <text:p text:style-name="P12">Car</text:p>
          </table:table-cell>
          <table:table-cell table:style-name="Tabla13.A3" office:value-type="string">
            <text:p text:style-name="P12">Lon</text:p>
          </table:table-cell>
          <table:table-cell table:style-name="Tabla13.A3" office:value-type="string">
            <text:p text:style-name="P12">Descripció</text:p>
          </table:table-cell>
          <table:table-cell table:style-name="Tabla13.F3" office:value-type="string">
            <text:p text:style-name="P12">Comentaris</text:p>
          </table:table-cell>
        </table:table-row>
        <table:table-row table:style-name="Tabla13.1">
          <table:table-cell table:style-name="Tabla13.A4" office:value-type="string">
            <text:p text:style-name="P11">numeroRegistroFormateado</text:p>
          </table:table-cell>
          <table:table-cell table:style-name="Tabla13.A4" office:value-type="string">
            <text:p text:style-name="P11">Cadena</text:p>
          </table:table-cell>
          <table:table-cell table:style-name="Tabla13.C4" office:value-type="float" office:value="1">
            <text:p text:style-name="P11">1</text:p>
          </table:table-cell>
          <table:table-cell table:style-name="Tabla13.A4" office:value-type="string">
            <text:p text:style-name="P11">Var</text:p>
          </table:table-cell>
          <table:table-cell table:style-name="Tabla13.A4" office:value-type="string">
            <text:p text:style-name="P11">Numero de l'assentament formatejat</text:p>
          </table:table-cell>
          <table:table-cell table:style-name="Tabla13.F4" office:value-type="string">
            <text:p text:style-name="P11"/>
          </table:table-cell>
        </table:table-row>
        <table:table-row table:style-name="Tabla13.1">
          <table:table-cell table:style-name="Tabla13.A4" office:value-type="string">
            <text:p text:style-name="P11">usuario</text:p>
          </table:table-cell>
          <table:table-cell table:style-name="Tabla13.A4" office:value-type="string">
            <text:p text:style-name="P11">Cadena</text:p>
          </table:table-cell>
          <table:table-cell table:style-name="Tabla13.C4" office:value-type="float" office:value="1">
            <text:p text:style-name="P11">1</text:p>
          </table:table-cell>
          <table:table-cell table:style-name="Tabla13.C4" office:value-type="float" office:value="80">
            <text:p text:style-name="P11">80</text:p>
          </table:table-cell>
          <table:table-cell table:style-name="Tabla13.A4" office:value-type="string">
            <text:p text:style-name="P11">Codi de l'usuari que vol realitzar l'operació</text:p>
          </table:table-cell>
          <table:table-cell table:style-name="Tabla13.F4" office:value-type="string">
            <text:p text:style-name="P11"/>
          </table:table-cell>
        </table:table-row>
        <table:table-row table:style-name="Tabla13.1">
          <table:table-cell table:style-name="Tabla13.A4" office:value-type="string">
            <text:p text:style-name="P11">entidad</text:p>
          </table:table-cell>
          <table:table-cell table:style-name="Tabla13.A4" office:value-type="string">
            <text:p text:style-name="P11">Cadena</text:p>
          </table:table-cell>
          <table:table-cell table:style-name="Tabla13.C4" office:value-type="float" office:value="1">
            <text:p text:style-name="P11">1</text:p>
          </table:table-cell>
          <table:table-cell table:style-name="Tabla13.C4" office:value-type="float" office:value="20">
            <text:p text:style-name="P11">20</text:p>
          </table:table-cell>
          <table:table-cell table:style-name="Tabla13.A4" office:value-type="string">
            <text:p text:style-name="P11">Codi DIR3 de l'entitat al que pertany l'usuari</text:p>
          </table:table-cell>
          <table:table-cell table:style-name="Tabla13.F4" office:value-type="string">
            <text:p text:style-name="P11"/>
          </table:table-cell>
        </table:table-row>
        <table:table-row table:style-name="Tabla13.1">
          <table:table-cell table:style-name="Tabla13.A4" office:value-type="string">
            <text:p text:style-name="P11">anular</text:p>
          </table:table-cell>
          <table:table-cell table:style-name="Tabla13.A4" office:value-type="string">
            <text:p text:style-name="P11">Boolea</text:p>
          </table:table-cell>
          <table:table-cell table:style-name="Tabla13.C4" office:value-type="float" office:value="1">
            <text:p text:style-name="P11">1</text:p>
          </table:table-cell>
          <table:table-cell table:style-name="Tabla13.C4" office:value-type="float" office:value="1">
            <text:p text:style-name="P11">1</text:p>
          </table:table-cell>
          <table:table-cell table:style-name="Tabla13.A4" office:value-type="string">
            <text:p text:style-name="P11">Indica si s'ha d'anular o no l'assentament.</text:p>
          </table:table-cell>
          <table:table-cell table:style-name="Tabla13.F4" office:value-type="string">
            <text:p text:style-name="P11"/>
          </table:table-cell>
        </table:table-row>
        <table:table-row table:style-name="Tabla13.1">
          <table:table-cell table:style-name="Tabla13.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13.1">
          <table:table-cell table:style-name="Tabla13.A3" office:value-type="string">
            <text:p text:style-name="P12">Camp</text:p>
          </table:table-cell>
          <table:table-cell table:style-name="Tabla13.A3" office:value-type="string">
            <text:p text:style-name="P12">Tipus</text:p>
          </table:table-cell>
          <table:table-cell table:style-name="Tabla13.A3" office:value-type="string">
            <text:p text:style-name="P12">Car</text:p>
          </table:table-cell>
          <table:table-cell table:style-name="Tabla13.A3" office:value-type="string">
            <text:p text:style-name="P12">Lon</text:p>
          </table:table-cell>
          <table:table-cell table:style-name="Tabla13.A3" office:value-type="string">
            <text:p text:style-name="P12">Descripció</text:p>
          </table:table-cell>
          <table:table-cell table:style-name="Tabla13.F3" office:value-type="string">
            <text:p text:style-name="P12">Comentaris</text:p>
          </table:table-cell>
        </table:table-row>
      </table:table>
      <text:h text:style-name="Heading_20_2" text:outline-level="2">Operació obtenerRegistroSalida</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8">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6">PETICIÓ</text:p>
          </table:table-cell>
          <table:covered-table-cell/>
          <table:covered-table-cell/>
          <table:covered-table-cell/>
          <table:covered-table-cell/>
          <table:covered-table-cell/>
        </table:table-row>
        <table:table-row table:style-name="Tabla15.1">
          <table:table-cell table:style-name="Tabla15.A3" office:value-type="string">
            <text:p text:style-name="P12">Camp</text:p>
          </table:table-cell>
          <table:table-cell table:style-name="Tabla15.A3" office:value-type="string">
            <text:p text:style-name="P12">Tipus</text:p>
          </table:table-cell>
          <table:table-cell table:style-name="Tabla15.A3" office:value-type="string">
            <text:p text:style-name="P12">Car</text:p>
          </table:table-cell>
          <table:table-cell table:style-name="Tabla15.A3" office:value-type="string">
            <text:p text:style-name="P12">Lon</text:p>
          </table:table-cell>
          <table:table-cell table:style-name="Tabla15.A3" office:value-type="string">
            <text:p text:style-name="P12">Descripció</text:p>
          </table:table-cell>
          <table:table-cell table:style-name="Tabla15.F3" office:value-type="string">
            <text:p text:style-name="P12">Comentaris</text:p>
          </table:table-cell>
        </table:table-row>
        <table:table-row table:style-name="Tabla15.1">
          <table:table-cell table:style-name="Tabla15.A4" office:value-type="string">
            <text:p text:style-name="P11">numeroRegistroFormateado</text:p>
          </table:table-cell>
          <table:table-cell table:style-name="Tabla15.A4" office:value-type="string">
            <text:p text:style-name="P11">Cadena</text:p>
          </table:table-cell>
          <table:table-cell table:style-name="Tabla15.C4" office:value-type="float" office:value="1">
            <text:p text:style-name="P11">1</text:p>
          </table:table-cell>
          <table:table-cell table:style-name="Tabla15.A4" office:value-type="string">
            <text:p text:style-name="P11">Var</text:p>
          </table:table-cell>
          <table:table-cell table:style-name="Tabla15.A4" office:value-type="string">
            <text:p text:style-name="P11">Numero de l'assentament formatejat</text:p>
          </table:table-cell>
          <table:table-cell table:style-name="Tabla15.F4" office:value-type="string">
            <text:p text:style-name="P11"/>
          </table:table-cell>
        </table:table-row>
        <table:table-row table:style-name="Tabla15.1">
          <table:table-cell table:style-name="Tabla15.A4" office:value-type="string">
            <text:p text:style-name="P11">usuario</text:p>
          </table:table-cell>
          <table:table-cell table:style-name="Tabla15.A4" office:value-type="string">
            <text:p text:style-name="P11">Cadena</text:p>
          </table:table-cell>
          <table:table-cell table:style-name="Tabla15.C4" office:value-type="float" office:value="1">
            <text:p text:style-name="P11">1</text:p>
          </table:table-cell>
          <table:table-cell table:style-name="Tabla15.C4" office:value-type="float" office:value="80">
            <text:p text:style-name="P11">80</text:p>
          </table:table-cell>
          <table:table-cell table:style-name="Tabla15.A4" office:value-type="string">
            <text:p text:style-name="P11">Codi de l'usuari que vol realitzar l'operació</text:p>
          </table:table-cell>
          <table:table-cell table:style-name="Tabla15.F4" office:value-type="string">
            <text:p text:style-name="P11"/>
          </table:table-cell>
        </table:table-row>
        <table:table-row table:style-name="Tabla15.1">
          <table:table-cell table:style-name="Tabla15.A4" office:value-type="string">
            <text:p text:style-name="P11">entidad</text:p>
          </table:table-cell>
          <table:table-cell table:style-name="Tabla15.A4" office:value-type="string">
            <text:p text:style-name="P11">Cadena</text:p>
          </table:table-cell>
          <table:table-cell table:style-name="Tabla15.C4" office:value-type="float" office:value="1">
            <text:p text:style-name="P11">1</text:p>
          </table:table-cell>
          <table:table-cell table:style-name="Tabla15.C4" office:value-type="float" office:value="20">
            <text:p text:style-name="P11">20</text:p>
          </table:table-cell>
          <table:table-cell table:style-name="Tabla15.A4" office:value-type="string">
            <text:p text:style-name="P11">Codi DIR3 de l'entitat al que pertany l'usuari</text:p>
          </table:table-cell>
          <table:table-cell table:style-name="Tabla15.F4" office:value-type="string">
            <text:p text:style-name="P11"/>
          </table:table-cell>
        </table:table-row>
        <table:table-row table:style-name="Tabla15.1">
          <table:table-cell table:style-name="Tabla15.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15.1">
          <table:table-cell table:style-name="Tabla15.A3" office:value-type="string">
            <text:p text:style-name="P12">Camp</text:p>
          </table:table-cell>
          <table:table-cell table:style-name="Tabla15.A3" office:value-type="string">
            <text:p text:style-name="P12">Tipus</text:p>
          </table:table-cell>
          <table:table-cell table:style-name="Tabla15.A3" office:value-type="string">
            <text:p text:style-name="P12">Car</text:p>
          </table:table-cell>
          <table:table-cell table:style-name="Tabla15.A3" office:value-type="string">
            <text:p text:style-name="P12">Lon</text:p>
          </table:table-cell>
          <table:table-cell table:style-name="Tabla15.A3" office:value-type="string">
            <text:p text:style-name="P12">Descripció</text:p>
          </table:table-cell>
          <table:table-cell table:style-name="Tabla15.F3" office:value-type="string">
            <text:p text:style-name="P12">Comentaris</text:p>
          </table:table-cell>
        </table:table-row>
        <table:table-row table:style-name="Tabla15.1">
          <table:table-cell table:style-name="Tabla15.A4" office:value-type="string">
            <text:p text:style-name="P11">asSortida</text:p>
          </table:table-cell>
          <table:table-cell table:style-name="Tabla15.A4" office:value-type="string">
            <text:p text:style-name="P11">RegistroSalidaResponseWs</text:p>
          </table:table-cell>
          <table:table-cell table:style-name="Tabla15.C4" office:value-type="float" office:value="1">
            <text:p text:style-name="P11">1</text:p>
          </table:table-cell>
          <table:table-cell table:style-name="Tabla15.A4" office:value-type="string">
            <text:p text:style-name="P11">Var</text:p>
          </table:table-cell>
          <table:table-cell table:style-name="Tabla15.A4" office:value-type="string">
            <text:p text:style-name="P11">Dades de l'assentament.</text:p>
          </table:table-cell>
          <table:table-cell table:style-name="Tabla15.F4" office:value-type="string">
            <text:p text:style-name="P11"/>
          </table:table-cell>
        </table:table-row>
      </table:table>
      <text:h text:style-name="Heading_20_2" text:outline-level="2"/>
      <text:h text:style-name="Heading_20_2" text:outline-level="2">Operació obtenerRegistroSalidaID</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8">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6">PETICIÓ</text:p>
          </table:table-cell>
          <table:covered-table-cell/>
          <table:covered-table-cell/>
          <table:covered-table-cell/>
          <table:covered-table-cell/>
          <table:covered-table-cell/>
        </table:table-row>
        <table:table-row table:style-name="Tabla16.1">
          <table:table-cell table:style-name="Tabla16.A3" office:value-type="string">
            <text:p text:style-name="P12">Camp</text:p>
          </table:table-cell>
          <table:table-cell table:style-name="Tabla16.A3" office:value-type="string">
            <text:p text:style-name="P12">Tipus</text:p>
          </table:table-cell>
          <table:table-cell table:style-name="Tabla16.A3" office:value-type="string">
            <text:p text:style-name="P12">Car</text:p>
          </table:table-cell>
          <table:table-cell table:style-name="Tabla16.A3" office:value-type="string">
            <text:p text:style-name="P12">Lon</text:p>
          </table:table-cell>
          <table:table-cell table:style-name="Tabla16.A3" office:value-type="string">
            <text:p text:style-name="P12">Descripció</text:p>
          </table:table-cell>
          <table:table-cell table:style-name="Tabla16.F3" office:value-type="string">
            <text:p text:style-name="P12">Comentaris</text:p>
          </table:table-cell>
        </table:table-row>
        <table:table-row table:style-name="Tabla16.1">
          <table:table-cell table:style-name="Tabla16.A4" office:value-type="string">
            <text:p text:style-name="P11">anyo</text:p>
          </table:table-cell>
          <table:table-cell table:style-name="Tabla16.A4" office:value-type="string">
            <text:p text:style-name="P11">Numèric</text:p>
          </table:table-cell>
          <table:table-cell table:style-name="Tabla16.C4" office:value-type="float" office:value="1">
            <text:p text:style-name="P11">1</text:p>
          </table:table-cell>
          <table:table-cell table:style-name="Tabla16.C4" office:value-type="float" office:value="4">
            <text:p text:style-name="P11">4</text:p>
          </table:table-cell>
          <table:table-cell table:style-name="Tabla16.A4" office:value-type="string">
            <text:p text:style-name="P11">Any de l'assentament</text:p>
          </table:table-cell>
          <table:table-cell table:style-name="Tabla16.F4" office:value-type="string">
            <text:p text:style-name="P11"/>
          </table:table-cell>
        </table:table-row>
        <table:table-row table:style-name="Tabla16.1">
          <table:table-cell table:style-name="Tabla16.A4" office:value-type="string">
            <text:p text:style-name="P11">numeroRegistro</text:p>
          </table:table-cell>
          <table:table-cell table:style-name="Tabla16.A4" office:value-type="string">
            <text:p text:style-name="P11">Numèric</text:p>
          </table:table-cell>
          <table:table-cell table:style-name="Tabla16.C4" office:value-type="float" office:value="1">
            <text:p text:style-name="P11">1</text:p>
          </table:table-cell>
          <table:table-cell table:style-name="Tabla16.A4" office:value-type="string">
            <text:p text:style-name="P11">Var</text:p>
          </table:table-cell>
          <table:table-cell table:style-name="Tabla16.A4" office:value-type="string">
            <text:p text:style-name="P11">Numero de l'assentament</text:p>
          </table:table-cell>
          <table:table-cell table:style-name="Tabla16.F4" office:value-type="string">
            <text:p text:style-name="P11"/>
          </table:table-cell>
        </table:table-row>
        <table:table-row table:style-name="Tabla16.1">
          <table:table-cell table:style-name="Tabla16.A4" office:value-type="string">
            <text:p text:style-name="P11">usuario</text:p>
          </table:table-cell>
          <table:table-cell table:style-name="Tabla16.A4" office:value-type="string">
            <text:p text:style-name="P11">Cadena</text:p>
          </table:table-cell>
          <table:table-cell table:style-name="Tabla16.C4" office:value-type="float" office:value="1">
            <text:p text:style-name="P11">1</text:p>
          </table:table-cell>
          <table:table-cell table:style-name="Tabla16.C4" office:value-type="float" office:value="80">
            <text:p text:style-name="P11">80</text:p>
          </table:table-cell>
          <table:table-cell table:style-name="Tabla16.A4" office:value-type="string">
            <text:p text:style-name="P11">Codi de l'usuari que vol realitzar l'operació</text:p>
          </table:table-cell>
          <table:table-cell table:style-name="Tabla16.F4" office:value-type="string">
            <text:p text:style-name="P11"/>
          </table:table-cell>
        </table:table-row>
        <table:table-row table:style-name="Tabla16.1">
          <table:table-cell table:style-name="Tabla16.A4" office:value-type="string">
            <text:p text:style-name="P11">entidad</text:p>
          </table:table-cell>
          <table:table-cell table:style-name="Tabla16.A4" office:value-type="string">
            <text:p text:style-name="P11">Cadena</text:p>
          </table:table-cell>
          <table:table-cell table:style-name="Tabla16.C4" office:value-type="float" office:value="1">
            <text:p text:style-name="P11">1</text:p>
          </table:table-cell>
          <table:table-cell table:style-name="Tabla16.C4" office:value-type="float" office:value="20">
            <text:p text:style-name="P11">20</text:p>
          </table:table-cell>
          <table:table-cell table:style-name="Tabla16.A4" office:value-type="string">
            <text:p text:style-name="P11">Codi DIR3 de l'entitat al que pertany l'usuari</text:p>
          </table:table-cell>
          <table:table-cell table:style-name="Tabla16.F4" office:value-type="string">
            <text:p text:style-name="P11"/>
          </table:table-cell>
        </table:table-row>
        <text:soft-page-break/>
        <table:table-row table:style-name="Tabla16.1">
          <table:table-cell table:style-name="Tabla16.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16.1">
          <table:table-cell table:style-name="Tabla16.A3" office:value-type="string">
            <text:p text:style-name="P12">Camp</text:p>
          </table:table-cell>
          <table:table-cell table:style-name="Tabla16.A3" office:value-type="string">
            <text:p text:style-name="P12">Tipus</text:p>
          </table:table-cell>
          <table:table-cell table:style-name="Tabla16.A3" office:value-type="string">
            <text:p text:style-name="P12">Car</text:p>
          </table:table-cell>
          <table:table-cell table:style-name="Tabla16.A3" office:value-type="string">
            <text:p text:style-name="P12">Lon</text:p>
          </table:table-cell>
          <table:table-cell table:style-name="Tabla16.A3" office:value-type="string">
            <text:p text:style-name="P12">Descripció</text:p>
          </table:table-cell>
          <table:table-cell table:style-name="Tabla16.F3" office:value-type="string">
            <text:p text:style-name="P12">Comentaris</text:p>
          </table:table-cell>
        </table:table-row>
        <table:table-row table:style-name="Tabla16.1">
          <table:table-cell table:style-name="Tabla16.A4" office:value-type="string">
            <text:p text:style-name="P11">asIdentificador</text:p>
          </table:table-cell>
          <table:table-cell table:style-name="Tabla16.A4" office:value-type="string">
            <text:p text:style-name="P11">IdentificadorWs</text:p>
          </table:table-cell>
          <table:table-cell table:style-name="Tabla16.C4" office:value-type="float" office:value="1">
            <text:p text:style-name="P11">1</text:p>
          </table:table-cell>
          <table:table-cell table:style-name="Tabla16.A4" office:value-type="string">
            <text:p text:style-name="P11">Var</text:p>
          </table:table-cell>
          <table:table-cell table:style-name="Tabla16.A4" office:value-type="string">
            <text:p text:style-name="P11">Identtificador de l'assentament</text:p>
          </table:table-cell>
          <table:table-cell table:style-name="Tabla16.F4" office:value-type="string">
            <text:p text:style-name="P11"/>
          </table:table-cell>
        </table:table-row>
      </table:table>
      <text:h text:style-name="Heading_20_2" text:outline-level="2"/>
      <text:h text:style-name="Heading_20_2" text:outline-level="2">Operació listarTipoAsunto</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8">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6">PETICIÓ</text:p>
          </table:table-cell>
          <table:covered-table-cell/>
          <table:covered-table-cell/>
          <table:covered-table-cell/>
          <table:covered-table-cell/>
          <table:covered-table-cell/>
        </table:table-row>
        <table:table-row table:style-name="Tabla11.1">
          <table:table-cell table:style-name="Tabla11.A3" office:value-type="string">
            <text:p text:style-name="P12">Camp</text:p>
          </table:table-cell>
          <table:table-cell table:style-name="Tabla11.A3" office:value-type="string">
            <text:p text:style-name="P12">Tipus</text:p>
          </table:table-cell>
          <table:table-cell table:style-name="Tabla11.A3" office:value-type="string">
            <text:p text:style-name="P12">Car</text:p>
          </table:table-cell>
          <table:table-cell table:style-name="Tabla11.A3" office:value-type="string">
            <text:p text:style-name="P12">Lon</text:p>
          </table:table-cell>
          <table:table-cell table:style-name="Tabla11.A3" office:value-type="string">
            <text:p text:style-name="P12">Descripció</text:p>
          </table:table-cell>
          <table:table-cell table:style-name="Tabla11.F3" office:value-type="string">
            <text:p text:style-name="P11">Comentaris</text:p>
          </table:table-cell>
        </table:table-row>
        <table:table-row table:style-name="Tabla11.1">
          <table:table-cell table:style-name="Tabla11.A4" office:value-type="string">
            <text:p text:style-name="P11">usuario</text:p>
          </table:table-cell>
          <table:table-cell table:style-name="Tabla11.A4" office:value-type="string">
            <text:p text:style-name="P11">Cadena</text:p>
          </table:table-cell>
          <table:table-cell table:style-name="Tabla11.C4" office:value-type="float" office:value="1">
            <text:p text:style-name="P11">1</text:p>
          </table:table-cell>
          <table:table-cell table:style-name="Tabla11.C4" office:value-type="float" office:value="80">
            <text:p text:style-name="P11">80</text:p>
          </table:table-cell>
          <table:table-cell table:style-name="Tabla11.A4" office:value-type="string">
            <text:p text:style-name="P11">Codi de l'usuari que vol realitzar l'operació</text:p>
          </table:table-cell>
          <table:table-cell table:style-name="Tabla11.F4" office:value-type="string">
            <text:p text:style-name="P12"/>
          </table:table-cell>
        </table:table-row>
        <table:table-row table:style-name="Tabla11.1">
          <table:table-cell table:style-name="Tabla11.A4" office:value-type="string">
            <text:p text:style-name="P11">entidadCodigoDir3</text:p>
          </table:table-cell>
          <table:table-cell table:style-name="Tabla11.A4" office:value-type="string">
            <text:p text:style-name="P11">Cadena</text:p>
          </table:table-cell>
          <table:table-cell table:style-name="Tabla11.C4" office:value-type="float" office:value="1">
            <text:p text:style-name="P11">1</text:p>
          </table:table-cell>
          <table:table-cell table:style-name="Tabla11.C4" office:value-type="float" office:value="20">
            <text:p text:style-name="P11">20</text:p>
          </table:table-cell>
          <table:table-cell table:style-name="Tabla11.A4" office:value-type="string">
            <text:p text:style-name="P11">Codi DIR3 de l'òrgan arrel de l'entitat a consultar</text:p>
          </table:table-cell>
          <table:table-cell table:style-name="Tabla11.F4" office:value-type="string">
            <text:p text:style-name="P11"/>
          </table:table-cell>
        </table:table-row>
        <table:table-row table:style-name="Tabla11.1">
          <table:table-cell table:style-name="Tabla11.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11.1">
          <table:table-cell table:style-name="Tabla11.A3" office:value-type="string">
            <text:p text:style-name="P12">Camp</text:p>
          </table:table-cell>
          <table:table-cell table:style-name="Tabla11.A3" office:value-type="string">
            <text:p text:style-name="P12">Tipus</text:p>
          </table:table-cell>
          <table:table-cell table:style-name="Tabla11.A3" office:value-type="string">
            <text:p text:style-name="P12">Car</text:p>
          </table:table-cell>
          <table:table-cell table:style-name="Tabla11.A3" office:value-type="string">
            <text:p text:style-name="P12">Lon</text:p>
          </table:table-cell>
          <table:table-cell table:style-name="Tabla11.A3" office:value-type="string">
            <text:p text:style-name="P12">Descripció</text:p>
          </table:table-cell>
          <table:table-cell table:style-name="Tabla11.F3" office:value-type="string">
            <text:p text:style-name="P12">Comentaris</text:p>
          </table:table-cell>
        </table:table-row>
        <table:table-row table:style-name="Tabla11.1">
          <table:table-cell table:style-name="Tabla11.A4" office:value-type="string">
            <text:p text:style-name="P11">assumptes</text:p>
          </table:table-cell>
          <table:table-cell table:style-name="Tabla11.A4" office:value-type="string">
            <text:p text:style-name="P11">TipoAsuntoWs</text:p>
          </table:table-cell>
          <table:table-cell table:style-name="Tabla11.A4" office:value-type="string">
            <text:p text:style-name="P11">1..n</text:p>
          </table:table-cell>
          <table:table-cell table:style-name="Tabla11.A4" office:value-type="string">
            <text:p text:style-name="P11">Var</text:p>
          </table:table-cell>
          <table:table-cell table:style-name="Tabla11.A4" office:value-type="string">
            <text:p text:style-name="P11">Tipus d'assumpte de l'entitat.</text:p>
          </table:table-cell>
          <table:table-cell table:style-name="Tabla11.F4" office:value-type="string">
            <text:p text:style-name="P11"/>
          </table:table-cell>
        </table:table-row>
      </table:table>
      <text:p text:style-name="Standard"/>
      <text:h text:style-name="Heading_20_2" text:outline-level="2">Operació listarCodigoAsunto</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8">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6">PETICIÓ</text:p>
          </table:table-cell>
          <table:covered-table-cell/>
          <table:covered-table-cell/>
          <table:covered-table-cell/>
          <table:covered-table-cell/>
          <table:covered-table-cell/>
        </table:table-row>
        <table:table-row table:style-name="Tabla20.1">
          <table:table-cell table:style-name="Tabla20.A3" office:value-type="string">
            <text:p text:style-name="P12">Camp</text:p>
          </table:table-cell>
          <table:table-cell table:style-name="Tabla20.A3" office:value-type="string">
            <text:p text:style-name="P12">Tipus</text:p>
          </table:table-cell>
          <table:table-cell table:style-name="Tabla20.A3" office:value-type="string">
            <text:p text:style-name="P12">Car</text:p>
          </table:table-cell>
          <table:table-cell table:style-name="Tabla20.A3" office:value-type="string">
            <text:p text:style-name="P12">Lon</text:p>
          </table:table-cell>
          <table:table-cell table:style-name="Tabla20.A3" office:value-type="string">
            <text:p text:style-name="P12">Descripció</text:p>
          </table:table-cell>
          <table:table-cell table:style-name="Tabla20.F3" office:value-type="string">
            <text:p text:style-name="P11">Comentaris</text:p>
          </table:table-cell>
        </table:table-row>
        <table:table-row table:style-name="Tabla20.1">
          <table:table-cell table:style-name="Tabla20.A4" office:value-type="string">
            <text:p text:style-name="P11">usuario</text:p>
          </table:table-cell>
          <table:table-cell table:style-name="Tabla20.A4" office:value-type="string">
            <text:p text:style-name="P11">Cadena</text:p>
          </table:table-cell>
          <table:table-cell table:style-name="Tabla20.C4" office:value-type="float" office:value="1">
            <text:p text:style-name="P11">1</text:p>
          </table:table-cell>
          <table:table-cell table:style-name="Tabla20.C4" office:value-type="float" office:value="80">
            <text:p text:style-name="P11">80</text:p>
          </table:table-cell>
          <table:table-cell table:style-name="Tabla20.A4" office:value-type="string">
            <text:p text:style-name="P11">Codi de l'usuari que vol realitzar l'operació</text:p>
          </table:table-cell>
          <table:table-cell table:style-name="Tabla20.F4" office:value-type="string">
            <text:p text:style-name="P12"/>
          </table:table-cell>
        </table:table-row>
        <table:table-row table:style-name="Tabla20.1">
          <table:table-cell table:style-name="Tabla20.A4" office:value-type="string">
            <text:p text:style-name="P11">codigoTipoAsunto</text:p>
          </table:table-cell>
          <table:table-cell table:style-name="Tabla20.A4" office:value-type="string">
            <text:p text:style-name="P11">Cadena</text:p>
          </table:table-cell>
          <table:table-cell table:style-name="Tabla20.C4" office:value-type="float" office:value="1">
            <text:p text:style-name="P11">1</text:p>
          </table:table-cell>
          <table:table-cell table:style-name="Tabla20.C4" office:value-type="float" office:value="20">
            <text:p text:style-name="P11">20</text:p>
          </table:table-cell>
          <table:table-cell table:style-name="Tabla20.A4" office:value-type="string">
            <text:p text:style-name="P11">Codi SICRES del tipus d'assumpte.</text:p>
          </table:table-cell>
          <table:table-cell table:style-name="Tabla20.F4" office:value-type="string">
            <text:p text:style-name="P11"/>
          </table:table-cell>
        </table:table-row>
        <table:table-row table:style-name="Tabla20.1">
          <table:table-cell table:style-name="Tabla20.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20.1">
          <table:table-cell table:style-name="Tabla20.A3" office:value-type="string">
            <text:p text:style-name="P12">Camp</text:p>
          </table:table-cell>
          <table:table-cell table:style-name="Tabla20.A3" office:value-type="string">
            <text:p text:style-name="P12">Tipus</text:p>
          </table:table-cell>
          <table:table-cell table:style-name="Tabla20.A3" office:value-type="string">
            <text:p text:style-name="P12">Car</text:p>
          </table:table-cell>
          <table:table-cell table:style-name="Tabla20.A3" office:value-type="string">
            <text:p text:style-name="P12">Lon</text:p>
          </table:table-cell>
          <table:table-cell table:style-name="Tabla20.A3" office:value-type="string">
            <text:p text:style-name="P12">Descripció</text:p>
          </table:table-cell>
          <table:table-cell table:style-name="Tabla20.F3" office:value-type="string">
            <text:p text:style-name="P12">Comentaris</text:p>
          </table:table-cell>
        </table:table-row>
        <table:table-row table:style-name="Tabla20.1">
          <table:table-cell table:style-name="Tabla20.A4" office:value-type="string">
            <text:p text:style-name="P11">Codis assumpte</text:p>
          </table:table-cell>
          <table:table-cell table:style-name="Tabla20.A4" office:value-type="string">
            <text:p text:style-name="P11">CodigoAsuntoWs</text:p>
          </table:table-cell>
          <table:table-cell table:style-name="Tabla20.A4" office:value-type="string">
            <text:p text:style-name="P11">1..n</text:p>
          </table:table-cell>
          <table:table-cell table:style-name="Tabla20.A4" office:value-type="string">
            <text:p text:style-name="P11">Var</text:p>
          </table:table-cell>
          <table:table-cell table:style-name="Tabla20.A4" office:value-type="string">
            <text:p text:style-name="P11">Codis d'assumpte de del tipus Assumpte.</text:p>
          </table:table-cell>
          <table:table-cell table:style-name="Tabla20.F4" office:value-type="string">
            <text:p text:style-name="P11"/>
          </table:table-cell>
        </table:table-row>
      </table:table>
      <text:p text:style-name="Standard"/>
      <text:p text:style-name="Standard"/>
      <text:h text:style-name="Heading_20_2" text:outline-level="2">Operació listarOficinas</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8">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6">PETICIÓ</text:p>
          </table:table-cell>
          <table:covered-table-cell/>
          <table:covered-table-cell/>
          <table:covered-table-cell/>
          <table:covered-table-cell/>
          <table:covered-table-cell/>
        </table:table-row>
        <table:table-row table:style-name="Tabla26.1">
          <table:table-cell table:style-name="Tabla26.A3" office:value-type="string">
            <text:p text:style-name="P12">Camp</text:p>
          </table:table-cell>
          <table:table-cell table:style-name="Tabla26.A3" office:value-type="string">
            <text:p text:style-name="P12">Tipus</text:p>
          </table:table-cell>
          <table:table-cell table:style-name="Tabla26.A3" office:value-type="string">
            <text:p text:style-name="P12">Car</text:p>
          </table:table-cell>
          <table:table-cell table:style-name="Tabla26.A3" office:value-type="string">
            <text:p text:style-name="P12">Lon</text:p>
          </table:table-cell>
          <table:table-cell table:style-name="Tabla26.A3" office:value-type="string">
            <text:p text:style-name="P12">Descripció</text:p>
          </table:table-cell>
          <table:table-cell table:style-name="Tabla26.F3" office:value-type="string">
            <text:p text:style-name="P11">Comentaris</text:p>
          </table:table-cell>
        </table:table-row>
        <table:table-row table:style-name="Tabla26.1">
          <table:table-cell table:style-name="Tabla26.A4" office:value-type="string">
            <text:p text:style-name="P11">entidadCodigoDir3</text:p>
          </table:table-cell>
          <table:table-cell table:style-name="Tabla26.A4" office:value-type="string">
            <text:p text:style-name="P11">Cadena</text:p>
          </table:table-cell>
          <table:table-cell table:style-name="Tabla26.C4" office:value-type="float" office:value="1">
            <text:p text:style-name="P11">1</text:p>
          </table:table-cell>
          <table:table-cell table:style-name="Tabla26.C4" office:value-type="float" office:value="20">
            <text:p text:style-name="P11">20</text:p>
          </table:table-cell>
          <table:table-cell table:style-name="Tabla26.A4" office:value-type="string">
            <text:p text:style-name="P11">Codi DIR3 de l'òrgan arrel de l'entitat a consultar</text:p>
          </table:table-cell>
          <table:table-cell table:style-name="Tabla26.F4" office:value-type="string">
            <text:p text:style-name="P11"/>
          </table:table-cell>
        </table:table-row>
        <text:soft-page-break/>
        <table:table-row table:style-name="Tabla26.1">
          <table:table-cell table:style-name="Tabla26.A4" office:value-type="string">
            <text:p text:style-name="P7">autorizacion</text:p>
          </table:table-cell>
          <table:table-cell table:style-name="Tabla26.A4" office:value-type="string">
            <text:p text:style-name="P7">Numèric</text:p>
          </table:table-cell>
          <table:table-cell table:style-name="Tabla26.C4" office:value-type="float" office:value="1">
            <text:p text:style-name="P7">1</text:p>
          </table:table-cell>
          <table:table-cell table:style-name="Tabla26.C4" office:value-type="float" office:value="1">
            <text:p text:style-name="P7">1</text:p>
          </table:table-cell>
          <table:table-cell table:style-name="Tabla26.A4" office:value-type="string">
            <text:p text:style-name="P7">Tipo de permís damunt els llibres que vol consultar. Ex: Registre entrada, <text:s/>Registre sortida, Consulta entrades ,Consulta sortides</text:p>
          </table:table-cell>
          <table:table-cell table:style-name="Tabla26.F4" office:value-type="string">
            <text:p text:style-name="P11">1 = Registro entrada</text:p>
            <text:p text:style-name="P11">2 = Registro salida</text:p>
            <text:p text:style-name="P11">3 = Consulta Registro entrada.</text:p>
            <text:p text:style-name="P11">4 = Consulta Registro salida.</text:p>
          </table:table-cell>
        </table:table-row>
        <table:table-row table:style-name="Tabla26.1">
          <table:table-cell table:style-name="Tabla26.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26.1">
          <table:table-cell table:style-name="Tabla26.A3" office:value-type="string">
            <text:p text:style-name="P12">Camp</text:p>
          </table:table-cell>
          <table:table-cell table:style-name="Tabla26.A3" office:value-type="string">
            <text:p text:style-name="P12">Tipus</text:p>
          </table:table-cell>
          <table:table-cell table:style-name="Tabla26.A3" office:value-type="string">
            <text:p text:style-name="P12">Car</text:p>
          </table:table-cell>
          <table:table-cell table:style-name="Tabla26.A3" office:value-type="string">
            <text:p text:style-name="P12">Lon</text:p>
          </table:table-cell>
          <table:table-cell table:style-name="Tabla26.A3" office:value-type="string">
            <text:p text:style-name="P12">Descripció</text:p>
          </table:table-cell>
          <table:table-cell table:style-name="Tabla26.F3" office:value-type="string">
            <text:p text:style-name="P12">Comentaris</text:p>
          </table:table-cell>
        </table:table-row>
        <table:table-row table:style-name="Tabla26.1">
          <table:table-cell table:style-name="Tabla26.A4" office:value-type="string">
            <text:p text:style-name="P11">oficines</text:p>
          </table:table-cell>
          <table:table-cell table:style-name="Tabla26.A4" office:value-type="string">
            <text:p text:style-name="P11">OficinaWs</text:p>
          </table:table-cell>
          <table:table-cell table:style-name="Tabla26.A4" office:value-type="string">
            <text:p text:style-name="P11">1..n</text:p>
          </table:table-cell>
          <table:table-cell table:style-name="Tabla26.A4" office:value-type="string">
            <text:p text:style-name="P11">Var</text:p>
          </table:table-cell>
          <table:table-cell table:style-name="Tabla26.A4" office:value-type="string">
            <text:p text:style-name="P11">Oficines de l'entitat.</text:p>
          </table:table-cell>
          <table:table-cell table:style-name="Tabla26.F4" office:value-type="string">
            <text:p text:style-name="P11"/>
          </table:table-cell>
        </table:table-row>
      </table:table>
      <text:h text:style-name="Heading_20_2" text:outline-level="2"/>
      <text:h text:style-name="Heading_20_2" text:outline-level="2">Operació listarLibros</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8">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6">PETICIÓ</text:p>
          </table:table-cell>
          <table:covered-table-cell/>
          <table:covered-table-cell/>
          <table:covered-table-cell/>
          <table:covered-table-cell/>
          <table:covered-table-cell/>
        </table:table-row>
        <table:table-row table:style-name="Tabla17.1">
          <table:table-cell table:style-name="Tabla17.A3" office:value-type="string">
            <text:p text:style-name="P12">Camp</text:p>
          </table:table-cell>
          <table:table-cell table:style-name="Tabla17.A3" office:value-type="string">
            <text:p text:style-name="P12">Tipus</text:p>
          </table:table-cell>
          <table:table-cell table:style-name="Tabla17.A3" office:value-type="string">
            <text:p text:style-name="P12">Car</text:p>
          </table:table-cell>
          <table:table-cell table:style-name="Tabla17.A3" office:value-type="string">
            <text:p text:style-name="P12">Lon</text:p>
          </table:table-cell>
          <table:table-cell table:style-name="Tabla17.A3" office:value-type="string">
            <text:p text:style-name="P12">Descripció</text:p>
          </table:table-cell>
          <table:table-cell table:style-name="Tabla17.F3" office:value-type="string">
            <text:p text:style-name="P11">Comentaris</text:p>
          </table:table-cell>
        </table:table-row>
        <table:table-row table:style-name="Tabla17.1">
          <table:table-cell table:style-name="Tabla17.A4" office:value-type="string">
            <text:p text:style-name="P11">entidadCodigoDir3</text:p>
          </table:table-cell>
          <table:table-cell table:style-name="Tabla17.A4" office:value-type="string">
            <text:p text:style-name="P11">Cadena</text:p>
          </table:table-cell>
          <table:table-cell table:style-name="Tabla17.C4" office:value-type="float" office:value="1">
            <text:p text:style-name="P11">1</text:p>
          </table:table-cell>
          <table:table-cell table:style-name="Tabla17.C4" office:value-type="float" office:value="20">
            <text:p text:style-name="P11">20</text:p>
          </table:table-cell>
          <table:table-cell table:style-name="Tabla17.A4" office:value-type="string">
            <text:p text:style-name="P11">Codi DIR3 de l'òrgan arrel de l'entitat a consultar</text:p>
          </table:table-cell>
          <table:table-cell table:style-name="Tabla17.F4" office:value-type="string">
            <text:p text:style-name="P11"/>
          </table:table-cell>
        </table:table-row>
        <table:table-row table:style-name="Tabla17.1">
          <table:table-cell table:style-name="Tabla17.A4" office:value-type="string">
            <text:p text:style-name="P11">oficinaCodigoDir3</text:p>
          </table:table-cell>
          <table:table-cell table:style-name="Tabla17.A4" office:value-type="string">
            <text:p text:style-name="P11">Cadena</text:p>
          </table:table-cell>
          <table:table-cell table:style-name="Tabla17.C4" office:value-type="float" office:value="1">
            <text:p text:style-name="P11">1</text:p>
          </table:table-cell>
          <table:table-cell table:style-name="Tabla17.C4" office:value-type="float" office:value="20">
            <text:p text:style-name="P11">20</text:p>
          </table:table-cell>
          <table:table-cell table:style-name="Tabla17.A4" office:value-type="string">
            <text:p text:style-name="P11">Codi DIR3 de l'oficina a consultar</text:p>
          </table:table-cell>
          <table:table-cell table:style-name="Tabla17.F4" office:value-type="string">
            <text:p text:style-name="P11"/>
          </table:table-cell>
        </table:table-row>
        <table:table-row table:style-name="Tabla17.1">
          <table:table-cell table:style-name="Tabla17.A4" office:value-type="string">
            <text:p text:style-name="P7">autorizacion</text:p>
          </table:table-cell>
          <table:table-cell table:style-name="Tabla17.A4" office:value-type="string">
            <text:p text:style-name="P7">Numèric</text:p>
          </table:table-cell>
          <table:table-cell table:style-name="Tabla17.C4" office:value-type="float" office:value="1">
            <text:p text:style-name="P7">1</text:p>
          </table:table-cell>
          <table:table-cell table:style-name="Tabla17.C4" office:value-type="float" office:value="1">
            <text:p text:style-name="P7">1</text:p>
          </table:table-cell>
          <table:table-cell table:style-name="Tabla17.A4" office:value-type="string">
            <text:p text:style-name="P7">Tipo de permís damunt els llibres que vol consultar. Ex: Registre entrada, <text:s/>Registre sortida, Consulta entrades ,Consulta sortides</text:p>
          </table:table-cell>
          <table:table-cell table:style-name="Tabla17.F4" office:value-type="string">
            <text:p text:style-name="P11">1 = Registro entrada</text:p>
            <text:p text:style-name="P11">2 = Registro salida</text:p>
            <text:p text:style-name="P11">3 = Consulta Registro entrada.</text:p>
            <text:p text:style-name="P11">4 = Consulta Registro salida.</text:p>
          </table:table-cell>
        </table:table-row>
        <table:table-row table:style-name="Tabla17.1">
          <table:table-cell table:style-name="Tabla17.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17.1">
          <table:table-cell table:style-name="Tabla17.A3" office:value-type="string">
            <text:p text:style-name="P12">Camp</text:p>
          </table:table-cell>
          <table:table-cell table:style-name="Tabla17.A3" office:value-type="string">
            <text:p text:style-name="P12">Tipus</text:p>
          </table:table-cell>
          <table:table-cell table:style-name="Tabla17.A3" office:value-type="string">
            <text:p text:style-name="P12">Car</text:p>
          </table:table-cell>
          <table:table-cell table:style-name="Tabla17.A3" office:value-type="string">
            <text:p text:style-name="P12">Lon</text:p>
          </table:table-cell>
          <table:table-cell table:style-name="Tabla17.A3" office:value-type="string">
            <text:p text:style-name="P12">Descripció</text:p>
          </table:table-cell>
          <table:table-cell table:style-name="Tabla17.F3" office:value-type="string">
            <text:p text:style-name="P12">Comentaris</text:p>
          </table:table-cell>
        </table:table-row>
        <table:table-row table:style-name="Tabla17.1">
          <table:table-cell table:style-name="Tabla17.A4" office:value-type="string">
            <text:p text:style-name="P11">llibres</text:p>
          </table:table-cell>
          <table:table-cell table:style-name="Tabla17.A4" office:value-type="string">
            <text:p text:style-name="P11">LibroWs</text:p>
          </table:table-cell>
          <table:table-cell table:style-name="Tabla17.A4" office:value-type="string">
            <text:p text:style-name="P11">1..n</text:p>
          </table:table-cell>
          <table:table-cell table:style-name="Tabla17.A4" office:value-type="string">
            <text:p text:style-name="P11">Var</text:p>
          </table:table-cell>
          <table:table-cell table:style-name="Tabla17.A4" office:value-type="string">
            <text:p text:style-name="P11">Llibres de l'entitat.</text:p>
          </table:table-cell>
          <table:table-cell table:style-name="Tabla17.F4" office:value-type="string">
            <text:p text:style-name="P11"/>
          </table:table-cell>
        </table:table-row>
      </table:table>
      <text:h text:style-name="Heading_20_2" text:outline-level="2">Operació listarOrganismos</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8">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6">PETICIÓ</text:p>
          </table:table-cell>
          <table:covered-table-cell/>
          <table:covered-table-cell/>
          <table:covered-table-cell/>
          <table:covered-table-cell/>
          <table:covered-table-cell/>
        </table:table-row>
        <table:table-row table:style-name="Tabla18.1">
          <table:table-cell table:style-name="Tabla18.A3" office:value-type="string">
            <text:p text:style-name="P12">Camp</text:p>
          </table:table-cell>
          <table:table-cell table:style-name="Tabla18.A3" office:value-type="string">
            <text:p text:style-name="P12">Tipus</text:p>
          </table:table-cell>
          <table:table-cell table:style-name="Tabla18.A3" office:value-type="string">
            <text:p text:style-name="P12">Car</text:p>
          </table:table-cell>
          <table:table-cell table:style-name="Tabla18.A3" office:value-type="string">
            <text:p text:style-name="P12">Lon</text:p>
          </table:table-cell>
          <table:table-cell table:style-name="Tabla18.A3" office:value-type="string">
            <text:p text:style-name="P12">Descripció</text:p>
          </table:table-cell>
          <table:table-cell table:style-name="Tabla18.F3" office:value-type="string">
            <text:p text:style-name="P11">Comentaris</text:p>
          </table:table-cell>
        </table:table-row>
        <table:table-row table:style-name="Tabla18.1">
          <table:table-cell table:style-name="Tabla18.A4" office:value-type="string">
            <text:p text:style-name="P11">entidadCodigoDir3</text:p>
          </table:table-cell>
          <table:table-cell table:style-name="Tabla18.A4" office:value-type="string">
            <text:p text:style-name="P11">Cadena</text:p>
          </table:table-cell>
          <table:table-cell table:style-name="Tabla18.C4" office:value-type="float" office:value="1">
            <text:p text:style-name="P11">1</text:p>
          </table:table-cell>
          <table:table-cell table:style-name="Tabla18.C4" office:value-type="float" office:value="20">
            <text:p text:style-name="P11">20</text:p>
          </table:table-cell>
          <table:table-cell table:style-name="Tabla18.A4" office:value-type="string">
            <text:p text:style-name="P11">Codi DIR3 de l'òrgan arrel de l'entitat a consultar</text:p>
          </table:table-cell>
          <table:table-cell table:style-name="Tabla18.F4" office:value-type="string">
            <text:p text:style-name="P11"/>
          </table:table-cell>
        </table:table-row>
        <table:table-row table:style-name="Tabla18.1">
          <table:table-cell table:style-name="Tabla18.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18.1">
          <table:table-cell table:style-name="Tabla18.A3" office:value-type="string">
            <text:p text:style-name="P12">Camp</text:p>
          </table:table-cell>
          <table:table-cell table:style-name="Tabla18.A3" office:value-type="string">
            <text:p text:style-name="P12">Tipus</text:p>
          </table:table-cell>
          <table:table-cell table:style-name="Tabla18.A3" office:value-type="string">
            <text:p text:style-name="P12">Car</text:p>
          </table:table-cell>
          <table:table-cell table:style-name="Tabla18.A3" office:value-type="string">
            <text:p text:style-name="P12">Lon</text:p>
          </table:table-cell>
          <table:table-cell table:style-name="Tabla18.A3" office:value-type="string">
            <text:p text:style-name="P12">Descripció</text:p>
          </table:table-cell>
          <table:table-cell table:style-name="Tabla18.F3" office:value-type="string">
            <text:p text:style-name="P12">Comentaris</text:p>
          </table:table-cell>
        </table:table-row>
        <table:table-row table:style-name="Tabla18.1">
          <table:table-cell table:style-name="Tabla18.A4" office:value-type="string">
            <text:p text:style-name="P11">organismes</text:p>
          </table:table-cell>
          <table:table-cell table:style-name="Tabla18.A4" office:value-type="string">
            <text:p text:style-name="P11">OrganismoWs</text:p>
          </table:table-cell>
          <table:table-cell table:style-name="Tabla18.A4" office:value-type="string">
            <text:p text:style-name="P11">1..n</text:p>
          </table:table-cell>
          <table:table-cell table:style-name="Tabla18.A4" office:value-type="string">
            <text:p text:style-name="P11">Var</text:p>
          </table:table-cell>
          <table:table-cell table:style-name="Tabla18.A4" office:value-type="string">
            <text:p text:style-name="P11">Llibres de l'entitat.</text:p>
          </table:table-cell>
          <table:table-cell table:style-name="Tabla18.F4" office:value-type="string">
            <text:p text:style-name="P11"/>
          </table:table-cell>
        </table:table-row>
      </table:table>
      <text:p text:style-name="Standard"/>
      <text:p text:style-name="Standard"/>
      <text:h text:style-name="Heading_20_2" text:outline-level="2">Operació crearPersona</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8">Operació: crearPersona</text:p>
          </table:table-cell>
          <table:covered-table-cell/>
          <table:covered-table-cell/>
          <table:covered-table-cell/>
          <table:covered-table-cell/>
          <table:covered-table-cell/>
        </table:table-row>
        <text:soft-page-break/>
        <table:table-row table:style-name="Tabla21.1">
          <table:table-cell table:style-name="Tabla21.A2" table:number-columns-spanned="6" office:value-type="string">
            <text:p text:style-name="P6">PETICIÓ</text:p>
          </table:table-cell>
          <table:covered-table-cell/>
          <table:covered-table-cell/>
          <table:covered-table-cell/>
          <table:covered-table-cell/>
          <table:covered-table-cell/>
        </table:table-row>
        <table:table-row table:style-name="Tabla21.1">
          <table:table-cell table:style-name="Tabla21.A3" office:value-type="string">
            <text:p text:style-name="P12">Camp</text:p>
          </table:table-cell>
          <table:table-cell table:style-name="Tabla21.A3" office:value-type="string">
            <text:p text:style-name="P12">Tipus</text:p>
          </table:table-cell>
          <table:table-cell table:style-name="Tabla21.A3" office:value-type="string">
            <text:p text:style-name="P12">Car</text:p>
          </table:table-cell>
          <table:table-cell table:style-name="Tabla21.A3" office:value-type="string">
            <text:p text:style-name="P12">Lon</text:p>
          </table:table-cell>
          <table:table-cell table:style-name="Tabla21.A3" office:value-type="string">
            <text:p text:style-name="P12">Descripció</text:p>
          </table:table-cell>
          <table:table-cell table:style-name="Tabla21.F3" office:value-type="string">
            <text:p text:style-name="P12">Comentaris</text:p>
          </table:table-cell>
        </table:table-row>
        <table:table-row table:style-name="Tabla21.1">
          <table:table-cell table:style-name="Tabla21.A4" office:value-type="string">
            <text:p text:style-name="P11">persona</text:p>
          </table:table-cell>
          <table:table-cell table:style-name="Tabla21.A4" office:value-type="string">
            <text:p text:style-name="P11">PersonaWs</text:p>
          </table:table-cell>
          <table:table-cell table:style-name="Tabla21.C4" office:value-type="float" office:value="1">
            <text:p text:style-name="P12">1</text:p>
          </table:table-cell>
          <table:table-cell table:style-name="Tabla21.A4" office:value-type="string">
            <text:p text:style-name="P11">Var</text:p>
          </table:table-cell>
          <table:table-cell table:style-name="Tabla21.A4" office:value-type="string">
            <text:p text:style-name="P11">Dades d'una persona</text:p>
          </table:table-cell>
          <table:table-cell table:style-name="Tabla21.F4" office:value-type="string">
            <text:p text:style-name="P11"/>
          </table:table-cell>
        </table:table-row>
        <table:table-row table:style-name="Tabla21.1">
          <table:table-cell table:style-name="Tabla21.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21.1">
          <table:table-cell table:style-name="Tabla21.A3" office:value-type="string">
            <text:p text:style-name="P12">Camp</text:p>
          </table:table-cell>
          <table:table-cell table:style-name="Tabla21.A3" office:value-type="string">
            <text:p text:style-name="P12">Tipus</text:p>
          </table:table-cell>
          <table:table-cell table:style-name="Tabla21.A3" office:value-type="string">
            <text:p text:style-name="P12">Car</text:p>
          </table:table-cell>
          <table:table-cell table:style-name="Tabla21.A3" office:value-type="string">
            <text:p text:style-name="P12">Lon</text:p>
          </table:table-cell>
          <table:table-cell table:style-name="Tabla21.A3" office:value-type="string">
            <text:p text:style-name="P12">Descripció</text:p>
          </table:table-cell>
          <table:table-cell table:style-name="Tabla21.F3" office:value-type="string">
            <text:p text:style-name="P12">Comentaris</text:p>
          </table:table-cell>
        </table:table-row>
        <table:table-row table:style-name="Tabla21.1">
          <table:table-cell table:style-name="Tabla21.A4" office:value-type="string">
            <text:p text:style-name="P11">idPersona</text:p>
          </table:table-cell>
          <table:table-cell table:style-name="Tabla21.A4" office:value-type="string">
            <text:p text:style-name="P11">Numèric</text:p>
          </table:table-cell>
          <table:table-cell table:style-name="Tabla21.C4" office:value-type="float" office:value="1">
            <text:p text:style-name="P11">1</text:p>
          </table:table-cell>
          <table:table-cell table:style-name="Tabla21.A4" office:value-type="string">
            <text:p text:style-name="P11">Var</text:p>
          </table:table-cell>
          <table:table-cell table:style-name="Tabla21.A4" office:value-type="string">
            <text:p text:style-name="P11">Identificardor que representa a la persona creada.</text:p>
          </table:table-cell>
          <table:table-cell table:style-name="Tabla21.F4" office:value-type="string">
            <text:p text:style-name="P11"/>
          </table:table-cell>
        </table:table-row>
      </table:table>
      <text:h text:style-name="Heading_20_2" text:outline-level="2">Operació borrarPersona</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8">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6">PETICIÓ</text:p>
          </table:table-cell>
          <table:covered-table-cell/>
          <table:covered-table-cell/>
          <table:covered-table-cell/>
          <table:covered-table-cell/>
          <table:covered-table-cell/>
        </table:table-row>
        <table:table-row table:style-name="Tabla22.1">
          <table:table-cell table:style-name="Tabla22.A3" office:value-type="string">
            <text:p text:style-name="P12">Camp</text:p>
          </table:table-cell>
          <table:table-cell table:style-name="Tabla22.A3" office:value-type="string">
            <text:p text:style-name="P12">Tipus</text:p>
          </table:table-cell>
          <table:table-cell table:style-name="Tabla22.A3" office:value-type="string">
            <text:p text:style-name="P12">Car</text:p>
          </table:table-cell>
          <table:table-cell table:style-name="Tabla22.A3" office:value-type="string">
            <text:p text:style-name="P12">Lon</text:p>
          </table:table-cell>
          <table:table-cell table:style-name="Tabla22.A3" office:value-type="string">
            <text:p text:style-name="P12">Descripció</text:p>
          </table:table-cell>
          <table:table-cell table:style-name="Tabla22.F3" office:value-type="string">
            <text:p text:style-name="P12">Comentaris</text:p>
          </table:table-cell>
        </table:table-row>
        <table:table-row table:style-name="Tabla22.1">
          <table:table-cell table:style-name="Tabla22.A4" office:value-type="string">
            <text:p text:style-name="P11">personaID</text:p>
          </table:table-cell>
          <table:table-cell table:style-name="Tabla22.A4" office:value-type="string">
            <text:p text:style-name="P11">Numèric</text:p>
          </table:table-cell>
          <table:table-cell table:style-name="Tabla22.C4" office:value-type="float" office:value="1">
            <text:p text:style-name="P12">1</text:p>
          </table:table-cell>
          <table:table-cell table:style-name="Tabla22.A4" office:value-type="string">
            <text:p text:style-name="P11">Var</text:p>
          </table:table-cell>
          <table:table-cell table:style-name="Tabla22.A4" office:value-type="string">
            <text:p text:style-name="P11">Identificador de la persona a esborrar</text:p>
          </table:table-cell>
          <table:table-cell table:style-name="Tabla22.F4" office:value-type="string">
            <text:p text:style-name="P11"/>
          </table:table-cell>
        </table:table-row>
      </table:table>
      <text:h text:style-name="Heading_20_2" text:outline-level="2">Operació actualizarPersona</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8">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6">PETICIÓ</text:p>
          </table:table-cell>
          <table:covered-table-cell/>
          <table:covered-table-cell/>
          <table:covered-table-cell/>
          <table:covered-table-cell/>
          <table:covered-table-cell/>
        </table:table-row>
        <table:table-row table:style-name="Tabla23.1">
          <table:table-cell table:style-name="Tabla23.A3" office:value-type="string">
            <text:p text:style-name="P12">Camp</text:p>
          </table:table-cell>
          <table:table-cell table:style-name="Tabla23.A3" office:value-type="string">
            <text:p text:style-name="P12">Tipus</text:p>
          </table:table-cell>
          <table:table-cell table:style-name="Tabla23.A3" office:value-type="string">
            <text:p text:style-name="P12">Car</text:p>
          </table:table-cell>
          <table:table-cell table:style-name="Tabla23.A3" office:value-type="string">
            <text:p text:style-name="P12">Lon</text:p>
          </table:table-cell>
          <table:table-cell table:style-name="Tabla23.A3" office:value-type="string">
            <text:p text:style-name="P12">Descripció</text:p>
          </table:table-cell>
          <table:table-cell table:style-name="Tabla23.F3" office:value-type="string">
            <text:p text:style-name="P12">Comentaris</text:p>
          </table:table-cell>
        </table:table-row>
        <table:table-row table:style-name="Tabla23.1">
          <table:table-cell table:style-name="Tabla23.A4" office:value-type="string">
            <text:p text:style-name="P11">persona</text:p>
          </table:table-cell>
          <table:table-cell table:style-name="Tabla23.A4" office:value-type="string">
            <text:p text:style-name="P11">PersonaWs</text:p>
          </table:table-cell>
          <table:table-cell table:style-name="Tabla23.C4" office:value-type="float" office:value="1">
            <text:p text:style-name="P12">1</text:p>
          </table:table-cell>
          <table:table-cell table:style-name="Tabla23.A4" office:value-type="string">
            <text:p text:style-name="P11">Var</text:p>
          </table:table-cell>
          <table:table-cell table:style-name="Tabla23.A4" office:value-type="string">
            <text:p text:style-name="P11">Dades de la persona a actualitzar</text:p>
          </table:table-cell>
          <table:table-cell table:style-name="Tabla23.F4" office:value-type="string">
            <text:p text:style-name="P11"/>
          </table:table-cell>
        </table:table-row>
      </table:table>
      <text:h text:style-name="Heading_20_2" text:outline-level="2">Operació listarPersonas</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8">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6">PETICIÓ</text:p>
          </table:table-cell>
          <table:covered-table-cell/>
          <table:covered-table-cell/>
          <table:covered-table-cell/>
          <table:covered-table-cell/>
          <table:covered-table-cell/>
        </table:table-row>
        <table:table-row table:style-name="Tabla24.1">
          <table:table-cell table:style-name="Tabla24.A3" office:value-type="string">
            <text:p text:style-name="P12">Camp</text:p>
          </table:table-cell>
          <table:table-cell table:style-name="Tabla24.A3" office:value-type="string">
            <text:p text:style-name="P12">Tipus</text:p>
          </table:table-cell>
          <table:table-cell table:style-name="Tabla24.A3" office:value-type="string">
            <text:p text:style-name="P12">Car</text:p>
          </table:table-cell>
          <table:table-cell table:style-name="Tabla24.A3" office:value-type="string">
            <text:p text:style-name="P12">Lon</text:p>
          </table:table-cell>
          <table:table-cell table:style-name="Tabla24.A3" office:value-type="string">
            <text:p text:style-name="P12">Descripció</text:p>
          </table:table-cell>
          <table:table-cell table:style-name="Tabla24.F3" office:value-type="string">
            <text:p text:style-name="P11">Comentaris</text:p>
          </table:table-cell>
        </table:table-row>
        <table:table-row table:style-name="Tabla24.1">
          <table:table-cell table:style-name="Tabla24.A4" office:value-type="string">
            <text:p text:style-name="P11">entidadCodigoDir3</text:p>
          </table:table-cell>
          <table:table-cell table:style-name="Tabla24.A4" office:value-type="string">
            <text:p text:style-name="P11">Cadena</text:p>
          </table:table-cell>
          <table:table-cell table:style-name="Tabla24.C4" office:value-type="float" office:value="1">
            <text:p text:style-name="P11">1</text:p>
          </table:table-cell>
          <table:table-cell table:style-name="Tabla24.C4" office:value-type="float" office:value="20">
            <text:p text:style-name="P11">20</text:p>
          </table:table-cell>
          <table:table-cell table:style-name="Tabla24.A4" office:value-type="string">
            <text:p text:style-name="P11">Codi DIR3 de l'òrgan arrel de l'entitat a consultar</text:p>
          </table:table-cell>
          <table:table-cell table:style-name="Tabla24.F4" office:value-type="string">
            <text:p text:style-name="P11"/>
          </table:table-cell>
        </table:table-row>
        <table:table-row table:style-name="Tabla24.1">
          <table:table-cell table:style-name="Tabla24.A2" table:number-columns-spanned="6" office:value-type="string">
            <text:p text:style-name="P9"><text:span text:style-name="T3">R</text:span><text:span text:style-name="T2">ESPOSTA</text:span></text:p>
          </table:table-cell>
          <table:covered-table-cell/>
          <table:covered-table-cell/>
          <table:covered-table-cell/>
          <table:covered-table-cell/>
          <table:covered-table-cell/>
        </table:table-row>
        <table:table-row table:style-name="Tabla24.1">
          <table:table-cell table:style-name="Tabla24.A3" office:value-type="string">
            <text:p text:style-name="P12">Camp</text:p>
          </table:table-cell>
          <table:table-cell table:style-name="Tabla24.A3" office:value-type="string">
            <text:p text:style-name="P12">Tipus</text:p>
          </table:table-cell>
          <table:table-cell table:style-name="Tabla24.A3" office:value-type="string">
            <text:p text:style-name="P12">Car</text:p>
          </table:table-cell>
          <table:table-cell table:style-name="Tabla24.A3" office:value-type="string">
            <text:p text:style-name="P12">Lon</text:p>
          </table:table-cell>
          <table:table-cell table:style-name="Tabla24.A3" office:value-type="string">
            <text:p text:style-name="P12">Descripció</text:p>
          </table:table-cell>
          <table:table-cell table:style-name="Tabla24.F3" office:value-type="string">
            <text:p text:style-name="P12">Comentaris</text:p>
          </table:table-cell>
        </table:table-row>
        <table:table-row table:style-name="Tabla24.1">
          <table:table-cell table:style-name="Tabla24.A4" office:value-type="string">
            <text:p text:style-name="P11">persones</text:p>
          </table:table-cell>
          <table:table-cell table:style-name="Tabla24.A4" office:value-type="string">
            <text:p text:style-name="P11">PersonaWs</text:p>
          </table:table-cell>
          <table:table-cell table:style-name="Tabla24.A4" office:value-type="string">
            <text:p text:style-name="P11">1..n</text:p>
          </table:table-cell>
          <table:table-cell table:style-name="Tabla24.A4" office:value-type="string">
            <text:p text:style-name="P11">Var</text:p>
          </table:table-cell>
          <table:table-cell table:style-name="Tabla24.A4" office:value-type="string">
            <text:p text:style-name="P11">Persones de l'entitat.</text:p>
          </table:table-cell>
          <table:table-cell table:style-name="Tabla24.F4" office:value-type="string">
            <text:p text:style-name="P11"/>
          </table:table-cell>
        </table:table-row>
      </table:table>
      <text:p text:style-name="Standard"/>
      <text:p text:style-name="Standard"/>
      <text:h text:style-name="P41" text:outline-level="1">Wsdl</text:h>
      <text:h text:style-name="P43" text:outline-level="2">Assentament Entrada</text:h>
      <text:p text:style-name="P13">&lt;?xml version='1.0' encoding='UTF-8'?&gt;&lt;wsdl:definitions name="RegWebRegistroEntradaWsService" targetNamespace="http://impl.v3.ws.regweb3.caib.es/" xmlns:ns1="http://schemas.xmlsoap.org/wsdl/soap/http" xmlns:soap="http://schemas.xmlsoap.org/wsdl/soap/" xmlns:tns="http://impl.v3.ws.regweb3.caib.es/" xmlns:wsdl="http://schemas.xmlsoap.org/wsdl/" xmlns:xsd="http://www.w3.org/2001/XMLSchema"&gt;</text:p>
      <text:p text:style-name="P13"><text:soft-page-break/><text:s text:c="2"/>&lt;wsdl:types&gt;</text:p>
      <text:p text:style-name="P13">&lt;xs:schema attributeFormDefault="unqualified" elementFormDefault="unqualified" targetNamespace="http://impl.v3.ws.regweb3.caib.es/" xmlns:tns="http://impl.v3.ws.regweb3.caib.es/" xmlns:xs="http://www.w3.org/2001/XMLSchema"&gt;</text:p>
      <text:p text:style-name="P13">&lt;xs:element name="altaRegistroEntrada" type="tns:altaRegistroEntrada" /&gt;</text:p>
      <text:p text:style-name="P13">&lt;xs:element name="altaRegistroEntradaResponse" type="tns:altaRegistroEntradaResponse" /&gt;</text:p>
      <text:p text:style-name="P13">&lt;xs:element name="anexoWs" type="tns:anexoWs" /&gt;</text:p>
      <text:p text:style-name="P13">&lt;xs:element name="anularRegistroEntrada" type="tns:anularRegistroEntrada" /&gt;</text:p>
      <text:p text:style-name="P13">&lt;xs:element name="anularRegistroEntradaResponse" type="tns:anularRegistroEntradaResponse" /&gt;</text:p>
      <text:p text:style-name="P13">&lt;xs:element name="datosInteresadoWs" type="tns:datosInteresadoWs" /&gt;</text:p>
      <text:p text:style-name="P13">&lt;xs:element name="getVersion" type="tns:getVersion" /&gt;</text:p>
      <text:p text:style-name="P13">&lt;xs:element name="getVersionResponse" type="tns:getVersionResponse" /&gt;</text:p>
      <text:p text:style-name="P13">&lt;xs:element name="getVersionWs" type="tns:getVersionWs" /&gt;</text:p>
      <text:p text:style-name="P13">&lt;xs:element name="getVersionWsResponse" type="tns:getVersionWsResponse" /&gt;</text:p>
      <text:p text:style-name="P13">&lt;xs:element name="identificadorWs" type="tns:identificadorWs" /&gt;</text:p>
      <text:p text:style-name="P13">&lt;xs:element name="interesadoWs" type="tns:interesadoWs" /&gt;</text:p>
      <text:p text:style-name="P13">&lt;xs:element name="obtenerRegistroEntrada" type="tns:obtenerRegistroEntrada" /&gt;</text:p>
      <text:p text:style-name="P13">&lt;xs:element name="obtenerRegistroEntradaID" type="tns:obtenerRegistroEntradaID" /&gt;</text:p>
      <text:p text:style-name="P13">&lt;xs:element name="obtenerRegistroEntradaIDResponse" type="tns:obtenerRegistroEntradaIDResponse" /&gt;</text:p>
      <text:p text:style-name="P13">&lt;xs:element name="obtenerRegistroEntradaResponse" type="tns:obtenerRegistroEntradaResponse" /&gt;</text:p>
      <text:p text:style-name="P13">&lt;xs:element name="registroEntradaWs" type="tns:registroEntradaWs" /&gt;</text:p>
      <text:p text:style-name="P13">&lt;xs:element name="registroWs" type="tns:registroWs" /&gt;</text:p>
      <text:p text:style-name="P13">&lt;xs:element name="tramitarRegistroEntrada" type="tns:tramitarRegistroEntrada" /&gt;</text:p>
      <text:p text:style-name="P13">&lt;xs:element name="tramitarRegistroEntradaResponse" type="tns:tramitarRegistroEntradaResponse" /&gt;</text:p>
      <text:p text:style-name="P13">&lt;xs:complexType name="obtenerRegistroEntrada"&gt;</text:p>
      <text:p text:style-name="P13">&lt;xs:sequence&gt;</text:p>
      <text:p text:style-name="P13">&lt;xs:element minOccurs="0" name="numeroRegistroFormateado" type="xs:string" /&gt;</text:p>
      <text:p text:style-name="P13">&lt;xs:element minOccurs="0" name="usuario" type="xs:string" /&gt;</text:p>
      <text:p text:style-name="P13">&lt;xs:element minOccurs="0" name="entidad" type="xs:string" /&gt;</text:p>
      <text:p text:style-name="P13">&lt;/xs:sequence&gt;</text:p>
      <text:p text:style-name="P13">&lt;/xs:complexType&gt;</text:p>
      <text:p text:style-name="P13">&lt;xs:complexType name="obtenerRegistroEntradaResponse"&gt;</text:p>
      <text:p text:style-name="P13">&lt;xs:sequence&gt;</text:p>
      <text:p text:style-name="P13">&lt;xs:element minOccurs="0" name="return" type="tns:registroEntradaWs" /&gt;</text:p>
      <text:p text:style-name="P13">&lt;/xs:sequence&gt;</text:p>
      <text:p text:style-name="P13">&lt;/xs:complexType&gt;</text:p>
      <text:p text:style-name="P13">&lt;xs:complexType name="registroEntradaWs"&gt;</text:p>
      <text:p text:style-name="P13">&lt;xs:complexContent&gt;</text:p>
      <text:p text:style-name="P13"><text:soft-page-break/>&lt;xs:extension base="tns:registroWs"&gt;</text:p>
      <text:p text:style-name="P13">&lt;xs:sequence&gt;</text:p>
      <text:p text:style-name="P13">&lt;xs:element minOccurs="0" name="destino" type="xs:string" /&gt;</text:p>
      <text:p text:style-name="P13">&lt;/xs:sequence&gt;</text:p>
      <text:p text:style-name="P13">&lt;/xs:extension&gt;</text:p>
      <text:p text:style-name="P13">&lt;/xs:complexContent&gt;</text:p>
      <text:p text:style-name="P13">&lt;/xs:complexType&gt;</text:p>
      <text:p text:style-name="P13">&lt;xs:complexType name="registroWs"&gt;</text:p>
      <text:p text:style-name="P13">&lt;xs:sequence&gt;</text:p>
      <text:p text:style-name="P13">&lt;xs:element maxOccurs="unbounded" minOccurs="0" name="anexos" nillable="true" type="tns:anexoWs" /&gt;</text:p>
      <text:p text:style-name="P13">&lt;xs:element minOccurs="0" name="aplicacion" type="xs:string" /&gt;</text:p>
      <text:p text:style-name="P13">&lt;xs:element minOccurs="0" name="codigoAsunto" type="xs:string" /&gt;</text:p>
      <text:p text:style-name="P13">&lt;xs:element minOccurs="0" name="codigoUsuario" type="xs:string" /&gt;</text:p>
      <text:p text:style-name="P13">&lt;xs:element minOccurs="0" name="contactoUsuario" type="xs:string" /&gt;</text:p>
      <text:p text:style-name="P13">&lt;xs:element minOccurs="0" name="docFisica" type="xs:long" /&gt;</text:p>
      <text:p text:style-name="P13">&lt;xs:element minOccurs="0" name="expone" type="xs:string" /&gt;</text:p>
      <text:p text:style-name="P13">&lt;xs:element minOccurs="0" name="extracto" type="xs:string" /&gt;</text:p>
      <text:p text:style-name="P13">&lt;xs:element minOccurs="0" name="fecha" type="xs:dateTime" /&gt;</text:p>
      <text:p text:style-name="P13">&lt;xs:element minOccurs="0" name="idioma" type="xs:string" /&gt;</text:p>
      <text:p text:style-name="P13">&lt;xs:element maxOccurs="unbounded" minOccurs="0" name="interesados" nillable="true" type="tns:interesadoWs" /&gt;</text:p>
      <text:p text:style-name="P13">&lt;xs:element minOccurs="0" name="libro" type="xs:string" /&gt;</text:p>
      <text:p text:style-name="P13">&lt;xs:element minOccurs="0" name="numExpediente" type="xs:string" /&gt;</text:p>
      <text:p text:style-name="P13">&lt;xs:element minOccurs="0" name="numTransporte" type="xs:string" /&gt;</text:p>
      <text:p text:style-name="P13">&lt;xs:element name="numero" type="xs:int" /&gt;</text:p>
      <text:p text:style-name="P13">&lt;xs:element minOccurs="0" name="numeroRegistroFormateado" type="xs:string" /&gt;</text:p>
      <text:p text:style-name="P13">&lt;xs:element minOccurs="0" name="observaciones" type="xs:string" /&gt;</text:p>
      <text:p text:style-name="P13">&lt;xs:element minOccurs="0" name="oficina" type="xs:string" /&gt;</text:p>
      <text:p text:style-name="P13">&lt;xs:element minOccurs="0" name="refExterna" type="xs:string" /&gt;</text:p>
      <text:p text:style-name="P13">&lt;xs:element minOccurs="0" name="solicita" type="xs:string" /&gt;</text:p>
      <text:p text:style-name="P13">&lt;xs:element minOccurs="0" name="tipoAsunto" type="xs:string" /&gt;</text:p>
      <text:p text:style-name="P13">&lt;xs:element minOccurs="0" name="tipoTransporte" type="xs:string" /&gt;</text:p>
      <text:p text:style-name="P13">&lt;xs:element minOccurs="0" name="version" type="xs:string" /&gt;</text:p>
      <text:p text:style-name="P13">&lt;/xs:sequence&gt;</text:p>
      <text:p text:style-name="P13">&lt;/xs:complexType&gt;</text:p>
      <text:p text:style-name="P13">&lt;xs:complexType name="anexoWs"&gt;</text:p>
      <text:p text:style-name="P13">&lt;xs:sequence&gt;</text:p>
      <text:p text:style-name="P13">&lt;xs:element minOccurs="0" name="titulo" type="xs:string" /&gt;</text:p>
      <text:p text:style-name="P13">&lt;xs:element minOccurs="0" name="nombreFicheroAnexado" type="xs:string" /&gt;</text:p>
      <text:p text:style-name="P13">&lt;xs:element minOccurs="0" name="ficheroAnexado" type="xs:base64Binary" /&gt;</text:p>
      <text:p text:style-name="P13">&lt;xs:element minOccurs="0" name="tipoMIMEFicheroAnexado" type="xs:string" /&gt;</text:p>
      <text:p text:style-name="P13">&lt;xs:element minOccurs="0" name="tipoDocumental" type="xs:string" /&gt;</text:p>
      <text:p text:style-name="P13"><text:soft-page-break/>&lt;xs:element minOccurs="0" name="validezDocumento" type="xs:string" /&gt;</text:p>
      <text:p text:style-name="P13">&lt;xs:element minOccurs="0" name="tipoDocumento" type="xs:string" /&gt;</text:p>
      <text:p text:style-name="P13">&lt;xs:element minOccurs="0" name="observaciones" type="xs:string" /&gt;</text:p>
      <text:p text:style-name="P13">&lt;xs:element minOccurs="0" name="origenCiudadanoAdmin" type="xs:int" /&gt;</text:p>
      <text:p text:style-name="P13">&lt;xs:element minOccurs="0" name="fechaCaptura" type="xs:dateTime" /&gt;</text:p>
      <text:p text:style-name="P13">&lt;xs:element minOccurs="0" name="modoFirma" type="xs:int" /&gt;</text:p>
      <text:p text:style-name="P13">&lt;xs:element minOccurs="0" name="nombreFirmaAnexada" type="xs:string" /&gt;</text:p>
      <text:p text:style-name="P13">&lt;xs:element minOccurs="0" name="firmaAnexada" type="xs:base64Binary" /&gt;</text:p>
      <text:p text:style-name="P13">&lt;xs:element minOccurs="0" name="tipoMIMEFirmaAnexada" type="xs:string" /&gt;</text:p>
      <text:p text:style-name="P13">&lt;xs:element minOccurs="0" name="csv" type="xs:string" /&gt;</text:p>
      <text:p text:style-name="P13">&lt;xs:element minOccurs="0" name="firmacsv" type="xs:string" /&gt;</text:p>
      <text:p text:style-name="P13">&lt;/xs:sequence&gt;</text:p>
      <text:p text:style-name="P13">&lt;/xs:complexType&gt;</text:p>
      <text:p text:style-name="P13">&lt;xs:complexType name="interesadoWs"&gt;</text:p>
      <text:p text:style-name="P13">&lt;xs:sequence&gt;</text:p>
      <text:p text:style-name="P13">&lt;xs:element minOccurs="0" name="interesado" type="tns:datosInteresadoWs" /&gt;</text:p>
      <text:p text:style-name="P13">&lt;xs:element minOccurs="0" name="representante" type="tns:datosInteresadoWs" /&gt;</text:p>
      <text:p text:style-name="P13">&lt;/xs:sequence&gt;</text:p>
      <text:p text:style-name="P13">&lt;/xs:complexType&gt;</text:p>
      <text:p text:style-name="P13">&lt;xs:complexType name="datosInteresadoWs"&gt;</text:p>
      <text:p text:style-name="P13">&lt;xs:sequence&gt;</text:p>
      <text:p text:style-name="P13">&lt;xs:element minOccurs="0" name="apellido1" type="xs:string" /&gt;</text:p>
      <text:p text:style-name="P13">&lt;xs:element minOccurs="0" name="apellido2" type="xs:string" /&gt;</text:p>
      <text:p text:style-name="P13">&lt;xs:element minOccurs="0" name="canal" type="xs:long" /&gt;</text:p>
      <text:p text:style-name="P13">&lt;xs:element minOccurs="0" name="cp" type="xs:string" /&gt;</text:p>
      <text:p text:style-name="P13">&lt;xs:element minOccurs="0" name="direccion" type="xs:string" /&gt;</text:p>
      <text:p text:style-name="P13">&lt;xs:element minOccurs="0" name="direccionElectronica" type="xs:string" /&gt;</text:p>
      <text:p text:style-name="P13">&lt;xs:element minOccurs="0" name="documento" type="xs:string" /&gt;</text:p>
      <text:p text:style-name="P13">&lt;xs:element minOccurs="0" name="email" type="xs:string" /&gt;</text:p>
      <text:p text:style-name="P13">&lt;xs:element minOccurs="0" name="localidad" type="xs:long" /&gt;</text:p>
      <text:p text:style-name="P13">&lt;xs:element minOccurs="0" name="nombre" type="xs:string" /&gt;</text:p>
      <text:p text:style-name="P13">&lt;xs:element minOccurs="0" name="observaciones" type="xs:string" /&gt;</text:p>
      <text:p text:style-name="P13">&lt;xs:element minOccurs="0" name="pais" type="xs:long" /&gt;</text:p>
      <text:p text:style-name="P13">&lt;xs:element minOccurs="0" name="provincia" type="xs:long" /&gt;</text:p>
      <text:p text:style-name="P13">&lt;xs:element minOccurs="0" name="razonSocial" type="xs:string" /&gt;</text:p>
      <text:p text:style-name="P13">&lt;xs:element minOccurs="0" name="telefono" type="xs:string" /&gt;</text:p>
      <text:p text:style-name="P13">&lt;xs:element minOccurs="0" name="tipoDocumentoIdentificacion" type="xs:string" /&gt;</text:p>
      <text:p text:style-name="P13">&lt;xs:element minOccurs="0" name="tipoInteresado" type="xs:long" /&gt;</text:p>
      <text:p text:style-name="P13">&lt;/xs:sequence&gt;</text:p>
      <text:p text:style-name="P13">&lt;/xs:complexType&gt;</text:p>
      <text:p text:style-name="P13">&lt;xs:complexType name="wsFieldValidationError"&gt;</text:p>
      <text:p text:style-name="P13">&lt;xs:sequence&gt;</text:p>
      <text:p text:style-name="P13"><text:soft-page-break/>&lt;xs:element name="label" type="xs:string" /&gt;</text:p>
      <text:p text:style-name="P13">&lt;xs:element name="field" type="xs:string" /&gt;</text:p>
      <text:p text:style-name="P13">&lt;xs:element name="translation" type="tns:wsI18NTranslation" /&gt;</text:p>
      <text:p text:style-name="P13">&lt;xs:element name="error" type="xs:string" /&gt;</text:p>
      <text:p text:style-name="P13">&lt;/xs:sequence&gt;</text:p>
      <text:p text:style-name="P13">&lt;/xs:complexType&gt;</text:p>
      <text:p text:style-name="P13">&lt;xs:complexType name="wsI18NTranslation"&gt;</text:p>
      <text:p text:style-name="P13">&lt;xs:sequence&gt;</text:p>
      <text:p text:style-name="P13">&lt;xs:element minOccurs="0" name="code" type="xs:string" /&gt;</text:p>
      <text:p text:style-name="P13">&lt;xs:element maxOccurs="unbounded" minOccurs="0" name="args" type="tns:wsI18NArgument" /&gt;</text:p>
      <text:p text:style-name="P13">&lt;/xs:sequence&gt;</text:p>
      <text:p text:style-name="P13">&lt;/xs:complexType&gt;</text:p>
      <text:p text:style-name="P13">&lt;xs:complexType name="wsI18NArgument"&gt;</text:p>
      <text:p text:style-name="P13">&lt;xs:sequence&gt;</text:p>
      <text:p text:style-name="P13">&lt;xs:element minOccurs="0" name="value" type="xs:string" /&gt;</text:p>
      <text:p text:style-name="P13">&lt;xs:element name="translate" type="xs:boolean" /&gt;</text:p>
      <text:p text:style-name="P13">&lt;/xs:sequence&gt;</text:p>
      <text:p text:style-name="P13">&lt;/xs:complexType&gt;</text:p>
      <text:p text:style-name="P13">&lt;xs:complexType name="tramitarRegistroEntrada"&gt;</text:p>
      <text:p text:style-name="P13">&lt;xs:sequence&gt;</text:p>
      <text:p text:style-name="P13">&lt;xs:element minOccurs="0" name="numeroRegistroFormateado" type="xs:string" /&gt;</text:p>
      <text:p text:style-name="P13">&lt;xs:element minOccurs="0" name="usuario" type="xs:string" /&gt;</text:p>
      <text:p text:style-name="P13">&lt;xs:element minOccurs="0" name="entidad" type="xs:string" /&gt;</text:p>
      <text:p text:style-name="P13">&lt;/xs:sequence&gt;</text:p>
      <text:p text:style-name="P13">&lt;/xs:complexType&gt;</text:p>
      <text:p text:style-name="P13">&lt;xs:complexType name="tramitarRegistroEntradaResponse"&gt;</text:p>
      <text:p text:style-name="P13">&lt;xs:sequence /&gt;</text:p>
      <text:p text:style-name="P13">&lt;/xs:complexType&gt;</text:p>
      <text:p text:style-name="P13">&lt;xs:complexType name="obtenerRegistroEntradaID"&gt;</text:p>
      <text:p text:style-name="P13">&lt;xs:sequence&gt;</text:p>
      <text:p text:style-name="P13">&lt;xs:element name="any" type="xs:int" /&gt;</text:p>
      <text:p text:style-name="P13">&lt;xs:element name="numeroRegistro" type="xs:int" /&gt;</text:p>
      <text:p text:style-name="P13">&lt;xs:element minOccurs="0" name="libro" type="xs:string" /&gt;</text:p>
      <text:p text:style-name="P13">&lt;xs:element minOccurs="0" name="usuario" type="xs:string" /&gt;</text:p>
      <text:p text:style-name="P13">&lt;xs:element minOccurs="0" name="entidad" type="xs:string" /&gt;</text:p>
      <text:p text:style-name="P13">&lt;/xs:sequence&gt;</text:p>
      <text:p text:style-name="P13">&lt;/xs:complexType&gt;</text:p>
      <text:p text:style-name="P13">&lt;xs:complexType name="obtenerRegistroEntradaIDResponse"&gt;</text:p>
      <text:p text:style-name="P13">&lt;xs:sequence&gt;</text:p>
      <text:p text:style-name="P13">&lt;xs:element minOccurs="0" name="return" type="tns:identificadorWs" /&gt;</text:p>
      <text:p text:style-name="P13">&lt;/xs:sequence&gt;</text:p>
      <text:p text:style-name="P13"><text:soft-page-break/>&lt;/xs:complexType&gt;</text:p>
      <text:p text:style-name="P13">&lt;xs:complexType name="identificadorWs"&gt;</text:p>
      <text:p text:style-name="P13">&lt;xs:sequence&gt;</text:p>
      <text:p text:style-name="P13">&lt;xs:element minOccurs="0" name="fecha" type="xs:dateTime" /&gt;</text:p>
      <text:p text:style-name="P13">&lt;xs:element minOccurs="0" name="numero" type="xs:int" /&gt;</text:p>
      <text:p text:style-name="P13">&lt;xs:element minOccurs="0" name="numeroRegistroFormateado" type="xs:string" /&gt;</text:p>
      <text:p text:style-name="P13">&lt;/xs:sequence&gt;</text:p>
      <text:p text:style-name="P13">&lt;/xs:complexType&gt;</text:p>
      <text:p text:style-name="P13">&lt;xs:complexType name="getVersion"&gt;</text:p>
      <text:p text:style-name="P13">&lt;xs:sequence /&gt;</text:p>
      <text:p text:style-name="P13">&lt;/xs:complexType&gt;</text:p>
      <text:p text:style-name="P13">&lt;xs:complexType name="getVersionResponse"&gt;</text:p>
      <text:p text:style-name="P13">&lt;xs:sequence&gt;</text:p>
      <text:p text:style-name="P13">&lt;xs:element minOccurs="0" name="return" type="xs:string" /&gt;</text:p>
      <text:p text:style-name="P13">&lt;/xs:sequence&gt;</text:p>
      <text:p text:style-name="P13">&lt;/xs:complexType&gt;</text:p>
      <text:p text:style-name="P13">&lt;xs:complexType name="altaRegistroEntrada"&gt;</text:p>
      <text:p text:style-name="P13">&lt;xs:sequence&gt;</text:p>
      <text:p text:style-name="P13">&lt;xs:element minOccurs="0" name="registroEntradaWs" type="tns:registroEntradaWs" /&gt;</text:p>
      <text:p text:style-name="P13">&lt;/xs:sequence&gt;</text:p>
      <text:p text:style-name="P13">&lt;/xs:complexType&gt;</text:p>
      <text:p text:style-name="P13">&lt;xs:complexType name="altaRegistroEntradaResponse"&gt;</text:p>
      <text:p text:style-name="P13">&lt;xs:sequence&gt;</text:p>
      <text:p text:style-name="P13">&lt;xs:element minOccurs="0" name="return" type="tns:identificadorWs" /&gt;</text:p>
      <text:p text:style-name="P13">&lt;/xs:sequence&gt;</text:p>
      <text:p text:style-name="P13">&lt;/xs:complexType&gt;</text:p>
      <text:p text:style-name="P13">&lt;xs:complexType name="getVersionWs"&gt;</text:p>
      <text:p text:style-name="P13">&lt;xs:sequence /&gt;</text:p>
      <text:p text:style-name="P13">&lt;/xs:complexType&gt;</text:p>
      <text:p text:style-name="P13">&lt;xs:complexType name="getVersionWsResponse"&gt;</text:p>
      <text:p text:style-name="P13">&lt;xs:sequence&gt;</text:p>
      <text:p text:style-name="P13">&lt;xs:element name="return" type="xs:int" /&gt;</text:p>
      <text:p text:style-name="P13">&lt;/xs:sequence&gt;</text:p>
      <text:p text:style-name="P13">&lt;/xs:complexType&gt;</text:p>
      <text:p text:style-name="P13">&lt;xs:complexType name="anularRegistroEntrada"&gt;</text:p>
      <text:p text:style-name="P13">&lt;xs:sequence&gt;</text:p>
      <text:p text:style-name="P13">&lt;xs:element minOccurs="0" name="numeroRegistroFormateado" type="xs:string" /&gt;</text:p>
      <text:p text:style-name="P13">&lt;xs:element minOccurs="0" name="usuario" type="xs:string" /&gt;</text:p>
      <text:p text:style-name="P13">&lt;xs:element minOccurs="0" name="entidad" type="xs:string" /&gt;</text:p>
      <text:p text:style-name="P13">&lt;xs:element name="anular" type="xs:boolean" /&gt;</text:p>
      <text:p text:style-name="P13">&lt;/xs:sequence&gt;</text:p>
      <text:p text:style-name="P13"><text:soft-page-break/>&lt;/xs:complexType&gt;</text:p>
      <text:p text:style-name="P13">&lt;xs:complexType name="anularRegistroEntradaResponse"&gt;</text:p>
      <text:p text:style-name="P13">&lt;xs:sequence /&gt;</text:p>
      <text:p text:style-name="P13">&lt;/xs:complexType&gt;</text:p>
      <text:p text:style-name="P13">&lt;xs:element name="WsValidationErrors" type="tns:WsValidationErrors" /&gt;</text:p>
      <text:p text:style-name="P13">&lt;xs:complexType name="WsValidationErrors"&gt;</text:p>
      <text:p text:style-name="P13">&lt;xs:sequence&gt;</text:p>
      <text:p text:style-name="P13">&lt;xs:element maxOccurs="unbounded" minOccurs="0" name="fieldFaults" type="tns:wsFieldValidationError" /&gt;</text:p>
      <text:p text:style-name="P13">&lt;/xs:sequence&gt;</text:p>
      <text:p text:style-name="P13">&lt;/xs:complexType&gt;</text:p>
      <text:p text:style-name="P13">&lt;xs:element name="WsI18NError" type="tns:WsI18NError" /&gt;</text:p>
      <text:p text:style-name="P13">&lt;xs:complexType name="WsI18NError"&gt;</text:p>
      <text:p text:style-name="P13">&lt;xs:sequence&gt;</text:p>
      <text:p text:style-name="P13">&lt;xs:element name="translation" nillable="true" type="tns:wsI18NTranslation" /&gt;</text:p>
      <text:p text:style-name="P13">&lt;/xs:sequence&gt;</text:p>
      <text:p text:style-name="P13">&lt;/xs:complexType&gt;</text:p>
      <text:p text:style-name="P13">&lt;/xs:schema&gt;</text:p>
      <text:p text:style-name="P13"><text:s text:c="2"/>&lt;/wsdl:types&gt;</text:p>
      <text:p text:style-name="P13"><text:s text:c="2"/>&lt;wsdl:message name="obtenerRegistroEntrada"&gt;</text:p>
      <text:p text:style-name="P13"><text:s text:c="4"/>&lt;wsdl:part element="tns:obtenerRegistroEntrada" name="parameters"&gt;</text:p>
      <text:p text:style-name="P13"><text:s text:c="4"/>&lt;/wsdl:part&gt;</text:p>
      <text:p text:style-name="P13"><text:s text:c="2"/>&lt;/wsdl:message&gt;</text:p>
      <text:p text:style-name="P13"><text:s text:c="2"/>&lt;wsdl:message name="obtenerRegistroEntradaResponse"&gt;</text:p>
      <text:p text:style-name="P13"><text:s text:c="4"/>&lt;wsdl:part element="tns:obtenerRegistroEntradaResponse" name="parameters"&gt;</text:p>
      <text:p text:style-name="P13"><text:s text:c="4"/>&lt;/wsdl:part&gt;</text:p>
      <text:p text:style-name="P13"><text:s text:c="2"/>&lt;/wsdl:message&gt;</text:p>
      <text:p text:style-name="P13"><text:s text:c="2"/>&lt;wsdl:message name="WsI18NException"&gt;</text:p>
      <text:p text:style-name="P13"><text:s text:c="4"/>&lt;wsdl:part element="tns:WsI18NError" name="WsI18NException"&gt;</text:p>
      <text:p text:style-name="P13"><text:s text:c="4"/>&lt;/wsdl:part&gt;</text:p>
      <text:p text:style-name="P13"><text:s text:c="2"/>&lt;/wsdl:message&gt;</text:p>
      <text:p text:style-name="P13"><text:s text:c="2"/>&lt;wsdl:message name="altaRegistroEntradaResponse"&gt;</text:p>
      <text:p text:style-name="P13"><text:s text:c="4"/>&lt;wsdl:part element="tns:altaRegistroEntradaResponse" name="parameters"&gt;</text:p>
      <text:p text:style-name="P13"><text:s text:c="4"/>&lt;/wsdl:part&gt;</text:p>
      <text:p text:style-name="P13"><text:s text:c="2"/>&lt;/wsdl:message&gt;</text:p>
      <text:p text:style-name="P13"><text:s text:c="2"/>&lt;wsdl:message name="tramitarRegistroEntrada"&gt;</text:p>
      <text:p text:style-name="P13"><text:s text:c="4"/>&lt;wsdl:part element="tns:tramitarRegistroEntrada" name="parameters"&gt;</text:p>
      <text:p text:style-name="P13"><text:s text:c="4"/>&lt;/wsdl:part&gt;</text:p>
      <text:p text:style-name="P13"><text:s text:c="2"/>&lt;/wsdl:message&gt;</text:p>
      <text:p text:style-name="P13"><text:s text:c="2"/>&lt;wsdl:message name="getVersionResponse"&gt;</text:p>
      <text:p text:style-name="P13"><text:s text:c="4"/>&lt;wsdl:part element="tns:getVersionResponse" name="parameters"&gt;</text:p>
      <text:p text:style-name="P13"><text:s text:c="4"/>&lt;/wsdl:part&gt;</text:p>
      <text:p text:style-name="P13"><text:soft-page-break/><text:s text:c="2"/>&lt;/wsdl:message&gt;</text:p>
      <text:p text:style-name="P13"><text:s text:c="2"/>&lt;wsdl:message name="obtenerRegistroEntradaID"&gt;</text:p>
      <text:p text:style-name="P13"><text:s text:c="4"/>&lt;wsdl:part element="tns:obtenerRegistroEntradaID" name="parameters"&gt;</text:p>
      <text:p text:style-name="P13"><text:s text:c="4"/>&lt;/wsdl:part&gt;</text:p>
      <text:p text:style-name="P13"><text:s text:c="2"/>&lt;/wsdl:message&gt;</text:p>
      <text:p text:style-name="P13"><text:s text:c="2"/>&lt;wsdl:message name="tramitarRegistroEntradaResponse"&gt;</text:p>
      <text:p text:style-name="P13"><text:s text:c="4"/>&lt;wsdl:part element="tns:tramitarRegistroEntradaResponse" name="parameters"&gt;</text:p>
      <text:p text:style-name="P13"><text:s text:c="4"/>&lt;/wsdl:part&gt;</text:p>
      <text:p text:style-name="P13"><text:s text:c="2"/>&lt;/wsdl:message&gt;</text:p>
      <text:p text:style-name="P13"><text:s text:c="2"/>&lt;wsdl:message name="anularRegistroEntrada"&gt;</text:p>
      <text:p text:style-name="P13"><text:s text:c="4"/>&lt;wsdl:part element="tns:anularRegistroEntrada" name="parameters"&gt;</text:p>
      <text:p text:style-name="P13"><text:s text:c="4"/>&lt;/wsdl:part&gt;</text:p>
      <text:p text:style-name="P13"><text:s text:c="2"/>&lt;/wsdl:message&gt;</text:p>
      <text:p text:style-name="P13"><text:s text:c="2"/>&lt;wsdl:message name="getVersionWs"&gt;</text:p>
      <text:p text:style-name="P13"><text:s text:c="4"/>&lt;wsdl:part element="tns:getVersionWs" name="parameters"&gt;</text:p>
      <text:p text:style-name="P13"><text:s text:c="4"/>&lt;/wsdl:part&gt;</text:p>
      <text:p text:style-name="P13"><text:s text:c="2"/>&lt;/wsdl:message&gt;</text:p>
      <text:p text:style-name="P13"><text:s text:c="2"/>&lt;wsdl:message name="obtenerRegistroEntradaIDResponse"&gt;</text:p>
      <text:p text:style-name="P13"><text:s text:c="4"/>&lt;wsdl:part element="tns:obtenerRegistroEntradaIDResponse" name="parameters"&gt;</text:p>
      <text:p text:style-name="P13"><text:s text:c="4"/>&lt;/wsdl:part&gt;</text:p>
      <text:p text:style-name="P13"><text:s text:c="2"/>&lt;/wsdl:message&gt;</text:p>
      <text:p text:style-name="P13"><text:s text:c="2"/>&lt;wsdl:message name="getVersion"&gt;</text:p>
      <text:p text:style-name="P13"><text:s text:c="4"/>&lt;wsdl:part element="tns:getVersion" name="parameters"&gt;</text:p>
      <text:p text:style-name="P13"><text:s text:c="4"/>&lt;/wsdl:part&gt;</text:p>
      <text:p text:style-name="P13"><text:s text:c="2"/>&lt;/wsdl:message&gt;</text:p>
      <text:p text:style-name="P13"><text:s text:c="2"/>&lt;wsdl:message name="getVersionWsResponse"&gt;</text:p>
      <text:p text:style-name="P13"><text:s text:c="4"/>&lt;wsdl:part element="tns:getVersionWsResponse" name="parameters"&gt;</text:p>
      <text:p text:style-name="P13"><text:s text:c="4"/>&lt;/wsdl:part&gt;</text:p>
      <text:p text:style-name="P13"><text:s text:c="2"/>&lt;/wsdl:message&gt;</text:p>
      <text:p text:style-name="P13"><text:s text:c="2"/>&lt;wsdl:message name="anularRegistroEntradaResponse"&gt;</text:p>
      <text:p text:style-name="P13"><text:s text:c="4"/>&lt;wsdl:part element="tns:anularRegistroEntradaResponse" name="parameters"&gt;</text:p>
      <text:p text:style-name="P13"><text:s text:c="4"/>&lt;/wsdl:part&gt;</text:p>
      <text:p text:style-name="P13"><text:s text:c="2"/>&lt;/wsdl:message&gt;</text:p>
      <text:p text:style-name="P13"><text:s text:c="2"/>&lt;wsdl:message name="WsValidationException"&gt;</text:p>
      <text:p text:style-name="P13"><text:s text:c="4"/>&lt;wsdl:part element="tns:WsValidationErrors" name="WsValidationException"&gt;</text:p>
      <text:p text:style-name="P13"><text:s text:c="4"/>&lt;/wsdl:part&gt;</text:p>
      <text:p text:style-name="P13"><text:s text:c="2"/>&lt;/wsdl:message&gt;</text:p>
      <text:p text:style-name="P13"><text:s text:c="2"/>&lt;wsdl:message name="altaRegistroEntrada"&gt;</text:p>
      <text:p text:style-name="P13"><text:s text:c="4"/>&lt;wsdl:part element="tns:altaRegistroEntrada" name="parameters"&gt;</text:p>
      <text:p text:style-name="P13"><text:s text:c="4"/>&lt;/wsdl:part&gt;</text:p>
      <text:p text:style-name="P13"><text:s text:c="2"/>&lt;/wsdl:message&gt;</text:p>
      <text:p text:style-name="P13"><text:s text:c="2"/>&lt;wsdl:portType name="RegWebRegistroEntradaWs"&gt;</text:p>
      <text:p text:style-name="P13"><text:soft-page-break/><text:s text:c="4"/>&lt;wsdl:operation name="obtenerRegistroEntrada"&gt;</text:p>
      <text:p text:style-name="P13"><text:s text:c="6"/>&lt;wsdl:input message="tns:obtenerRegistroEntrada" name="obtenerRegistroEntrada"&gt;</text:p>
      <text:p text:style-name="P13"><text:s text:c="4"/>&lt;/wsdl:input&gt;</text:p>
      <text:p text:style-name="P13"><text:s text:c="6"/>&lt;wsdl:output message="tns:obtenerRegistroEntradaResponse" name="obtenerRegistroEntradaResponse"&gt;</text:p>
      <text:p text:style-name="P13"><text:s text:c="4"/>&lt;/wsdl:output&gt;</text:p>
      <text:p text:style-name="P13"><text:s text:c="6"/>&lt;wsdl:fault message="tns:WsValidationException" name="WsValidationException"&gt;</text:p>
      <text:p text:style-name="P13"><text:s text:c="4"/>&lt;/wsdl:fault&gt;</text:p>
      <text:p text:style-name="P13"><text:s text:c="6"/>&lt;wsdl:fault message="tns:WsI18NException" name="WsI18NException"&gt;</text:p>
      <text:p text:style-name="P13"><text:s text:c="4"/>&lt;/wsdl:fault&gt;</text:p>
      <text:p text:style-name="P13"><text:s text:c="4"/>&lt;/wsdl:operation&gt;</text:p>
      <text:p text:style-name="P13"><text:s text:c="4"/>&lt;wsdl:operation name="tramitarRegistroEntrada"&gt;</text:p>
      <text:p text:style-name="P13"><text:s text:c="6"/>&lt;wsdl:input message="tns:tramitarRegistroEntrada" name="tramitarRegistroEntrada"&gt;</text:p>
      <text:p text:style-name="P13"><text:s text:c="4"/>&lt;/wsdl:input&gt;</text:p>
      <text:p text:style-name="P13"><text:s text:c="6"/>&lt;wsdl:output message="tns:tramitarRegistroEntradaResponse" name="tramitarRegistroEntradaResponse"&gt;</text:p>
      <text:p text:style-name="P13"><text:s text:c="4"/>&lt;/wsdl:output&gt;</text:p>
      <text:p text:style-name="P13"><text:s text:c="6"/>&lt;wsdl:fault message="tns:WsValidationException" name="WsValidationException"&gt;</text:p>
      <text:p text:style-name="P13"><text:s text:c="4"/>&lt;/wsdl:fault&gt;</text:p>
      <text:p text:style-name="P13"><text:s text:c="6"/>&lt;wsdl:fault message="tns:WsI18NException" name="WsI18NException"&gt;</text:p>
      <text:p text:style-name="P13"><text:s text:c="4"/>&lt;/wsdl:fault&gt;</text:p>
      <text:p text:style-name="P13"><text:s text:c="4"/>&lt;/wsdl:operation&gt;</text:p>
      <text:p text:style-name="P13"><text:s text:c="4"/>&lt;wsdl:operation name="obtenerRegistroEntradaID"&gt;</text:p>
      <text:p text:style-name="P13"><text:s text:c="6"/>&lt;wsdl:input message="tns:obtenerRegistroEntradaID" name="obtenerRegistroEntradaID"&gt;</text:p>
      <text:p text:style-name="P13"><text:s text:c="4"/>&lt;/wsdl:input&gt;</text:p>
      <text:p text:style-name="P13"><text:s text:c="6"/>&lt;wsdl:output message="tns:obtenerRegistroEntradaIDResponse" name="obtenerRegistroEntradaIDResponse"&gt;</text:p>
      <text:p text:style-name="P13"><text:s text:c="4"/>&lt;/wsdl:output&gt;</text:p>
      <text:p text:style-name="P13"><text:s text:c="6"/>&lt;wsdl:fault message="tns:WsI18NException" name="WsI18NException"&gt;</text:p>
      <text:p text:style-name="P13"><text:s text:c="4"/>&lt;/wsdl:fault&gt;</text:p>
      <text:p text:style-name="P13"><text:s text:c="4"/>&lt;/wsdl:operation&gt;</text:p>
      <text:p text:style-name="P13"><text:s text:c="4"/>&lt;wsdl:operation name="getVersion"&gt;</text:p>
      <text:p text:style-name="P13"><text:s text:c="6"/>&lt;wsdl:input message="tns:getVersion" name="getVersion"&gt;</text:p>
      <text:p text:style-name="P13"><text:s text:c="4"/>&lt;/wsdl:input&gt;</text:p>
      <text:p text:style-name="P13"><text:s text:c="6"/>&lt;wsdl:output message="tns:getVersionResponse" name="getVersionResponse"&gt;</text:p>
      <text:p text:style-name="P13"><text:s text:c="4"/>&lt;/wsdl:output&gt;</text:p>
      <text:p text:style-name="P13"><text:s text:c="4"/>&lt;/wsdl:operation&gt;</text:p>
      <text:p text:style-name="P13"><text:s text:c="4"/>&lt;wsdl:operation name="altaRegistroEntrada"&gt;</text:p>
      <text:p text:style-name="P13"><text:s text:c="6"/>&lt;wsdl:input message="tns:altaRegistroEntrada" name="altaRegistroEntrada"&gt;</text:p>
      <text:p text:style-name="P13"><text:s text:c="4"/>&lt;/wsdl:input&gt;</text:p>
      <text:p text:style-name="P13"><text:soft-page-break/><text:s text:c="6"/>&lt;wsdl:output message="tns:altaRegistroEntradaResponse" name="altaRegistroEntradaResponse"&gt;</text:p>
      <text:p text:style-name="P13"><text:s text:c="4"/>&lt;/wsdl:output&gt;</text:p>
      <text:p text:style-name="P13"><text:s text:c="6"/>&lt;wsdl:fault message="tns:WsValidationException" name="WsValidationException"&gt;</text:p>
      <text:p text:style-name="P13"><text:s text:c="4"/>&lt;/wsdl:fault&gt;</text:p>
      <text:p text:style-name="P13"><text:s text:c="6"/>&lt;wsdl:fault message="tns:WsI18NException" name="WsI18NException"&gt;</text:p>
      <text:p text:style-name="P13"><text:s text:c="4"/>&lt;/wsdl:fault&gt;</text:p>
      <text:p text:style-name="P13"><text:s text:c="4"/>&lt;/wsdl:operation&gt;</text:p>
      <text:p text:style-name="P13"><text:s text:c="4"/>&lt;wsdl:operation name="getVersionWs"&gt;</text:p>
      <text:p text:style-name="P13"><text:s text:c="6"/>&lt;wsdl:input message="tns:getVersionWs" name="getVersionWs"&gt;</text:p>
      <text:p text:style-name="P13"><text:s text:c="4"/>&lt;/wsdl:input&gt;</text:p>
      <text:p text:style-name="P13"><text:s text:c="6"/>&lt;wsdl:output message="tns:getVersionWsResponse" name="getVersionWsResponse"&gt;</text:p>
      <text:p text:style-name="P13"><text:s text:c="4"/>&lt;/wsdl:output&gt;</text:p>
      <text:p text:style-name="P13"><text:s text:c="4"/>&lt;/wsdl:operation&gt;</text:p>
      <text:p text:style-name="P13"><text:s text:c="4"/>&lt;wsdl:operation name="anularRegistroEntrada"&gt;</text:p>
      <text:p text:style-name="P13"><text:s text:c="6"/>&lt;wsdl:input message="tns:anularRegistroEntrada" name="anularRegistroEntrada"&gt;</text:p>
      <text:p text:style-name="P13"><text:s text:c="4"/>&lt;/wsdl:input&gt;</text:p>
      <text:p text:style-name="P13"><text:s text:c="6"/>&lt;wsdl:output message="tns:anularRegistroEntradaResponse" name="anularRegistroEntradaResponse"&gt;</text:p>
      <text:p text:style-name="P13"><text:s text:c="4"/>&lt;/wsdl:output&gt;</text:p>
      <text:p text:style-name="P13"><text:s text:c="6"/>&lt;wsdl:fault message="tns:WsValidationException" name="WsValidationException"&gt;</text:p>
      <text:p text:style-name="P13"><text:s text:c="4"/>&lt;/wsdl:fault&gt;</text:p>
      <text:p text:style-name="P13"><text:s text:c="6"/>&lt;wsdl:fault message="tns:WsI18NException" name="WsI18NException"&gt;</text:p>
      <text:p text:style-name="P13"><text:s text:c="4"/>&lt;/wsdl:fault&gt;</text:p>
      <text:p text:style-name="P13"><text:s text:c="4"/>&lt;/wsdl:operation&gt;</text:p>
      <text:p text:style-name="P13"><text:s text:c="2"/>&lt;/wsdl:portType&gt;</text:p>
      <text:p text:style-name="P13"><text:s text:c="2"/>&lt;wsdl:binding name="RegWebRegistroEntradaWsServiceSoapBinding" type="tns:RegWebRegistroEntradaWs"&gt;</text:p>
      <text:p text:style-name="P13"><text:s text:c="4"/>&lt;soap:binding style="document" transport="http://schemas.xmlsoap.org/soap/http" /&gt;</text:p>
      <text:p text:style-name="P13"><text:s text:c="4"/>&lt;wsdl:operation name="obtenerRegistroEntrada"&gt;</text:p>
      <text:p text:style-name="P13"><text:s text:c="6"/>&lt;soap:operation soapAction="" style="document" /&gt;</text:p>
      <text:p text:style-name="P13"><text:s text:c="6"/>&lt;wsdl:input name="obtenerRegistroEntrada"&gt;</text:p>
      <text:p text:style-name="P13"><text:s text:c="8"/>&lt;soap:body use="literal" /&gt;</text:p>
      <text:p text:style-name="P13"><text:s text:c="6"/>&lt;/wsdl:input&gt;</text:p>
      <text:p text:style-name="P13"><text:s text:c="6"/>&lt;wsdl:output name="obtenerRegistroEntradaResponse"&gt;</text:p>
      <text:p text:style-name="P13"><text:s text:c="8"/>&lt;soap:body use="literal" /&gt;</text:p>
      <text:p text:style-name="P13"><text:s text:c="6"/>&lt;/wsdl:output&gt;</text:p>
      <text:p text:style-name="P13"><text:s text:c="6"/>&lt;wsdl:fault name="WsValidationException"&gt;</text:p>
      <text:p text:style-name="P13"><text:s text:c="8"/>&lt;soap:fault name="WsValidationException" use="literal" /&gt;</text:p>
      <text:p text:style-name="P13"><text:s text:c="6"/>&lt;/wsdl:fault&gt;</text:p>
      <text:p text:style-name="P13"><text:soft-page-break/><text:s text:c="6"/>&lt;wsdl:fault name="WsI18NException"&gt;</text:p>
      <text:p text:style-name="P13"><text:s text:c="8"/>&lt;soap:fault name="WsI18NException" use="literal" /&gt;</text:p>
      <text:p text:style-name="P13"><text:s text:c="6"/>&lt;/wsdl:fault&gt;</text:p>
      <text:p text:style-name="P13"><text:s text:c="4"/>&lt;/wsdl:operation&gt;</text:p>
      <text:p text:style-name="P13"><text:s text:c="4"/>&lt;wsdl:operation name="getVersion"&gt;</text:p>
      <text:p text:style-name="P13"><text:s text:c="6"/>&lt;soap:operation soapAction="" style="document" /&gt;</text:p>
      <text:p text:style-name="P13"><text:s text:c="6"/>&lt;wsdl:input name="getVersion"&gt;</text:p>
      <text:p text:style-name="P13"><text:s text:c="8"/>&lt;soap:body use="literal" /&gt;</text:p>
      <text:p text:style-name="P13"><text:s text:c="6"/>&lt;/wsdl:input&gt;</text:p>
      <text:p text:style-name="P13"><text:s text:c="6"/>&lt;wsdl:output name="getVersionResponse"&gt;</text:p>
      <text:p text:style-name="P13"><text:s text:c="8"/>&lt;soap:body use="literal" /&gt;</text:p>
      <text:p text:style-name="P13"><text:s text:c="6"/>&lt;/wsdl:output&gt;</text:p>
      <text:p text:style-name="P13"><text:s text:c="4"/>&lt;/wsdl:operation&gt;</text:p>
      <text:p text:style-name="P13"><text:s text:c="4"/>&lt;wsdl:operation name="obtenerRegistroEntradaID"&gt;</text:p>
      <text:p text:style-name="P13"><text:s text:c="6"/>&lt;soap:operation soapAction="" style="document" /&gt;</text:p>
      <text:p text:style-name="P13"><text:s text:c="6"/>&lt;wsdl:input name="obtenerRegistroEntradaID"&gt;</text:p>
      <text:p text:style-name="P13"><text:s text:c="8"/>&lt;soap:body use="literal" /&gt;</text:p>
      <text:p text:style-name="P13"><text:s text:c="6"/>&lt;/wsdl:input&gt;</text:p>
      <text:p text:style-name="P13"><text:s text:c="6"/>&lt;wsdl:output name="obtenerRegistroEntradaIDResponse"&gt;</text:p>
      <text:p text:style-name="P13"><text:s text:c="8"/>&lt;soap:body use="literal" /&gt;</text:p>
      <text:p text:style-name="P13"><text:s text:c="6"/>&lt;/wsdl:output&gt;</text:p>
      <text:p text:style-name="P13"><text:s text:c="6"/>&lt;wsdl:fault name="WsI18NException"&gt;</text:p>
      <text:p text:style-name="P13"><text:s text:c="8"/>&lt;soap:fault name="WsI18NException" use="literal" /&gt;</text:p>
      <text:p text:style-name="P13"><text:s text:c="6"/>&lt;/wsdl:fault&gt;</text:p>
      <text:p text:style-name="P13"><text:s text:c="4"/>&lt;/wsdl:operation&gt;</text:p>
      <text:p text:style-name="P13"><text:s text:c="4"/>&lt;wsdl:operation name="tramitarRegistroEntrada"&gt;</text:p>
      <text:p text:style-name="P13"><text:s text:c="6"/>&lt;soap:operation soapAction="" style="document" /&gt;</text:p>
      <text:p text:style-name="P13"><text:s text:c="6"/>&lt;wsdl:input name="tramitarRegistroEntrada"&gt;</text:p>
      <text:p text:style-name="P13"><text:s text:c="8"/>&lt;soap:body use="literal" /&gt;</text:p>
      <text:p text:style-name="P13"><text:s text:c="6"/>&lt;/wsdl:input&gt;</text:p>
      <text:p text:style-name="P13"><text:s text:c="6"/>&lt;wsdl:output name="tramitarRegistroEntradaResponse"&gt;</text:p>
      <text:p text:style-name="P13"><text:s text:c="8"/>&lt;soap:body use="literal" /&gt;</text:p>
      <text:p text:style-name="P13"><text:s text:c="6"/>&lt;/wsdl:output&gt;</text:p>
      <text:p text:style-name="P13"><text:s text:c="6"/>&lt;wsdl:fault name="WsValidationException"&gt;</text:p>
      <text:p text:style-name="P13"><text:s text:c="8"/>&lt;soap:fault name="WsValidationException" use="literal" /&gt;</text:p>
      <text:p text:style-name="P13"><text:s text:c="6"/>&lt;/wsdl:fault&gt;</text:p>
      <text:p text:style-name="P13"><text:s text:c="6"/>&lt;wsdl:fault name="WsI18NException"&gt;</text:p>
      <text:p text:style-name="P13"><text:s text:c="8"/>&lt;soap:fault name="WsI18NException" use="literal" /&gt;</text:p>
      <text:p text:style-name="P13"><text:s text:c="6"/>&lt;/wsdl:fault&gt;</text:p>
      <text:p text:style-name="P13"><text:s text:c="4"/>&lt;/wsdl:operation&gt;</text:p>
      <text:p text:style-name="P13"><text:s text:c="4"/>&lt;wsdl:operation name="altaRegistroEntrada"&gt;</text:p>
      <text:p text:style-name="P13"><text:s text:c="6"/>&lt;soap:operation soapAction="" style="document" /&gt;</text:p>
      <text:p text:style-name="P13"><text:soft-page-break/><text:s text:c="6"/>&lt;wsdl:input name="altaRegistroEntrada"&gt;</text:p>
      <text:p text:style-name="P13"><text:s text:c="8"/>&lt;soap:body use="literal" /&gt;</text:p>
      <text:p text:style-name="P13"><text:s text:c="6"/>&lt;/wsdl:input&gt;</text:p>
      <text:p text:style-name="P13"><text:s text:c="6"/>&lt;wsdl:output name="altaRegistroEntradaResponse"&gt;</text:p>
      <text:p text:style-name="P13"><text:s text:c="8"/>&lt;soap:body use="literal" /&gt;</text:p>
      <text:p text:style-name="P13"><text:s text:c="6"/>&lt;/wsdl:output&gt;</text:p>
      <text:p text:style-name="P13"><text:s text:c="6"/>&lt;wsdl:fault name="WsValidationException"&gt;</text:p>
      <text:p text:style-name="P13"><text:s text:c="8"/>&lt;soap:fault name="WsValidationException" use="literal" /&gt;</text:p>
      <text:p text:style-name="P13"><text:s text:c="6"/>&lt;/wsdl:fault&gt;</text:p>
      <text:p text:style-name="P13"><text:s text:c="6"/>&lt;wsdl:fault name="WsI18NException"&gt;</text:p>
      <text:p text:style-name="P13"><text:s text:c="8"/>&lt;soap:fault name="WsI18NException" use="literal" /&gt;</text:p>
      <text:p text:style-name="P13"><text:s text:c="6"/>&lt;/wsdl:fault&gt;</text:p>
      <text:p text:style-name="P13"><text:s text:c="4"/>&lt;/wsdl:operation&gt;</text:p>
      <text:p text:style-name="P13"><text:s text:c="4"/>&lt;wsdl:operation name="getVersionWs"&gt;</text:p>
      <text:p text:style-name="P13"><text:s text:c="6"/>&lt;soap:operation soapAction="" style="document" /&gt;</text:p>
      <text:p text:style-name="P13"><text:s text:c="6"/>&lt;wsdl:input name="getVersionWs"&gt;</text:p>
      <text:p text:style-name="P13"><text:s text:c="8"/>&lt;soap:body use="literal" /&gt;</text:p>
      <text:p text:style-name="P13"><text:s text:c="6"/>&lt;/wsdl:input&gt;</text:p>
      <text:p text:style-name="P13"><text:s text:c="6"/>&lt;wsdl:output name="getVersionWsResponse"&gt;</text:p>
      <text:p text:style-name="P13"><text:s text:c="8"/>&lt;soap:body use="literal" /&gt;</text:p>
      <text:p text:style-name="P13"><text:s text:c="6"/>&lt;/wsdl:output&gt;</text:p>
      <text:p text:style-name="P13"><text:s text:c="4"/>&lt;/wsdl:operation&gt;</text:p>
      <text:p text:style-name="P13"><text:s text:c="4"/>&lt;wsdl:operation name="anularRegistroEntrada"&gt;</text:p>
      <text:p text:style-name="P13"><text:s text:c="6"/>&lt;soap:operation soapAction="" style="document" /&gt;</text:p>
      <text:p text:style-name="P13"><text:s text:c="6"/>&lt;wsdl:input name="anularRegistroEntrada"&gt;</text:p>
      <text:p text:style-name="P13"><text:s text:c="8"/>&lt;soap:body use="literal" /&gt;</text:p>
      <text:p text:style-name="P13"><text:s text:c="6"/>&lt;/wsdl:input&gt;</text:p>
      <text:p text:style-name="P13"><text:s text:c="6"/>&lt;wsdl:output name="anularRegistroEntradaResponse"&gt;</text:p>
      <text:p text:style-name="P13"><text:s text:c="8"/>&lt;soap:body use="literal" /&gt;</text:p>
      <text:p text:style-name="P13"><text:s text:c="6"/>&lt;/wsdl:output&gt;</text:p>
      <text:p text:style-name="P13"><text:s text:c="6"/>&lt;wsdl:fault name="WsValidationException"&gt;</text:p>
      <text:p text:style-name="P13"><text:s text:c="8"/>&lt;soap:fault name="WsValidationException" use="literal" /&gt;</text:p>
      <text:p text:style-name="P13"><text:s text:c="6"/>&lt;/wsdl:fault&gt;</text:p>
      <text:p text:style-name="P13"><text:s text:c="6"/>&lt;wsdl:fault name="WsI18NException"&gt;</text:p>
      <text:p text:style-name="P13"><text:s text:c="8"/>&lt;soap:fault name="WsI18NException" use="literal" /&gt;</text:p>
      <text:p text:style-name="P13"><text:s text:c="6"/>&lt;/wsdl:fault&gt;</text:p>
      <text:p text:style-name="P13"><text:s text:c="4"/>&lt;/wsdl:operation&gt;</text:p>
      <text:p text:style-name="P13"><text:s text:c="2"/>&lt;/wsdl:binding&gt;</text:p>
      <text:p text:style-name="P13"><text:s text:c="2"/>&lt;wsdl:service name="RegWebRegistroEntradaWsService"&gt;</text:p>
      <text:p text:style-name="P13"><text:s text:c="4"/>&lt;wsdl:port binding="tns:RegWebRegistroEntradaWsServiceSoapBinding" name="RegWebRegistroEntradaWs"&gt;</text:p>
      <text:p text:style-name="P13"><text:s text:c="6"/>&lt;soap:address location="http://localhost:8080/regweb3/ws/v3/RegWebRegistroEntrada" /&gt;</text:p>
      <text:p text:style-name="P13"><text:soft-page-break/><text:s text:c="4"/>&lt;/wsdl:port&gt;</text:p>
      <text:p text:style-name="P13"><text:s text:c="2"/>&lt;/wsdl:service&gt;</text:p>
      <text:p text:style-name="P13">&lt;/wsdl:definitions&gt;</text:p>
      <text:p text:style-name="P13"/>
      <text:h text:style-name="P44" text:outline-level="2">Assentament Sortida</text:h>
      <text:p text:style-name="P13">&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13"><text:s text:c="2"/>&lt;wsdl:types&gt;</text:p>
      <text:p text:style-name="P13">&lt;xs:schema attributeFormDefault="unqualified" elementFormDefault="unqualified" targetNamespace="http://impl.v3.ws.regweb3.caib.es/" xmlns:tns="http://impl.v3.ws.regweb3.caib.es/" xmlns:xs="http://www.w3.org/2001/XMLSchema"&gt;</text:p>
      <text:p text:style-name="P13">&lt;xs:element name="altaRegistroSalida" type="tns:altaRegistroSalida" /&gt;</text:p>
      <text:p text:style-name="P13">&lt;xs:element name="altaRegistroSalidaResponse" type="tns:altaRegistroSalidaResponse" /&gt;</text:p>
      <text:p text:style-name="P13">&lt;xs:element name="anexoWs" type="tns:anexoWs" /&gt;</text:p>
      <text:p text:style-name="P13">&lt;xs:element name="anularRegistroSalida" type="tns:anularRegistroSalida" /&gt;</text:p>
      <text:p text:style-name="P13">&lt;xs:element name="anularRegistroSalidaResponse" type="tns:anularRegistroSalidaResponse" /&gt;</text:p>
      <text:p text:style-name="P13">&lt;xs:element name="datosInteresadoWs" type="tns:datosInteresadoWs" /&gt;</text:p>
      <text:p text:style-name="P13">&lt;xs:element name="getVersion" type="tns:getVersion" /&gt;</text:p>
      <text:p text:style-name="P13">&lt;xs:element name="getVersionResponse" type="tns:getVersionResponse" /&gt;</text:p>
      <text:p text:style-name="P13">&lt;xs:element name="getVersionWs" type="tns:getVersionWs" /&gt;</text:p>
      <text:p text:style-name="P13">&lt;xs:element name="getVersionWsResponse" type="tns:getVersionWsResponse" /&gt;</text:p>
      <text:p text:style-name="P13">&lt;xs:element name="identificadorWs" type="tns:identificadorWs" /&gt;</text:p>
      <text:p text:style-name="P13">&lt;xs:element name="interesadoWs" type="tns:interesadoWs" /&gt;</text:p>
      <text:p text:style-name="P13">&lt;xs:element name="obtenerRegistroSalida" type="tns:obtenerRegistroSalida" /&gt;</text:p>
      <text:p text:style-name="P13">&lt;xs:element name="obtenerRegistroSalidaID" type="tns:obtenerRegistroSalidaID" /&gt;</text:p>
      <text:p text:style-name="P13">&lt;xs:element name="obtenerRegistroSalidaIDResponse" type="tns:obtenerRegistroSalidaIDResponse" /&gt;</text:p>
      <text:p text:style-name="P13">&lt;xs:element name="obtenerRegistroSalidaResponse" type="tns:obtenerRegistroSalidaResponse" /&gt;</text:p>
      <text:p text:style-name="P13">&lt;xs:element name="registroSalidaWs" type="tns:registroSalidaWs" /&gt;</text:p>
      <text:p text:style-name="P13">&lt;xs:element name="registroWs" type="tns:registroWs" /&gt;</text:p>
      <text:p text:style-name="P13">&lt;xs:complexType name="anularRegistroSalida"&gt;</text:p>
      <text:p text:style-name="P13">&lt;xs:sequence&gt;</text:p>
      <text:p text:style-name="P13">&lt;xs:element minOccurs="0" name="numeroRegistro" type="xs:string" /&gt;</text:p>
      <text:p text:style-name="P13">&lt;xs:element minOccurs="0" name="usuario" type="xs:string" /&gt;</text:p>
      <text:p text:style-name="P13">&lt;xs:element minOccurs="0" name="entidad" type="xs:string" /&gt;</text:p>
      <text:p text:style-name="P13">&lt;xs:element name="anular" type="xs:boolean" /&gt;</text:p>
      <text:p text:style-name="P13"><text:soft-page-break/>&lt;/xs:sequence&gt;</text:p>
      <text:p text:style-name="P13">&lt;/xs:complexType&gt;</text:p>
      <text:p text:style-name="P13">&lt;xs:complexType name="anularRegistroSalidaResponse"&gt;</text:p>
      <text:p text:style-name="P13">&lt;xs:sequence /&gt;</text:p>
      <text:p text:style-name="P13">&lt;/xs:complexType&gt;</text:p>
      <text:p text:style-name="P13">&lt;xs:complexType name="wsFieldValidationError"&gt;</text:p>
      <text:p text:style-name="P13">&lt;xs:sequence&gt;</text:p>
      <text:p text:style-name="P13">&lt;xs:element name="label" type="xs:string" /&gt;</text:p>
      <text:p text:style-name="P13">&lt;xs:element name="field" type="xs:string" /&gt;</text:p>
      <text:p text:style-name="P13">&lt;xs:element name="translation" type="tns:wsI18NTranslation" /&gt;</text:p>
      <text:p text:style-name="P13">&lt;xs:element name="error" type="xs:string" /&gt;</text:p>
      <text:p text:style-name="P13">&lt;/xs:sequence&gt;</text:p>
      <text:p text:style-name="P13">&lt;/xs:complexType&gt;</text:p>
      <text:p text:style-name="P13">&lt;xs:complexType name="wsI18NTranslation"&gt;</text:p>
      <text:p text:style-name="P13">&lt;xs:sequence&gt;</text:p>
      <text:p text:style-name="P13">&lt;xs:element minOccurs="0" name="code" type="xs:string" /&gt;</text:p>
      <text:p text:style-name="P13">&lt;xs:element maxOccurs="unbounded" minOccurs="0" name="args" type="tns:wsI18NArgument" /&gt;</text:p>
      <text:p text:style-name="P13">&lt;/xs:sequence&gt;</text:p>
      <text:p text:style-name="P13">&lt;/xs:complexType&gt;</text:p>
      <text:p text:style-name="P13">&lt;xs:complexType name="wsI18NArgument"&gt;</text:p>
      <text:p text:style-name="P13">&lt;xs:sequence&gt;</text:p>
      <text:p text:style-name="P13">&lt;xs:element minOccurs="0" name="value" type="xs:string" /&gt;</text:p>
      <text:p text:style-name="P13">&lt;xs:element name="translate" type="xs:boolean" /&gt;</text:p>
      <text:p text:style-name="P13">&lt;/xs:sequence&gt;</text:p>
      <text:p text:style-name="P13">&lt;/xs:complexType&gt;</text:p>
      <text:p text:style-name="P13">&lt;xs:complexType name="getVersion"&gt;</text:p>
      <text:p text:style-name="P13">&lt;xs:sequence /&gt;</text:p>
      <text:p text:style-name="P13">&lt;/xs:complexType&gt;</text:p>
      <text:p text:style-name="P13">&lt;xs:complexType name="getVersionResponse"&gt;</text:p>
      <text:p text:style-name="P13">&lt;xs:sequence&gt;</text:p>
      <text:p text:style-name="P13">&lt;xs:element minOccurs="0" name="return" type="xs:string" /&gt;</text:p>
      <text:p text:style-name="P13">&lt;/xs:sequence&gt;</text:p>
      <text:p text:style-name="P13">&lt;/xs:complexType&gt;</text:p>
      <text:p text:style-name="P13">&lt;xs:complexType name="obtenerRegistroSalida"&gt;</text:p>
      <text:p text:style-name="P13">&lt;xs:sequence&gt;</text:p>
      <text:p text:style-name="P13">&lt;xs:element minOccurs="0" name="numeroRegistro" type="xs:string" /&gt;</text:p>
      <text:p text:style-name="P13">&lt;xs:element minOccurs="0" name="usuario" type="xs:string" /&gt;</text:p>
      <text:p text:style-name="P13">&lt;xs:element minOccurs="0" name="entidad" type="xs:string" /&gt;</text:p>
      <text:p text:style-name="P13">&lt;/xs:sequence&gt;</text:p>
      <text:p text:style-name="P13">&lt;/xs:complexType&gt;</text:p>
      <text:p text:style-name="P13">&lt;xs:complexType name="obtenerRegistroSalidaResponse"&gt;</text:p>
      <text:p text:style-name="P13"><text:soft-page-break/>&lt;xs:sequence&gt;</text:p>
      <text:p text:style-name="P13">&lt;xs:element minOccurs="0" name="return" type="tns:registroSalidaWs" /&gt;</text:p>
      <text:p text:style-name="P13">&lt;/xs:sequence&gt;</text:p>
      <text:p text:style-name="P13">&lt;/xs:complexType&gt;</text:p>
      <text:p text:style-name="P13">&lt;xs:complexType name="registroSalidaWs"&gt;</text:p>
      <text:p text:style-name="P13">&lt;xs:complexContent&gt;</text:p>
      <text:p text:style-name="P13">&lt;xs:extension base="tns:registroWs"&gt;</text:p>
      <text:p text:style-name="P13">&lt;xs:sequence&gt;</text:p>
      <text:p text:style-name="P13">&lt;xs:element minOccurs="0" name="origen" type="xs:string" /&gt;</text:p>
      <text:p text:style-name="P13">&lt;/xs:sequence&gt;</text:p>
      <text:p text:style-name="P13">&lt;/xs:extension&gt;</text:p>
      <text:p text:style-name="P13">&lt;/xs:complexContent&gt;</text:p>
      <text:p text:style-name="P13">&lt;/xs:complexType&gt;</text:p>
      <text:p text:style-name="P13">&lt;xs:complexType name="registroWs"&gt;</text:p>
      <text:p text:style-name="P13">&lt;xs:sequence&gt;</text:p>
      <text:p text:style-name="P13">&lt;xs:element maxOccurs="unbounded" minOccurs="0" name="anexos" nillable="true" type="tns:anexoWs" /&gt;</text:p>
      <text:p text:style-name="P13">&lt;xs:element minOccurs="0" name="aplicacion" type="xs:string" /&gt;</text:p>
      <text:p text:style-name="P13">&lt;xs:element minOccurs="0" name="codigoAsunto" type="xs:string" /&gt;</text:p>
      <text:p text:style-name="P13">&lt;xs:element minOccurs="0" name="codigoUsuario" type="xs:string" /&gt;</text:p>
      <text:p text:style-name="P13">&lt;xs:element minOccurs="0" name="contactoUsuario" type="xs:string" /&gt;</text:p>
      <text:p text:style-name="P13">&lt;xs:element minOccurs="0" name="docFisica" type="xs:long" /&gt;</text:p>
      <text:p text:style-name="P13">&lt;xs:element minOccurs="0" name="expone" type="xs:string" /&gt;</text:p>
      <text:p text:style-name="P13">&lt;xs:element minOccurs="0" name="extracto" type="xs:string" /&gt;</text:p>
      <text:p text:style-name="P13">&lt;xs:element minOccurs="0" name="fecha" type="xs:dateTime" /&gt;</text:p>
      <text:p text:style-name="P13">&lt;xs:element minOccurs="0" name="idioma" type="xs:string" /&gt;</text:p>
      <text:p text:style-name="P13">&lt;xs:element maxOccurs="unbounded" minOccurs="0" name="interesados" nillable="true" type="tns:interesadoWs" /&gt;</text:p>
      <text:p text:style-name="P13">&lt;xs:element minOccurs="0" name="libro" type="xs:string" /&gt;</text:p>
      <text:p text:style-name="P13">&lt;xs:element minOccurs="0" name="numExpediente" type="xs:string" /&gt;</text:p>
      <text:p text:style-name="P13">&lt;xs:element minOccurs="0" name="numTransporte" type="xs:string" /&gt;</text:p>
      <text:p text:style-name="P13">&lt;xs:element name="numero" type="xs:int" /&gt;</text:p>
      <text:p text:style-name="P13">&lt;xs:element minOccurs="0" name="numeroRegistroFormateado" type="xs:string" /&gt;</text:p>
      <text:p text:style-name="P13">&lt;xs:element minOccurs="0" name="observaciones" type="xs:string" /&gt;</text:p>
      <text:p text:style-name="P13">&lt;xs:element minOccurs="0" name="oficina" type="xs:string" /&gt;</text:p>
      <text:p text:style-name="P13">&lt;xs:element minOccurs="0" name="refExterna" type="xs:string" /&gt;</text:p>
      <text:p text:style-name="P13">&lt;xs:element minOccurs="0" name="solicita" type="xs:string" /&gt;</text:p>
      <text:p text:style-name="P13">&lt;xs:element minOccurs="0" name="tipoAsunto" type="xs:string" /&gt;</text:p>
      <text:p text:style-name="P13">&lt;xs:element minOccurs="0" name="tipoTransporte" type="xs:string" /&gt;</text:p>
      <text:p text:style-name="P13">&lt;xs:element minOccurs="0" name="version" type="xs:string" /&gt;</text:p>
      <text:p text:style-name="P13">&lt;/xs:sequence&gt;</text:p>
      <text:p text:style-name="P13">&lt;/xs:complexType&gt;</text:p>
      <text:p text:style-name="P13">&lt;xs:complexType name="anexoWs"&gt;</text:p>
      <text:p text:style-name="P13"><text:soft-page-break/>&lt;xs:sequence&gt;</text:p>
      <text:p text:style-name="P13">&lt;xs:element minOccurs="0" name="titulo" type="xs:string" /&gt;</text:p>
      <text:p text:style-name="P13">&lt;xs:element minOccurs="0" name="nombreFicheroAnexado" type="xs:string" /&gt;</text:p>
      <text:p text:style-name="P13">&lt;xs:element minOccurs="0" name="ficheroAnexado" type="xs:base64Binary" /&gt;</text:p>
      <text:p text:style-name="P13">&lt;xs:element minOccurs="0" name="tipoMIMEFicheroAnexado" type="xs:string" /&gt;</text:p>
      <text:p text:style-name="P13">&lt;xs:element minOccurs="0" name="tipoDocumental" type="xs:string" /&gt;</text:p>
      <text:p text:style-name="P13">&lt;xs:element minOccurs="0" name="validezDocumento" type="xs:string" /&gt;</text:p>
      <text:p text:style-name="P13">&lt;xs:element minOccurs="0" name="tipoDocumento" type="xs:string" /&gt;</text:p>
      <text:p text:style-name="P13">&lt;xs:element minOccurs="0" name="observaciones" type="xs:string" /&gt;</text:p>
      <text:p text:style-name="P13">&lt;xs:element minOccurs="0" name="origenCiudadanoAdmin" type="xs:int" /&gt;</text:p>
      <text:p text:style-name="P13">&lt;xs:element minOccurs="0" name="fechaCaptura" type="xs:dateTime" /&gt;</text:p>
      <text:p text:style-name="P13">&lt;xs:element minOccurs="0" name="modoFirma" type="xs:int" /&gt;</text:p>
      <text:p text:style-name="P13">&lt;xs:element minOccurs="0" name="nombreFirmaAnexada" type="xs:string" /&gt;</text:p>
      <text:p text:style-name="P13">&lt;xs:element minOccurs="0" name="firmaAnexada" type="xs:base64Binary" /&gt;</text:p>
      <text:p text:style-name="P13">&lt;xs:element minOccurs="0" name="tipoMIMEFirmaAnexada" type="xs:string" /&gt;</text:p>
      <text:p text:style-name="P13">&lt;xs:element minOccurs="0" name="csv" type="xs:string" /&gt;</text:p>
      <text:p text:style-name="P13">&lt;xs:element minOccurs="0" name="firmacsv" type="xs:string" /&gt;</text:p>
      <text:p text:style-name="P13">&lt;/xs:sequence&gt;</text:p>
      <text:p text:style-name="P13">&lt;/xs:complexType&gt;</text:p>
      <text:p text:style-name="P13">&lt;xs:complexType name="interesadoWs"&gt;</text:p>
      <text:p text:style-name="P13">&lt;xs:sequence&gt;</text:p>
      <text:p text:style-name="P13">&lt;xs:element minOccurs="0" name="interesado" type="tns:datosInteresadoWs" /&gt;</text:p>
      <text:p text:style-name="P13">&lt;xs:element minOccurs="0" name="representante" type="tns:datosInteresadoWs" /&gt;</text:p>
      <text:p text:style-name="P13">&lt;/xs:sequence&gt;</text:p>
      <text:p text:style-name="P13">&lt;/xs:complexType&gt;</text:p>
      <text:p text:style-name="P13">&lt;xs:complexType name="datosInteresadoWs"&gt;</text:p>
      <text:p text:style-name="P13">&lt;xs:sequence&gt;</text:p>
      <text:p text:style-name="P13">&lt;xs:element minOccurs="0" name="apellido1" type="xs:string" /&gt;</text:p>
      <text:p text:style-name="P13">&lt;xs:element minOccurs="0" name="apellido2" type="xs:string" /&gt;</text:p>
      <text:p text:style-name="P13">&lt;xs:element minOccurs="0" name="canal" type="xs:long" /&gt;</text:p>
      <text:p text:style-name="P13">&lt;xs:element minOccurs="0" name="cp" type="xs:string" /&gt;</text:p>
      <text:p text:style-name="P13">&lt;xs:element minOccurs="0" name="direccion" type="xs:string" /&gt;</text:p>
      <text:p text:style-name="P13">&lt;xs:element minOccurs="0" name="direccionElectronica" type="xs:string" /&gt;</text:p>
      <text:p text:style-name="P13">&lt;xs:element minOccurs="0" name="documento" type="xs:string" /&gt;</text:p>
      <text:p text:style-name="P13">&lt;xs:element minOccurs="0" name="email" type="xs:string" /&gt;</text:p>
      <text:p text:style-name="P13">&lt;xs:element minOccurs="0" name="localidad" type="xs:long" /&gt;</text:p>
      <text:p text:style-name="P13">&lt;xs:element minOccurs="0" name="nombre" type="xs:string" /&gt;</text:p>
      <text:p text:style-name="P13">&lt;xs:element minOccurs="0" name="observaciones" type="xs:string" /&gt;</text:p>
      <text:p text:style-name="P13">&lt;xs:element minOccurs="0" name="pais" type="xs:long" /&gt;</text:p>
      <text:p text:style-name="P13">&lt;xs:element minOccurs="0" name="provincia" type="xs:long" /&gt;</text:p>
      <text:p text:style-name="P13">&lt;xs:element minOccurs="0" name="razonSocial" type="xs:string" /&gt;</text:p>
      <text:p text:style-name="P13">&lt;xs:element minOccurs="0" name="telefono" type="xs:string" /&gt;</text:p>
      <text:p text:style-name="P13"><text:soft-page-break/>&lt;xs:element minOccurs="0" name="tipoDocumentoIdentificacion" type="xs:string" /&gt;</text:p>
      <text:p text:style-name="P13">&lt;xs:element minOccurs="0" name="tipoInteresado" type="xs:long" /&gt;</text:p>
      <text:p text:style-name="P13">&lt;/xs:sequence&gt;</text:p>
      <text:p text:style-name="P13">&lt;/xs:complexType&gt;</text:p>
      <text:p text:style-name="P13">&lt;xs:complexType name="obtenerRegistroSalidaID"&gt;</text:p>
      <text:p text:style-name="P13">&lt;xs:sequence&gt;</text:p>
      <text:p text:style-name="P13">&lt;xs:element name="any" type="xs:int" /&gt;</text:p>
      <text:p text:style-name="P13">&lt;xs:element name="numeroRegistro" type="xs:int" /&gt;</text:p>
      <text:p text:style-name="P13">&lt;xs:element minOccurs="0" name="libro" type="xs:string" /&gt;</text:p>
      <text:p text:style-name="P13">&lt;xs:element minOccurs="0" name="usuario" type="xs:string" /&gt;</text:p>
      <text:p text:style-name="P13">&lt;xs:element minOccurs="0" name="entidad" type="xs:string" /&gt;</text:p>
      <text:p text:style-name="P13">&lt;/xs:sequence&gt;</text:p>
      <text:p text:style-name="P13">&lt;/xs:complexType&gt;</text:p>
      <text:p text:style-name="P13">&lt;xs:complexType name="obtenerRegistroSalidaIDResponse"&gt;</text:p>
      <text:p text:style-name="P13">&lt;xs:sequence&gt;</text:p>
      <text:p text:style-name="P13">&lt;xs:element minOccurs="0" name="return" type="tns:identificadorWs" /&gt;</text:p>
      <text:p text:style-name="P13">&lt;/xs:sequence&gt;</text:p>
      <text:p text:style-name="P13">&lt;/xs:complexType&gt;</text:p>
      <text:p text:style-name="P13">&lt;xs:complexType name="identificadorWs"&gt;</text:p>
      <text:p text:style-name="P13">&lt;xs:sequence&gt;</text:p>
      <text:p text:style-name="P13">&lt;xs:element minOccurs="0" name="fecha" type="xs:dateTime" /&gt;</text:p>
      <text:p text:style-name="P13">&lt;xs:element minOccurs="0" name="numero" type="xs:int" /&gt;</text:p>
      <text:p text:style-name="P13">&lt;xs:element minOccurs="0" name="numeroRegistroFormateado" type="xs:string" /&gt;</text:p>
      <text:p text:style-name="P13">&lt;/xs:sequence&gt;</text:p>
      <text:p text:style-name="P13">&lt;/xs:complexType&gt;</text:p>
      <text:p text:style-name="P13">&lt;xs:complexType name="altaRegistroSalida"&gt;</text:p>
      <text:p text:style-name="P13">&lt;xs:sequence&gt;</text:p>
      <text:p text:style-name="P13">&lt;xs:element minOccurs="0" name="registroSalidaWs" type="tns:registroSalidaWs" /&gt;</text:p>
      <text:p text:style-name="P13">&lt;/xs:sequence&gt;</text:p>
      <text:p text:style-name="P13">&lt;/xs:complexType&gt;</text:p>
      <text:p text:style-name="P13">&lt;xs:complexType name="altaRegistroSalidaResponse"&gt;</text:p>
      <text:p text:style-name="P13">&lt;xs:sequence&gt;</text:p>
      <text:p text:style-name="P13">&lt;xs:element minOccurs="0" name="return" type="tns:identificadorWs" /&gt;</text:p>
      <text:p text:style-name="P13">&lt;/xs:sequence&gt;</text:p>
      <text:p text:style-name="P13">&lt;/xs:complexType&gt;</text:p>
      <text:p text:style-name="P13">&lt;xs:complexType name="getVersionWs"&gt;</text:p>
      <text:p text:style-name="P13">&lt;xs:sequence /&gt;</text:p>
      <text:p text:style-name="P13">&lt;/xs:complexType&gt;</text:p>
      <text:p text:style-name="P13">&lt;xs:complexType name="getVersionWsResponse"&gt;</text:p>
      <text:p text:style-name="P13">&lt;xs:sequence&gt;</text:p>
      <text:p text:style-name="P13">&lt;xs:element name="return" type="xs:int" /&gt;</text:p>
      <text:p text:style-name="P13">&lt;/xs:sequence&gt;</text:p>
      <text:p text:style-name="P13"><text:soft-page-break/>&lt;/xs:complexType&gt;</text:p>
      <text:p text:style-name="P13">&lt;xs:element name="WsValidationErrors" type="tns:WsValidationErrors" /&gt;</text:p>
      <text:p text:style-name="P13">&lt;xs:complexType name="WsValidationErrors"&gt;</text:p>
      <text:p text:style-name="P13">&lt;xs:sequence&gt;</text:p>
      <text:p text:style-name="P13">&lt;xs:element maxOccurs="unbounded" minOccurs="0" name="fieldFaults" type="tns:wsFieldValidationError" /&gt;</text:p>
      <text:p text:style-name="P13">&lt;/xs:sequence&gt;</text:p>
      <text:p text:style-name="P13">&lt;/xs:complexType&gt;</text:p>
      <text:p text:style-name="P13">&lt;xs:element name="WsI18NError" type="tns:WsI18NError" /&gt;</text:p>
      <text:p text:style-name="P13">&lt;xs:complexType name="WsI18NError"&gt;</text:p>
      <text:p text:style-name="P13">&lt;xs:sequence&gt;</text:p>
      <text:p text:style-name="P13">&lt;xs:element name="translation" nillable="true" type="tns:wsI18NTranslation" /&gt;</text:p>
      <text:p text:style-name="P13">&lt;/xs:sequence&gt;</text:p>
      <text:p text:style-name="P13">&lt;/xs:complexType&gt;</text:p>
      <text:p text:style-name="P13">&lt;/xs:schema&gt;</text:p>
      <text:p text:style-name="P13"><text:s text:c="2"/>&lt;/wsdl:types&gt;</text:p>
      <text:p text:style-name="P13"><text:s text:c="2"/>&lt;wsdl:message name="WsI18NException"&gt;</text:p>
      <text:p text:style-name="P13"><text:s text:c="4"/>&lt;wsdl:part element="tns:WsI18NError" name="WsI18NException"&gt;</text:p>
      <text:p text:style-name="P13"><text:s text:c="4"/>&lt;/wsdl:part&gt;</text:p>
      <text:p text:style-name="P13"><text:s text:c="2"/>&lt;/wsdl:message&gt;</text:p>
      <text:p text:style-name="P13"><text:s text:c="2"/>&lt;wsdl:message name="altaRegistroSalidaResponse"&gt;</text:p>
      <text:p text:style-name="P13"><text:s text:c="4"/>&lt;wsdl:part element="tns:altaRegistroSalidaResponse" name="parameters"&gt;</text:p>
      <text:p text:style-name="P13"><text:s text:c="4"/>&lt;/wsdl:part&gt;</text:p>
      <text:p text:style-name="P13"><text:s text:c="2"/>&lt;/wsdl:message&gt;</text:p>
      <text:p text:style-name="P13"><text:s text:c="2"/>&lt;wsdl:message name="getVersionResponse"&gt;</text:p>
      <text:p text:style-name="P13"><text:s text:c="4"/>&lt;wsdl:part element="tns:getVersionResponse" name="parameters"&gt;</text:p>
      <text:p text:style-name="P13"><text:s text:c="4"/>&lt;/wsdl:part&gt;</text:p>
      <text:p text:style-name="P13"><text:s text:c="2"/>&lt;/wsdl:message&gt;</text:p>
      <text:p text:style-name="P13"><text:s text:c="2"/>&lt;wsdl:message name="obtenerRegistroSalidaIDResponse"&gt;</text:p>
      <text:p text:style-name="P13"><text:s text:c="4"/>&lt;wsdl:part element="tns:obtenerRegistroSalidaIDResponse" name="parameters"&gt;</text:p>
      <text:p text:style-name="P13"><text:s text:c="4"/>&lt;/wsdl:part&gt;</text:p>
      <text:p text:style-name="P13"><text:s text:c="2"/>&lt;/wsdl:message&gt;</text:p>
      <text:p text:style-name="P13"><text:s text:c="2"/>&lt;wsdl:message name="anularRegistroSalida"&gt;</text:p>
      <text:p text:style-name="P13"><text:s text:c="4"/>&lt;wsdl:part element="tns:anularRegistroSalida" name="parameters"&gt;</text:p>
      <text:p text:style-name="P13"><text:s text:c="4"/>&lt;/wsdl:part&gt;</text:p>
      <text:p text:style-name="P13"><text:s text:c="2"/>&lt;/wsdl:message&gt;</text:p>
      <text:p text:style-name="P13"><text:s text:c="2"/>&lt;wsdl:message name="anularRegistroSalidaResponse"&gt;</text:p>
      <text:p text:style-name="P13"><text:s text:c="4"/>&lt;wsdl:part element="tns:anularRegistroSalidaResponse" name="parameters"&gt;</text:p>
      <text:p text:style-name="P13"><text:s text:c="4"/>&lt;/wsdl:part&gt;</text:p>
      <text:p text:style-name="P13"><text:s text:c="2"/>&lt;/wsdl:message&gt;</text:p>
      <text:p text:style-name="P13"><text:s text:c="2"/>&lt;wsdl:message name="obtenerRegistroSalidaID"&gt;</text:p>
      <text:p text:style-name="P13"><text:s text:c="4"/>&lt;wsdl:part element="tns:obtenerRegistroSalidaID" name="parameters"&gt;</text:p>
      <text:p text:style-name="P13"><text:soft-page-break/><text:s text:c="4"/>&lt;/wsdl:part&gt;</text:p>
      <text:p text:style-name="P13"><text:s text:c="2"/>&lt;/wsdl:message&gt;</text:p>
      <text:p text:style-name="P13"><text:s text:c="2"/>&lt;wsdl:message name="obtenerRegistroSalidaResponse"&gt;</text:p>
      <text:p text:style-name="P13"><text:s text:c="4"/>&lt;wsdl:part element="tns:obtenerRegistroSalidaResponse" name="parameters"&gt;</text:p>
      <text:p text:style-name="P13"><text:s text:c="4"/>&lt;/wsdl:part&gt;</text:p>
      <text:p text:style-name="P13"><text:s text:c="2"/>&lt;/wsdl:message&gt;</text:p>
      <text:p text:style-name="P13"><text:s text:c="2"/>&lt;wsdl:message name="altaRegistroSalida"&gt;</text:p>
      <text:p text:style-name="P13"><text:s text:c="4"/>&lt;wsdl:part element="tns:altaRegistroSalida" name="parameters"&gt;</text:p>
      <text:p text:style-name="P13"><text:s text:c="4"/>&lt;/wsdl:part&gt;</text:p>
      <text:p text:style-name="P13"><text:s text:c="2"/>&lt;/wsdl:message&gt;</text:p>
      <text:p text:style-name="P13"><text:s text:c="2"/>&lt;wsdl:message name="getVersionWs"&gt;</text:p>
      <text:p text:style-name="P13"><text:s text:c="4"/>&lt;wsdl:part element="tns:getVersionWs" name="parameters"&gt;</text:p>
      <text:p text:style-name="P13"><text:s text:c="4"/>&lt;/wsdl:part&gt;</text:p>
      <text:p text:style-name="P13"><text:s text:c="2"/>&lt;/wsdl:message&gt;</text:p>
      <text:p text:style-name="P13"><text:s text:c="2"/>&lt;wsdl:message name="getVersion"&gt;</text:p>
      <text:p text:style-name="P13"><text:s text:c="4"/>&lt;wsdl:part element="tns:getVersion" name="parameters"&gt;</text:p>
      <text:p text:style-name="P13"><text:s text:c="4"/>&lt;/wsdl:part&gt;</text:p>
      <text:p text:style-name="P13"><text:s text:c="2"/>&lt;/wsdl:message&gt;</text:p>
      <text:p text:style-name="P13"><text:s text:c="2"/>&lt;wsdl:message name="obtenerRegistroSalida"&gt;</text:p>
      <text:p text:style-name="P13"><text:s text:c="4"/>&lt;wsdl:part element="tns:obtenerRegistroSalida" name="parameters"&gt;</text:p>
      <text:p text:style-name="P13"><text:s text:c="4"/>&lt;/wsdl:part&gt;</text:p>
      <text:p text:style-name="P13"><text:s text:c="2"/>&lt;/wsdl:message&gt;</text:p>
      <text:p text:style-name="P13"><text:s text:c="2"/>&lt;wsdl:message name="getVersionWsResponse"&gt;</text:p>
      <text:p text:style-name="P13"><text:s text:c="4"/>&lt;wsdl:part element="tns:getVersionWsResponse" name="parameters"&gt;</text:p>
      <text:p text:style-name="P13"><text:s text:c="4"/>&lt;/wsdl:part&gt;</text:p>
      <text:p text:style-name="P13"><text:s text:c="2"/>&lt;/wsdl:message&gt;</text:p>
      <text:p text:style-name="P13"><text:s text:c="2"/>&lt;wsdl:message name="WsValidationException"&gt;</text:p>
      <text:p text:style-name="P13"><text:s text:c="4"/>&lt;wsdl:part element="tns:WsValidationErrors" name="WsValidationException"&gt;</text:p>
      <text:p text:style-name="P13"><text:s text:c="4"/>&lt;/wsdl:part&gt;</text:p>
      <text:p text:style-name="P13"><text:s text:c="2"/>&lt;/wsdl:message&gt;</text:p>
      <text:p text:style-name="P13"><text:s text:c="2"/>&lt;wsdl:portType name="RegWebRegistroSalidaWs"&gt;</text:p>
      <text:p text:style-name="P13"><text:s text:c="4"/>&lt;wsdl:operation name="anularRegistroSalida"&gt;</text:p>
      <text:p text:style-name="P13"><text:s text:c="6"/>&lt;wsdl:input message="tns:anularRegistroSalida" name="anularRegistroSalida"&gt;</text:p>
      <text:p text:style-name="P13"><text:s text:c="4"/>&lt;/wsdl:input&gt;</text:p>
      <text:p text:style-name="P13"><text:s text:c="6"/>&lt;wsdl:output message="tns:anularRegistroSalidaResponse" name="anularRegistroSalidaResponse"&gt;</text:p>
      <text:p text:style-name="P13"><text:s text:c="4"/>&lt;/wsdl:output&gt;</text:p>
      <text:p text:style-name="P13"><text:s text:c="6"/>&lt;wsdl:fault message="tns:WsValidationException" name="WsValidationException"&gt;</text:p>
      <text:p text:style-name="P13"><text:s text:c="4"/>&lt;/wsdl:fault&gt;</text:p>
      <text:p text:style-name="P13"><text:s text:c="6"/>&lt;wsdl:fault message="tns:WsI18NException" name="WsI18NException"&gt;</text:p>
      <text:p text:style-name="P13"><text:s text:c="4"/>&lt;/wsdl:fault&gt;</text:p>
      <text:p text:style-name="P13"><text:soft-page-break/><text:s text:c="4"/>&lt;/wsdl:operation&gt;</text:p>
      <text:p text:style-name="P13"><text:s text:c="4"/>&lt;wsdl:operation name="getVersion"&gt;</text:p>
      <text:p text:style-name="P13"><text:s text:c="6"/>&lt;wsdl:input message="tns:getVersion" name="getVersion"&gt;</text:p>
      <text:p text:style-name="P13"><text:s text:c="4"/>&lt;/wsdl:input&gt;</text:p>
      <text:p text:style-name="P13"><text:s text:c="6"/>&lt;wsdl:output message="tns:getVersionResponse" name="getVersionResponse"&gt;</text:p>
      <text:p text:style-name="P13"><text:s text:c="4"/>&lt;/wsdl:output&gt;</text:p>
      <text:p text:style-name="P13"><text:s text:c="4"/>&lt;/wsdl:operation&gt;</text:p>
      <text:p text:style-name="P13"><text:s text:c="4"/>&lt;wsdl:operation name="obtenerRegistroSalida"&gt;</text:p>
      <text:p text:style-name="P13"><text:s text:c="6"/>&lt;wsdl:input message="tns:obtenerRegistroSalida" name="obtenerRegistroSalida"&gt;</text:p>
      <text:p text:style-name="P13"><text:s text:c="4"/>&lt;/wsdl:input&gt;</text:p>
      <text:p text:style-name="P13"><text:s text:c="6"/>&lt;wsdl:output message="tns:obtenerRegistroSalidaResponse" name="obtenerRegistroSalidaResponse"&gt;</text:p>
      <text:p text:style-name="P13"><text:s text:c="4"/>&lt;/wsdl:output&gt;</text:p>
      <text:p text:style-name="P13"><text:s text:c="6"/>&lt;wsdl:fault message="tns:WsValidationException" name="WsValidationException"&gt;</text:p>
      <text:p text:style-name="P13"><text:s text:c="4"/>&lt;/wsdl:fault&gt;</text:p>
      <text:p text:style-name="P13"><text:s text:c="6"/>&lt;wsdl:fault message="tns:WsI18NException" name="WsI18NException"&gt;</text:p>
      <text:p text:style-name="P13"><text:s text:c="4"/>&lt;/wsdl:fault&gt;</text:p>
      <text:p text:style-name="P13"><text:s text:c="4"/>&lt;/wsdl:operation&gt;</text:p>
      <text:p text:style-name="P13"><text:s text:c="4"/>&lt;wsdl:operation name="obtenerRegistroSalidaID"&gt;</text:p>
      <text:p text:style-name="P13"><text:s text:c="6"/>&lt;wsdl:input message="tns:obtenerRegistroSalidaID" name="obtenerRegistroSalidaID"&gt;</text:p>
      <text:p text:style-name="P13"><text:s text:c="4"/>&lt;/wsdl:input&gt;</text:p>
      <text:p text:style-name="P13"><text:s text:c="6"/>&lt;wsdl:output message="tns:obtenerRegistroSalidaIDResponse" name="obtenerRegistroSalidaIDResponse"&gt;</text:p>
      <text:p text:style-name="P13"><text:s text:c="4"/>&lt;/wsdl:output&gt;</text:p>
      <text:p text:style-name="P13"><text:s text:c="6"/>&lt;wsdl:fault message="tns:WsI18NException" name="WsI18NException"&gt;</text:p>
      <text:p text:style-name="P13"><text:s text:c="4"/>&lt;/wsdl:fault&gt;</text:p>
      <text:p text:style-name="P13"><text:s text:c="4"/>&lt;/wsdl:operation&gt;</text:p>
      <text:p text:style-name="P13"><text:s text:c="4"/>&lt;wsdl:operation name="altaRegistroSalida"&gt;</text:p>
      <text:p text:style-name="P13"><text:s text:c="6"/>&lt;wsdl:input message="tns:altaRegistroSalida" name="altaRegistroSalida"&gt;</text:p>
      <text:p text:style-name="P13"><text:s text:c="4"/>&lt;/wsdl:input&gt;</text:p>
      <text:p text:style-name="P13"><text:s text:c="6"/>&lt;wsdl:output message="tns:altaRegistroSalidaResponse" name="altaRegistroSalidaResponse"&gt;</text:p>
      <text:p text:style-name="P13"><text:s text:c="4"/>&lt;/wsdl:output&gt;</text:p>
      <text:p text:style-name="P13"><text:s text:c="6"/>&lt;wsdl:fault message="tns:WsValidationException" name="WsValidationException"&gt;</text:p>
      <text:p text:style-name="P13"><text:s text:c="4"/>&lt;/wsdl:fault&gt;</text:p>
      <text:p text:style-name="P13"><text:s text:c="6"/>&lt;wsdl:fault message="tns:WsI18NException" name="WsI18NException"&gt;</text:p>
      <text:p text:style-name="P13"><text:s text:c="4"/>&lt;/wsdl:fault&gt;</text:p>
      <text:p text:style-name="P13"><text:s text:c="4"/>&lt;/wsdl:operation&gt;</text:p>
      <text:p text:style-name="P13"><text:s text:c="4"/>&lt;wsdl:operation name="getVersionWs"&gt;</text:p>
      <text:p text:style-name="P13"><text:s text:c="6"/>&lt;wsdl:input message="tns:getVersionWs" name="getVersionWs"&gt;</text:p>
      <text:p text:style-name="P13"><text:soft-page-break/><text:s text:c="4"/>&lt;/wsdl:input&gt;</text:p>
      <text:p text:style-name="P13"><text:s text:c="6"/>&lt;wsdl:output message="tns:getVersionWsResponse" name="getVersionWsResponse"&gt;</text:p>
      <text:p text:style-name="P13"><text:s text:c="4"/>&lt;/wsdl:output&gt;</text:p>
      <text:p text:style-name="P13"><text:s text:c="4"/>&lt;/wsdl:operation&gt;</text:p>
      <text:p text:style-name="P13"><text:s text:c="2"/>&lt;/wsdl:portType&gt;</text:p>
      <text:p text:style-name="P13"><text:s text:c="2"/>&lt;wsdl:binding name="RegWebRegistroSalidaWsServiceSoapBinding" type="tns:RegWebRegistroSalidaWs"&gt;</text:p>
      <text:p text:style-name="P13"><text:s text:c="4"/>&lt;soap:binding style="document" transport="http://schemas.xmlsoap.org/soap/http" /&gt;</text:p>
      <text:p text:style-name="P13"><text:s text:c="4"/>&lt;wsdl:operation name="anularRegistroSalida"&gt;</text:p>
      <text:p text:style-name="P13"><text:s text:c="6"/>&lt;soap:operation soapAction="" style="document" /&gt;</text:p>
      <text:p text:style-name="P13"><text:s text:c="6"/>&lt;wsdl:input name="anularRegistroSalida"&gt;</text:p>
      <text:p text:style-name="P13"><text:s text:c="8"/>&lt;soap:body use="literal" /&gt;</text:p>
      <text:p text:style-name="P13"><text:s text:c="6"/>&lt;/wsdl:input&gt;</text:p>
      <text:p text:style-name="P13"><text:s text:c="6"/>&lt;wsdl:output name="anularRegistroSalidaResponse"&gt;</text:p>
      <text:p text:style-name="P13"><text:s text:c="8"/>&lt;soap:body use="literal" /&gt;</text:p>
      <text:p text:style-name="P13"><text:s text:c="6"/>&lt;/wsdl:output&gt;</text:p>
      <text:p text:style-name="P13"><text:s text:c="6"/>&lt;wsdl:fault name="WsValidationException"&gt;</text:p>
      <text:p text:style-name="P13"><text:s text:c="8"/>&lt;soap:fault name="WsValidationException" use="literal" /&gt;</text:p>
      <text:p text:style-name="P13"><text:s text:c="6"/>&lt;/wsdl:fault&gt;</text:p>
      <text:p text:style-name="P13"><text:s text:c="6"/>&lt;wsdl:fault name="WsI18NException"&gt;</text:p>
      <text:p text:style-name="P13"><text:s text:c="8"/>&lt;soap:fault name="WsI18NException" use="literal" /&gt;</text:p>
      <text:p text:style-name="P13"><text:s text:c="6"/>&lt;/wsdl:fault&gt;</text:p>
      <text:p text:style-name="P13"><text:s text:c="4"/>&lt;/wsdl:operation&gt;</text:p>
      <text:p text:style-name="P13"><text:s text:c="4"/>&lt;wsdl:operation name="getVersion"&gt;</text:p>
      <text:p text:style-name="P13"><text:s text:c="6"/>&lt;soap:operation soapAction="" style="document" /&gt;</text:p>
      <text:p text:style-name="P13"><text:s text:c="6"/>&lt;wsdl:input name="getVersion"&gt;</text:p>
      <text:p text:style-name="P13"><text:s text:c="8"/>&lt;soap:body use="literal" /&gt;</text:p>
      <text:p text:style-name="P13"><text:s text:c="6"/>&lt;/wsdl:input&gt;</text:p>
      <text:p text:style-name="P13"><text:s text:c="6"/>&lt;wsdl:output name="getVersionResponse"&gt;</text:p>
      <text:p text:style-name="P13"><text:s text:c="8"/>&lt;soap:body use="literal" /&gt;</text:p>
      <text:p text:style-name="P13"><text:s text:c="6"/>&lt;/wsdl:output&gt;</text:p>
      <text:p text:style-name="P13"><text:s text:c="4"/>&lt;/wsdl:operation&gt;</text:p>
      <text:p text:style-name="P13"><text:s text:c="4"/>&lt;wsdl:operation name="obtenerRegistroSalida"&gt;</text:p>
      <text:p text:style-name="P13"><text:s text:c="6"/>&lt;soap:operation soapAction="" style="document" /&gt;</text:p>
      <text:p text:style-name="P13"><text:s text:c="6"/>&lt;wsdl:input name="obtenerRegistroSalida"&gt;</text:p>
      <text:p text:style-name="P13"><text:s text:c="8"/>&lt;soap:body use="literal" /&gt;</text:p>
      <text:p text:style-name="P13"><text:s text:c="6"/>&lt;/wsdl:input&gt;</text:p>
      <text:p text:style-name="P13"><text:s text:c="6"/>&lt;wsdl:output name="obtenerRegistroSalidaResponse"&gt;</text:p>
      <text:p text:style-name="P13"><text:s text:c="8"/>&lt;soap:body use="literal" /&gt;</text:p>
      <text:p text:style-name="P13"><text:s text:c="6"/>&lt;/wsdl:output&gt;</text:p>
      <text:p text:style-name="P13"><text:s text:c="6"/>&lt;wsdl:fault name="WsValidationException"&gt;</text:p>
      <text:p text:style-name="P13"><text:soft-page-break/><text:s text:c="8"/>&lt;soap:fault name="WsValidationException" use="literal" /&gt;</text:p>
      <text:p text:style-name="P13"><text:s text:c="6"/>&lt;/wsdl:fault&gt;</text:p>
      <text:p text:style-name="P13"><text:s text:c="6"/>&lt;wsdl:fault name="WsI18NException"&gt;</text:p>
      <text:p text:style-name="P13"><text:s text:c="8"/>&lt;soap:fault name="WsI18NException" use="literal" /&gt;</text:p>
      <text:p text:style-name="P13"><text:s text:c="6"/>&lt;/wsdl:fault&gt;</text:p>
      <text:p text:style-name="P13"><text:s text:c="4"/>&lt;/wsdl:operation&gt;</text:p>
      <text:p text:style-name="P13"><text:s text:c="4"/>&lt;wsdl:operation name="obtenerRegistroSalidaID"&gt;</text:p>
      <text:p text:style-name="P13"><text:s text:c="6"/>&lt;soap:operation soapAction="" style="document" /&gt;</text:p>
      <text:p text:style-name="P13"><text:s text:c="6"/>&lt;wsdl:input name="obtenerRegistroSalidaID"&gt;</text:p>
      <text:p text:style-name="P13"><text:s text:c="8"/>&lt;soap:body use="literal" /&gt;</text:p>
      <text:p text:style-name="P13"><text:s text:c="6"/>&lt;/wsdl:input&gt;</text:p>
      <text:p text:style-name="P13"><text:s text:c="6"/>&lt;wsdl:output name="obtenerRegistroSalidaIDResponse"&gt;</text:p>
      <text:p text:style-name="P13"><text:s text:c="8"/>&lt;soap:body use="literal" /&gt;</text:p>
      <text:p text:style-name="P13"><text:s text:c="6"/>&lt;/wsdl:output&gt;</text:p>
      <text:p text:style-name="P13"><text:s text:c="6"/>&lt;wsdl:fault name="WsI18NException"&gt;</text:p>
      <text:p text:style-name="P13"><text:s text:c="8"/>&lt;soap:fault name="WsI18NException" use="literal" /&gt;</text:p>
      <text:p text:style-name="P13"><text:s text:c="6"/>&lt;/wsdl:fault&gt;</text:p>
      <text:p text:style-name="P13"><text:s text:c="4"/>&lt;/wsdl:operation&gt;</text:p>
      <text:p text:style-name="P13"><text:s text:c="4"/>&lt;wsdl:operation name="altaRegistroSalida"&gt;</text:p>
      <text:p text:style-name="P13"><text:s text:c="6"/>&lt;soap:operation soapAction="" style="document" /&gt;</text:p>
      <text:p text:style-name="P13"><text:s text:c="6"/>&lt;wsdl:input name="altaRegistroSalida"&gt;</text:p>
      <text:p text:style-name="P13"><text:s text:c="8"/>&lt;soap:body use="literal" /&gt;</text:p>
      <text:p text:style-name="P13"><text:s text:c="6"/>&lt;/wsdl:input&gt;</text:p>
      <text:p text:style-name="P13"><text:s text:c="6"/>&lt;wsdl:output name="altaRegistroSalidaResponse"&gt;</text:p>
      <text:p text:style-name="P13"><text:s text:c="8"/>&lt;soap:body use="literal" /&gt;</text:p>
      <text:p text:style-name="P13"><text:s text:c="6"/>&lt;/wsdl:output&gt;</text:p>
      <text:p text:style-name="P13"><text:s text:c="6"/>&lt;wsdl:fault name="WsValidationException"&gt;</text:p>
      <text:p text:style-name="P13"><text:s text:c="8"/>&lt;soap:fault name="WsValidationException" use="literal" /&gt;</text:p>
      <text:p text:style-name="P13"><text:s text:c="6"/>&lt;/wsdl:fault&gt;</text:p>
      <text:p text:style-name="P13"><text:s text:c="6"/>&lt;wsdl:fault name="WsI18NException"&gt;</text:p>
      <text:p text:style-name="P13"><text:s text:c="8"/>&lt;soap:fault name="WsI18NException" use="literal" /&gt;</text:p>
      <text:p text:style-name="P13"><text:s text:c="6"/>&lt;/wsdl:fault&gt;</text:p>
      <text:p text:style-name="P13"><text:s text:c="4"/>&lt;/wsdl:operation&gt;</text:p>
      <text:p text:style-name="P13"><text:s text:c="4"/>&lt;wsdl:operation name="getVersionWs"&gt;</text:p>
      <text:p text:style-name="P13"><text:s text:c="6"/>&lt;soap:operation soapAction="" style="document" /&gt;</text:p>
      <text:p text:style-name="P13"><text:s text:c="6"/>&lt;wsdl:input name="getVersionWs"&gt;</text:p>
      <text:p text:style-name="P13"><text:s text:c="8"/>&lt;soap:body use="literal" /&gt;</text:p>
      <text:p text:style-name="P13"><text:s text:c="6"/>&lt;/wsdl:input&gt;</text:p>
      <text:p text:style-name="P13"><text:s text:c="6"/>&lt;wsdl:output name="getVersionWsResponse"&gt;</text:p>
      <text:p text:style-name="P13"><text:s text:c="8"/>&lt;soap:body use="literal" /&gt;</text:p>
      <text:p text:style-name="P13"><text:s text:c="6"/>&lt;/wsdl:output&gt;</text:p>
      <text:p text:style-name="P13"><text:s text:c="4"/>&lt;/wsdl:operation&gt;</text:p>
      <text:p text:style-name="P13"><text:soft-page-break/><text:s text:c="2"/>&lt;/wsdl:binding&gt;</text:p>
      <text:p text:style-name="P13"><text:s text:c="2"/>&lt;wsdl:service name="RegWebRegistroSalidaWsService"&gt;</text:p>
      <text:p text:style-name="P13"><text:s text:c="4"/>&lt;wsdl:port binding="tns:RegWebRegistroSalidaWsServiceSoapBinding" name="RegWebRegistroSalidaWs"&gt;</text:p>
      <text:p text:style-name="P13"><text:s text:c="6"/>&lt;soap:address location="http://localhost:8080/regweb3/ws/v3/RegWebRegistroSalida" /&gt;</text:p>
      <text:p text:style-name="P13"><text:s text:c="4"/>&lt;/wsdl:port&gt;</text:p>
      <text:p text:style-name="P13"><text:s text:c="2"/>&lt;/wsdl:service&gt;</text:p>
      <text:p text:style-name="P13">&lt;/wsdl:definitions&gt;</text:p>
      <text:p text:style-name="P13"/>
      <text:h text:style-name="Heading_20_2" text:outline-level="2">Info</text:h>
      <text:p text:style-name="P14">&lt;?xml version='1.0' encoding='UTF-8'?&gt;&lt;wsdl:definitions name="RegWebInfoWsService" targetNamespace="http://impl.v3.ws.regweb3.caib.es/" xmlns:ns1="http://schemas.xmlsoap.org/wsdl/soap/http" xmlns:soap="http://schemas.xmlsoap.org/wsdl/soap/" xmlns:tns="http://impl.v3.ws.regweb3.caib.es/" xmlns:wsdl="http://schemas.xmlsoap.org/wsdl/" xmlns:xsd="http://www.w3.org/2001/XMLSchema"&gt;</text:p>
      <text:p text:style-name="P14"><text:s text:c="2"/>&lt;wsdl:types&gt;</text:p>
      <text:p text:style-name="P14">&lt;xs:schema attributeFormDefault="unqualified" elementFormDefault="unqualified" targetNamespace="http://impl.v3.ws.regweb3.caib.es/" xmlns:tns="http://impl.v3.ws.regweb3.caib.es/" xmlns:xs="http://www.w3.org/2001/XMLSchema"&gt;</text:p>
      <text:p text:style-name="P14">&lt;xs:element name="codigoAsuntoWs" type="tns:codigoAsuntoWs" /&gt;</text:p>
      <text:p text:style-name="P14">&lt;xs:element name="getVersion" type="tns:getVersion" /&gt;</text:p>
      <text:p text:style-name="P14">&lt;xs:element name="getVersionResponse" type="tns:getVersionResponse" /&gt;</text:p>
      <text:p text:style-name="P14">&lt;xs:element name="getVersionWs" type="tns:getVersionWs" /&gt;</text:p>
      <text:p text:style-name="P14">&lt;xs:element name="getVersionWsResponse" type="tns:getVersionWsResponse" /&gt;</text:p>
      <text:p text:style-name="P14">&lt;xs:element name="libroWs" type="tns:libroWs" /&gt;</text:p>
      <text:p text:style-name="P14">&lt;xs:element name="listarCodigoAsunto" type="tns:listarCodigoAsunto" /&gt;</text:p>
      <text:p text:style-name="P14">&lt;xs:element name="listarCodigoAsuntoResponse" type="tns:listarCodigoAsuntoResponse" /&gt;</text:p>
      <text:p text:style-name="P14">&lt;xs:element name="listarLibros" type="tns:listarLibros" /&gt;</text:p>
      <text:p text:style-name="P14">&lt;xs:element name="listarLibrosResponse" type="tns:listarLibrosResponse" /&gt;</text:p>
      <text:p text:style-name="P14">&lt;xs:element name="listarOficinas" type="tns:listarOficinas" /&gt;</text:p>
      <text:p text:style-name="P14">&lt;xs:element name="listarOficinasResponse" type="tns:listarOficinasResponse" /&gt;</text:p>
      <text:p text:style-name="P14">&lt;xs:element name="listarOrganismos" type="tns:listarOrganismos" /&gt;</text:p>
      <text:p text:style-name="P14">&lt;xs:element name="listarOrganismosResponse" type="tns:listarOrganismosResponse" /&gt;</text:p>
      <text:p text:style-name="P14">&lt;xs:element name="listarTipoAsunto" type="tns:listarTipoAsunto" /&gt;</text:p>
      <text:p text:style-name="P14">&lt;xs:element name="listarTipoAsuntoResponse" type="tns:listarTipoAsuntoResponse" /&gt;</text:p>
      <text:p text:style-name="P14">&lt;xs:element name="listarTipoDocumental" type="tns:listarTipoDocumental" /&gt;</text:p>
      <text:p text:style-name="P14">&lt;xs:element name="listarTipoDocumentalResponse" type="tns:listarTipoDocumentalResponse" /&gt;</text:p>
      <text:p text:style-name="P14">&lt;xs:element name="obtenerLibrosOficina" type="tns:obtenerLibrosOficina" /&gt;</text:p>
      <text:p text:style-name="P14"><text:soft-page-break/>&lt;xs:element name="obtenerLibrosOficinaResponse" type="tns:obtenerLibrosOficinaResponse" /&gt;</text:p>
      <text:p text:style-name="P14">&lt;xs:element name="obtenerLibrosOficinaUsuario" type="tns:obtenerLibrosOficinaUsuario" /&gt;</text:p>
      <text:p text:style-name="P14">&lt;xs:element name="obtenerLibrosOficinaUsuarioResponse" type="tns:obtenerLibrosOficinaUsuarioResponse" /&gt;</text:p>
      <text:p text:style-name="P14">&lt;xs:element name="tipoAsuntoWs" type="tns:tipoAsuntoWs" /&gt;</text:p>
      <text:p text:style-name="P14">&lt;xs:element name="tipoDocumentalWs" type="tns:tipoDocumentalWs" /&gt;</text:p>
      <text:p text:style-name="P14">&lt;xs:complexType name="obtenerLibrosOficinaUsuario"&gt;</text:p>
      <text:p text:style-name="P14">&lt;xs:sequence&gt;</text:p>
      <text:p text:style-name="P14">&lt;xs:element minOccurs="0" name="entidadCodigoDir3" type="xs:string" /&gt;</text:p>
      <text:p text:style-name="P14">&lt;xs:element minOccurs="0" name="usuario" type="xs:string" /&gt;</text:p>
      <text:p text:style-name="P14">&lt;xs:element minOccurs="0" name="tipoRegistro" type="xs:long" /&gt;</text:p>
      <text:p text:style-name="P14">&lt;/xs:sequence&gt;</text:p>
      <text:p text:style-name="P14">&lt;/xs:complexType&gt;</text:p>
      <text:p text:style-name="P14">&lt;xs:complexType name="obtenerLibrosOficinaUsuarioResponse"&gt;</text:p>
      <text:p text:style-name="P14">&lt;xs:sequence&gt;</text:p>
      <text:p text:style-name="P14">&lt;xs:element maxOccurs="unbounded" minOccurs="0" name="return" type="tns:libroOficinaWs" /&gt;</text:p>
      <text:p text:style-name="P14">&lt;/xs:sequence&gt;</text:p>
      <text:p text:style-name="P14">&lt;/xs:complexType&gt;</text:p>
      <text:p text:style-name="P14">&lt;xs:complexType name="libroOficinaWs"&gt;</text:p>
      <text:p text:style-name="P14">&lt;xs:sequence&gt;</text:p>
      <text:p text:style-name="P14">&lt;xs:element minOccurs="0" name="libroWs" type="tns:libroWs" /&gt;</text:p>
      <text:p text:style-name="P14">&lt;xs:element minOccurs="0" name="oficinaWs" type="tns:oficinaWs" /&gt;</text:p>
      <text:p text:style-name="P14">&lt;/xs:sequence&gt;</text:p>
      <text:p text:style-name="P14">&lt;/xs:complexType&gt;</text:p>
      <text:p text:style-name="P14">&lt;xs:complexType name="libroWs"&gt;</text:p>
      <text:p text:style-name="P14">&lt;xs:sequence&gt;</text:p>
      <text:p text:style-name="P14">&lt;xs:element minOccurs="0" name="codigoLibro" type="xs:string" /&gt;</text:p>
      <text:p text:style-name="P14">&lt;xs:element minOccurs="0" name="codigoOrganismo" type="xs:string" /&gt;</text:p>
      <text:p text:style-name="P14">&lt;xs:element minOccurs="0" name="nombreCorto" type="xs:string" /&gt;</text:p>
      <text:p text:style-name="P14">&lt;xs:element minOccurs="0" name="nombreLargo" type="xs:string" /&gt;</text:p>
      <text:p text:style-name="P14">&lt;/xs:sequence&gt;</text:p>
      <text:p text:style-name="P14">&lt;/xs:complexType&gt;</text:p>
      <text:p text:style-name="P14">&lt;xs:complexType name="oficinaWs"&gt;</text:p>
      <text:p text:style-name="P14">&lt;xs:sequence&gt;</text:p>
      <text:p text:style-name="P14">&lt;xs:element minOccurs="0" name="codigo" type="xs:string" /&gt;</text:p>
      <text:p text:style-name="P14">&lt;xs:element minOccurs="0" name="nombre" type="xs:string" /&gt;</text:p>
      <text:p text:style-name="P14">&lt;/xs:sequence&gt;</text:p>
      <text:p text:style-name="P14">&lt;/xs:complexType&gt;</text:p>
      <text:p text:style-name="P14">&lt;xs:complexType name="wsI18NTranslation"&gt;</text:p>
      <text:p text:style-name="P14">&lt;xs:sequence&gt;</text:p>
      <text:p text:style-name="P14"><text:soft-page-break/>&lt;xs:element minOccurs="0" name="code" type="xs:string" /&gt;</text:p>
      <text:p text:style-name="P14">&lt;xs:element maxOccurs="unbounded" minOccurs="0" name="args" type="tns:wsI18NArgument" /&gt;</text:p>
      <text:p text:style-name="P14">&lt;/xs:sequence&gt;</text:p>
      <text:p text:style-name="P14">&lt;/xs:complexType&gt;</text:p>
      <text:p text:style-name="P14">&lt;xs:complexType name="wsI18NArgument"&gt;</text:p>
      <text:p text:style-name="P14">&lt;xs:sequence&gt;</text:p>
      <text:p text:style-name="P14">&lt;xs:element minOccurs="0" name="value" type="xs:string" /&gt;</text:p>
      <text:p text:style-name="P14">&lt;xs:element name="translate" type="xs:boolean" /&gt;</text:p>
      <text:p text:style-name="P14">&lt;/xs:sequence&gt;</text:p>
      <text:p text:style-name="P14">&lt;/xs:complexType&gt;</text:p>
      <text:p text:style-name="P14">&lt;xs:complexType name="listarCodigoAsunto"&gt;</text:p>
      <text:p text:style-name="P14">&lt;xs:sequence&gt;</text:p>
      <text:p text:style-name="P14">&lt;xs:element minOccurs="0" name="entidadCodigoDir3" type="xs:string" /&gt;</text:p>
      <text:p text:style-name="P14">&lt;xs:element minOccurs="0" name="codigoTipoAsunto" type="xs:string" /&gt;</text:p>
      <text:p text:style-name="P14">&lt;/xs:sequence&gt;</text:p>
      <text:p text:style-name="P14">&lt;/xs:complexType&gt;</text:p>
      <text:p text:style-name="P14">&lt;xs:complexType name="listarCodigoAsuntoResponse"&gt;</text:p>
      <text:p text:style-name="P14">&lt;xs:sequence&gt;</text:p>
      <text:p text:style-name="P14">&lt;xs:element maxOccurs="unbounded" minOccurs="0" name="return" type="tns:codigoAsuntoWs" /&gt;</text:p>
      <text:p text:style-name="P14">&lt;/xs:sequence&gt;</text:p>
      <text:p text:style-name="P14">&lt;/xs:complexType&gt;</text:p>
      <text:p text:style-name="P14">&lt;xs:complexType name="codigoAsuntoWs"&gt;</text:p>
      <text:p text:style-name="P14">&lt;xs:sequence&gt;</text:p>
      <text:p text:style-name="P14">&lt;xs:element minOccurs="0" name="codigo" type="xs:string" /&gt;</text:p>
      <text:p text:style-name="P14">&lt;xs:element minOccurs="0" name="nombre" type="xs:string" /&gt;</text:p>
      <text:p text:style-name="P14">&lt;xs:element minOccurs="0" name="tipoAsunto" type="tns:tipoAsuntoWs" /&gt;</text:p>
      <text:p text:style-name="P14">&lt;/xs:sequence&gt;</text:p>
      <text:p text:style-name="P14">&lt;/xs:complexType&gt;</text:p>
      <text:p text:style-name="P14">&lt;xs:complexType name="tipoAsuntoWs"&gt;</text:p>
      <text:p text:style-name="P14">&lt;xs:sequence&gt;</text:p>
      <text:p text:style-name="P14">&lt;xs:element name="activo" type="xs:boolean" /&gt;</text:p>
      <text:p text:style-name="P14">&lt;xs:element minOccurs="0" name="codigo" type="xs:string" /&gt;</text:p>
      <text:p text:style-name="P14">&lt;xs:element minOccurs="0" name="nombre" type="xs:string" /&gt;</text:p>
      <text:p text:style-name="P14">&lt;/xs:sequence&gt;</text:p>
      <text:p text:style-name="P14">&lt;/xs:complexType&gt;</text:p>
      <text:p text:style-name="P14">&lt;xs:complexType name="getVersion"&gt;</text:p>
      <text:p text:style-name="P14">&lt;xs:sequence /&gt;</text:p>
      <text:p text:style-name="P14">&lt;/xs:complexType&gt;</text:p>
      <text:p text:style-name="P14">&lt;xs:complexType name="getVersionResponse"&gt;</text:p>
      <text:p text:style-name="P14">&lt;xs:sequence&gt;</text:p>
      <text:p text:style-name="P14">&lt;xs:element minOccurs="0" name="return" type="xs:string" /&gt;</text:p>
      <text:p text:style-name="P14"><text:soft-page-break/>&lt;/xs:sequence&gt;</text:p>
      <text:p text:style-name="P14">&lt;/xs:complexType&gt;</text:p>
      <text:p text:style-name="P14">&lt;xs:complexType name="listarTipoAsunto"&gt;</text:p>
      <text:p text:style-name="P14">&lt;xs:sequence&gt;</text:p>
      <text:p text:style-name="P14">&lt;xs:element minOccurs="0" name="entidadCodigoDir3" type="xs:string" /&gt;</text:p>
      <text:p text:style-name="P14">&lt;/xs:sequence&gt;</text:p>
      <text:p text:style-name="P14">&lt;/xs:complexType&gt;</text:p>
      <text:p text:style-name="P14">&lt;xs:complexType name="listarTipoAsuntoResponse"&gt;</text:p>
      <text:p text:style-name="P14">&lt;xs:sequence&gt;</text:p>
      <text:p text:style-name="P14">&lt;xs:element maxOccurs="unbounded" minOccurs="0" name="return" type="tns:tipoAsuntoWs" /&gt;</text:p>
      <text:p text:style-name="P14">&lt;/xs:sequence&gt;</text:p>
      <text:p text:style-name="P14">&lt;/xs:complexType&gt;</text:p>
      <text:p text:style-name="P14">&lt;xs:complexType name="listarOrganismos"&gt;</text:p>
      <text:p text:style-name="P14">&lt;xs:sequence&gt;</text:p>
      <text:p text:style-name="P14">&lt;xs:element minOccurs="0" name="entidadCodigoDir3" type="xs:string" /&gt;</text:p>
      <text:p text:style-name="P14">&lt;/xs:sequence&gt;</text:p>
      <text:p text:style-name="P14">&lt;/xs:complexType&gt;</text:p>
      <text:p text:style-name="P14">&lt;xs:complexType name="listarOrganismosResponse"&gt;</text:p>
      <text:p text:style-name="P14">&lt;xs:sequence&gt;</text:p>
      <text:p text:style-name="P14">&lt;xs:element maxOccurs="unbounded" minOccurs="0" name="return" type="tns:organismoWs" /&gt;</text:p>
      <text:p text:style-name="P14">&lt;/xs:sequence&gt;</text:p>
      <text:p text:style-name="P14">&lt;/xs:complexType&gt;</text:p>
      <text:p text:style-name="P14">&lt;xs:complexType name="organismoWs"&gt;</text:p>
      <text:p text:style-name="P14">&lt;xs:sequence&gt;</text:p>
      <text:p text:style-name="P14">&lt;xs:element minOccurs="0" name="codigo" type="xs:string" /&gt;</text:p>
      <text:p text:style-name="P14">&lt;xs:element minOccurs="0" name="nombre" type="xs:string" /&gt;</text:p>
      <text:p text:style-name="P14">&lt;/xs:sequence&gt;</text:p>
      <text:p text:style-name="P14">&lt;/xs:complexType&gt;</text:p>
      <text:p text:style-name="P14">&lt;xs:complexType name="listarLibros"&gt;</text:p>
      <text:p text:style-name="P14">&lt;xs:sequence&gt;</text:p>
      <text:p text:style-name="P14">&lt;xs:element minOccurs="0" name="entidadCodigoDir3" type="xs:string" /&gt;</text:p>
      <text:p text:style-name="P14">&lt;xs:element minOccurs="0" name="oficinaCodigoDir3" type="xs:string" /&gt;</text:p>
      <text:p text:style-name="P14">&lt;xs:element minOccurs="0" name="autorizacion" type="xs:long" /&gt;</text:p>
      <text:p text:style-name="P14">&lt;/xs:sequence&gt;</text:p>
      <text:p text:style-name="P14">&lt;/xs:complexType&gt;</text:p>
      <text:p text:style-name="P14">&lt;xs:complexType name="listarLibrosResponse"&gt;</text:p>
      <text:p text:style-name="P14">&lt;xs:sequence&gt;</text:p>
      <text:p text:style-name="P14">&lt;xs:element maxOccurs="unbounded" minOccurs="0" name="return" type="tns:libroWs" /&gt;</text:p>
      <text:p text:style-name="P14">&lt;/xs:sequence&gt;</text:p>
      <text:p text:style-name="P14">&lt;/xs:complexType&gt;</text:p>
      <text:p text:style-name="P14"><text:soft-page-break/>&lt;xs:complexType name="listarTipoDocumental"&gt;</text:p>
      <text:p text:style-name="P14">&lt;xs:sequence&gt;</text:p>
      <text:p text:style-name="P14">&lt;xs:element minOccurs="0" name="entidadCodigoDir3" type="xs:string" /&gt;</text:p>
      <text:p text:style-name="P14">&lt;/xs:sequence&gt;</text:p>
      <text:p text:style-name="P14">&lt;/xs:complexType&gt;</text:p>
      <text:p text:style-name="P14">&lt;xs:complexType name="listarTipoDocumentalResponse"&gt;</text:p>
      <text:p text:style-name="P14">&lt;xs:sequence&gt;</text:p>
      <text:p text:style-name="P14">&lt;xs:element maxOccurs="unbounded" minOccurs="0" name="return" type="tns:tipoDocumentalWs" /&gt;</text:p>
      <text:p text:style-name="P14">&lt;/xs:sequence&gt;</text:p>
      <text:p text:style-name="P14">&lt;/xs:complexType&gt;</text:p>
      <text:p text:style-name="P14">&lt;xs:complexType name="tipoDocumentalWs"&gt;</text:p>
      <text:p text:style-name="P14">&lt;xs:sequence&gt;</text:p>
      <text:p text:style-name="P14">&lt;xs:element minOccurs="0" name="codigoNTI" type="xs:string" /&gt;</text:p>
      <text:p text:style-name="P14">&lt;/xs:sequence&gt;</text:p>
      <text:p text:style-name="P14">&lt;/xs:complexType&gt;</text:p>
      <text:p text:style-name="P14">&lt;xs:complexType name="getVersionWs"&gt;</text:p>
      <text:p text:style-name="P14">&lt;xs:sequence /&gt;</text:p>
      <text:p text:style-name="P14">&lt;/xs:complexType&gt;</text:p>
      <text:p text:style-name="P14">&lt;xs:complexType name="getVersionWsResponse"&gt;</text:p>
      <text:p text:style-name="P14">&lt;xs:sequence&gt;</text:p>
      <text:p text:style-name="P14">&lt;xs:element name="return" type="xs:int" /&gt;</text:p>
      <text:p text:style-name="P14">&lt;/xs:sequence&gt;</text:p>
      <text:p text:style-name="P14">&lt;/xs:complexType&gt;</text:p>
      <text:p text:style-name="P14">&lt;xs:complexType name="listarOficinas"&gt;</text:p>
      <text:p text:style-name="P14">&lt;xs:sequence&gt;</text:p>
      <text:p text:style-name="P14">&lt;xs:element minOccurs="0" name="entidadCodigoDir3" type="xs:string" /&gt;</text:p>
      <text:p text:style-name="P14">&lt;xs:element minOccurs="0" name="autorizacion" type="xs:long" /&gt;</text:p>
      <text:p text:style-name="P14">&lt;/xs:sequence&gt;</text:p>
      <text:p text:style-name="P14">&lt;/xs:complexType&gt;</text:p>
      <text:p text:style-name="P14">&lt;xs:complexType name="listarOficinasResponse"&gt;</text:p>
      <text:p text:style-name="P14">&lt;xs:sequence&gt;</text:p>
      <text:p text:style-name="P14">&lt;xs:element maxOccurs="unbounded" minOccurs="0" name="return" type="tns:oficinaWs" /&gt;</text:p>
      <text:p text:style-name="P14">&lt;/xs:sequence&gt;</text:p>
      <text:p text:style-name="P14">&lt;/xs:complexType&gt;</text:p>
      <text:p text:style-name="P14">&lt;xs:complexType name="obtenerLibrosOficina"&gt;</text:p>
      <text:p text:style-name="P14">&lt;xs:sequence&gt;</text:p>
      <text:p text:style-name="P14">&lt;xs:element minOccurs="0" name="entidadCodigoDir3" type="xs:string" /&gt;</text:p>
      <text:p text:style-name="P14">&lt;xs:element minOccurs="0" name="tipoRegistro" type="xs:long" /&gt;</text:p>
      <text:p text:style-name="P14">&lt;/xs:sequence&gt;</text:p>
      <text:p text:style-name="P14">&lt;/xs:complexType&gt;</text:p>
      <text:p text:style-name="P14">&lt;xs:complexType name="obtenerLibrosOficinaResponse"&gt;</text:p>
      <text:p text:style-name="P14"><text:soft-page-break/>&lt;xs:sequence&gt;</text:p>
      <text:p text:style-name="P14">&lt;xs:element maxOccurs="unbounded" minOccurs="0" name="return" type="tns:libroOficinaWs" /&gt;</text:p>
      <text:p text:style-name="P14">&lt;/xs:sequence&gt;</text:p>
      <text:p text:style-name="P14">&lt;/xs:complexType&gt;</text:p>
      <text:p text:style-name="P14">&lt;xs:element name="WsI18NError" type="tns:WsI18NError" /&gt;</text:p>
      <text:p text:style-name="P14">&lt;xs:complexType name="WsI18NError"&gt;</text:p>
      <text:p text:style-name="P14">&lt;xs:sequence&gt;</text:p>
      <text:p text:style-name="P14">&lt;xs:element name="translation" nillable="true" type="tns:wsI18NTranslation" /&gt;</text:p>
      <text:p text:style-name="P14">&lt;/xs:sequence&gt;</text:p>
      <text:p text:style-name="P14">&lt;/xs:complexType&gt;</text:p>
      <text:p text:style-name="P14">&lt;/xs:schema&gt;</text:p>
      <text:p text:style-name="P14"><text:s text:c="2"/>&lt;/wsdl:types&gt;</text:p>
      <text:p text:style-name="P14"><text:s text:c="2"/>&lt;wsdl:message name="listarCodigoAsuntoResponse"&gt;</text:p>
      <text:p text:style-name="P14"><text:s text:c="4"/>&lt;wsdl:part element="tns:listarCodigoAsuntoResponse" name="parameters"&gt;</text:p>
      <text:p text:style-name="P14"><text:s text:c="4"/>&lt;/wsdl:part&gt;</text:p>
      <text:p text:style-name="P14"><text:s text:c="2"/>&lt;/wsdl:message&gt;</text:p>
      <text:p text:style-name="P14"><text:s text:c="2"/>&lt;wsdl:message name="obtenerLibrosOficinaUsuario"&gt;</text:p>
      <text:p text:style-name="P14"><text:s text:c="4"/>&lt;wsdl:part element="tns:obtenerLibrosOficinaUsuario" name="parameters"&gt;</text:p>
      <text:p text:style-name="P14"><text:s text:c="4"/>&lt;/wsdl:part&gt;</text:p>
      <text:p text:style-name="P14"><text:s text:c="2"/>&lt;/wsdl:message&gt;</text:p>
      <text:p text:style-name="P14"><text:s text:c="2"/>&lt;wsdl:message name="WsI18NException"&gt;</text:p>
      <text:p text:style-name="P14"><text:s text:c="4"/>&lt;wsdl:part element="tns:WsI18NError" name="WsI18NException"&gt;</text:p>
      <text:p text:style-name="P14"><text:s text:c="4"/>&lt;/wsdl:part&gt;</text:p>
      <text:p text:style-name="P14"><text:s text:c="2"/>&lt;/wsdl:message&gt;</text:p>
      <text:p text:style-name="P14"><text:s text:c="2"/>&lt;wsdl:message name="listarTipoAsuntoResponse"&gt;</text:p>
      <text:p text:style-name="P14"><text:s text:c="4"/>&lt;wsdl:part element="tns:listarTipoAsuntoResponse" name="parameters"&gt;</text:p>
      <text:p text:style-name="P14"><text:s text:c="4"/>&lt;/wsdl:part&gt;</text:p>
      <text:p text:style-name="P14"><text:s text:c="2"/>&lt;/wsdl:message&gt;</text:p>
      <text:p text:style-name="P14"><text:s text:c="2"/>&lt;wsdl:message name="listarCodigoAsunto"&gt;</text:p>
      <text:p text:style-name="P14"><text:s text:c="4"/>&lt;wsdl:part element="tns:listarCodigoAsunto" name="parameters"&gt;</text:p>
      <text:p text:style-name="P14"><text:s text:c="4"/>&lt;/wsdl:part&gt;</text:p>
      <text:p text:style-name="P14"><text:s text:c="2"/>&lt;/wsdl:message&gt;</text:p>
      <text:p text:style-name="P14"><text:s text:c="2"/>&lt;wsdl:message name="getVersionResponse"&gt;</text:p>
      <text:p text:style-name="P14"><text:s text:c="4"/>&lt;wsdl:part element="tns:getVersionResponse" name="parameters"&gt;</text:p>
      <text:p text:style-name="P14"><text:s text:c="4"/>&lt;/wsdl:part&gt;</text:p>
      <text:p text:style-name="P14"><text:s text:c="2"/>&lt;/wsdl:message&gt;</text:p>
      <text:p text:style-name="P14"><text:s text:c="2"/>&lt;wsdl:message name="listarTipoDocumental"&gt;</text:p>
      <text:p text:style-name="P14"><text:s text:c="4"/>&lt;wsdl:part element="tns:listarTipoDocumental" name="parameters"&gt;</text:p>
      <text:p text:style-name="P14"><text:s text:c="4"/>&lt;/wsdl:part&gt;</text:p>
      <text:p text:style-name="P14"><text:s text:c="2"/>&lt;/wsdl:message&gt;</text:p>
      <text:p text:style-name="P14"><text:s text:c="2"/>&lt;wsdl:message name="listarOrganismosResponse"&gt;</text:p>
      <text:p text:style-name="P14"><text:soft-page-break/><text:s text:c="4"/>&lt;wsdl:part element="tns:listarOrganismosResponse" name="parameters"&gt;</text:p>
      <text:p text:style-name="P14"><text:s text:c="4"/>&lt;/wsdl:part&gt;</text:p>
      <text:p text:style-name="P14"><text:s text:c="2"/>&lt;/wsdl:message&gt;</text:p>
      <text:p text:style-name="P14"><text:s text:c="2"/>&lt;wsdl:message name="listarLibrosResponse"&gt;</text:p>
      <text:p text:style-name="P14"><text:s text:c="4"/>&lt;wsdl:part element="tns:listarLibrosResponse" name="parameters"&gt;</text:p>
      <text:p text:style-name="P14"><text:s text:c="4"/>&lt;/wsdl:part&gt;</text:p>
      <text:p text:style-name="P14"><text:s text:c="2"/>&lt;/wsdl:message&gt;</text:p>
      <text:p text:style-name="P14"><text:s text:c="2"/>&lt;wsdl:message name="obtenerLibrosOficina"&gt;</text:p>
      <text:p text:style-name="P14"><text:s text:c="4"/>&lt;wsdl:part element="tns:obtenerLibrosOficina" name="parameters"&gt;</text:p>
      <text:p text:style-name="P14"><text:s text:c="4"/>&lt;/wsdl:part&gt;</text:p>
      <text:p text:style-name="P14"><text:s text:c="2"/>&lt;/wsdl:message&gt;</text:p>
      <text:p text:style-name="P14"><text:s text:c="2"/>&lt;wsdl:message name="obtenerLibrosOficinaUsuarioResponse"&gt;</text:p>
      <text:p text:style-name="P14"><text:s text:c="4"/>&lt;wsdl:part element="tns:obtenerLibrosOficinaUsuarioResponse" name="parameters"&gt;</text:p>
      <text:p text:style-name="P14"><text:s text:c="4"/>&lt;/wsdl:part&gt;</text:p>
      <text:p text:style-name="P14"><text:s text:c="2"/>&lt;/wsdl:message&gt;</text:p>
      <text:p text:style-name="P14"><text:s text:c="2"/>&lt;wsdl:message name="listarLibros"&gt;</text:p>
      <text:p text:style-name="P14"><text:s text:c="4"/>&lt;wsdl:part element="tns:listarLibros" name="parameters"&gt;</text:p>
      <text:p text:style-name="P14"><text:s text:c="4"/>&lt;/wsdl:part&gt;</text:p>
      <text:p text:style-name="P14"><text:s text:c="2"/>&lt;/wsdl:message&gt;</text:p>
      <text:p text:style-name="P14"><text:s text:c="2"/>&lt;wsdl:message name="listarOficinas"&gt;</text:p>
      <text:p text:style-name="P14"><text:s text:c="4"/>&lt;wsdl:part element="tns:listarOficinas" name="parameters"&gt;</text:p>
      <text:p text:style-name="P14"><text:s text:c="4"/>&lt;/wsdl:part&gt;</text:p>
      <text:p text:style-name="P14"><text:s text:c="2"/>&lt;/wsdl:message&gt;</text:p>
      <text:p text:style-name="P14"><text:s text:c="2"/>&lt;wsdl:message name="listarOficinasResponse"&gt;</text:p>
      <text:p text:style-name="P14"><text:s text:c="4"/>&lt;wsdl:part element="tns:listarOficinasResponse" name="parameters"&gt;</text:p>
      <text:p text:style-name="P14"><text:s text:c="4"/>&lt;/wsdl:part&gt;</text:p>
      <text:p text:style-name="P14"><text:s text:c="2"/>&lt;/wsdl:message&gt;</text:p>
      <text:p text:style-name="P14"><text:s text:c="2"/>&lt;wsdl:message name="obtenerLibrosOficinaResponse"&gt;</text:p>
      <text:p text:style-name="P14"><text:s text:c="4"/>&lt;wsdl:part element="tns:obtenerLibrosOficinaResponse" name="parameters"&gt;</text:p>
      <text:p text:style-name="P14"><text:s text:c="4"/>&lt;/wsdl:part&gt;</text:p>
      <text:p text:style-name="P14"><text:s text:c="2"/>&lt;/wsdl:message&gt;</text:p>
      <text:p text:style-name="P14"><text:s text:c="2"/>&lt;wsdl:message name="getVersionWs"&gt;</text:p>
      <text:p text:style-name="P14"><text:s text:c="4"/>&lt;wsdl:part element="tns:getVersionWs" name="parameters"&gt;</text:p>
      <text:p text:style-name="P14"><text:s text:c="4"/>&lt;/wsdl:part&gt;</text:p>
      <text:p text:style-name="P14"><text:s text:c="2"/>&lt;/wsdl:message&gt;</text:p>
      <text:p text:style-name="P14"><text:s text:c="2"/>&lt;wsdl:message name="listarTipoAsunto"&gt;</text:p>
      <text:p text:style-name="P14"><text:s text:c="4"/>&lt;wsdl:part element="tns:listarTipoAsunto" name="parameters"&gt;</text:p>
      <text:p text:style-name="P14"><text:s text:c="4"/>&lt;/wsdl:part&gt;</text:p>
      <text:p text:style-name="P14"><text:s text:c="2"/>&lt;/wsdl:message&gt;</text:p>
      <text:p text:style-name="P14"><text:s text:c="2"/>&lt;wsdl:message name="getVersion"&gt;</text:p>
      <text:p text:style-name="P14"><text:s text:c="4"/>&lt;wsdl:part element="tns:getVersion" name="parameters"&gt;</text:p>
      <text:p text:style-name="P14"><text:soft-page-break/><text:s text:c="4"/>&lt;/wsdl:part&gt;</text:p>
      <text:p text:style-name="P14"><text:s text:c="2"/>&lt;/wsdl:message&gt;</text:p>
      <text:p text:style-name="P14"><text:s text:c="2"/>&lt;wsdl:message name="listarTipoDocumentalResponse"&gt;</text:p>
      <text:p text:style-name="P14"><text:s text:c="4"/>&lt;wsdl:part element="tns:listarTipoDocumentalResponse" name="parameters"&gt;</text:p>
      <text:p text:style-name="P14"><text:s text:c="4"/>&lt;/wsdl:part&gt;</text:p>
      <text:p text:style-name="P14"><text:s text:c="2"/>&lt;/wsdl:message&gt;</text:p>
      <text:p text:style-name="P14"><text:s text:c="2"/>&lt;wsdl:message name="listarOrganismos"&gt;</text:p>
      <text:p text:style-name="P14"><text:s text:c="4"/>&lt;wsdl:part element="tns:listarOrganismos" name="parameters"&gt;</text:p>
      <text:p text:style-name="P14"><text:s text:c="4"/>&lt;/wsdl:part&gt;</text:p>
      <text:p text:style-name="P14"><text:s text:c="2"/>&lt;/wsdl:message&gt;</text:p>
      <text:p text:style-name="P14"><text:s text:c="2"/>&lt;wsdl:message name="getVersionWsResponse"&gt;</text:p>
      <text:p text:style-name="P14"><text:s text:c="4"/>&lt;wsdl:part element="tns:getVersionWsResponse" name="parameters"&gt;</text:p>
      <text:p text:style-name="P14"><text:s text:c="4"/>&lt;/wsdl:part&gt;</text:p>
      <text:p text:style-name="P14"><text:s text:c="2"/>&lt;/wsdl:message&gt;</text:p>
      <text:p text:style-name="P14"><text:s text:c="2"/>&lt;wsdl:portType name="RegWebInfoWs"&gt;</text:p>
      <text:p text:style-name="P14"><text:s text:c="4"/>&lt;wsdl:operation name="obtenerLibrosOficinaUsuario"&gt;</text:p>
      <text:p text:style-name="P14"><text:s text:c="6"/>&lt;wsdl:input message="tns:obtenerLibrosOficinaUsuario" name="obtenerLibrosOficinaUsuario"&gt;</text:p>
      <text:p text:style-name="P14"><text:s text:c="4"/>&lt;/wsdl:input&gt;</text:p>
      <text:p text:style-name="P14"><text:s text:c="6"/>&lt;wsdl:output message="tns:obtenerLibrosOficinaUsuarioResponse" name="obtenerLibrosOficinaUsuarioResponse"&gt;</text:p>
      <text:p text:style-name="P14"><text:s text:c="4"/>&lt;/wsdl:output&gt;</text:p>
      <text:p text:style-name="P14"><text:s text:c="6"/>&lt;wsdl:fault message="tns:WsI18NException" name="WsI18NException"&gt;</text:p>
      <text:p text:style-name="P14"><text:s text:c="4"/>&lt;/wsdl:fault&gt;</text:p>
      <text:p text:style-name="P14"><text:s text:c="4"/>&lt;/wsdl:operation&gt;</text:p>
      <text:p text:style-name="P14"><text:s text:c="4"/>&lt;wsdl:operation name="listarCodigoAsunto"&gt;</text:p>
      <text:p text:style-name="P14"><text:s text:c="6"/>&lt;wsdl:input message="tns:listarCodigoAsunto" name="listarCodigoAsunto"&gt;</text:p>
      <text:p text:style-name="P14"><text:s text:c="4"/>&lt;/wsdl:input&gt;</text:p>
      <text:p text:style-name="P14"><text:s text:c="6"/>&lt;wsdl:output message="tns:listarCodigoAsuntoResponse" name="listarCodigoAsuntoResponse"&gt;</text:p>
      <text:p text:style-name="P14"><text:s text:c="4"/>&lt;/wsdl:output&gt;</text:p>
      <text:p text:style-name="P14"><text:s text:c="6"/>&lt;wsdl:fault message="tns:WsI18NException" name="WsI18NException"&gt;</text:p>
      <text:p text:style-name="P14"><text:s text:c="4"/>&lt;/wsdl:fault&gt;</text:p>
      <text:p text:style-name="P14"><text:s text:c="4"/>&lt;/wsdl:operation&gt;</text:p>
      <text:p text:style-name="P14"><text:s text:c="4"/>&lt;wsdl:operation name="getVersion"&gt;</text:p>
      <text:p text:style-name="P14"><text:s text:c="6"/>&lt;wsdl:input message="tns:getVersion" name="getVersion"&gt;</text:p>
      <text:p text:style-name="P14"><text:s text:c="4"/>&lt;/wsdl:input&gt;</text:p>
      <text:p text:style-name="P14"><text:s text:c="6"/>&lt;wsdl:output message="tns:getVersionResponse" name="getVersionResponse"&gt;</text:p>
      <text:p text:style-name="P14"><text:s text:c="4"/>&lt;/wsdl:output&gt;</text:p>
      <text:p text:style-name="P14"><text:s text:c="4"/>&lt;/wsdl:operation&gt;</text:p>
      <text:p text:style-name="P14"><text:s text:c="4"/>&lt;wsdl:operation name="listarTipoAsunto"&gt;</text:p>
      <text:p text:style-name="P14"><text:s text:c="6"/>&lt;wsdl:input message="tns:listarTipoAsunto" name="listarTipoAsunto"&gt;</text:p>
      <text:p text:style-name="P14"><text:s text:c="4"/>&lt;/wsdl:input&gt;</text:p>
      <text:p text:style-name="P14"><text:soft-page-break/><text:s text:c="6"/>&lt;wsdl:output message="tns:listarTipoAsuntoResponse" name="listarTipoAsuntoResponse"&gt;</text:p>
      <text:p text:style-name="P14"><text:s text:c="4"/>&lt;/wsdl:output&gt;</text:p>
      <text:p text:style-name="P14"><text:s text:c="6"/>&lt;wsdl:fault message="tns:WsI18NException" name="WsI18NException"&gt;</text:p>
      <text:p text:style-name="P14"><text:s text:c="4"/>&lt;/wsdl:fault&gt;</text:p>
      <text:p text:style-name="P14"><text:s text:c="4"/>&lt;/wsdl:operation&gt;</text:p>
      <text:p text:style-name="P14"><text:s text:c="4"/>&lt;wsdl:operation name="listarOrganismos"&gt;</text:p>
      <text:p text:style-name="P14"><text:s text:c="6"/>&lt;wsdl:input message="tns:listarOrganismos" name="listarOrganismos"&gt;</text:p>
      <text:p text:style-name="P14"><text:s text:c="4"/>&lt;/wsdl:input&gt;</text:p>
      <text:p text:style-name="P14"><text:s text:c="6"/>&lt;wsdl:output message="tns:listarOrganismosResponse" name="listarOrganismosResponse"&gt;</text:p>
      <text:p text:style-name="P14"><text:s text:c="4"/>&lt;/wsdl:output&gt;</text:p>
      <text:p text:style-name="P14"><text:s text:c="6"/>&lt;wsdl:fault message="tns:WsI18NException" name="WsI18NException"&gt;</text:p>
      <text:p text:style-name="P14"><text:s text:c="4"/>&lt;/wsdl:fault&gt;</text:p>
      <text:p text:style-name="P14"><text:s text:c="4"/>&lt;/wsdl:operation&gt;</text:p>
      <text:p text:style-name="P14"><text:s text:c="4"/>&lt;wsdl:operation name="listarLibros"&gt;</text:p>
      <text:p text:style-name="P14"><text:s text:c="6"/>&lt;wsdl:input message="tns:listarLibros" name="listarLibros"&gt;</text:p>
      <text:p text:style-name="P14"><text:s text:c="4"/>&lt;/wsdl:input&gt;</text:p>
      <text:p text:style-name="P14"><text:s text:c="6"/>&lt;wsdl:output message="tns:listarLibrosResponse" name="listarLibrosResponse"&gt;</text:p>
      <text:p text:style-name="P14"><text:s text:c="4"/>&lt;/wsdl:output&gt;</text:p>
      <text:p text:style-name="P14"><text:s text:c="6"/>&lt;wsdl:fault message="tns:WsI18NException" name="WsI18NException"&gt;</text:p>
      <text:p text:style-name="P14"><text:s text:c="4"/>&lt;/wsdl:fault&gt;</text:p>
      <text:p text:style-name="P14"><text:s text:c="4"/>&lt;/wsdl:operation&gt;</text:p>
      <text:p text:style-name="P14"><text:s text:c="4"/>&lt;wsdl:operation name="listarTipoDocumental"&gt;</text:p>
      <text:p text:style-name="P14"><text:s text:c="6"/>&lt;wsdl:input message="tns:listarTipoDocumental" name="listarTipoDocumental"&gt;</text:p>
      <text:p text:style-name="P14"><text:s text:c="4"/>&lt;/wsdl:input&gt;</text:p>
      <text:p text:style-name="P14"><text:s text:c="6"/>&lt;wsdl:output message="tns:listarTipoDocumentalResponse" name="listarTipoDocumentalResponse"&gt;</text:p>
      <text:p text:style-name="P14"><text:s text:c="4"/>&lt;/wsdl:output&gt;</text:p>
      <text:p text:style-name="P14"><text:s text:c="6"/>&lt;wsdl:fault message="tns:WsI18NException" name="WsI18NException"&gt;</text:p>
      <text:p text:style-name="P14"><text:s text:c="4"/>&lt;/wsdl:fault&gt;</text:p>
      <text:p text:style-name="P14"><text:s text:c="4"/>&lt;/wsdl:operation&gt;</text:p>
      <text:p text:style-name="P14"><text:s text:c="4"/>&lt;wsdl:operation name="getVersionWs"&gt;</text:p>
      <text:p text:style-name="P14"><text:s text:c="6"/>&lt;wsdl:input message="tns:getVersionWs" name="getVersionWs"&gt;</text:p>
      <text:p text:style-name="P14"><text:s text:c="4"/>&lt;/wsdl:input&gt;</text:p>
      <text:p text:style-name="P14"><text:s text:c="6"/>&lt;wsdl:output message="tns:getVersionWsResponse" name="getVersionWsResponse"&gt;</text:p>
      <text:p text:style-name="P14"><text:s text:c="4"/>&lt;/wsdl:output&gt;</text:p>
      <text:p text:style-name="P14"><text:s text:c="4"/>&lt;/wsdl:operation&gt;</text:p>
      <text:p text:style-name="P14"><text:s text:c="4"/>&lt;wsdl:operation name="listarOficinas"&gt;</text:p>
      <text:p text:style-name="P14"><text:s text:c="6"/>&lt;wsdl:input message="tns:listarOficinas" name="listarOficinas"&gt;</text:p>
      <text:p text:style-name="P14"><text:s text:c="4"/>&lt;/wsdl:input&gt;</text:p>
      <text:p text:style-name="P14"><text:soft-page-break/><text:s text:c="6"/>&lt;wsdl:output message="tns:listarOficinasResponse" name="listarOficinasResponse"&gt;</text:p>
      <text:p text:style-name="P14"><text:s text:c="4"/>&lt;/wsdl:output&gt;</text:p>
      <text:p text:style-name="P14"><text:s text:c="6"/>&lt;wsdl:fault message="tns:WsI18NException" name="WsI18NException"&gt;</text:p>
      <text:p text:style-name="P14"><text:s text:c="4"/>&lt;/wsdl:fault&gt;</text:p>
      <text:p text:style-name="P14"><text:s text:c="4"/>&lt;/wsdl:operation&gt;</text:p>
      <text:p text:style-name="P14"><text:s text:c="4"/>&lt;wsdl:operation name="obtenerLibrosOficina"&gt;</text:p>
      <text:p text:style-name="P14"><text:s text:c="6"/>&lt;wsdl:input message="tns:obtenerLibrosOficina" name="obtenerLibrosOficina"&gt;</text:p>
      <text:p text:style-name="P14"><text:s text:c="4"/>&lt;/wsdl:input&gt;</text:p>
      <text:p text:style-name="P14"><text:s text:c="6"/>&lt;wsdl:output message="tns:obtenerLibrosOficinaResponse" name="obtenerLibrosOficinaResponse"&gt;</text:p>
      <text:p text:style-name="P14"><text:s text:c="4"/>&lt;/wsdl:output&gt;</text:p>
      <text:p text:style-name="P14"><text:s text:c="6"/>&lt;wsdl:fault message="tns:WsI18NException" name="WsI18NException"&gt;</text:p>
      <text:p text:style-name="P14"><text:s text:c="4"/>&lt;/wsdl:fault&gt;</text:p>
      <text:p text:style-name="P14"><text:s text:c="4"/>&lt;/wsdl:operation&gt;</text:p>
      <text:p text:style-name="P14"><text:s text:c="2"/>&lt;/wsdl:portType&gt;</text:p>
      <text:p text:style-name="P14"><text:s text:c="2"/>&lt;wsdl:binding name="RegWebInfoWsServiceSoapBinding" type="tns:RegWebInfoWs"&gt;</text:p>
      <text:p text:style-name="P14"><text:s text:c="4"/>&lt;soap:binding style="document" transport="http://schemas.xmlsoap.org/soap/http" /&gt;</text:p>
      <text:p text:style-name="P14"><text:s text:c="4"/>&lt;wsdl:operation name="listarCodigoAsunto"&gt;</text:p>
      <text:p text:style-name="P14"><text:s text:c="6"/>&lt;soap:operation soapAction="" style="document" /&gt;</text:p>
      <text:p text:style-name="P14"><text:s text:c="6"/>&lt;wsdl:input name="listarCodigoAsunto"&gt;</text:p>
      <text:p text:style-name="P14"><text:s text:c="8"/>&lt;soap:body use="literal" /&gt;</text:p>
      <text:p text:style-name="P14"><text:s text:c="6"/>&lt;/wsdl:input&gt;</text:p>
      <text:p text:style-name="P14"><text:s text:c="6"/>&lt;wsdl:output name="listarCodigoAsuntoResponse"&gt;</text:p>
      <text:p text:style-name="P14"><text:s text:c="8"/>&lt;soap:body use="literal" /&gt;</text:p>
      <text:p text:style-name="P14"><text:s text:c="6"/>&lt;/wsdl:output&gt;</text:p>
      <text:p text:style-name="P14"><text:s text:c="6"/>&lt;wsdl:fault name="WsI18NException"&gt;</text:p>
      <text:p text:style-name="P14"><text:s text:c="8"/>&lt;soap:fault name="WsI18NException" use="literal" /&gt;</text:p>
      <text:p text:style-name="P14"><text:s text:c="6"/>&lt;/wsdl:fault&gt;</text:p>
      <text:p text:style-name="P14"><text:s text:c="4"/>&lt;/wsdl:operation&gt;</text:p>
      <text:p text:style-name="P14"><text:s text:c="4"/>&lt;wsdl:operation name="obtenerLibrosOficinaUsuario"&gt;</text:p>
      <text:p text:style-name="P14"><text:s text:c="6"/>&lt;soap:operation soapAction="" style="document" /&gt;</text:p>
      <text:p text:style-name="P14"><text:s text:c="6"/>&lt;wsdl:input name="obtenerLibrosOficinaUsuario"&gt;</text:p>
      <text:p text:style-name="P14"><text:s text:c="8"/>&lt;soap:body use="literal" /&gt;</text:p>
      <text:p text:style-name="P14"><text:s text:c="6"/>&lt;/wsdl:input&gt;</text:p>
      <text:p text:style-name="P14"><text:s text:c="6"/>&lt;wsdl:output name="obtenerLibrosOficinaUsuarioResponse"&gt;</text:p>
      <text:p text:style-name="P14"><text:s text:c="8"/>&lt;soap:body use="literal" /&gt;</text:p>
      <text:p text:style-name="P14"><text:s text:c="6"/>&lt;/wsdl:output&gt;</text:p>
      <text:p text:style-name="P14"><text:s text:c="6"/>&lt;wsdl:fault name="WsI18NException"&gt;</text:p>
      <text:p text:style-name="P14"><text:s text:c="8"/>&lt;soap:fault name="WsI18NException" use="literal" /&gt;</text:p>
      <text:p text:style-name="P14"><text:s text:c="6"/>&lt;/wsdl:fault&gt;</text:p>
      <text:p text:style-name="P14"><text:soft-page-break/><text:s text:c="4"/>&lt;/wsdl:operation&gt;</text:p>
      <text:p text:style-name="P14"><text:s text:c="4"/>&lt;wsdl:operation name="getVersion"&gt;</text:p>
      <text:p text:style-name="P14"><text:s text:c="6"/>&lt;soap:operation soapAction="" style="document" /&gt;</text:p>
      <text:p text:style-name="P14"><text:s text:c="6"/>&lt;wsdl:input name="getVersion"&gt;</text:p>
      <text:p text:style-name="P14"><text:s text:c="8"/>&lt;soap:body use="literal" /&gt;</text:p>
      <text:p text:style-name="P14"><text:s text:c="6"/>&lt;/wsdl:input&gt;</text:p>
      <text:p text:style-name="P14"><text:s text:c="6"/>&lt;wsdl:output name="getVersionResponse"&gt;</text:p>
      <text:p text:style-name="P14"><text:s text:c="8"/>&lt;soap:body use="literal" /&gt;</text:p>
      <text:p text:style-name="P14"><text:s text:c="6"/>&lt;/wsdl:output&gt;</text:p>
      <text:p text:style-name="P14"><text:s text:c="4"/>&lt;/wsdl:operation&gt;</text:p>
      <text:p text:style-name="P14"><text:s text:c="4"/>&lt;wsdl:operation name="listarTipoAsunto"&gt;</text:p>
      <text:p text:style-name="P14"><text:s text:c="6"/>&lt;soap:operation soapAction="" style="document" /&gt;</text:p>
      <text:p text:style-name="P14"><text:s text:c="6"/>&lt;wsdl:input name="listarTipoAsunto"&gt;</text:p>
      <text:p text:style-name="P14"><text:s text:c="8"/>&lt;soap:body use="literal" /&gt;</text:p>
      <text:p text:style-name="P14"><text:s text:c="6"/>&lt;/wsdl:input&gt;</text:p>
      <text:p text:style-name="P14"><text:s text:c="6"/>&lt;wsdl:output name="listarTipoAsuntoResponse"&gt;</text:p>
      <text:p text:style-name="P14"><text:s text:c="8"/>&lt;soap:body use="literal" /&gt;</text:p>
      <text:p text:style-name="P14"><text:s text:c="6"/>&lt;/wsdl:output&gt;</text:p>
      <text:p text:style-name="P14"><text:s text:c="6"/>&lt;wsdl:fault name="WsI18NException"&gt;</text:p>
      <text:p text:style-name="P14"><text:s text:c="8"/>&lt;soap:fault name="WsI18NException" use="literal" /&gt;</text:p>
      <text:p text:style-name="P14"><text:s text:c="6"/>&lt;/wsdl:fault&gt;</text:p>
      <text:p text:style-name="P14"><text:s text:c="4"/>&lt;/wsdl:operation&gt;</text:p>
      <text:p text:style-name="P14"><text:s text:c="4"/>&lt;wsdl:operation name="listarOrganismos"&gt;</text:p>
      <text:p text:style-name="P14"><text:s text:c="6"/>&lt;soap:operation soapAction="" style="document" /&gt;</text:p>
      <text:p text:style-name="P14"><text:s text:c="6"/>&lt;wsdl:input name="listarOrganismos"&gt;</text:p>
      <text:p text:style-name="P14"><text:s text:c="8"/>&lt;soap:body use="literal" /&gt;</text:p>
      <text:p text:style-name="P14"><text:s text:c="6"/>&lt;/wsdl:input&gt;</text:p>
      <text:p text:style-name="P14"><text:s text:c="6"/>&lt;wsdl:output name="listarOrganismosResponse"&gt;</text:p>
      <text:p text:style-name="P14"><text:s text:c="8"/>&lt;soap:body use="literal" /&gt;</text:p>
      <text:p text:style-name="P14"><text:s text:c="6"/>&lt;/wsdl:output&gt;</text:p>
      <text:p text:style-name="P14"><text:s text:c="6"/>&lt;wsdl:fault name="WsI18NException"&gt;</text:p>
      <text:p text:style-name="P14"><text:s text:c="8"/>&lt;soap:fault name="WsI18NException" use="literal" /&gt;</text:p>
      <text:p text:style-name="P14"><text:s text:c="6"/>&lt;/wsdl:fault&gt;</text:p>
      <text:p text:style-name="P14"><text:s text:c="4"/>&lt;/wsdl:operation&gt;</text:p>
      <text:p text:style-name="P14"><text:s text:c="4"/>&lt;wsdl:operation name="listarLibros"&gt;</text:p>
      <text:p text:style-name="P14"><text:s text:c="6"/>&lt;soap:operation soapAction="" style="document" /&gt;</text:p>
      <text:p text:style-name="P14"><text:s text:c="6"/>&lt;wsdl:input name="listarLibros"&gt;</text:p>
      <text:p text:style-name="P14"><text:s text:c="8"/>&lt;soap:body use="literal" /&gt;</text:p>
      <text:p text:style-name="P14"><text:s text:c="6"/>&lt;/wsdl:input&gt;</text:p>
      <text:p text:style-name="P14"><text:s text:c="6"/>&lt;wsdl:output name="listarLibrosResponse"&gt;</text:p>
      <text:p text:style-name="P14"><text:s text:c="8"/>&lt;soap:body use="literal" /&gt;</text:p>
      <text:p text:style-name="P14"><text:s text:c="6"/>&lt;/wsdl:output&gt;</text:p>
      <text:p text:style-name="P14"><text:soft-page-break/><text:s text:c="6"/>&lt;wsdl:fault name="WsI18NException"&gt;</text:p>
      <text:p text:style-name="P14"><text:s text:c="8"/>&lt;soap:fault name="WsI18NException" use="literal" /&gt;</text:p>
      <text:p text:style-name="P14"><text:s text:c="6"/>&lt;/wsdl:fault&gt;</text:p>
      <text:p text:style-name="P14"><text:s text:c="4"/>&lt;/wsdl:operation&gt;</text:p>
      <text:p text:style-name="P14"><text:s text:c="4"/>&lt;wsdl:operation name="listarTipoDocumental"&gt;</text:p>
      <text:p text:style-name="P14"><text:s text:c="6"/>&lt;soap:operation soapAction="" style="document" /&gt;</text:p>
      <text:p text:style-name="P14"><text:s text:c="6"/>&lt;wsdl:input name="listarTipoDocumental"&gt;</text:p>
      <text:p text:style-name="P14"><text:s text:c="8"/>&lt;soap:body use="literal" /&gt;</text:p>
      <text:p text:style-name="P14"><text:s text:c="6"/>&lt;/wsdl:input&gt;</text:p>
      <text:p text:style-name="P14"><text:s text:c="6"/>&lt;wsdl:output name="listarTipoDocumentalResponse"&gt;</text:p>
      <text:p text:style-name="P14"><text:s text:c="8"/>&lt;soap:body use="literal" /&gt;</text:p>
      <text:p text:style-name="P14"><text:s text:c="6"/>&lt;/wsdl:output&gt;</text:p>
      <text:p text:style-name="P14"><text:s text:c="6"/>&lt;wsdl:fault name="WsI18NException"&gt;</text:p>
      <text:p text:style-name="P14"><text:s text:c="8"/>&lt;soap:fault name="WsI18NException" use="literal" /&gt;</text:p>
      <text:p text:style-name="P14"><text:s text:c="6"/>&lt;/wsdl:fault&gt;</text:p>
      <text:p text:style-name="P14"><text:s text:c="4"/>&lt;/wsdl:operation&gt;</text:p>
      <text:p text:style-name="P14"><text:s text:c="4"/>&lt;wsdl:operation name="getVersionWs"&gt;</text:p>
      <text:p text:style-name="P14"><text:s text:c="6"/>&lt;soap:operation soapAction="" style="document" /&gt;</text:p>
      <text:p text:style-name="P14"><text:s text:c="6"/>&lt;wsdl:input name="getVersionWs"&gt;</text:p>
      <text:p text:style-name="P14"><text:s text:c="8"/>&lt;soap:body use="literal" /&gt;</text:p>
      <text:p text:style-name="P14"><text:s text:c="6"/>&lt;/wsdl:input&gt;</text:p>
      <text:p text:style-name="P14"><text:s text:c="6"/>&lt;wsdl:output name="getVersionWsResponse"&gt;</text:p>
      <text:p text:style-name="P14"><text:s text:c="8"/>&lt;soap:body use="literal" /&gt;</text:p>
      <text:p text:style-name="P14"><text:s text:c="6"/>&lt;/wsdl:output&gt;</text:p>
      <text:p text:style-name="P14"><text:s text:c="4"/>&lt;/wsdl:operation&gt;</text:p>
      <text:p text:style-name="P14"><text:s text:c="4"/>&lt;wsdl:operation name="listarOficinas"&gt;</text:p>
      <text:p text:style-name="P14"><text:s text:c="6"/>&lt;soap:operation soapAction="" style="document" /&gt;</text:p>
      <text:p text:style-name="P14"><text:s text:c="6"/>&lt;wsdl:input name="listarOficinas"&gt;</text:p>
      <text:p text:style-name="P14"><text:s text:c="8"/>&lt;soap:body use="literal" /&gt;</text:p>
      <text:p text:style-name="P14"><text:s text:c="6"/>&lt;/wsdl:input&gt;</text:p>
      <text:p text:style-name="P14"><text:s text:c="6"/>&lt;wsdl:output name="listarOficinasResponse"&gt;</text:p>
      <text:p text:style-name="P14"><text:s text:c="8"/>&lt;soap:body use="literal" /&gt;</text:p>
      <text:p text:style-name="P14"><text:s text:c="6"/>&lt;/wsdl:output&gt;</text:p>
      <text:p text:style-name="P14"><text:s text:c="6"/>&lt;wsdl:fault name="WsI18NException"&gt;</text:p>
      <text:p text:style-name="P14"><text:s text:c="8"/>&lt;soap:fault name="WsI18NException" use="literal" /&gt;</text:p>
      <text:p text:style-name="P14"><text:s text:c="6"/>&lt;/wsdl:fault&gt;</text:p>
      <text:p text:style-name="P14"><text:s text:c="4"/>&lt;/wsdl:operation&gt;</text:p>
      <text:p text:style-name="P14"><text:s text:c="4"/>&lt;wsdl:operation name="obtenerLibrosOficina"&gt;</text:p>
      <text:p text:style-name="P14"><text:s text:c="6"/>&lt;soap:operation soapAction="" style="document" /&gt;</text:p>
      <text:p text:style-name="P14"><text:s text:c="6"/>&lt;wsdl:input name="obtenerLibrosOficina"&gt;</text:p>
      <text:p text:style-name="P14"><text:s text:c="8"/>&lt;soap:body use="literal" /&gt;</text:p>
      <text:p text:style-name="P14"><text:s text:c="6"/>&lt;/wsdl:input&gt;</text:p>
      <text:p text:style-name="P14"><text:soft-page-break/><text:s text:c="6"/>&lt;wsdl:output name="obtenerLibrosOficinaResponse"&gt;</text:p>
      <text:p text:style-name="P14"><text:s text:c="8"/>&lt;soap:body use="literal" /&gt;</text:p>
      <text:p text:style-name="P14"><text:s text:c="6"/>&lt;/wsdl:output&gt;</text:p>
      <text:p text:style-name="P14"><text:s text:c="6"/>&lt;wsdl:fault name="WsI18NException"&gt;</text:p>
      <text:p text:style-name="P14"><text:s text:c="8"/>&lt;soap:fault name="WsI18NException" use="literal" /&gt;</text:p>
      <text:p text:style-name="P14"><text:s text:c="6"/>&lt;/wsdl:fault&gt;</text:p>
      <text:p text:style-name="P14"><text:s text:c="4"/>&lt;/wsdl:operation&gt;</text:p>
      <text:p text:style-name="P14"><text:s text:c="2"/>&lt;/wsdl:binding&gt;</text:p>
      <text:p text:style-name="P14"><text:s text:c="2"/>&lt;wsdl:service name="RegWebInfoWsService"&gt;</text:p>
      <text:p text:style-name="P14"><text:s text:c="4"/>&lt;wsdl:port binding="tns:RegWebInfoWsServiceSoapBinding" name="RegWebInfoWs"&gt;</text:p>
      <text:p text:style-name="P14"><text:s text:c="6"/>&lt;soap:address location="http://localhost:8080/regweb3/ws/v3/RegWebInfo" /&gt;</text:p>
      <text:p text:style-name="P14"><text:s text:c="4"/>&lt;/wsdl:port&gt;</text:p>
      <text:p text:style-name="P14"><text:s text:c="2"/>&lt;/wsdl:service&gt;</text:p>
      <text:p text:style-name="P14">&lt;/wsdl:definitions&gt;</text:p>
      <text:h text:style-name="Heading_20_2" text:outline-level="2">Personas</text:h>
      <text:p text:style-name="P14">&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14"><text:s text:c="2"/>&lt;wsdl:types&gt;</text:p>
      <text:p text:style-name="P14">&lt;xs:schema attributeFormDefault="unqualified" elementFormDefault="unqualified" targetNamespace="http://impl.v3.ws.regweb3.caib.es/" xmlns:tns="http://impl.v3.ws.regweb3.caib.es/" xmlns:xs="http://www.w3.org/2001/XMLSchema"&gt;</text:p>
      <text:p text:style-name="P14">&lt;xs:element name="actualizarPersona" type="tns:actualizarPersona" /&gt;</text:p>
      <text:p text:style-name="P14">&lt;xs:element name="actualizarPersonaResponse" type="tns:actualizarPersonaResponse" /&gt;</text:p>
      <text:p text:style-name="P14">&lt;xs:element name="borrarPersona" type="tns:borrarPersona" /&gt;</text:p>
      <text:p text:style-name="P14">&lt;xs:element name="borrarPersonaResponse" type="tns:borrarPersonaResponse" /&gt;</text:p>
      <text:p text:style-name="P14">&lt;xs:element name="crearPersona" type="tns:crearPersona" /&gt;</text:p>
      <text:p text:style-name="P14">&lt;xs:element name="crearPersonaResponse" type="tns:crearPersonaResponse" /&gt;</text:p>
      <text:p text:style-name="P14">&lt;xs:element name="getVersion" type="tns:getVersion" /&gt;</text:p>
      <text:p text:style-name="P14">&lt;xs:element name="getVersionResponse" type="tns:getVersionResponse" /&gt;</text:p>
      <text:p text:style-name="P14">&lt;xs:element name="getVersionWs" type="tns:getVersionWs" /&gt;</text:p>
      <text:p text:style-name="P14">&lt;xs:element name="getVersionWsResponse" type="tns:getVersionWsResponse" /&gt;</text:p>
      <text:p text:style-name="P14">&lt;xs:element name="listarPersonas" type="tns:listarPersonas" /&gt;</text:p>
      <text:p text:style-name="P14">&lt;xs:element name="listarPersonasResponse" type="tns:listarPersonasResponse" /&gt;</text:p>
      <text:p text:style-name="P14">&lt;xs:element name="personaWs" type="tns:personaWs" /&gt;</text:p>
      <text:p text:style-name="P14">&lt;xs:complexType name="crearPersona"&gt;</text:p>
      <text:p text:style-name="P14">&lt;xs:sequence&gt;</text:p>
      <text:p text:style-name="P14">&lt;xs:element minOccurs="0" name="personaWs" type="tns:personaWs" /&gt;</text:p>
      <text:p text:style-name="P14"><text:soft-page-break/>&lt;/xs:sequence&gt;</text:p>
      <text:p text:style-name="P14">&lt;/xs:complexType&gt;</text:p>
      <text:p text:style-name="P14">&lt;xs:complexType name="personaWs"&gt;</text:p>
      <text:p text:style-name="P14">&lt;xs:sequence&gt;</text:p>
      <text:p text:style-name="P14">&lt;xs:element minOccurs="0" name="apellido1" type="xs:string" /&gt;</text:p>
      <text:p text:style-name="P14">&lt;xs:element minOccurs="0" name="apellido2" type="xs:string" /&gt;</text:p>
      <text:p text:style-name="P14">&lt;xs:element minOccurs="0" name="canal" type="xs:long" /&gt;</text:p>
      <text:p text:style-name="P14">&lt;xs:element minOccurs="0" name="codigoEntidadGeograficaDir3ID" type="xs:string" /&gt;</text:p>
      <text:p text:style-name="P14">&lt;xs:element minOccurs="0" name="cp" type="xs:string" /&gt;</text:p>
      <text:p text:style-name="P14">&lt;xs:element minOccurs="0" name="direccion" type="xs:string" /&gt;</text:p>
      <text:p text:style-name="P14">&lt;xs:element minOccurs="0" name="direccionElectronica" type="xs:string" /&gt;</text:p>
      <text:p text:style-name="P14">&lt;xs:element minOccurs="0" name="documento" type="xs:string" /&gt;</text:p>
      <text:p text:style-name="P14">&lt;xs:element minOccurs="0" name="email" type="xs:string" /&gt;</text:p>
      <text:p text:style-name="P14">&lt;xs:element name="entidadDir3ID" type="xs:string" /&gt;</text:p>
      <text:p text:style-name="P14">&lt;xs:element name="guardarInteresado" type="xs:boolean" /&gt;</text:p>
      <text:p text:style-name="P14">&lt;xs:element minOccurs="0" name="id" type="xs:long" /&gt;</text:p>
      <text:p text:style-name="P14">&lt;xs:element minOccurs="0" name="localidadDir3ID" type="xs:long" /&gt;</text:p>
      <text:p text:style-name="P14">&lt;xs:element minOccurs="0" name="nombre" type="xs:string" /&gt;</text:p>
      <text:p text:style-name="P14">&lt;xs:element minOccurs="0" name="observaciones" type="xs:string" /&gt;</text:p>
      <text:p text:style-name="P14">&lt;xs:element minOccurs="0" name="paisDir3ID" type="xs:long" /&gt;</text:p>
      <text:p text:style-name="P14">&lt;xs:element minOccurs="0" name="provinciaDir3ID" type="xs:long" /&gt;</text:p>
      <text:p text:style-name="P14">&lt;xs:element minOccurs="0" name="razonSocial" type="xs:string" /&gt;</text:p>
      <text:p text:style-name="P14">&lt;xs:element minOccurs="0" name="telefono" type="xs:string" /&gt;</text:p>
      <text:p text:style-name="P14">&lt;xs:element minOccurs="0" name="tipoDocumentoIdentificacionNTI" type="xs:string" /&gt;</text:p>
      <text:p text:style-name="P14">&lt;xs:element minOccurs="0" name="tipoPersonaID" type="xs:long" /&gt;</text:p>
      <text:p text:style-name="P14">&lt;/xs:sequence&gt;</text:p>
      <text:p text:style-name="P14">&lt;/xs:complexType&gt;</text:p>
      <text:p text:style-name="P14">&lt;xs:complexType name="crearPersonaResponse"&gt;</text:p>
      <text:p text:style-name="P14">&lt;xs:sequence&gt;</text:p>
      <text:p text:style-name="P14">&lt;xs:element minOccurs="0" name="return" type="xs:long" /&gt;</text:p>
      <text:p text:style-name="P14">&lt;/xs:sequence&gt;</text:p>
      <text:p text:style-name="P14">&lt;/xs:complexType&gt;</text:p>
      <text:p text:style-name="P14">&lt;xs:complexType name="wsFieldValidationError"&gt;</text:p>
      <text:p text:style-name="P14">&lt;xs:sequence&gt;</text:p>
      <text:p text:style-name="P14">&lt;xs:element name="label" type="xs:string" /&gt;</text:p>
      <text:p text:style-name="P14">&lt;xs:element name="field" type="xs:string" /&gt;</text:p>
      <text:p text:style-name="P14">&lt;xs:element name="translation" type="tns:wsI18NTranslation" /&gt;</text:p>
      <text:p text:style-name="P14">&lt;xs:element name="error" type="xs:string" /&gt;</text:p>
      <text:p text:style-name="P14">&lt;/xs:sequence&gt;</text:p>
      <text:p text:style-name="P14">&lt;/xs:complexType&gt;</text:p>
      <text:p text:style-name="P14">&lt;xs:complexType name="wsI18NTranslation"&gt;</text:p>
      <text:p text:style-name="P14"><text:soft-page-break/>&lt;xs:sequence&gt;</text:p>
      <text:p text:style-name="P14">&lt;xs:element minOccurs="0" name="code" type="xs:string" /&gt;</text:p>
      <text:p text:style-name="P14">&lt;xs:element maxOccurs="unbounded" minOccurs="0" name="args" type="tns:wsI18NArgument" /&gt;</text:p>
      <text:p text:style-name="P14">&lt;/xs:sequence&gt;</text:p>
      <text:p text:style-name="P14">&lt;/xs:complexType&gt;</text:p>
      <text:p text:style-name="P14">&lt;xs:complexType name="wsI18NArgument"&gt;</text:p>
      <text:p text:style-name="P14">&lt;xs:sequence&gt;</text:p>
      <text:p text:style-name="P14">&lt;xs:element minOccurs="0" name="value" type="xs:string" /&gt;</text:p>
      <text:p text:style-name="P14">&lt;xs:element name="translate" type="xs:boolean" /&gt;</text:p>
      <text:p text:style-name="P14">&lt;/xs:sequence&gt;</text:p>
      <text:p text:style-name="P14">&lt;/xs:complexType&gt;</text:p>
      <text:p text:style-name="P14">&lt;xs:complexType name="borrarPersona"&gt;</text:p>
      <text:p text:style-name="P14">&lt;xs:sequence&gt;</text:p>
      <text:p text:style-name="P14">&lt;xs:element minOccurs="0" name="personaID" type="xs:long" /&gt;</text:p>
      <text:p text:style-name="P14">&lt;/xs:sequence&gt;</text:p>
      <text:p text:style-name="P14">&lt;/xs:complexType&gt;</text:p>
      <text:p text:style-name="P14">&lt;xs:complexType name="borrarPersonaResponse"&gt;</text:p>
      <text:p text:style-name="P14">&lt;xs:sequence /&gt;</text:p>
      <text:p text:style-name="P14">&lt;/xs:complexType&gt;</text:p>
      <text:p text:style-name="P14">&lt;xs:complexType name="getVersion"&gt;</text:p>
      <text:p text:style-name="P14">&lt;xs:sequence /&gt;</text:p>
      <text:p text:style-name="P14">&lt;/xs:complexType&gt;</text:p>
      <text:p text:style-name="P14">&lt;xs:complexType name="getVersionResponse"&gt;</text:p>
      <text:p text:style-name="P14">&lt;xs:sequence&gt;</text:p>
      <text:p text:style-name="P14">&lt;xs:element minOccurs="0" name="return" type="xs:string" /&gt;</text:p>
      <text:p text:style-name="P14">&lt;/xs:sequence&gt;</text:p>
      <text:p text:style-name="P14">&lt;/xs:complexType&gt;</text:p>
      <text:p text:style-name="P14">&lt;xs:complexType name="listarPersonas"&gt;</text:p>
      <text:p text:style-name="P14">&lt;xs:sequence&gt;</text:p>
      <text:p text:style-name="P14">&lt;xs:element minOccurs="0" name="entidadCodigoDir3" type="xs:string" /&gt;</text:p>
      <text:p text:style-name="P14">&lt;/xs:sequence&gt;</text:p>
      <text:p text:style-name="P14">&lt;/xs:complexType&gt;</text:p>
      <text:p text:style-name="P14">&lt;xs:complexType name="listarPersonasResponse"&gt;</text:p>
      <text:p text:style-name="P14">&lt;xs:sequence&gt;</text:p>
      <text:p text:style-name="P14">&lt;xs:element maxOccurs="unbounded" minOccurs="0" name="return" type="tns:personaWs" /&gt;</text:p>
      <text:p text:style-name="P14">&lt;/xs:sequence&gt;</text:p>
      <text:p text:style-name="P14">&lt;/xs:complexType&gt;</text:p>
      <text:p text:style-name="P14">&lt;xs:complexType name="getVersionWs"&gt;</text:p>
      <text:p text:style-name="P14">&lt;xs:sequence /&gt;</text:p>
      <text:p text:style-name="P14">&lt;/xs:complexType&gt;</text:p>
      <text:p text:style-name="P14">&lt;xs:complexType name="getVersionWsResponse"&gt;</text:p>
      <text:p text:style-name="P14"><text:soft-page-break/>&lt;xs:sequence&gt;</text:p>
      <text:p text:style-name="P14">&lt;xs:element name="return" type="xs:int" /&gt;</text:p>
      <text:p text:style-name="P14">&lt;/xs:sequence&gt;</text:p>
      <text:p text:style-name="P14">&lt;/xs:complexType&gt;</text:p>
      <text:p text:style-name="P14">&lt;xs:complexType name="actualizarPersona"&gt;</text:p>
      <text:p text:style-name="P14">&lt;xs:sequence&gt;</text:p>
      <text:p text:style-name="P14">&lt;xs:element minOccurs="0" name="personaWs" type="tns:personaWs" /&gt;</text:p>
      <text:p text:style-name="P14">&lt;/xs:sequence&gt;</text:p>
      <text:p text:style-name="P14">&lt;/xs:complexType&gt;</text:p>
      <text:p text:style-name="P14">&lt;xs:complexType name="actualizarPersonaResponse"&gt;</text:p>
      <text:p text:style-name="P14">&lt;xs:sequence /&gt;</text:p>
      <text:p text:style-name="P14">&lt;/xs:complexType&gt;</text:p>
      <text:p text:style-name="P14">&lt;xs:element name="WsValidationErrors" type="tns:WsValidationErrors" /&gt;</text:p>
      <text:p text:style-name="P14">&lt;xs:complexType name="WsValidationErrors"&gt;</text:p>
      <text:p text:style-name="P14">&lt;xs:sequence&gt;</text:p>
      <text:p text:style-name="P14">&lt;xs:element maxOccurs="unbounded" minOccurs="0" name="fieldFaults" type="tns:wsFieldValidationError" /&gt;</text:p>
      <text:p text:style-name="P14">&lt;/xs:sequence&gt;</text:p>
      <text:p text:style-name="P14">&lt;/xs:complexType&gt;</text:p>
      <text:p text:style-name="P14">&lt;xs:element name="WsI18NError" type="tns:WsI18NError" /&gt;</text:p>
      <text:p text:style-name="P14">&lt;xs:complexType name="WsI18NError"&gt;</text:p>
      <text:p text:style-name="P14">&lt;xs:sequence&gt;</text:p>
      <text:p text:style-name="P14">&lt;xs:element name="translation" nillable="true" type="tns:wsI18NTranslation" /&gt;</text:p>
      <text:p text:style-name="P14">&lt;/xs:sequence&gt;</text:p>
      <text:p text:style-name="P14">&lt;/xs:complexType&gt;</text:p>
      <text:p text:style-name="P14">&lt;/xs:schema&gt;</text:p>
      <text:p text:style-name="P14"><text:s text:c="2"/>&lt;/wsdl:types&gt;</text:p>
      <text:p text:style-name="P14"><text:s text:c="2"/>&lt;wsdl:message name="listarPersonas"&gt;</text:p>
      <text:p text:style-name="P14"><text:s text:c="4"/>&lt;wsdl:part element="tns:listarPersonas" name="parameters"&gt;</text:p>
      <text:p text:style-name="P14"><text:s text:c="4"/>&lt;/wsdl:part&gt;</text:p>
      <text:p text:style-name="P14"><text:s text:c="2"/>&lt;/wsdl:message&gt;</text:p>
      <text:p text:style-name="P14"><text:s text:c="2"/>&lt;wsdl:message name="crearPersona"&gt;</text:p>
      <text:p text:style-name="P14"><text:s text:c="4"/>&lt;wsdl:part element="tns:crearPersona" name="parameters"&gt;</text:p>
      <text:p text:style-name="P14"><text:s text:c="4"/>&lt;/wsdl:part&gt;</text:p>
      <text:p text:style-name="P14"><text:s text:c="2"/>&lt;/wsdl:message&gt;</text:p>
      <text:p text:style-name="P14"><text:s text:c="2"/>&lt;wsdl:message name="WsI18NException"&gt;</text:p>
      <text:p text:style-name="P14"><text:s text:c="4"/>&lt;wsdl:part element="tns:WsI18NError" name="WsI18NException"&gt;</text:p>
      <text:p text:style-name="P14"><text:s text:c="4"/>&lt;/wsdl:part&gt;</text:p>
      <text:p text:style-name="P14"><text:s text:c="2"/>&lt;/wsdl:message&gt;</text:p>
      <text:p text:style-name="P14"><text:s text:c="2"/>&lt;wsdl:message name="getVersionResponse"&gt;</text:p>
      <text:p text:style-name="P14"><text:s text:c="4"/>&lt;wsdl:part element="tns:getVersionResponse" name="parameters"&gt;</text:p>
      <text:p text:style-name="P14"><text:s text:c="4"/>&lt;/wsdl:part&gt;</text:p>
      <text:p text:style-name="P14"><text:soft-page-break/><text:s text:c="2"/>&lt;/wsdl:message&gt;</text:p>
      <text:p text:style-name="P14"><text:s text:c="2"/>&lt;wsdl:message name="borrarPersonaResponse"&gt;</text:p>
      <text:p text:style-name="P14"><text:s text:c="4"/>&lt;wsdl:part element="tns:borrarPersonaResponse" name="parameters"&gt;</text:p>
      <text:p text:style-name="P14"><text:s text:c="4"/>&lt;/wsdl:part&gt;</text:p>
      <text:p text:style-name="P14"><text:s text:c="2"/>&lt;/wsdl:message&gt;</text:p>
      <text:p text:style-name="P14"><text:s text:c="2"/>&lt;wsdl:message name="borrarPersona"&gt;</text:p>
      <text:p text:style-name="P14"><text:s text:c="4"/>&lt;wsdl:part element="tns:borrarPersona" name="parameters"&gt;</text:p>
      <text:p text:style-name="P14"><text:s text:c="4"/>&lt;/wsdl:part&gt;</text:p>
      <text:p text:style-name="P14"><text:s text:c="2"/>&lt;/wsdl:message&gt;</text:p>
      <text:p text:style-name="P14"><text:s text:c="2"/>&lt;wsdl:message name="crearPersonaResponse"&gt;</text:p>
      <text:p text:style-name="P14"><text:s text:c="4"/>&lt;wsdl:part element="tns:crearPersonaResponse" name="parameters"&gt;</text:p>
      <text:p text:style-name="P14"><text:s text:c="4"/>&lt;/wsdl:part&gt;</text:p>
      <text:p text:style-name="P14"><text:s text:c="2"/>&lt;/wsdl:message&gt;</text:p>
      <text:p text:style-name="P14"><text:s text:c="2"/>&lt;wsdl:message name="listarPersonasResponse"&gt;</text:p>
      <text:p text:style-name="P14"><text:s text:c="4"/>&lt;wsdl:part element="tns:listarPersonasResponse" name="parameters"&gt;</text:p>
      <text:p text:style-name="P14"><text:s text:c="4"/>&lt;/wsdl:part&gt;</text:p>
      <text:p text:style-name="P14"><text:s text:c="2"/>&lt;/wsdl:message&gt;</text:p>
      <text:p text:style-name="P14"><text:s text:c="2"/>&lt;wsdl:message name="actualizarPersona"&gt;</text:p>
      <text:p text:style-name="P14"><text:s text:c="4"/>&lt;wsdl:part element="tns:actualizarPersona" name="parameters"&gt;</text:p>
      <text:p text:style-name="P14"><text:s text:c="4"/>&lt;/wsdl:part&gt;</text:p>
      <text:p text:style-name="P14"><text:s text:c="2"/>&lt;/wsdl:message&gt;</text:p>
      <text:p text:style-name="P14"><text:s text:c="2"/>&lt;wsdl:message name="actualizarPersonaResponse"&gt;</text:p>
      <text:p text:style-name="P14"><text:s text:c="4"/>&lt;wsdl:part element="tns:actualizarPersonaResponse" name="parameters"&gt;</text:p>
      <text:p text:style-name="P14"><text:s text:c="4"/>&lt;/wsdl:part&gt;</text:p>
      <text:p text:style-name="P14"><text:s text:c="2"/>&lt;/wsdl:message&gt;</text:p>
      <text:p text:style-name="P14"><text:s text:c="2"/>&lt;wsdl:message name="getVersionWs"&gt;</text:p>
      <text:p text:style-name="P14"><text:s text:c="4"/>&lt;wsdl:part element="tns:getVersionWs" name="parameters"&gt;</text:p>
      <text:p text:style-name="P14"><text:s text:c="4"/>&lt;/wsdl:part&gt;</text:p>
      <text:p text:style-name="P14"><text:s text:c="2"/>&lt;/wsdl:message&gt;</text:p>
      <text:p text:style-name="P14"><text:s text:c="2"/>&lt;wsdl:message name="getVersion"&gt;</text:p>
      <text:p text:style-name="P14"><text:s text:c="4"/>&lt;wsdl:part element="tns:getVersion" name="parameters"&gt;</text:p>
      <text:p text:style-name="P14"><text:s text:c="4"/>&lt;/wsdl:part&gt;</text:p>
      <text:p text:style-name="P14"><text:s text:c="2"/>&lt;/wsdl:message&gt;</text:p>
      <text:p text:style-name="P14"><text:s text:c="2"/>&lt;wsdl:message name="getVersionWsResponse"&gt;</text:p>
      <text:p text:style-name="P14"><text:s text:c="4"/>&lt;wsdl:part element="tns:getVersionWsResponse" name="parameters"&gt;</text:p>
      <text:p text:style-name="P14"><text:s text:c="4"/>&lt;/wsdl:part&gt;</text:p>
      <text:p text:style-name="P14"><text:s text:c="2"/>&lt;/wsdl:message&gt;</text:p>
      <text:p text:style-name="P14"><text:s text:c="2"/>&lt;wsdl:message name="WsValidationException"&gt;</text:p>
      <text:p text:style-name="P14"><text:s text:c="4"/>&lt;wsdl:part element="tns:WsValidationErrors" name="WsValidationException"&gt;</text:p>
      <text:p text:style-name="P14"><text:s text:c="4"/>&lt;/wsdl:part&gt;</text:p>
      <text:p text:style-name="P14"><text:s text:c="2"/>&lt;/wsdl:message&gt;</text:p>
      <text:p text:style-name="P14"><text:s text:c="2"/>&lt;wsdl:portType name="RegWebPersonasWs"&gt;</text:p>
      <text:p text:style-name="P14"><text:soft-page-break/><text:s text:c="4"/>&lt;wsdl:operation name="crearPersona"&gt;</text:p>
      <text:p text:style-name="P14"><text:s text:c="6"/>&lt;wsdl:input message="tns:crearPersona" name="crearPersona"&gt;</text:p>
      <text:p text:style-name="P14"><text:s text:c="4"/>&lt;/wsdl:input&gt;</text:p>
      <text:p text:style-name="P14"><text:s text:c="6"/>&lt;wsdl:output message="tns:crearPersonaResponse" name="crearPersonaResponse"&gt;</text:p>
      <text:p text:style-name="P14"><text:s text:c="4"/>&lt;/wsdl:output&gt;</text:p>
      <text:p text:style-name="P14"><text:s text:c="6"/>&lt;wsdl:fault message="tns:WsValidationException" name="WsValidationException"&gt;</text:p>
      <text:p text:style-name="P14"><text:s text:c="4"/>&lt;/wsdl:fault&gt;</text:p>
      <text:p text:style-name="P14"><text:s text:c="6"/>&lt;wsdl:fault message="tns:WsI18NException" name="WsI18NException"&gt;</text:p>
      <text:p text:style-name="P14"><text:s text:c="4"/>&lt;/wsdl:fault&gt;</text:p>
      <text:p text:style-name="P14"><text:s text:c="4"/>&lt;/wsdl:operation&gt;</text:p>
      <text:p text:style-name="P14"><text:s text:c="4"/>&lt;wsdl:operation name="borrarPersona"&gt;</text:p>
      <text:p text:style-name="P14"><text:s text:c="6"/>&lt;wsdl:input message="tns:borrarPersona" name="borrarPersona"&gt;</text:p>
      <text:p text:style-name="P14"><text:s text:c="4"/>&lt;/wsdl:input&gt;</text:p>
      <text:p text:style-name="P14"><text:s text:c="6"/>&lt;wsdl:output message="tns:borrarPersonaResponse" name="borrarPersonaResponse"&gt;</text:p>
      <text:p text:style-name="P14"><text:s text:c="4"/>&lt;/wsdl:output&gt;</text:p>
      <text:p text:style-name="P14"><text:s text:c="6"/>&lt;wsdl:fault message="tns:WsI18NException" name="WsI18NException"&gt;</text:p>
      <text:p text:style-name="P14"><text:s text:c="4"/>&lt;/wsdl:fault&gt;</text:p>
      <text:p text:style-name="P14"><text:s text:c="4"/>&lt;/wsdl:operation&gt;</text:p>
      <text:p text:style-name="P14"><text:s text:c="4"/>&lt;wsdl:operation name="getVersion"&gt;</text:p>
      <text:p text:style-name="P14"><text:s text:c="6"/>&lt;wsdl:input message="tns:getVersion" name="getVersion"&gt;</text:p>
      <text:p text:style-name="P14"><text:s text:c="4"/>&lt;/wsdl:input&gt;</text:p>
      <text:p text:style-name="P14"><text:s text:c="6"/>&lt;wsdl:output message="tns:getVersionResponse" name="getVersionResponse"&gt;</text:p>
      <text:p text:style-name="P14"><text:s text:c="4"/>&lt;/wsdl:output&gt;</text:p>
      <text:p text:style-name="P14"><text:s text:c="4"/>&lt;/wsdl:operation&gt;</text:p>
      <text:p text:style-name="P14"><text:s text:c="4"/>&lt;wsdl:operation name="listarPersonas"&gt;</text:p>
      <text:p text:style-name="P14"><text:s text:c="6"/>&lt;wsdl:input message="tns:listarPersonas" name="listarPersonas"&gt;</text:p>
      <text:p text:style-name="P14"><text:s text:c="4"/>&lt;/wsdl:input&gt;</text:p>
      <text:p text:style-name="P14"><text:s text:c="6"/>&lt;wsdl:output message="tns:listarPersonasResponse" name="listarPersonasResponse"&gt;</text:p>
      <text:p text:style-name="P14"><text:s text:c="4"/>&lt;/wsdl:output&gt;</text:p>
      <text:p text:style-name="P14"><text:s text:c="6"/>&lt;wsdl:fault message="tns:WsI18NException" name="WsI18NException"&gt;</text:p>
      <text:p text:style-name="P14"><text:s text:c="4"/>&lt;/wsdl:fault&gt;</text:p>
      <text:p text:style-name="P14"><text:s text:c="4"/>&lt;/wsdl:operation&gt;</text:p>
      <text:p text:style-name="P14"><text:s text:c="4"/>&lt;wsdl:operation name="getVersionWs"&gt;</text:p>
      <text:p text:style-name="P14"><text:s text:c="6"/>&lt;wsdl:input message="tns:getVersionWs" name="getVersionWs"&gt;</text:p>
      <text:p text:style-name="P14"><text:s text:c="4"/>&lt;/wsdl:input&gt;</text:p>
      <text:p text:style-name="P14"><text:s text:c="6"/>&lt;wsdl:output message="tns:getVersionWsResponse" name="getVersionWsResponse"&gt;</text:p>
      <text:p text:style-name="P14"><text:s text:c="4"/>&lt;/wsdl:output&gt;</text:p>
      <text:p text:style-name="P14"><text:s text:c="4"/>&lt;/wsdl:operation&gt;</text:p>
      <text:p text:style-name="P14"><text:s text:c="4"/>&lt;wsdl:operation name="actualizarPersona"&gt;</text:p>
      <text:p text:style-name="P14"><text:soft-page-break/><text:s text:c="6"/>&lt;wsdl:input message="tns:actualizarPersona" name="actualizarPersona"&gt;</text:p>
      <text:p text:style-name="P14"><text:s text:c="4"/>&lt;/wsdl:input&gt;</text:p>
      <text:p text:style-name="P14"><text:s text:c="6"/>&lt;wsdl:output message="tns:actualizarPersonaResponse" name="actualizarPersonaResponse"&gt;</text:p>
      <text:p text:style-name="P14"><text:s text:c="4"/>&lt;/wsdl:output&gt;</text:p>
      <text:p text:style-name="P14"><text:s text:c="6"/>&lt;wsdl:fault message="tns:WsValidationException" name="WsValidationException"&gt;</text:p>
      <text:p text:style-name="P14"><text:s text:c="4"/>&lt;/wsdl:fault&gt;</text:p>
      <text:p text:style-name="P14"><text:s text:c="6"/>&lt;wsdl:fault message="tns:WsI18NException" name="WsI18NException"&gt;</text:p>
      <text:p text:style-name="P14"><text:s text:c="4"/>&lt;/wsdl:fault&gt;</text:p>
      <text:p text:style-name="P14"><text:s text:c="4"/>&lt;/wsdl:operation&gt;</text:p>
      <text:p text:style-name="P14"><text:s text:c="2"/>&lt;/wsdl:portType&gt;</text:p>
      <text:p text:style-name="P14"><text:s text:c="2"/>&lt;wsdl:binding name="RegWebPersonasWsServiceSoapBinding" type="tns:RegWebPersonasWs"&gt;</text:p>
      <text:p text:style-name="P14"><text:s text:c="4"/>&lt;soap:binding style="document" transport="http://schemas.xmlsoap.org/soap/http" /&gt;</text:p>
      <text:p text:style-name="P14"><text:s text:c="4"/>&lt;wsdl:operation name="borrarPersona"&gt;</text:p>
      <text:p text:style-name="P14"><text:s text:c="6"/>&lt;soap:operation soapAction="" style="document" /&gt;</text:p>
      <text:p text:style-name="P14"><text:s text:c="6"/>&lt;wsdl:input name="borrarPersona"&gt;</text:p>
      <text:p text:style-name="P14"><text:s text:c="8"/>&lt;soap:body use="literal" /&gt;</text:p>
      <text:p text:style-name="P14"><text:s text:c="6"/>&lt;/wsdl:input&gt;</text:p>
      <text:p text:style-name="P14"><text:s text:c="6"/>&lt;wsdl:output name="borrarPersonaResponse"&gt;</text:p>
      <text:p text:style-name="P14"><text:s text:c="8"/>&lt;soap:body use="literal" /&gt;</text:p>
      <text:p text:style-name="P14"><text:s text:c="6"/>&lt;/wsdl:output&gt;</text:p>
      <text:p text:style-name="P14"><text:s text:c="6"/>&lt;wsdl:fault name="WsI18NException"&gt;</text:p>
      <text:p text:style-name="P14"><text:s text:c="8"/>&lt;soap:fault name="WsI18NException" use="literal" /&gt;</text:p>
      <text:p text:style-name="P14"><text:s text:c="6"/>&lt;/wsdl:fault&gt;</text:p>
      <text:p text:style-name="P14"><text:s text:c="4"/>&lt;/wsdl:operation&gt;</text:p>
      <text:p text:style-name="P14"><text:s text:c="4"/>&lt;wsdl:operation name="crearPersona"&gt;</text:p>
      <text:p text:style-name="P14"><text:s text:c="6"/>&lt;soap:operation soapAction="" style="document" /&gt;</text:p>
      <text:p text:style-name="P14"><text:s text:c="6"/>&lt;wsdl:input name="crearPersona"&gt;</text:p>
      <text:p text:style-name="P14"><text:s text:c="8"/>&lt;soap:body use="literal" /&gt;</text:p>
      <text:p text:style-name="P14"><text:s text:c="6"/>&lt;/wsdl:input&gt;</text:p>
      <text:p text:style-name="P14"><text:s text:c="6"/>&lt;wsdl:output name="crearPersonaResponse"&gt;</text:p>
      <text:p text:style-name="P14"><text:s text:c="8"/>&lt;soap:body use="literal" /&gt;</text:p>
      <text:p text:style-name="P14"><text:s text:c="6"/>&lt;/wsdl:output&gt;</text:p>
      <text:p text:style-name="P14"><text:s text:c="6"/>&lt;wsdl:fault name="WsValidationException"&gt;</text:p>
      <text:p text:style-name="P14"><text:s text:c="8"/>&lt;soap:fault name="WsValidationException" use="literal" /&gt;</text:p>
      <text:p text:style-name="P14"><text:s text:c="6"/>&lt;/wsdl:fault&gt;</text:p>
      <text:p text:style-name="P14"><text:s text:c="6"/>&lt;wsdl:fault name="WsI18NException"&gt;</text:p>
      <text:p text:style-name="P14"><text:s text:c="8"/>&lt;soap:fault name="WsI18NException" use="literal" /&gt;</text:p>
      <text:p text:style-name="P14"><text:s text:c="6"/>&lt;/wsdl:fault&gt;</text:p>
      <text:p text:style-name="P14"><text:s text:c="4"/>&lt;/wsdl:operation&gt;</text:p>
      <text:p text:style-name="P14"><text:soft-page-break/><text:s text:c="4"/>&lt;wsdl:operation name="getVersion"&gt;</text:p>
      <text:p text:style-name="P14"><text:s text:c="6"/>&lt;soap:operation soapAction="" style="document" /&gt;</text:p>
      <text:p text:style-name="P14"><text:s text:c="6"/>&lt;wsdl:input name="getVersion"&gt;</text:p>
      <text:p text:style-name="P14"><text:s text:c="8"/>&lt;soap:body use="literal" /&gt;</text:p>
      <text:p text:style-name="P14"><text:s text:c="6"/>&lt;/wsdl:input&gt;</text:p>
      <text:p text:style-name="P14"><text:s text:c="6"/>&lt;wsdl:output name="getVersionResponse"&gt;</text:p>
      <text:p text:style-name="P14"><text:s text:c="8"/>&lt;soap:body use="literal" /&gt;</text:p>
      <text:p text:style-name="P14"><text:s text:c="6"/>&lt;/wsdl:output&gt;</text:p>
      <text:p text:style-name="P14"><text:s text:c="4"/>&lt;/wsdl:operation&gt;</text:p>
      <text:p text:style-name="P14"><text:s text:c="4"/>&lt;wsdl:operation name="listarPersonas"&gt;</text:p>
      <text:p text:style-name="P14"><text:s text:c="6"/>&lt;soap:operation soapAction="" style="document" /&gt;</text:p>
      <text:p text:style-name="P14"><text:s text:c="6"/>&lt;wsdl:input name="listarPersonas"&gt;</text:p>
      <text:p text:style-name="P14"><text:s text:c="8"/>&lt;soap:body use="literal" /&gt;</text:p>
      <text:p text:style-name="P14"><text:s text:c="6"/>&lt;/wsdl:input&gt;</text:p>
      <text:p text:style-name="P14"><text:s text:c="6"/>&lt;wsdl:output name="listarPersonasResponse"&gt;</text:p>
      <text:p text:style-name="P14"><text:s text:c="8"/>&lt;soap:body use="literal" /&gt;</text:p>
      <text:p text:style-name="P14"><text:s text:c="6"/>&lt;/wsdl:output&gt;</text:p>
      <text:p text:style-name="P14"><text:s text:c="6"/>&lt;wsdl:fault name="WsI18NException"&gt;</text:p>
      <text:p text:style-name="P14"><text:s text:c="8"/>&lt;soap:fault name="WsI18NException" use="literal" /&gt;</text:p>
      <text:p text:style-name="P14"><text:s text:c="6"/>&lt;/wsdl:fault&gt;</text:p>
      <text:p text:style-name="P14"><text:s text:c="4"/>&lt;/wsdl:operation&gt;</text:p>
      <text:p text:style-name="P14"><text:s text:c="4"/>&lt;wsdl:operation name="getVersionWs"&gt;</text:p>
      <text:p text:style-name="P14"><text:s text:c="6"/>&lt;soap:operation soapAction="" style="document" /&gt;</text:p>
      <text:p text:style-name="P14"><text:s text:c="6"/>&lt;wsdl:input name="getVersionWs"&gt;</text:p>
      <text:p text:style-name="P14"><text:s text:c="8"/>&lt;soap:body use="literal" /&gt;</text:p>
      <text:p text:style-name="P14"><text:s text:c="6"/>&lt;/wsdl:input&gt;</text:p>
      <text:p text:style-name="P14"><text:s text:c="6"/>&lt;wsdl:output name="getVersionWsResponse"&gt;</text:p>
      <text:p text:style-name="P14"><text:s text:c="8"/>&lt;soap:body use="literal" /&gt;</text:p>
      <text:p text:style-name="P14"><text:s text:c="6"/>&lt;/wsdl:output&gt;</text:p>
      <text:p text:style-name="P14"><text:s text:c="4"/>&lt;/wsdl:operation&gt;</text:p>
      <text:p text:style-name="P14"><text:s text:c="4"/>&lt;wsdl:operation name="actualizarPersona"&gt;</text:p>
      <text:p text:style-name="P14"><text:s text:c="6"/>&lt;soap:operation soapAction="" style="document" /&gt;</text:p>
      <text:p text:style-name="P14"><text:s text:c="6"/>&lt;wsdl:input name="actualizarPersona"&gt;</text:p>
      <text:p text:style-name="P14"><text:s text:c="8"/>&lt;soap:body use="literal" /&gt;</text:p>
      <text:p text:style-name="P14"><text:s text:c="6"/>&lt;/wsdl:input&gt;</text:p>
      <text:p text:style-name="P14"><text:s text:c="6"/>&lt;wsdl:output name="actualizarPersonaResponse"&gt;</text:p>
      <text:p text:style-name="P14"><text:s text:c="8"/>&lt;soap:body use="literal" /&gt;</text:p>
      <text:p text:style-name="P14"><text:s text:c="6"/>&lt;/wsdl:output&gt;</text:p>
      <text:p text:style-name="P14"><text:s text:c="6"/>&lt;wsdl:fault name="WsValidationException"&gt;</text:p>
      <text:p text:style-name="P14"><text:s text:c="8"/>&lt;soap:fault name="WsValidationException" use="literal" /&gt;</text:p>
      <text:p text:style-name="P14"><text:s text:c="6"/>&lt;/wsdl:fault&gt;</text:p>
      <text:p text:style-name="P14"><text:s text:c="6"/>&lt;wsdl:fault name="WsI18NException"&gt;</text:p>
      <text:p text:style-name="P14"><text:soft-page-break/><text:s text:c="8"/>&lt;soap:fault name="WsI18NException" use="literal" /&gt;</text:p>
      <text:p text:style-name="P14"><text:s text:c="6"/>&lt;/wsdl:fault&gt;</text:p>
      <text:p text:style-name="P14"><text:s text:c="4"/>&lt;/wsdl:operation&gt;</text:p>
      <text:p text:style-name="P14"><text:s text:c="2"/>&lt;/wsdl:binding&gt;</text:p>
      <text:p text:style-name="P14"><text:s text:c="2"/>&lt;wsdl:service name="RegWebPersonasWsService"&gt;</text:p>
      <text:p text:style-name="P14"><text:s text:c="4"/>&lt;wsdl:port binding="tns:RegWebPersonasWsServiceSoapBinding" name="RegWebPersonasWs"&gt;</text:p>
      <text:p text:style-name="P14"><text:s text:c="6"/>&lt;soap:address location="http://localhost:8080/regweb3/ws/v3/RegWebPersonas" /&gt;</text:p>
      <text:p text:style-name="P14"><text:s text:c="4"/>&lt;/wsdl:port&gt;</text:p>
      <text:p text:style-name="P14"><text:s text:c="2"/>&lt;/wsdl:service&gt;</text:p>
      <text:p text:style-name="P14">&lt;/wsdl:definitions&gt;</text:p>
      <text:p text:style-name="Text_20_bod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5-07-08T13:27:31.77</dc:date>
    <dc:creator>Eduardo Arrivi</dc:creator>
    <meta:editing-duration>P1DT17H23S</meta:editing-duration>
    <meta:editing-cycles>92</meta:editing-cycles>
    <meta:generator>OpenOffice/4.1.1$Win32 OpenOffice.org_project/411m6$Build-9775</meta:generator>
    <meta:printed-by>Eduardo Arrivi</meta:printed-by>
    <meta:print-date>2014-10-15T10:52:16.51</meta:print-date>
    <meta:document-statistic meta:table-count="33" meta:image-count="0" meta:object-count="0" meta:page-count="61" meta:paragraph-count="3498" meta:word-count="9224" meta:character-count="102575"/>
  </office:meta>
</office:document-meta>
</file>